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1.8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126.79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134.56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5.81pt"/>
    </style:style>
    <style:style style:name="co17" style:family="table-column">
      <style:table-column-properties fo:break-before="auto" style:column-width="111.4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85.15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7.51pt"/>
    </style:style>
    <style:style style:name="co23" style:family="table-column">
      <style:table-column-properties fo:break-before="auto" style:column-width="81.3pt"/>
    </style:style>
    <style:style style:name="co24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 style:data-style-name="N1">
      <style:table-cell-properties fo:background-color="#eeeeee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ce3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2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98" table:default-cell-style-name="Default"/>
        <table:table-row table:style-name="ro1">
          <table:table-cell table:style-name="ce1" office:value-type="string" calcext:value-type="string">
            <text:p>Datasheets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Unit Price (USD)</text:p>
          </table:table-cell>
          <table:table-cell table:style-name="ce1" office:value-type="string" calcext:value-type="string">
            <text:p>Series</text:p>
          </table:table-cell>
          <table:table-cell table:number-columns-repeated="2" table:style-name="ce1" office:value-type="string" calcext:value-type="string">
            <text:p>CCT (K)</text:p>
          </table:table-cell>
          <table:table-cell table:style-name="ce1" office:value-type="string" calcext:value-type="string">
            <text:p>Current - Max</text:p>
          </table:table-cell>
          <table:table-cell table:style-name="ce1" office:value-type="string" calcext:value-type="string">
            <text:p>Size / Dimension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lux - Test</text:p>
          </table:table-cell>
          <table:table-cell table:style-name="ce2" office:value-type="string" calcext:value-type="string">
            <text:p>Flux</text:p>
          </table:table-cell>
          <table:table-cell table:style-name="ce1" office:value-type="string" calcext:value-type="string">
            <text:p>Current - Test</text:p>
          </table:table-cell>
          <table:table-cell table:style-name="ce2" office:value-type="string" calcext:value-type="string">
            <text:p>Forward Current</text:p>
          </table:table-cell>
          <table:table-cell table:style-name="ce1" office:value-type="string" calcext:value-type="string">
            <text:p>Voltage – Forward</text:p>
          </table:table-cell>
          <table:table-cell table:style-name="ce2" office:value-type="string" calcext:value-type="string">
            <text:p>Forward Voltage</text:p>
          </table:table-cell>
          <table:table-cell table:style-name="ce2" office:value-type="string" calcext:value-type="string">
            <text:p>Power – Test (W)</text:p>
          </table:table-cell>
          <table:table-cell table:style-name="ce1" office:value-type="string" calcext:value-type="string">
            <text:p>Lumens/Watt</text:p>
          </table:table-cell>
          <table:table-cell table:style-name="ce1" office:value-type="string" calcext:value-type="string">
            <text:p>Lumens/$</text:p>
          </table:table-cell>
          <table:table-cell table:style-name="ce1" office:value-type="string" calcext:value-type="string">
            <text:p>Units for luminance</text:p>
          </table:table-cell>
          <table:table-cell table:style-name="ce1"/>
          <table:table-cell table:style-name="ce1" office:value-type="string" calcext:value-type="string">
            <text:p>Driver Cost</text:p>
          </table:table-cell>
          <table:table-cell table:style-name="ce1" office:value-type="string" calcext:value-type="string">
            <text:p>Cost for luminance</text:p>
          </table:table-cell>
          <table:table-cell table:style-name="ce1" office:value-type="string" calcext:value-type="string">
            <text:p>Energy cost 1yr</text:p>
          </table:table-cell>
          <table:table-cell table:style-name="ce1" office:value-type="string" calcext:value-type="string">
            <text:p>Energy Cost 5yr</text:p>
          </table:table-cell>
          <table:table-cell table:style-name="ce1" office:value-type="string" calcext:value-type="string">
            <text:p>Total Cost 5yr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32-ND</text:p>
          </table:table-cell>
          <table:table-cell office:value-type="string" calcext:value-type="string">
            <text:p>SI-B8RZ91B20WW</text:p>
          </table:table-cell>
          <table:table-cell office:value-type="float" office:value="46.87" calcext:value-type="float">
            <text:p>46.87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1120.00mm L x 39.8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18600lm (16740lm ~ 20665lm)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2.24A</text:p>
          </table:table-cell>
          <table:table-cell table:formula="of:=IF(NUMBERVALUE(SUBSTITUTE(SUBSTITUTE([.M2];&quot;A&quot;;&quot;&quot;);&quot;m&quot;;&quot;&quot;);&quot;.&quot;)&gt;100;NUMBERVALUE(SUBSTITUTE(SUBSTITUTE([.M2];&quot;A&quot;;&quot;&quot;);&quot;m&quot;;&quot;&quot;);&quot;.&quot;);NUMBERVALUE(SUBSTITUTE(SUBSTITUTE([.M2];&quot;A&quot;;&quot;&quot;);&quot;m&quot;;&quot;&quot;);&quot;.&quot;)*1000)" office:value-type="float" office:value="2240" calcext:value-type="float">
            <text:p>2240</text:p>
          </table:table-cell>
          <table:table-cell office:value-type="string" calcext:value-type="string">
            <text:p>46V</text:p>
          </table:table-cell>
          <table:table-cell table:formula="of:=NUMBERVALUE(SUBSTITUTE([.O2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103.04" calcext:value-type="float">
            <text:p>103</text:p>
          </table:table-cell>
          <table:table-cell table:style-name="ce5" table:formula="of:=flux/power" office:value-type="float" office:value="180.512422360248" calcext:value-type="float">
            <text:p>181</text:p>
          </table:table-cell>
          <table:table-cell table:style-name="ce5" table:formula="of:=flux/unit_price" office:value-type="float" office:value="396.842329848517" calcext:value-type="float">
            <text:p>397</text:p>
          </table:table-cell>
          <table:table-cell table:style-name="ce6" table:formula="of:=luminance/flux" office:value-type="float" office:value="0.268817204301075" calcext:value-type="float">
            <text:p>0.27</text:p>
          </table:table-cell>
          <table:table-cell table:style-name="ce6" table:formula="of:=luminance_units*unit_price" office:value-type="float" office:value="12.5994623655914" calcext:value-type="float">
            <text:p>12.60</text:p>
          </table:table-cell>
          <table:table-cell table:style-name="ce7" table:formula="of:=luminance_units*voltage/driver_voltage_max*driver_cost" office:value-type="currency" office:currency="USD" office:value="5.8191018342821" calcext:value-type="currency">
            <text:p>$5.82</text:p>
          </table:table-cell>
          <table:table-cell table:style-name="ce7" table:formula="of:=luminance_units*unit_price+illuminance_driver_cost" office:value-type="currency" office:currency="USD" office:value="18.4185641998735" calcext:value-type="currency">
            <text:p>$18.42</text:p>
          </table:table-cell>
          <table:table-cell table:style-name="ce7" table:formula="of:=power*luminance_units*on_time_hours*365/1000*energy_cost" office:value-type="currency" office:currency="USD" office:value="16.1761720430107" calcext:value-type="currency">
            <text:p>$16.18</text:p>
          </table:table-cell>
          <table:table-cell table:style-name="ce7" table:formula="of:=[.X2]*5" office:value-type="currency" office:currency="USD" office:value="80.8808602150537" calcext:value-type="currency">
            <text:p>$80.88</text:p>
          </table:table-cell>
          <table:table-cell table:style-name="ce7" table:formula="of:=[.Y2]+[.W2]" office:value-type="currency" office:currency="USD" office:value="99.2994244149272" calcext:value-type="currency">
            <text:p>$99.3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1-ND</text:p>
          </table:table-cell>
          <table:table-cell office:value-type="string" calcext:value-type="string">
            <text:p>SL-B8R3N80LAWW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5000K</text:p>
          </table:table-cell>
          <table:table-cell table:formula="of:=NUMBERVALUE(SUBSTITUTE([.F3];&quot;K&quot;;&quot;&quot;))" office:value-type="float" office:value="5000" calcext:value-type="float">
            <text:p>5000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6110lm (Typ)</text:p>
          </table:table-cell>
          <table:table-cell table:formula="of:=NUMBERVALUE(SUBSTITUTE([.K3];&quot;lm (Typ)&quot;;&quot;&quot;))" office:value-type="float" office:value="6110" calcext:value-type="float">
            <text:p>6110</text:p>
          </table:table-cell>
          <table:table-cell office:value-type="string" calcext:value-type="string">
            <text:p>1.43A</text:p>
          </table:table-cell>
          <table:table-cell table:formula="of:=IF(NUMBERVALUE(SUBSTITUTE(SUBSTITUTE([.M3];&quot;A&quot;;&quot;&quot;);&quot;m&quot;;&quot;&quot;);&quot;.&quot;)&gt;100;NUMBERVALUE(SUBSTITUTE(SUBSTITUTE([.M3];&quot;A&quot;;&quot;&quot;);&quot;m&quot;;&quot;&quot;);&quot;.&quot;);NUMBERVALUE(SUBSTITUTE(SUBSTITUTE([.M3];&quot;A&quot;;&quot;&quot;);&quot;m&quot;;&quot;&quot;);&quot;.&quot;)*1000)" office:value-type="float" office:value="1430" calcext:value-type="float">
            <text:p>1430</text:p>
          </table:table-cell>
          <table:table-cell office:value-type="string" calcext:value-type="string">
            <text:p>22.4V</text:p>
          </table:table-cell>
          <table:table-cell table:formula="of:=NUMBERVALUE(SUBSTITUTE([.O3];&quot;V&quot;;&quot;&quot;);&quot;.&quot;)" office:value-type="float" office:value="22.4" calcext:value-type="float">
            <text:p>22.4</text:p>
          </table:table-cell>
          <table:table-cell table:style-name="ce4" table:formula="of:=voltage*current/1000" office:value-type="float" office:value="32.032" calcext:value-type="float">
            <text:p>32</text:p>
          </table:table-cell>
          <table:table-cell table:style-name="ce5" table:formula="of:=flux/power" office:value-type="float" office:value="190.746753246753" calcext:value-type="float">
            <text:p>191</text:p>
          </table:table-cell>
          <table:table-cell table:style-name="ce5" table:formula="of:=flux/unit_price" office:value-type="float" office:value="285.64749883123" calcext:value-type="float">
            <text:p>286</text:p>
          </table:table-cell>
          <table:table-cell table:style-name="ce6" table:formula="of:=luminance/flux" office:value-type="float" office:value="0.818330605564648" calcext:value-type="float">
            <text:p>0.82</text:p>
          </table:table-cell>
          <table:table-cell table:style-name="ce6" table:formula="of:=luminance_units*unit_price" office:value-type="float" office:value="17.5040916530278" calcext:value-type="float">
            <text:p>17.50</text:p>
          </table:table-cell>
          <table:table-cell table:style-name="ce7" table:formula="of:=luminance_units*voltage/driver_voltage_max*driver_cost" office:value-type="currency" office:currency="USD" office:value="8.62616732454029" calcext:value-type="currency">
            <text:p>$8.63</text:p>
          </table:table-cell>
          <table:table-cell table:style-name="ce7" table:formula="of:=luminance_units*unit_price+illuminance_driver_cost" office:value-type="currency" office:currency="USD" office:value="26.1302589775681" calcext:value-type="currency">
            <text:p>$26.13</text:p>
          </table:table-cell>
          <table:table-cell table:style-name="ce7" table:formula="of:=power*luminance_units*on_time_hours*365/1000*energy_cost" office:value-type="currency" office:currency="USD" office:value="15.3082553191489" calcext:value-type="currency">
            <text:p>$15.31</text:p>
          </table:table-cell>
          <table:table-cell table:style-name="ce7" table:formula="of:=[.X3]*5" office:value-type="currency" office:currency="USD" office:value="76.5412765957447" calcext:value-type="currency">
            <text:p>$76.54</text:p>
          </table:table-cell>
          <table:table-cell table:style-name="ce7" table:formula="of:=[.Y3]+[.W3]" office:value-type="currency" office:currency="USD" office:value="102.671535573313" calcext:value-type="currency">
            <text:p>$102.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0-ND</text:p>
          </table:table-cell>
          <table:table-cell office:value-type="string" calcext:value-type="string">
            <text:p>SL-B8T3N80LAWW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4000K</text:p>
          </table:table-cell>
          <table:table-cell table:formula="of:=NUMBERVALUE(SUBSTITUTE([.F4];&quot;K&quot;;&quot;&quot;))" office:value-type="float" office:value="4000" calcext:value-type="float">
            <text:p>4000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6110lm (Typ)</text:p>
          </table:table-cell>
          <table:table-cell table:formula="of:=NUMBERVALUE(SUBSTITUTE([.K4];&quot;lm (Typ)&quot;;&quot;&quot;))" office:value-type="float" office:value="6110" calcext:value-type="float">
            <text:p>6110</text:p>
          </table:table-cell>
          <table:table-cell office:value-type="string" calcext:value-type="string">
            <text:p>1.43A</text:p>
          </table:table-cell>
          <table:table-cell table:formula="of:=IF(NUMBERVALUE(SUBSTITUTE(SUBSTITUTE([.M4];&quot;A&quot;;&quot;&quot;);&quot;m&quot;;&quot;&quot;);&quot;.&quot;)&gt;100;NUMBERVALUE(SUBSTITUTE(SUBSTITUTE([.M4];&quot;A&quot;;&quot;&quot;);&quot;m&quot;;&quot;&quot;);&quot;.&quot;);NUMBERVALUE(SUBSTITUTE(SUBSTITUTE([.M4];&quot;A&quot;;&quot;&quot;);&quot;m&quot;;&quot;&quot;);&quot;.&quot;)*1000)" office:value-type="float" office:value="1430" calcext:value-type="float">
            <text:p>1430</text:p>
          </table:table-cell>
          <table:table-cell office:value-type="string" calcext:value-type="string">
            <text:p>22.4V</text:p>
          </table:table-cell>
          <table:table-cell table:formula="of:=NUMBERVALUE(SUBSTITUTE([.O4];&quot;V&quot;;&quot;&quot;);&quot;.&quot;)" office:value-type="float" office:value="22.4" calcext:value-type="float">
            <text:p>22.4</text:p>
          </table:table-cell>
          <table:table-cell table:style-name="ce4" table:formula="of:=voltage*current/1000" office:value-type="float" office:value="32.032" calcext:value-type="float">
            <text:p>32</text:p>
          </table:table-cell>
          <table:table-cell table:style-name="ce5" table:formula="of:=flux/power" office:value-type="float" office:value="190.746753246753" calcext:value-type="float">
            <text:p>191</text:p>
          </table:table-cell>
          <table:table-cell table:style-name="ce5" table:formula="of:=flux/unit_price" office:value-type="float" office:value="285.64749883123" calcext:value-type="float">
            <text:p>286</text:p>
          </table:table-cell>
          <table:table-cell table:style-name="ce6" table:formula="of:=luminance/flux" office:value-type="float" office:value="0.818330605564648" calcext:value-type="float">
            <text:p>0.82</text:p>
          </table:table-cell>
          <table:table-cell table:style-name="ce6" table:formula="of:=luminance_units*unit_price" office:value-type="float" office:value="17.5040916530278" calcext:value-type="float">
            <text:p>17.50</text:p>
          </table:table-cell>
          <table:table-cell table:style-name="ce7" table:formula="of:=luminance_units*voltage/driver_voltage_max*driver_cost" office:value-type="currency" office:currency="USD" office:value="8.62616732454029" calcext:value-type="currency">
            <text:p>$8.63</text:p>
          </table:table-cell>
          <table:table-cell table:style-name="ce7" table:formula="of:=luminance_units*unit_price+illuminance_driver_cost" office:value-type="currency" office:currency="USD" office:value="26.1302589775681" calcext:value-type="currency">
            <text:p>$26.13</text:p>
          </table:table-cell>
          <table:table-cell table:style-name="ce7" table:formula="of:=power*luminance_units*on_time_hours*365/1000*energy_cost" office:value-type="currency" office:currency="USD" office:value="15.3082553191489" calcext:value-type="currency">
            <text:p>$15.31</text:p>
          </table:table-cell>
          <table:table-cell table:style-name="ce7" table:formula="of:=[.X4]*5" office:value-type="currency" office:currency="USD" office:value="76.5412765957447" calcext:value-type="currency">
            <text:p>$76.54</text:p>
          </table:table-cell>
          <table:table-cell table:style-name="ce7" table:formula="of:=[.Y4]+[.W4]" office:value-type="currency" office:currency="USD" office:value="102.671535573313" calcext:value-type="currency">
            <text:p>$102.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31-ND</text:p>
          </table:table-cell>
          <table:table-cell office:value-type="string" calcext:value-type="string">
            <text:p>SI-B8TZ91B20WW</text:p>
          </table:table-cell>
          <table:table-cell office:value-type="float" office:value="47.18" calcext:value-type="float">
            <text:p>47.18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1120.00mm L x 39.8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18000lm (16200lm ~ 20000lm)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2.24A</text:p>
          </table:table-cell>
          <table:table-cell table:formula="of:=IF(NUMBERVALUE(SUBSTITUTE(SUBSTITUTE([.M5];&quot;A&quot;;&quot;&quot;);&quot;m&quot;;&quot;&quot;);&quot;.&quot;)&gt;100;NUMBERVALUE(SUBSTITUTE(SUBSTITUTE([.M5];&quot;A&quot;;&quot;&quot;);&quot;m&quot;;&quot;&quot;);&quot;.&quot;);NUMBERVALUE(SUBSTITUTE(SUBSTITUTE([.M5];&quot;A&quot;;&quot;&quot;);&quot;m&quot;;&quot;&quot;);&quot;.&quot;)*1000)" office:value-type="float" office:value="2240" calcext:value-type="float">
            <text:p>2240</text:p>
          </table:table-cell>
          <table:table-cell office:value-type="string" calcext:value-type="string">
            <text:p>46V</text:p>
          </table:table-cell>
          <table:table-cell table:formula="of:=NUMBERVALUE(SUBSTITUTE([.O5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103.04" calcext:value-type="float">
            <text:p>103</text:p>
          </table:table-cell>
          <table:table-cell table:style-name="ce5" table:formula="of:=flux/power" office:value-type="float" office:value="174.689440993789" calcext:value-type="float">
            <text:p>175</text:p>
          </table:table-cell>
          <table:table-cell table:style-name="ce5" table:formula="of:=flux/unit_price" office:value-type="float" office:value="381.517592200085" calcext:value-type="float">
            <text:p>382</text:p>
          </table:table-cell>
          <table:table-cell table:style-name="ce6" table:formula="of:=luminance/flux" office:value-type="float" office:value="0.277777777777778" calcext:value-type="float">
            <text:p>0.28</text:p>
          </table:table-cell>
          <table:table-cell table:style-name="ce6" table:formula="of:=luminance_units*unit_price" office:value-type="float" office:value="13.1055555555556" calcext:value-type="float">
            <text:p>13.11</text:p>
          </table:table-cell>
          <table:table-cell table:style-name="ce7" table:formula="of:=luminance_units*voltage/driver_voltage_max*driver_cost" office:value-type="currency" office:currency="USD" office:value="6.01307189542484" calcext:value-type="currency">
            <text:p>$6.01</text:p>
          </table:table-cell>
          <table:table-cell table:style-name="ce7" table:formula="of:=luminance_units*unit_price+illuminance_driver_cost" office:value-type="currency" office:currency="USD" office:value="19.1186274509804" calcext:value-type="currency">
            <text:p>$19.12</text:p>
          </table:table-cell>
          <table:table-cell table:style-name="ce7" table:formula="of:=power*luminance_units*on_time_hours*365/1000*energy_cost" office:value-type="currency" office:currency="USD" office:value="16.7153777777778" calcext:value-type="currency">
            <text:p>$16.72</text:p>
          </table:table-cell>
          <table:table-cell table:style-name="ce7" table:formula="of:=[.X5]*5" office:value-type="currency" office:currency="USD" office:value="83.576888888889" calcext:value-type="currency">
            <text:p>$83.58</text:p>
          </table:table-cell>
          <table:table-cell table:style-name="ce7" table:formula="of:=[.Y5]+[.W5]" office:value-type="currency" office:currency="USD" office:value="102.695516339869" calcext:value-type="currency">
            <text:p>$102.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24-ND</text:p>
          </table:table-cell>
          <table:table-cell office:value-type="string" calcext:value-type="string">
            <text:p>SI-B8R521560WW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5000K</text:p>
          </table:table-cell>
          <table:table-cell table:formula="of:=NUMBERVALUE(SUBSTITUTE([.F6];&quot;K&quot;;&quot;&quot;))"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59.70mm L x 39.8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9300lm (Typ)</text:p>
          </table:table-cell>
          <table:table-cell table:formula="of:=NUMBERVALUE(SUBSTITUTE([.K6];&quot;lm (Typ)&quot;;&quot;&quot;))" office:value-type="float" office:value="9300" calcext:value-type="float">
            <text:p>9300</text:p>
          </table:table-cell>
          <table:table-cell office:value-type="string" calcext:value-type="string">
            <text:p>1.12A</text:p>
          </table:table-cell>
          <table:table-cell table:formula="of:=IF(NUMBERVALUE(SUBSTITUTE(SUBSTITUTE([.M6];&quot;A&quot;;&quot;&quot;);&quot;m&quot;;&quot;&quot;);&quot;.&quot;)&gt;100;NUMBERVALUE(SUBSTITUTE(SUBSTITUTE([.M6];&quot;A&quot;;&quot;&quot;);&quot;m&quot;;&quot;&quot;);&quot;.&quot;);NUMBERVALUE(SUBSTITUTE(SUBSTITUTE([.M6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6V</text:p>
          </table:table-cell>
          <table:table-cell table:formula="of:=NUMBERVALUE(SUBSTITUTE([.O6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51.52" calcext:value-type="float">
            <text:p>52</text:p>
          </table:table-cell>
          <table:table-cell table:style-name="ce5" table:formula="of:=flux/power" office:value-type="float" office:value="180.512422360248" calcext:value-type="float">
            <text:p>181</text:p>
          </table:table-cell>
          <table:table-cell table:style-name="ce5" table:formula="of:=flux/unit_price" office:value-type="float" office:value="409.872190392243" calcext:value-type="float">
            <text:p>410</text:p>
          </table:table-cell>
          <table:table-cell table:style-name="ce6" table:formula="of:=luminance/flux" office:value-type="float" office:value="0.537634408602151" calcext:value-type="float">
            <text:p>0.54</text:p>
          </table:table-cell>
          <table:table-cell table:style-name="ce6" table:formula="of:=luminance_units*unit_price" office:value-type="float" office:value="12.1989247311828" calcext:value-type="float">
            <text:p>12.20</text:p>
          </table:table-cell>
          <table:table-cell table:style-name="ce7" table:formula="of:=luminance_units*voltage/driver_voltage_max*driver_cost" office:value-type="currency" office:currency="USD" office:value="11.6382036685642" calcext:value-type="currency">
            <text:p>$11.64</text:p>
          </table:table-cell>
          <table:table-cell table:style-name="ce7" table:formula="of:=luminance_units*unit_price+illuminance_driver_cost" office:value-type="currency" office:currency="USD" office:value="23.837128399747" calcext:value-type="currency">
            <text:p>$23.84</text:p>
          </table:table-cell>
          <table:table-cell table:style-name="ce7" table:formula="of:=power*luminance_units*on_time_hours*365/1000*energy_cost" office:value-type="currency" office:currency="USD" office:value="16.1761720430108" calcext:value-type="currency">
            <text:p>$16.18</text:p>
          </table:table-cell>
          <table:table-cell table:style-name="ce7" table:formula="of:=[.X6]*5" office:value-type="currency" office:currency="USD" office:value="80.8808602150539" calcext:value-type="currency">
            <text:p>$80.88</text:p>
          </table:table-cell>
          <table:table-cell table:style-name="ce7" table:formula="of:=[.Y6]+[.W6]" office:value-type="currency" office:currency="USD" office:value="104.717988614801" calcext:value-type="currency">
            <text:p>$104.7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3-ND</text:p>
          </table:table-cell>
          <table:table-cell office:value-type="string" calcext:value-type="string">
            <text:p>SL-B8T4N90LAWW</text:p>
          </table:table-cell>
          <table:table-cell office:value-type="float" office:value="28.58" calcext:value-type="float">
            <text:p>28.58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4000K</text:p>
          </table:table-cell>
          <table:table-cell table:formula="of:=NUMBERVALUE(SUBSTITUTE([.F7];&quot;K&quot;;&quot;&quot;))" office:value-type="float" office:value="4000" calcext:value-type="float">
            <text:p>4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8570lm (Typ)</text:p>
          </table:table-cell>
          <table:table-cell table:formula="of:=NUMBERVALUE(SUBSTITUTE([.K7];&quot;lm (Typ)&quot;;&quot;&quot;))" office:value-type="float" office:value="8570" calcext:value-type="float">
            <text:p>8570</text:p>
          </table:table-cell>
          <table:table-cell office:value-type="string" calcext:value-type="string">
            <text:p>1A</text:p>
          </table:table-cell>
          <table:table-cell table:formula="of:=IF(NUMBERVALUE(SUBSTITUTE(SUBSTITUTE([.M7];&quot;A&quot;;&quot;&quot;);&quot;m&quot;;&quot;&quot;);&quot;.&quot;)&gt;100;NUMBERVALUE(SUBSTITUTE(SUBSTITUTE([.M7];&quot;A&quot;;&quot;&quot;);&quot;m&quot;;&quot;&quot;);&quot;.&quot;);NUMBERVALUE(SUBSTITUTE(SUBSTITUTE([.M7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44.6V</text:p>
          </table:table-cell>
          <table:table-cell table:formula="of:=NUMBERVALUE(SUBSTITUTE([.O7];&quot;V&quot;;&quot;&quot;);&quot;.&quot;)" office:value-type="float" office:value="44.6" calcext:value-type="float">
            <text:p>44.6</text:p>
          </table:table-cell>
          <table:table-cell table:style-name="ce4" table:formula="of:=voltage*current/1000" office:value-type="float" office:value="44.6" calcext:value-type="float">
            <text:p>45</text:p>
          </table:table-cell>
          <table:table-cell table:style-name="ce5" table:formula="of:=flux/power" office:value-type="float" office:value="192.152466367713" calcext:value-type="float">
            <text:p>192</text:p>
          </table:table-cell>
          <table:table-cell table:style-name="ce5" table:formula="of:=flux/unit_price" office:value-type="float" office:value="299.860041987404" calcext:value-type="float">
            <text:p>300</text:p>
          </table:table-cell>
          <table:table-cell table:style-name="ce6" table:formula="of:=luminance/flux" office:value-type="float" office:value="0.58343057176196" calcext:value-type="float">
            <text:p>0.58</text:p>
          </table:table-cell>
          <table:table-cell table:style-name="ce6" table:formula="of:=luminance_units*unit_price" office:value-type="float" office:value="16.6744457409568" calcext:value-type="float">
            <text:p>16.67</text:p>
          </table:table-cell>
          <table:table-cell table:style-name="ce7" table:formula="of:=luminance_units*voltage/driver_voltage_max*driver_cost" office:value-type="currency" office:currency="USD" office:value="12.2451781179216" calcext:value-type="currency">
            <text:p>$12.25</text:p>
          </table:table-cell>
          <table:table-cell table:style-name="ce7" table:formula="of:=luminance_units*unit_price+illuminance_driver_cost" office:value-type="currency" office:currency="USD" office:value="28.9196238588784" calcext:value-type="currency">
            <text:p>$28.92</text:p>
          </table:table-cell>
          <table:table-cell table:style-name="ce7" table:formula="of:=power*luminance_units*on_time_hours*365/1000*energy_cost" office:value-type="currency" office:currency="USD" office:value="15.1962660443407" calcext:value-type="currency">
            <text:p>$15.20</text:p>
          </table:table-cell>
          <table:table-cell table:style-name="ce7" table:formula="of:=[.X7]*5" office:value-type="currency" office:currency="USD" office:value="75.9813302217036" calcext:value-type="currency">
            <text:p>$75.98</text:p>
          </table:table-cell>
          <table:table-cell table:style-name="ce7" table:formula="of:=[.Y7]+[.W7]" office:value-type="currency" office:currency="USD" office:value="104.900954080582" calcext:value-type="currency">
            <text:p>$104.9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4-ND</text:p>
          </table:table-cell>
          <table:table-cell office:value-type="string" calcext:value-type="string">
            <text:p>SL-B8R4N90LAWW</text:p>
          </table:table-cell>
          <table:table-cell office:value-type="float" office:value="28.58" calcext:value-type="float">
            <text:p>28.58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5000K</text:p>
          </table:table-cell>
          <table:table-cell table:formula="of:=NUMBERVALUE(SUBSTITUTE([.F8];&quot;K&quot;;&quot;&quot;))" office:value-type="float" office:value="5000" calcext:value-type="float">
            <text:p>5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8570lm (Typ)</text:p>
          </table:table-cell>
          <table:table-cell table:formula="of:=NUMBERVALUE(SUBSTITUTE([.K8];&quot;lm (Typ)&quot;;&quot;&quot;))" office:value-type="float" office:value="8570" calcext:value-type="float">
            <text:p>8570</text:p>
          </table:table-cell>
          <table:table-cell office:value-type="string" calcext:value-type="string">
            <text:p>1A</text:p>
          </table:table-cell>
          <table:table-cell table:formula="of:=IF(NUMBERVALUE(SUBSTITUTE(SUBSTITUTE([.M8];&quot;A&quot;;&quot;&quot;);&quot;m&quot;;&quot;&quot;);&quot;.&quot;)&gt;100;NUMBERVALUE(SUBSTITUTE(SUBSTITUTE([.M8];&quot;A&quot;;&quot;&quot;);&quot;m&quot;;&quot;&quot;);&quot;.&quot;);NUMBERVALUE(SUBSTITUTE(SUBSTITUTE([.M8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44.6V</text:p>
          </table:table-cell>
          <table:table-cell table:formula="of:=NUMBERVALUE(SUBSTITUTE([.O8];&quot;V&quot;;&quot;&quot;);&quot;.&quot;)" office:value-type="float" office:value="44.6" calcext:value-type="float">
            <text:p>44.6</text:p>
          </table:table-cell>
          <table:table-cell table:style-name="ce4" table:formula="of:=voltage*current/1000" office:value-type="float" office:value="44.6" calcext:value-type="float">
            <text:p>45</text:p>
          </table:table-cell>
          <table:table-cell table:style-name="ce5" table:formula="of:=flux/power" office:value-type="float" office:value="192.152466367713" calcext:value-type="float">
            <text:p>192</text:p>
          </table:table-cell>
          <table:table-cell table:style-name="ce5" table:formula="of:=flux/unit_price" office:value-type="float" office:value="299.860041987404" calcext:value-type="float">
            <text:p>300</text:p>
          </table:table-cell>
          <table:table-cell table:style-name="ce6" table:formula="of:=luminance/flux" office:value-type="float" office:value="0.58343057176196" calcext:value-type="float">
            <text:p>0.58</text:p>
          </table:table-cell>
          <table:table-cell table:style-name="ce6" table:formula="of:=luminance_units*unit_price" office:value-type="float" office:value="16.6744457409568" calcext:value-type="float">
            <text:p>16.67</text:p>
          </table:table-cell>
          <table:table-cell table:style-name="ce7" table:formula="of:=luminance_units*voltage/driver_voltage_max*driver_cost" office:value-type="currency" office:currency="USD" office:value="12.2451781179216" calcext:value-type="currency">
            <text:p>$12.25</text:p>
          </table:table-cell>
          <table:table-cell table:style-name="ce7" table:formula="of:=luminance_units*unit_price+illuminance_driver_cost" office:value-type="currency" office:currency="USD" office:value="28.9196238588784" calcext:value-type="currency">
            <text:p>$28.92</text:p>
          </table:table-cell>
          <table:table-cell table:style-name="ce7" table:formula="of:=power*luminance_units*on_time_hours*365/1000*energy_cost" office:value-type="currency" office:currency="USD" office:value="15.1962660443407" calcext:value-type="currency">
            <text:p>$15.20</text:p>
          </table:table-cell>
          <table:table-cell table:style-name="ce7" table:formula="of:=[.X8]*5" office:value-type="currency" office:currency="USD" office:value="75.9813302217036" calcext:value-type="currency">
            <text:p>$75.98</text:p>
          </table:table-cell>
          <table:table-cell table:style-name="ce7" table:formula="of:=[.Y8]+[.W8]" office:value-type="currency" office:currency="USD" office:value="104.900954080582" calcext:value-type="currency">
            <text:p>$104.9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9-ND</text:p>
          </table:table-cell>
          <table:table-cell office:value-type="string" calcext:value-type="string">
            <text:p>SL-B8T1N60LAWW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4000K</text:p>
          </table:table-cell>
          <table:table-cell table:formula="of:=NUMBERVALUE(SUBSTITUTE([.F9];&quot;K&quot;;&quot;&quot;))" office:value-type="float" office:value="4000" calcext:value-type="float">
            <text:p>4000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060lm (Typ)</text:p>
          </table:table-cell>
          <table:table-cell table:formula="of:=NUMBERVALUE(SUBSTITUTE([.K9];&quot;lm (Typ)&quot;;&quot;&quot;))" office:value-type="float" office:value="3060" calcext:value-type="float">
            <text:p>3060</text:p>
          </table:table-cell>
          <table:table-cell office:value-type="string" calcext:value-type="string">
            <text:p>1.43A</text:p>
          </table:table-cell>
          <table:table-cell table:formula="of:=IF(NUMBERVALUE(SUBSTITUTE(SUBSTITUTE([.M9];&quot;A&quot;;&quot;&quot;);&quot;m&quot;;&quot;&quot;);&quot;.&quot;)&gt;100;NUMBERVALUE(SUBSTITUTE(SUBSTITUTE([.M9];&quot;A&quot;;&quot;&quot;);&quot;m&quot;;&quot;&quot;);&quot;.&quot;);NUMBERVALUE(SUBSTITUTE(SUBSTITUTE([.M9];&quot;A&quot;;&quot;&quot;);&quot;m&quot;;&quot;&quot;);&quot;.&quot;)*1000)" office:value-type="float" office:value="1430" calcext:value-type="float">
            <text:p>1430</text:p>
          </table:table-cell>
          <table:table-cell office:value-type="string" calcext:value-type="string">
            <text:p>11.2V</text:p>
          </table:table-cell>
          <table:table-cell table:formula="of:=NUMBERVALUE(SUBSTITUTE([.O9];&quot;V&quot;;&quot;&quot;);&quot;.&quot;)" office:value-type="float" office:value="11.2" calcext:value-type="float">
            <text:p>11.2</text:p>
          </table:table-cell>
          <table:table-cell table:style-name="ce4" table:formula="of:=voltage*current/1000" office:value-type="float" office:value="16.016" calcext:value-type="float">
            <text:p>16</text:p>
          </table:table-cell>
          <table:table-cell table:style-name="ce5" table:formula="of:=flux/power" office:value-type="float" office:value="191.058941058941" calcext:value-type="float">
            <text:p>191</text:p>
          </table:table-cell>
          <table:table-cell table:style-name="ce5" table:formula="of:=flux/unit_price" office:value-type="float" office:value="255.212677231026" calcext:value-type="float">
            <text:p>255</text:p>
          </table:table-cell>
          <table:table-cell table:style-name="ce6" table:formula="of:=luminance/flux" office:value-type="float" office:value="1.63398692810458" calcext:value-type="float">
            <text:p>1.63</text:p>
          </table:table-cell>
          <table:table-cell table:style-name="ce6" table:formula="of:=luminance_units*unit_price" office:value-type="float" office:value="19.5915032679739" calcext:value-type="float">
            <text:p>19.59</text:p>
          </table:table-cell>
          <table:table-cell table:style-name="ce7" table:formula="of:=luminance_units*voltage/driver_voltage_max*driver_cost" office:value-type="currency" office:currency="USD" office:value="8.61207227989235" calcext:value-type="currency">
            <text:p>$8.61</text:p>
          </table:table-cell>
          <table:table-cell table:style-name="ce7" table:formula="of:=luminance_units*unit_price+illuminance_driver_cost" office:value-type="currency" office:currency="USD" office:value="28.2035755478662" calcext:value-type="currency">
            <text:p>$28.20</text:p>
          </table:table-cell>
          <table:table-cell table:style-name="ce7" table:formula="of:=power*luminance_units*on_time_hours*365/1000*energy_cost" office:value-type="currency" office:currency="USD" office:value="15.2832418300654" calcext:value-type="currency">
            <text:p>$15.28</text:p>
          </table:table-cell>
          <table:table-cell table:style-name="ce7" table:formula="of:=[.X9]*5" office:value-type="currency" office:currency="USD" office:value="76.416209150327" calcext:value-type="currency">
            <text:p>$76.42</text:p>
          </table:table-cell>
          <table:table-cell table:style-name="ce7" table:formula="of:=[.Y9]+[.W9]" office:value-type="currency" office:currency="USD" office:value="104.619784698193" calcext:value-type="currency">
            <text:p>$104.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60-ND</text:p>
          </table:table-cell>
          <table:table-cell office:value-type="string" calcext:value-type="string">
            <text:p>SL-B8R1N60LAWW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5000K</text:p>
          </table:table-cell>
          <table:table-cell table:formula="of:=NUMBERVALUE(SUBSTITUTE([.F10];&quot;K&quot;;&quot;&quot;))" office:value-type="float" office:value="5000" calcext:value-type="float">
            <text:p>5000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060lm (Typ)</text:p>
          </table:table-cell>
          <table:table-cell table:formula="of:=NUMBERVALUE(SUBSTITUTE([.K10];&quot;lm (Typ)&quot;;&quot;&quot;))" office:value-type="float" office:value="3060" calcext:value-type="float">
            <text:p>3060</text:p>
          </table:table-cell>
          <table:table-cell office:value-type="string" calcext:value-type="string">
            <text:p>1.43A</text:p>
          </table:table-cell>
          <table:table-cell table:formula="of:=IF(NUMBERVALUE(SUBSTITUTE(SUBSTITUTE([.M10];&quot;A&quot;;&quot;&quot;);&quot;m&quot;;&quot;&quot;);&quot;.&quot;)&gt;100;NUMBERVALUE(SUBSTITUTE(SUBSTITUTE([.M10];&quot;A&quot;;&quot;&quot;);&quot;m&quot;;&quot;&quot;);&quot;.&quot;);NUMBERVALUE(SUBSTITUTE(SUBSTITUTE([.M10];&quot;A&quot;;&quot;&quot;);&quot;m&quot;;&quot;&quot;);&quot;.&quot;)*1000)" office:value-type="float" office:value="1430" calcext:value-type="float">
            <text:p>1430</text:p>
          </table:table-cell>
          <table:table-cell office:value-type="string" calcext:value-type="string">
            <text:p>11.2V</text:p>
          </table:table-cell>
          <table:table-cell table:formula="of:=NUMBERVALUE(SUBSTITUTE([.O10];&quot;V&quot;;&quot;&quot;);&quot;.&quot;)" office:value-type="float" office:value="11.2" calcext:value-type="float">
            <text:p>11.2</text:p>
          </table:table-cell>
          <table:table-cell table:style-name="ce4" table:formula="of:=voltage*current/1000" office:value-type="float" office:value="16.016" calcext:value-type="float">
            <text:p>16</text:p>
          </table:table-cell>
          <table:table-cell table:style-name="ce5" table:formula="of:=flux/power" office:value-type="float" office:value="191.058941058941" calcext:value-type="float">
            <text:p>191</text:p>
          </table:table-cell>
          <table:table-cell table:style-name="ce5" table:formula="of:=flux/unit_price" office:value-type="float" office:value="255.212677231026" calcext:value-type="float">
            <text:p>255</text:p>
          </table:table-cell>
          <table:table-cell table:style-name="ce6" table:formula="of:=luminance/flux" office:value-type="float" office:value="1.63398692810458" calcext:value-type="float">
            <text:p>1.63</text:p>
          </table:table-cell>
          <table:table-cell table:style-name="ce6" table:formula="of:=luminance_units*unit_price" office:value-type="float" office:value="19.5915032679739" calcext:value-type="float">
            <text:p>19.59</text:p>
          </table:table-cell>
          <table:table-cell table:style-name="ce7" table:formula="of:=luminance_units*voltage/driver_voltage_max*driver_cost" office:value-type="currency" office:currency="USD" office:value="8.61207227989235" calcext:value-type="currency">
            <text:p>$8.61</text:p>
          </table:table-cell>
          <table:table-cell table:style-name="ce7" table:formula="of:=luminance_units*unit_price+illuminance_driver_cost" office:value-type="currency" office:currency="USD" office:value="28.2035755478662" calcext:value-type="currency">
            <text:p>$28.20</text:p>
          </table:table-cell>
          <table:table-cell table:style-name="ce7" table:formula="of:=power*luminance_units*on_time_hours*365/1000*energy_cost" office:value-type="currency" office:currency="USD" office:value="15.2832418300654" calcext:value-type="currency">
            <text:p>$15.28</text:p>
          </table:table-cell>
          <table:table-cell table:style-name="ce7" table:formula="of:=[.X10]*5" office:value-type="currency" office:currency="USD" office:value="76.416209150327" calcext:value-type="currency">
            <text:p>$76.42</text:p>
          </table:table-cell>
          <table:table-cell table:style-name="ce7" table:formula="of:=[.Y10]+[.W10]" office:value-type="currency" office:currency="USD" office:value="104.619784698193" calcext:value-type="currency">
            <text:p>$104.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28-ND</text:p>
          </table:table-cell>
          <table:table-cell office:value-type="string" calcext:value-type="string">
            <text:p>SI-B8R521B20WW</text:p>
          </table:table-cell>
          <table:table-cell office:value-type="float" office:value="23.41" calcext:value-type="float">
            <text:p>23.41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5000K</text:p>
          </table:table-cell>
          <table:table-cell table:formula="of:=NUMBERVALUE(SUBSTITUTE([.F11];&quot;K&quot;;&quot;&quot;))"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9300lm (Typ)</text:p>
          </table:table-cell>
          <table:table-cell table:formula="of:=NUMBERVALUE(SUBSTITUTE([.K11];&quot;lm (Typ)&quot;;&quot;&quot;))" office:value-type="float" office:value="9300" calcext:value-type="float">
            <text:p>9300</text:p>
          </table:table-cell>
          <table:table-cell office:value-type="string" calcext:value-type="string">
            <text:p>1.12A</text:p>
          </table:table-cell>
          <table:table-cell table:formula="of:=IF(NUMBERVALUE(SUBSTITUTE(SUBSTITUTE([.M11];&quot;A&quot;;&quot;&quot;);&quot;m&quot;;&quot;&quot;);&quot;.&quot;)&gt;100;NUMBERVALUE(SUBSTITUTE(SUBSTITUTE([.M11];&quot;A&quot;;&quot;&quot;);&quot;m&quot;;&quot;&quot;);&quot;.&quot;);NUMBERVALUE(SUBSTITUTE(SUBSTITUTE([.M11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6V</text:p>
          </table:table-cell>
          <table:table-cell table:formula="of:=NUMBERVALUE(SUBSTITUTE([.O11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51.52" calcext:value-type="float">
            <text:p>52</text:p>
          </table:table-cell>
          <table:table-cell table:style-name="ce5" table:formula="of:=flux/power" office:value-type="float" office:value="180.512422360248" calcext:value-type="float">
            <text:p>181</text:p>
          </table:table-cell>
          <table:table-cell table:style-name="ce5" table:formula="of:=flux/unit_price" office:value-type="float" office:value="397.266125587356" calcext:value-type="float">
            <text:p>397</text:p>
          </table:table-cell>
          <table:table-cell table:style-name="ce6" table:formula="of:=luminance/flux" office:value-type="float" office:value="0.537634408602151" calcext:value-type="float">
            <text:p>0.54</text:p>
          </table:table-cell>
          <table:table-cell table:style-name="ce6" table:formula="of:=luminance_units*unit_price" office:value-type="float" office:value="12.5860215053763" calcext:value-type="float">
            <text:p>12.59</text:p>
          </table:table-cell>
          <table:table-cell table:style-name="ce7" table:formula="of:=luminance_units*voltage/driver_voltage_max*driver_cost" office:value-type="currency" office:currency="USD" office:value="11.6382036685642" calcext:value-type="currency">
            <text:p>$11.64</text:p>
          </table:table-cell>
          <table:table-cell table:style-name="ce7" table:formula="of:=luminance_units*unit_price+illuminance_driver_cost" office:value-type="currency" office:currency="USD" office:value="24.2242251739405" calcext:value-type="currency">
            <text:p>$24.22</text:p>
          </table:table-cell>
          <table:table-cell table:style-name="ce7" table:formula="of:=power*luminance_units*on_time_hours*365/1000*energy_cost" office:value-type="currency" office:currency="USD" office:value="16.1761720430108" calcext:value-type="currency">
            <text:p>$16.18</text:p>
          </table:table-cell>
          <table:table-cell table:style-name="ce7" table:formula="of:=[.X11]*5" office:value-type="currency" office:currency="USD" office:value="80.8808602150539" calcext:value-type="currency">
            <text:p>$80.88</text:p>
          </table:table-cell>
          <table:table-cell table:style-name="ce7" table:formula="of:=[.Y11]+[.W11]" office:value-type="currency" office:currency="USD" office:value="105.105085388994" calcext:value-type="currency">
            <text:p>$105.1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20-ND</text:p>
          </table:table-cell>
          <table:table-cell office:value-type="string" calcext:value-type="string">
            <text:p>SI-B8R261560WW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5000K</text:p>
          </table:table-cell>
          <table:table-cell table:formula="of:=NUMBERVALUE(SUBSTITUTE([.F12];&quot;K&quot;;&quot;&quot;))"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650lm (Typ)</text:p>
          </table:table-cell>
          <table:table-cell table:formula="of:=NUMBERVALUE(SUBSTITUTE([.K12];&quot;lm (Typ)&quot;;&quot;&quot;))" office:value-type="float" office:value="4650" calcext:value-type="float">
            <text:p>4650</text:p>
          </table:table-cell>
          <table:table-cell office:value-type="string" calcext:value-type="string">
            <text:p>1.12A</text:p>
          </table:table-cell>
          <table:table-cell table:formula="of:=IF(NUMBERVALUE(SUBSTITUTE(SUBSTITUTE([.M12];&quot;A&quot;;&quot;&quot;);&quot;m&quot;;&quot;&quot;);&quot;.&quot;)&gt;100;NUMBERVALUE(SUBSTITUTE(SUBSTITUTE([.M12];&quot;A&quot;;&quot;&quot;);&quot;m&quot;;&quot;&quot;);&quot;.&quot;);NUMBERVALUE(SUBSTITUTE(SUBSTITUTE([.M12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23V</text:p>
          </table:table-cell>
          <table:table-cell table:formula="of:=NUMBERVALUE(SUBSTITUTE([.O12];&quot;V&quot;;&quot;&quot;);&quot;.&quot;)" office:value-type="float" office:value="23" calcext:value-type="float">
            <text:p>23</text:p>
          </table:table-cell>
          <table:table-cell table:style-name="ce4" table:formula="of:=voltage*current/1000" office:value-type="float" office:value="25.76" calcext:value-type="float">
            <text:p>26</text:p>
          </table:table-cell>
          <table:table-cell table:style-name="ce5" table:formula="of:=flux/power" office:value-type="float" office:value="180.512422360248" calcext:value-type="float">
            <text:p>181</text:p>
          </table:table-cell>
          <table:table-cell table:style-name="ce5" table:formula="of:=flux/unit_price" office:value-type="float" office:value="363.849765258216" calcext:value-type="float">
            <text:p>364</text:p>
          </table:table-cell>
          <table:table-cell table:style-name="ce6" table:formula="of:=luminance/flux" office:value-type="float" office:value="1.0752688172043" calcext:value-type="float">
            <text:p>1.08</text:p>
          </table:table-cell>
          <table:table-cell table:style-name="ce6" table:formula="of:=luminance_units*unit_price" office:value-type="float" office:value="13.741935483871" calcext:value-type="float">
            <text:p>13.74</text:p>
          </table:table-cell>
          <table:table-cell table:style-name="ce7" table:formula="of:=luminance_units*voltage/driver_voltage_max*driver_cost" office:value-type="currency" office:currency="USD" office:value="11.6382036685642" calcext:value-type="currency">
            <text:p>$11.64</text:p>
          </table:table-cell>
          <table:table-cell table:style-name="ce7" table:formula="of:=luminance_units*unit_price+illuminance_driver_cost" office:value-type="currency" office:currency="USD" office:value="25.3801391524352" calcext:value-type="currency">
            <text:p>$25.38</text:p>
          </table:table-cell>
          <table:table-cell table:style-name="ce7" table:formula="of:=power*luminance_units*on_time_hours*365/1000*energy_cost" office:value-type="currency" office:currency="USD" office:value="16.1761720430107" calcext:value-type="currency">
            <text:p>$16.18</text:p>
          </table:table-cell>
          <table:table-cell table:style-name="ce7" table:formula="of:=[.X12]*5" office:value-type="currency" office:currency="USD" office:value="80.8808602150537" calcext:value-type="currency">
            <text:p>$80.88</text:p>
          </table:table-cell>
          <table:table-cell table:style-name="ce7" table:formula="of:=[.Y12]+[.W12]" office:value-type="currency" office:currency="USD" office:value="106.260999367489" calcext:value-type="currency">
            <text:p>$106.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48-ND</text:p>
          </table:table-cell>
          <table:table-cell office:value-type="string" calcext:value-type="string">
            <text:p>SL-B8R2N80LAWW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5000K</text:p>
          </table:table-cell>
          <table:table-cell table:formula="of:=NUMBERVALUE(SUBSTITUTE([.F13];&quot;K&quot;;&quot;&quot;))" office:value-type="float" office:value="5000" calcext:value-type="float">
            <text:p>5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280lm (Typ)</text:p>
          </table:table-cell>
          <table:table-cell table:formula="of:=NUMBERVALUE(SUBSTITUTE([.K13];&quot;lm (Typ)&quot;;&quot;&quot;))" office:value-type="float" office:value="4280" calcext:value-type="float">
            <text:p>4280</text:p>
          </table:table-cell>
          <table:table-cell office:value-type="string" calcext:value-type="string">
            <text:p>1A</text:p>
          </table:table-cell>
          <table:table-cell table:formula="of:=IF(NUMBERVALUE(SUBSTITUTE(SUBSTITUTE([.M13];&quot;A&quot;;&quot;&quot;);&quot;m&quot;;&quot;&quot;);&quot;.&quot;)&gt;100;NUMBERVALUE(SUBSTITUTE(SUBSTITUTE([.M13];&quot;A&quot;;&quot;&quot;);&quot;m&quot;;&quot;&quot;);&quot;.&quot;);NUMBERVALUE(SUBSTITUTE(SUBSTITUTE([.M13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13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91.928251121076" calcext:value-type="float">
            <text:p>192</text:p>
          </table:table-cell>
          <table:table-cell table:style-name="ce5" table:formula="of:=flux/unit_price" office:value-type="float" office:value="264.034546576188" calcext:value-type="float">
            <text:p>264</text:p>
          </table:table-cell>
          <table:table-cell table:style-name="ce6" table:formula="of:=luminance/flux" office:value-type="float" office:value="1.16822429906542" calcext:value-type="float">
            <text:p>1.17</text:p>
          </table:table-cell>
          <table:table-cell table:style-name="ce6" table:formula="of:=luminance_units*unit_price" office:value-type="float" office:value="18.9369158878505" calcext:value-type="float">
            <text:p>18.94</text:p>
          </table:table-cell>
          <table:table-cell table:style-name="ce7" table:formula="of:=luminance_units*voltage/driver_voltage_max*driver_cost" office:value-type="currency" office:currency="USD" office:value="12.2594832325454" calcext:value-type="currency">
            <text:p>$12.26</text:p>
          </table:table-cell>
          <table:table-cell table:style-name="ce7" table:formula="of:=luminance_units*unit_price+illuminance_driver_cost" office:value-type="currency" office:currency="USD" office:value="31.1963991203958" calcext:value-type="currency">
            <text:p>$31.20</text:p>
          </table:table-cell>
          <table:table-cell table:style-name="ce7" table:formula="of:=power*luminance_units*on_time_hours*365/1000*energy_cost" office:value-type="currency" office:currency="USD" office:value="15.2140186915888" calcext:value-type="currency">
            <text:p>$15.21</text:p>
          </table:table-cell>
          <table:table-cell table:style-name="ce7" table:formula="of:=[.X13]*5" office:value-type="currency" office:currency="USD" office:value="76.0700934579439" calcext:value-type="currency">
            <text:p>$76.07</text:p>
          </table:table-cell>
          <table:table-cell table:style-name="ce7" table:formula="of:=[.Y13]+[.W13]" office:value-type="currency" office:currency="USD" office:value="107.26649257834" calcext:value-type="currency">
            <text:p>$107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47-ND</text:p>
          </table:table-cell>
          <table:table-cell office:value-type="string" calcext:value-type="string">
            <text:p>SL-B8T2N80LAWW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4000K</text:p>
          </table:table-cell>
          <table:table-cell table:formula="of:=NUMBERVALUE(SUBSTITUTE([.F14];&quot;K&quot;;&quot;&quot;))" office:value-type="float" office:value="4000" calcext:value-type="float">
            <text:p>4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280lm (Typ)</text:p>
          </table:table-cell>
          <table:table-cell table:formula="of:=NUMBERVALUE(SUBSTITUTE([.K14];&quot;lm (Typ)&quot;;&quot;&quot;))" office:value-type="float" office:value="4280" calcext:value-type="float">
            <text:p>4280</text:p>
          </table:table-cell>
          <table:table-cell office:value-type="string" calcext:value-type="string">
            <text:p>1A</text:p>
          </table:table-cell>
          <table:table-cell table:formula="of:=IF(NUMBERVALUE(SUBSTITUTE(SUBSTITUTE([.M14];&quot;A&quot;;&quot;&quot;);&quot;m&quot;;&quot;&quot;);&quot;.&quot;)&gt;100;NUMBERVALUE(SUBSTITUTE(SUBSTITUTE([.M14];&quot;A&quot;;&quot;&quot;);&quot;m&quot;;&quot;&quot;);&quot;.&quot;);NUMBERVALUE(SUBSTITUTE(SUBSTITUTE([.M14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14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91.928251121076" calcext:value-type="float">
            <text:p>192</text:p>
          </table:table-cell>
          <table:table-cell table:style-name="ce5" table:formula="of:=flux/unit_price" office:value-type="float" office:value="264.034546576188" calcext:value-type="float">
            <text:p>264</text:p>
          </table:table-cell>
          <table:table-cell table:style-name="ce6" table:formula="of:=luminance/flux" office:value-type="float" office:value="1.16822429906542" calcext:value-type="float">
            <text:p>1.17</text:p>
          </table:table-cell>
          <table:table-cell table:style-name="ce6" table:formula="of:=luminance_units*unit_price" office:value-type="float" office:value="18.9369158878505" calcext:value-type="float">
            <text:p>18.94</text:p>
          </table:table-cell>
          <table:table-cell table:style-name="ce7" table:formula="of:=luminance_units*voltage/driver_voltage_max*driver_cost" office:value-type="currency" office:currency="USD" office:value="12.2594832325454" calcext:value-type="currency">
            <text:p>$12.26</text:p>
          </table:table-cell>
          <table:table-cell table:style-name="ce7" table:formula="of:=luminance_units*unit_price+illuminance_driver_cost" office:value-type="currency" office:currency="USD" office:value="31.1963991203958" calcext:value-type="currency">
            <text:p>$31.20</text:p>
          </table:table-cell>
          <table:table-cell table:style-name="ce7" table:formula="of:=power*luminance_units*on_time_hours*365/1000*energy_cost" office:value-type="currency" office:currency="USD" office:value="15.2140186915888" calcext:value-type="currency">
            <text:p>$15.21</text:p>
          </table:table-cell>
          <table:table-cell table:style-name="ce7" table:formula="of:=[.X14]*5" office:value-type="currency" office:currency="USD" office:value="76.0700934579439" calcext:value-type="currency">
            <text:p>$76.07</text:p>
          </table:table-cell>
          <table:table-cell table:style-name="ce7" table:formula="of:=[.Y14]+[.W14]" office:value-type="currency" office:currency="USD" office:value="107.26649257834" calcext:value-type="currency">
            <text:p>$107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62-ND</text:p>
          </table:table-cell>
          <table:table-cell office:value-type="string" calcext:value-type="string">
            <text:p>SL-B8T2N70LAWW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4000K</text:p>
          </table:table-cell>
          <table:table-cell table:formula="of:=NUMBERVALUE(SUBSTITUTE([.F15];&quot;K&quot;;&quot;&quot;))" office:value-type="float" office:value="4000" calcext:value-type="float">
            <text:p>4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1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280lm (Typ)</text:p>
          </table:table-cell>
          <table:table-cell table:formula="of:=NUMBERVALUE(SUBSTITUTE([.K15];&quot;lm (Typ)&quot;;&quot;&quot;))" office:value-type="float" office:value="4280" calcext:value-type="float">
            <text:p>4280</text:p>
          </table:table-cell>
          <table:table-cell office:value-type="string" calcext:value-type="string">
            <text:p>1A</text:p>
          </table:table-cell>
          <table:table-cell table:formula="of:=IF(NUMBERVALUE(SUBSTITUTE(SUBSTITUTE([.M15];&quot;A&quot;;&quot;&quot;);&quot;m&quot;;&quot;&quot;);&quot;.&quot;)&gt;100;NUMBERVALUE(SUBSTITUTE(SUBSTITUTE([.M15];&quot;A&quot;;&quot;&quot;);&quot;m&quot;;&quot;&quot;);&quot;.&quot;);NUMBERVALUE(SUBSTITUTE(SUBSTITUTE([.M15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15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91.928251121076" calcext:value-type="float">
            <text:p>192</text:p>
          </table:table-cell>
          <table:table-cell table:style-name="ce5" table:formula="of:=flux/unit_price" office:value-type="float" office:value="249.562682215743" calcext:value-type="float">
            <text:p>250</text:p>
          </table:table-cell>
          <table:table-cell table:style-name="ce6" table:formula="of:=luminance/flux" office:value-type="float" office:value="1.16822429906542" calcext:value-type="float">
            <text:p>1.17</text:p>
          </table:table-cell>
          <table:table-cell table:style-name="ce6" table:formula="of:=luminance_units*unit_price" office:value-type="float" office:value="20.035046728972" calcext:value-type="float">
            <text:p>20.04</text:p>
          </table:table-cell>
          <table:table-cell table:style-name="ce7" table:formula="of:=luminance_units*voltage/driver_voltage_max*driver_cost" office:value-type="currency" office:currency="USD" office:value="12.2594832325454" calcext:value-type="currency">
            <text:p>$12.26</text:p>
          </table:table-cell>
          <table:table-cell table:style-name="ce7" table:formula="of:=luminance_units*unit_price+illuminance_driver_cost" office:value-type="currency" office:currency="USD" office:value="32.2945299615173" calcext:value-type="currency">
            <text:p>$32.29</text:p>
          </table:table-cell>
          <table:table-cell table:style-name="ce7" table:formula="of:=power*luminance_units*on_time_hours*365/1000*energy_cost" office:value-type="currency" office:currency="USD" office:value="15.2140186915888" calcext:value-type="currency">
            <text:p>$15.21</text:p>
          </table:table-cell>
          <table:table-cell table:style-name="ce7" table:formula="of:=[.X15]*5" office:value-type="currency" office:currency="USD" office:value="76.0700934579439" calcext:value-type="currency">
            <text:p>$76.07</text:p>
          </table:table-cell>
          <table:table-cell table:style-name="ce7" table:formula="of:=[.Y15]+[.W15]" office:value-type="currency" office:currency="USD" office:value="108.364623419461" calcext:value-type="currency">
            <text:p>$108.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63-ND</text:p>
          </table:table-cell>
          <table:table-cell office:value-type="string" calcext:value-type="string">
            <text:p>SL-B8R2N70LAWW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5000K</text:p>
          </table:table-cell>
          <table:table-cell table:formula="of:=NUMBERVALUE(SUBSTITUTE([.F16];&quot;K&quot;;&quot;&quot;))" office:value-type="float" office:value="5000" calcext:value-type="float">
            <text:p>5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1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280lm (Typ)</text:p>
          </table:table-cell>
          <table:table-cell table:formula="of:=NUMBERVALUE(SUBSTITUTE([.K16];&quot;lm (Typ)&quot;;&quot;&quot;))" office:value-type="float" office:value="4280" calcext:value-type="float">
            <text:p>4280</text:p>
          </table:table-cell>
          <table:table-cell office:value-type="string" calcext:value-type="string">
            <text:p>1A</text:p>
          </table:table-cell>
          <table:table-cell table:formula="of:=IF(NUMBERVALUE(SUBSTITUTE(SUBSTITUTE([.M16];&quot;A&quot;;&quot;&quot;);&quot;m&quot;;&quot;&quot;);&quot;.&quot;)&gt;100;NUMBERVALUE(SUBSTITUTE(SUBSTITUTE([.M16];&quot;A&quot;;&quot;&quot;);&quot;m&quot;;&quot;&quot;);&quot;.&quot;);NUMBERVALUE(SUBSTITUTE(SUBSTITUTE([.M16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16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91.928251121076" calcext:value-type="float">
            <text:p>192</text:p>
          </table:table-cell>
          <table:table-cell table:style-name="ce5" table:formula="of:=flux/unit_price" office:value-type="float" office:value="249.562682215743" calcext:value-type="float">
            <text:p>250</text:p>
          </table:table-cell>
          <table:table-cell table:style-name="ce6" table:formula="of:=luminance/flux" office:value-type="float" office:value="1.16822429906542" calcext:value-type="float">
            <text:p>1.17</text:p>
          </table:table-cell>
          <table:table-cell table:style-name="ce6" table:formula="of:=luminance_units*unit_price" office:value-type="float" office:value="20.035046728972" calcext:value-type="float">
            <text:p>20.04</text:p>
          </table:table-cell>
          <table:table-cell table:style-name="ce7" table:formula="of:=luminance_units*voltage/driver_voltage_max*driver_cost" office:value-type="currency" office:currency="USD" office:value="12.2594832325454" calcext:value-type="currency">
            <text:p>$12.26</text:p>
          </table:table-cell>
          <table:table-cell table:style-name="ce7" table:formula="of:=luminance_units*unit_price+illuminance_driver_cost" office:value-type="currency" office:currency="USD" office:value="32.2945299615173" calcext:value-type="currency">
            <text:p>$32.29</text:p>
          </table:table-cell>
          <table:table-cell table:style-name="ce7" table:formula="of:=power*luminance_units*on_time_hours*365/1000*energy_cost" office:value-type="currency" office:currency="USD" office:value="15.2140186915888" calcext:value-type="currency">
            <text:p>$15.21</text:p>
          </table:table-cell>
          <table:table-cell table:style-name="ce7" table:formula="of:=[.X16]*5" office:value-type="currency" office:currency="USD" office:value="76.0700934579439" calcext:value-type="currency">
            <text:p>$76.07</text:p>
          </table:table-cell>
          <table:table-cell table:style-name="ce7" table:formula="of:=[.Y16]+[.W16]" office:value-type="currency" office:currency="USD" office:value="108.364623419461" calcext:value-type="currency">
            <text:p>$108.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23-ND</text:p>
          </table:table-cell>
          <table:table-cell office:value-type="string" calcext:value-type="string">
            <text:p>SI-B8T521560WW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4000K</text:p>
          </table:table-cell>
          <table:table-cell table:formula="of:=NUMBERVALUE(SUBSTITUTE([.F17];&quot;K&quot;;&quot;&quot;))" office:value-type="float" office:value="4000" calcext:value-type="float">
            <text:p>4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59.70mm L x 39.8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9000lm (Typ)</text:p>
          </table:table-cell>
          <table:table-cell table:formula="of:=NUMBERVALUE(SUBSTITUTE([.K17];&quot;lm (Typ)&quot;;&quot;&quot;))" office:value-type="float" office:value="9000" calcext:value-type="float">
            <text:p>9000</text:p>
          </table:table-cell>
          <table:table-cell office:value-type="string" calcext:value-type="string">
            <text:p>1.12A</text:p>
          </table:table-cell>
          <table:table-cell table:formula="of:=IF(NUMBERVALUE(SUBSTITUTE(SUBSTITUTE([.M17];&quot;A&quot;;&quot;&quot;);&quot;m&quot;;&quot;&quot;);&quot;.&quot;)&gt;100;NUMBERVALUE(SUBSTITUTE(SUBSTITUTE([.M17];&quot;A&quot;;&quot;&quot;);&quot;m&quot;;&quot;&quot;);&quot;.&quot;);NUMBERVALUE(SUBSTITUTE(SUBSTITUTE([.M17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6V</text:p>
          </table:table-cell>
          <table:table-cell table:formula="of:=NUMBERVALUE(SUBSTITUTE([.O17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51.52" calcext:value-type="float">
            <text:p>52</text:p>
          </table:table-cell>
          <table:table-cell table:style-name="ce5" table:formula="of:=flux/power" office:value-type="float" office:value="174.689440993789" calcext:value-type="float">
            <text:p>175</text:p>
          </table:table-cell>
          <table:table-cell table:style-name="ce5" table:formula="of:=flux/unit_price" office:value-type="float" office:value="386.59793814433" calcext:value-type="float">
            <text:p>387</text:p>
          </table:table-cell>
          <table:table-cell table:style-name="ce6" table:formula="of:=luminance/flux" office:value-type="float" office:value="0.555555555555556" calcext:value-type="float">
            <text:p>0.56</text:p>
          </table:table-cell>
          <table:table-cell table:style-name="ce6" table:formula="of:=luminance_units*unit_price" office:value-type="float" office:value="12.9333333333333" calcext:value-type="float">
            <text:p>12.93</text:p>
          </table:table-cell>
          <table:table-cell table:style-name="ce7" table:formula="of:=luminance_units*voltage/driver_voltage_max*driver_cost" office:value-type="currency" office:currency="USD" office:value="12.0261437908497" calcext:value-type="currency">
            <text:p>$12.03</text:p>
          </table:table-cell>
          <table:table-cell table:style-name="ce7" table:formula="of:=luminance_units*unit_price+illuminance_driver_cost" office:value-type="currency" office:currency="USD" office:value="24.959477124183" calcext:value-type="currency">
            <text:p>$24.96</text:p>
          </table:table-cell>
          <table:table-cell table:style-name="ce7" table:formula="of:=power*luminance_units*on_time_hours*365/1000*energy_cost" office:value-type="currency" office:currency="USD" office:value="16.7153777777778" calcext:value-type="currency">
            <text:p>$16.72</text:p>
          </table:table-cell>
          <table:table-cell table:style-name="ce7" table:formula="of:=[.X17]*5" office:value-type="currency" office:currency="USD" office:value="83.576888888889" calcext:value-type="currency">
            <text:p>$83.58</text:p>
          </table:table-cell>
          <table:table-cell table:style-name="ce7" table:formula="of:=[.Y17]+[.W17]" office:value-type="currency" office:currency="USD" office:value="108.536366013072" calcext:value-type="currency">
            <text:p>$108.5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27-ND</text:p>
          </table:table-cell>
          <table:table-cell office:value-type="string" calcext:value-type="string">
            <text:p>SI-B8T521B20WW</text:p>
          </table:table-cell>
          <table:table-cell office:value-type="float" office:value="23.41" calcext:value-type="float">
            <text:p>23.41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4000K</text:p>
          </table:table-cell>
          <table:table-cell table:formula="of:=NUMBERVALUE(SUBSTITUTE([.F18];&quot;K&quot;;&quot;&quot;))" office:value-type="float" office:value="4000" calcext:value-type="float">
            <text:p>4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9000lm (Typ)</text:p>
          </table:table-cell>
          <table:table-cell table:formula="of:=NUMBERVALUE(SUBSTITUTE([.K18];&quot;lm (Typ)&quot;;&quot;&quot;))" office:value-type="float" office:value="9000" calcext:value-type="float">
            <text:p>9000</text:p>
          </table:table-cell>
          <table:table-cell office:value-type="string" calcext:value-type="string">
            <text:p>1.12A</text:p>
          </table:table-cell>
          <table:table-cell table:formula="of:=IF(NUMBERVALUE(SUBSTITUTE(SUBSTITUTE([.M18];&quot;A&quot;;&quot;&quot;);&quot;m&quot;;&quot;&quot;);&quot;.&quot;)&gt;100;NUMBERVALUE(SUBSTITUTE(SUBSTITUTE([.M18];&quot;A&quot;;&quot;&quot;);&quot;m&quot;;&quot;&quot;);&quot;.&quot;);NUMBERVALUE(SUBSTITUTE(SUBSTITUTE([.M18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6V</text:p>
          </table:table-cell>
          <table:table-cell table:formula="of:=NUMBERVALUE(SUBSTITUTE([.O18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51.52" calcext:value-type="float">
            <text:p>52</text:p>
          </table:table-cell>
          <table:table-cell table:style-name="ce5" table:formula="of:=flux/power" office:value-type="float" office:value="174.689440993789" calcext:value-type="float">
            <text:p>175</text:p>
          </table:table-cell>
          <table:table-cell table:style-name="ce5" table:formula="of:=flux/unit_price" office:value-type="float" office:value="384.451089278086" calcext:value-type="float">
            <text:p>384</text:p>
          </table:table-cell>
          <table:table-cell table:style-name="ce6" table:formula="of:=luminance/flux" office:value-type="float" office:value="0.555555555555556" calcext:value-type="float">
            <text:p>0.56</text:p>
          </table:table-cell>
          <table:table-cell table:style-name="ce6" table:formula="of:=luminance_units*unit_price" office:value-type="float" office:value="13.0055555555556" calcext:value-type="float">
            <text:p>13.01</text:p>
          </table:table-cell>
          <table:table-cell table:style-name="ce7" table:formula="of:=luminance_units*voltage/driver_voltage_max*driver_cost" office:value-type="currency" office:currency="USD" office:value="12.0261437908497" calcext:value-type="currency">
            <text:p>$12.03</text:p>
          </table:table-cell>
          <table:table-cell table:style-name="ce7" table:formula="of:=luminance_units*unit_price+illuminance_driver_cost" office:value-type="currency" office:currency="USD" office:value="25.0316993464052" calcext:value-type="currency">
            <text:p>$25.03</text:p>
          </table:table-cell>
          <table:table-cell table:style-name="ce7" table:formula="of:=power*luminance_units*on_time_hours*365/1000*energy_cost" office:value-type="currency" office:currency="USD" office:value="16.7153777777778" calcext:value-type="currency">
            <text:p>$16.72</text:p>
          </table:table-cell>
          <table:table-cell table:style-name="ce7" table:formula="of:=[.X18]*5" office:value-type="currency" office:currency="USD" office:value="83.576888888889" calcext:value-type="currency">
            <text:p>$83.58</text:p>
          </table:table-cell>
          <table:table-cell table:style-name="ce7" table:formula="of:=[.Y18]+[.W18]" office:value-type="currency" office:currency="USD" office:value="108.608588235294" calcext:value-type="currency">
            <text:p>$108.6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19-ND</text:p>
          </table:table-cell>
          <table:table-cell office:value-type="string" calcext:value-type="string">
            <text:p>SI-B8T261560WW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4000K</text:p>
          </table:table-cell>
          <table:table-cell table:formula="of:=NUMBERVALUE(SUBSTITUTE([.F19];&quot;K&quot;;&quot;&quot;))" office:value-type="float" office:value="4000" calcext:value-type="float">
            <text:p>4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500lm (Typ)</text:p>
          </table:table-cell>
          <table:table-cell table:formula="of:=NUMBERVALUE(SUBSTITUTE([.K19];&quot;lm (Typ)&quot;;&quot;&quot;))" office:value-type="float" office:value="4500" calcext:value-type="float">
            <text:p>4500</text:p>
          </table:table-cell>
          <table:table-cell office:value-type="string" calcext:value-type="string">
            <text:p>1.12A</text:p>
          </table:table-cell>
          <table:table-cell table:formula="of:=IF(NUMBERVALUE(SUBSTITUTE(SUBSTITUTE([.M19];&quot;A&quot;;&quot;&quot;);&quot;m&quot;;&quot;&quot;);&quot;.&quot;)&gt;100;NUMBERVALUE(SUBSTITUTE(SUBSTITUTE([.M19];&quot;A&quot;;&quot;&quot;);&quot;m&quot;;&quot;&quot;);&quot;.&quot;);NUMBERVALUE(SUBSTITUTE(SUBSTITUTE([.M19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23V</text:p>
          </table:table-cell>
          <table:table-cell table:formula="of:=NUMBERVALUE(SUBSTITUTE([.O19];&quot;V&quot;;&quot;&quot;);&quot;.&quot;)" office:value-type="float" office:value="23" calcext:value-type="float">
            <text:p>23</text:p>
          </table:table-cell>
          <table:table-cell table:style-name="ce4" table:formula="of:=voltage*current/1000" office:value-type="float" office:value="25.76" calcext:value-type="float">
            <text:p>26</text:p>
          </table:table-cell>
          <table:table-cell table:style-name="ce5" table:formula="of:=flux/power" office:value-type="float" office:value="174.689440993789" calcext:value-type="float">
            <text:p>175</text:p>
          </table:table-cell>
          <table:table-cell table:style-name="ce5" table:formula="of:=flux/unit_price" office:value-type="float" office:value="318.246110325318" calcext:value-type="float">
            <text:p>318</text:p>
          </table:table-cell>
          <table:table-cell table:style-name="ce6" table:formula="of:=luminance/flux" office:value-type="float" office:value="1.11111111111111" calcext:value-type="float">
            <text:p>1.11</text:p>
          </table:table-cell>
          <table:table-cell table:style-name="ce6" table:formula="of:=luminance_units*unit_price" office:value-type="float" office:value="15.7111111111111" calcext:value-type="float">
            <text:p>15.71</text:p>
          </table:table-cell>
          <table:table-cell table:style-name="ce7" table:formula="of:=luminance_units*voltage/driver_voltage_max*driver_cost" office:value-type="currency" office:currency="USD" office:value="12.0261437908497" calcext:value-type="currency">
            <text:p>$12.03</text:p>
          </table:table-cell>
          <table:table-cell table:style-name="ce7" table:formula="of:=luminance_units*unit_price+illuminance_driver_cost" office:value-type="currency" office:currency="USD" office:value="27.7372549019608" calcext:value-type="currency">
            <text:p>$27.74</text:p>
          </table:table-cell>
          <table:table-cell table:style-name="ce7" table:formula="of:=power*luminance_units*on_time_hours*365/1000*energy_cost" office:value-type="currency" office:currency="USD" office:value="16.7153777777778" calcext:value-type="currency">
            <text:p>$16.72</text:p>
          </table:table-cell>
          <table:table-cell table:style-name="ce7" table:formula="of:=[.X19]*5" office:value-type="currency" office:currency="USD" office:value="83.5768888888888" calcext:value-type="currency">
            <text:p>$83.58</text:p>
          </table:table-cell>
          <table:table-cell table:style-name="ce7" table:formula="of:=[.Y19]+[.W19]" office:value-type="currency" office:currency="USD" office:value="111.31414379085" calcext:value-type="currency">
            <text:p>$111.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7-ND</text:p>
          </table:table-cell>
          <table:table-cell office:value-type="string" calcext:value-type="string">
            <text:p>SL-B8R1N30LAWW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5000K</text:p>
          </table:table-cell>
          <table:table-cell table:formula="of:=NUMBERVALUE(SUBSTITUTE([.F20];&quot;K&quot;;&quot;&quot;))" office:value-type="float" office:value="5000" calcext:value-type="float">
            <text:p>5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2140lm (Typ)</text:p>
          </table:table-cell>
          <table:table-cell table:formula="of:=NUMBERVALUE(SUBSTITUTE([.K20];&quot;lm (Typ)&quot;;&quot;&quot;))" office:value-type="float" office:value="2140" calcext:value-type="float">
            <text:p>2140</text:p>
          </table:table-cell>
          <table:table-cell office:value-type="string" calcext:value-type="string">
            <text:p>1A</text:p>
          </table:table-cell>
          <table:table-cell table:formula="of:=IF(NUMBERVALUE(SUBSTITUTE(SUBSTITUTE([.M20];&quot;A&quot;;&quot;&quot;);&quot;m&quot;;&quot;&quot;);&quot;.&quot;)&gt;100;NUMBERVALUE(SUBSTITUTE(SUBSTITUTE([.M20];&quot;A&quot;;&quot;&quot;);&quot;m&quot;;&quot;&quot;);&quot;.&quot;);NUMBERVALUE(SUBSTITUTE(SUBSTITUTE([.M20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11.1V</text:p>
          </table:table-cell>
          <table:table-cell table:formula="of:=NUMBERVALUE(SUBSTITUTE([.O20];&quot;V&quot;;&quot;&quot;);&quot;.&quot;)" office:value-type="float" office:value="11.1" calcext:value-type="float">
            <text:p>11.1</text:p>
          </table:table-cell>
          <table:table-cell table:style-name="ce4" table:formula="of:=voltage*current/1000" office:value-type="float" office:value="11.1" calcext:value-type="float">
            <text:p>11</text:p>
          </table:table-cell>
          <table:table-cell table:style-name="ce5" table:formula="of:=flux/power" office:value-type="float" office:value="192.792792792793" calcext:value-type="float">
            <text:p>193</text:p>
          </table:table-cell>
          <table:table-cell table:style-name="ce5" table:formula="of:=flux/unit_price" office:value-type="float" office:value="211.881188118812" calcext:value-type="float">
            <text:p>212</text:p>
          </table:table-cell>
          <table:table-cell table:style-name="ce6" table:formula="of:=luminance/flux" office:value-type="float" office:value="2.33644859813084" calcext:value-type="float">
            <text:p>2.34</text:p>
          </table:table-cell>
          <table:table-cell table:style-name="ce6" table:formula="of:=luminance_units*unit_price" office:value-type="float" office:value="23.5981308411215" calcext:value-type="float">
            <text:p>23.60</text:p>
          </table:table-cell>
          <table:table-cell table:style-name="ce7" table:formula="of:=luminance_units*voltage/driver_voltage_max*driver_cost" office:value-type="currency" office:currency="USD" office:value="12.2045079714129" calcext:value-type="currency">
            <text:p>$12.20</text:p>
          </table:table-cell>
          <table:table-cell table:style-name="ce7" table:formula="of:=luminance_units*unit_price+illuminance_driver_cost" office:value-type="currency" office:currency="USD" office:value="35.8026388125344" calcext:value-type="currency">
            <text:p>$35.80</text:p>
          </table:table-cell>
          <table:table-cell table:style-name="ce7" table:formula="of:=power*luminance_units*on_time_hours*365/1000*energy_cost" office:value-type="currency" office:currency="USD" office:value="15.1457943925234" calcext:value-type="currency">
            <text:p>$15.15</text:p>
          </table:table-cell>
          <table:table-cell table:style-name="ce7" table:formula="of:=[.X20]*5" office:value-type="currency" office:currency="USD" office:value="75.7289719626168" calcext:value-type="currency">
            <text:p>$75.73</text:p>
          </table:table-cell>
          <table:table-cell table:style-name="ce7" table:formula="of:=[.Y20]+[.W20]" office:value-type="currency" office:currency="USD" office:value="111.531610775151" calcext:value-type="currency">
            <text:p>$111.5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6-ND</text:p>
          </table:table-cell>
          <table:table-cell office:value-type="string" calcext:value-type="string">
            <text:p>SL-B8T1N30LAWW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4000K</text:p>
          </table:table-cell>
          <table:table-cell table:formula="of:=NUMBERVALUE(SUBSTITUTE([.F21];&quot;K&quot;;&quot;&quot;))" office:value-type="float" office:value="4000" calcext:value-type="float">
            <text:p>4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2140lm (Typ)</text:p>
          </table:table-cell>
          <table:table-cell table:formula="of:=NUMBERVALUE(SUBSTITUTE([.K21];&quot;lm (Typ)&quot;;&quot;&quot;))" office:value-type="float" office:value="2140" calcext:value-type="float">
            <text:p>2140</text:p>
          </table:table-cell>
          <table:table-cell office:value-type="string" calcext:value-type="string">
            <text:p>1A</text:p>
          </table:table-cell>
          <table:table-cell table:formula="of:=IF(NUMBERVALUE(SUBSTITUTE(SUBSTITUTE([.M21];&quot;A&quot;;&quot;&quot;);&quot;m&quot;;&quot;&quot;);&quot;.&quot;)&gt;100;NUMBERVALUE(SUBSTITUTE(SUBSTITUTE([.M21];&quot;A&quot;;&quot;&quot;);&quot;m&quot;;&quot;&quot;);&quot;.&quot;);NUMBERVALUE(SUBSTITUTE(SUBSTITUTE([.M21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11.1V</text:p>
          </table:table-cell>
          <table:table-cell table:formula="of:=NUMBERVALUE(SUBSTITUTE([.O21];&quot;V&quot;;&quot;&quot;);&quot;.&quot;)" office:value-type="float" office:value="11.1" calcext:value-type="float">
            <text:p>11.1</text:p>
          </table:table-cell>
          <table:table-cell table:style-name="ce4" table:formula="of:=voltage*current/1000" office:value-type="float" office:value="11.1" calcext:value-type="float">
            <text:p>11</text:p>
          </table:table-cell>
          <table:table-cell table:style-name="ce5" table:formula="of:=flux/power" office:value-type="float" office:value="192.792792792793" calcext:value-type="float">
            <text:p>193</text:p>
          </table:table-cell>
          <table:table-cell table:style-name="ce5" table:formula="of:=flux/unit_price" office:value-type="float" office:value="211.881188118812" calcext:value-type="float">
            <text:p>212</text:p>
          </table:table-cell>
          <table:table-cell table:style-name="ce6" table:formula="of:=luminance/flux" office:value-type="float" office:value="2.33644859813084" calcext:value-type="float">
            <text:p>2.34</text:p>
          </table:table-cell>
          <table:table-cell table:style-name="ce6" table:formula="of:=luminance_units*unit_price" office:value-type="float" office:value="23.5981308411215" calcext:value-type="float">
            <text:p>23.60</text:p>
          </table:table-cell>
          <table:table-cell table:style-name="ce7" table:formula="of:=luminance_units*voltage/driver_voltage_max*driver_cost" office:value-type="currency" office:currency="USD" office:value="12.2045079714129" calcext:value-type="currency">
            <text:p>$12.20</text:p>
          </table:table-cell>
          <table:table-cell table:style-name="ce7" table:formula="of:=luminance_units*unit_price+illuminance_driver_cost" office:value-type="currency" office:currency="USD" office:value="35.8026388125344" calcext:value-type="currency">
            <text:p>$35.80</text:p>
          </table:table-cell>
          <table:table-cell table:style-name="ce7" table:formula="of:=power*luminance_units*on_time_hours*365/1000*energy_cost" office:value-type="currency" office:currency="USD" office:value="15.1457943925234" calcext:value-type="currency">
            <text:p>$15.15</text:p>
          </table:table-cell>
          <table:table-cell table:style-name="ce7" table:formula="of:=[.X21]*5" office:value-type="currency" office:currency="USD" office:value="75.7289719626168" calcext:value-type="currency">
            <text:p>$75.73</text:p>
          </table:table-cell>
          <table:table-cell table:style-name="ce7" table:formula="of:=[.Y21]+[.W21]" office:value-type="currency" office:currency="USD" office:value="111.531610775151" calcext:value-type="currency">
            <text:p>$111.5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49-ND</text:p>
          </table:table-cell>
          <table:table-cell office:value-type="string" calcext:value-type="string">
            <text:p>SL-B8V3N80LAWW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000K</text:p>
          </table:table-cell>
          <table:table-cell table:formula="of:=NUMBERVALUE(SUBSTITUTE([.F22];&quot;K&quot;;&quot;&quot;))" office:value-type="float" office:value="3000" calcext:value-type="float">
            <text:p>3000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630lm (Typ)</text:p>
          </table:table-cell>
          <table:table-cell table:formula="of:=NUMBERVALUE(SUBSTITUTE([.K22];&quot;lm (Typ)&quot;;&quot;&quot;))" office:value-type="float" office:value="5630" calcext:value-type="float">
            <text:p>5630</text:p>
          </table:table-cell>
          <table:table-cell office:value-type="string" calcext:value-type="string">
            <text:p>1.43A</text:p>
          </table:table-cell>
          <table:table-cell table:formula="of:=IF(NUMBERVALUE(SUBSTITUTE(SUBSTITUTE([.M22];&quot;A&quot;;&quot;&quot;);&quot;m&quot;;&quot;&quot;);&quot;.&quot;)&gt;100;NUMBERVALUE(SUBSTITUTE(SUBSTITUTE([.M22];&quot;A&quot;;&quot;&quot;);&quot;m&quot;;&quot;&quot;);&quot;.&quot;);NUMBERVALUE(SUBSTITUTE(SUBSTITUTE([.M22];&quot;A&quot;;&quot;&quot;);&quot;m&quot;;&quot;&quot;);&quot;.&quot;)*1000)" office:value-type="float" office:value="1430" calcext:value-type="float">
            <text:p>1430</text:p>
          </table:table-cell>
          <table:table-cell office:value-type="string" calcext:value-type="string">
            <text:p>22.4V</text:p>
          </table:table-cell>
          <table:table-cell table:formula="of:=NUMBERVALUE(SUBSTITUTE([.O22];&quot;V&quot;;&quot;&quot;);&quot;.&quot;)" office:value-type="float" office:value="22.4" calcext:value-type="float">
            <text:p>22.4</text:p>
          </table:table-cell>
          <table:table-cell table:style-name="ce4" table:formula="of:=voltage*current/1000" office:value-type="float" office:value="32.032" calcext:value-type="float">
            <text:p>32</text:p>
          </table:table-cell>
          <table:table-cell table:style-name="ce5" table:formula="of:=flux/power" office:value-type="float" office:value="175.761738261738" calcext:value-type="float">
            <text:p>176</text:p>
          </table:table-cell>
          <table:table-cell table:style-name="ce5" table:formula="of:=flux/unit_price" office:value-type="float" office:value="263.207106124357" calcext:value-type="float">
            <text:p>263</text:p>
          </table:table-cell>
          <table:table-cell table:style-name="ce6" table:formula="of:=luminance/flux" office:value-type="float" office:value="0.88809946714032" calcext:value-type="float">
            <text:p>0.89</text:p>
          </table:table-cell>
          <table:table-cell table:style-name="ce6" table:formula="of:=luminance_units*unit_price" office:value-type="float" office:value="18.9964476021314" calcext:value-type="float">
            <text:p>19.00</text:p>
          </table:table-cell>
          <table:table-cell table:style-name="ce7" table:formula="of:=luminance_units*voltage/driver_voltage_max*driver_cost" office:value-type="currency" office:currency="USD" office:value="9.36161320656149" calcext:value-type="currency">
            <text:p>$9.36</text:p>
          </table:table-cell>
          <table:table-cell table:style-name="ce7" table:formula="of:=luminance_units*unit_price+illuminance_driver_cost" office:value-type="currency" office:currency="USD" office:value="28.3580608086929" calcext:value-type="currency">
            <text:p>$28.36</text:p>
          </table:table-cell>
          <table:table-cell table:style-name="ce7" table:formula="of:=power*luminance_units*on_time_hours*365/1000*energy_cost" office:value-type="currency" office:currency="USD" office:value="16.6133996447602" calcext:value-type="currency">
            <text:p>$16.61</text:p>
          </table:table-cell>
          <table:table-cell table:style-name="ce7" table:formula="of:=[.X22]*5" office:value-type="currency" office:currency="USD" office:value="83.0669982238011" calcext:value-type="currency">
            <text:p>$83.07</text:p>
          </table:table-cell>
          <table:table-cell table:style-name="ce7" table:formula="of:=[.Y22]+[.W22]" office:value-type="currency" office:currency="USD" office:value="111.425059032494" calcext:value-type="currency">
            <text:p>$111.4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10/Data_Sheet_F_Series_G3_CRI80_Rev.1.1.pdf</text:p>
          </table:table-cell>
          <table:table-cell office:value-type="string" calcext:value-type="string">
            <text:p>1510-2225-ND</text:p>
          </table:table-cell>
          <table:table-cell office:value-type="string" calcext:value-type="string">
            <text:p>SI-B8V521B20WW</text:p>
          </table:table-cell>
          <table:table-cell office:value-type="float" office:value="23.41" calcext:value-type="float">
            <text:p>23.41</text:p>
          </table:table-cell>
          <table:table-cell office:value-type="string" calcext:value-type="string">
            <text:p>F-Series Gen3</text:p>
          </table:table-cell>
          <table:table-cell office:value-type="string" calcext:value-type="string">
            <text:p>3000K</text:p>
          </table:table-cell>
          <table:table-cell table:formula="of:=NUMBERVALUE(SUBSTITUTE([.F23];&quot;K&quot;;&quot;&quot;))" office:value-type="float" office:value="3000" calcext:value-type="float">
            <text:p>3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8670lm (Typ)</text:p>
          </table:table-cell>
          <table:table-cell table:formula="of:=NUMBERVALUE(SUBSTITUTE([.K23];&quot;lm (Typ)&quot;;&quot;&quot;))" office:value-type="float" office:value="8670" calcext:value-type="float">
            <text:p>8670</text:p>
          </table:table-cell>
          <table:table-cell office:value-type="string" calcext:value-type="string">
            <text:p>1.12A</text:p>
          </table:table-cell>
          <table:table-cell table:formula="of:=IF(NUMBERVALUE(SUBSTITUTE(SUBSTITUTE([.M23];&quot;A&quot;;&quot;&quot;);&quot;m&quot;;&quot;&quot;);&quot;.&quot;)&gt;100;NUMBERVALUE(SUBSTITUTE(SUBSTITUTE([.M23];&quot;A&quot;;&quot;&quot;);&quot;m&quot;;&quot;&quot;);&quot;.&quot;);NUMBERVALUE(SUBSTITUTE(SUBSTITUTE([.M23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6V</text:p>
          </table:table-cell>
          <table:table-cell table:formula="of:=NUMBERVALUE(SUBSTITUTE([.O23];&quot;V&quot;;&quot;&quot;);&quot;.&quot;)" office:value-type="float" office:value="46" calcext:value-type="float">
            <text:p>46</text:p>
          </table:table-cell>
          <table:table-cell table:style-name="ce4" table:formula="of:=voltage*current/1000" office:value-type="float" office:value="51.52" calcext:value-type="float">
            <text:p>52</text:p>
          </table:table-cell>
          <table:table-cell table:style-name="ce5" table:formula="of:=flux/power" office:value-type="float" office:value="168.284161490683" calcext:value-type="float">
            <text:p>168</text:p>
          </table:table-cell>
          <table:table-cell table:style-name="ce5" table:formula="of:=flux/unit_price" office:value-type="float" office:value="370.35454933789" calcext:value-type="float">
            <text:p>370</text:p>
          </table:table-cell>
          <table:table-cell table:style-name="ce6" table:formula="of:=luminance/flux" office:value-type="float" office:value="0.576701268742791" calcext:value-type="float">
            <text:p>0.58</text:p>
          </table:table-cell>
          <table:table-cell table:style-name="ce6" table:formula="of:=luminance_units*unit_price" office:value-type="float" office:value="13.5005767012687" calcext:value-type="float">
            <text:p>13.50</text:p>
          </table:table-cell>
          <table:table-cell table:style-name="ce7" table:formula="of:=luminance_units*voltage/driver_voltage_max*driver_cost" office:value-type="currency" office:currency="USD" office:value="12.4838862880792" calcext:value-type="currency">
            <text:p>$12.48</text:p>
          </table:table-cell>
          <table:table-cell table:style-name="ce7" table:formula="of:=luminance_units*unit_price+illuminance_driver_cost" office:value-type="currency" office:currency="USD" office:value="25.984462989348" calcext:value-type="currency">
            <text:p>$25.98</text:p>
          </table:table-cell>
          <table:table-cell table:style-name="ce7" table:formula="of:=power*luminance_units*on_time_hours*365/1000*energy_cost" office:value-type="currency" office:currency="USD" office:value="17.3516032295271" calcext:value-type="currency">
            <text:p>$17.35</text:p>
          </table:table-cell>
          <table:table-cell table:style-name="ce7" table:formula="of:=[.X23]*5" office:value-type="currency" office:currency="USD" office:value="86.7580161476355" calcext:value-type="currency">
            <text:p>$86.76</text:p>
          </table:table-cell>
          <table:table-cell table:style-name="ce7" table:formula="of:=[.Y23]+[.W23]" office:value-type="currency" office:currency="USD" office:value="112.742479136984" calcext:value-type="currency">
            <text:p>$112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84-ND</text:p>
          </table:table-cell>
          <table:table-cell office:value-type="string" calcext:value-type="string">
            <text:p>SL-B8U2N80LAWW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500K</text:p>
          </table:table-cell>
          <table:table-cell table:formula="of:=NUMBERVALUE(SUBSTITUTE([.F24];&quot;K&quot;;&quot;&quot;))" office:value-type="float" office:value="3500" calcext:value-type="float">
            <text:p>35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060lm (Typ)</text:p>
          </table:table-cell>
          <table:table-cell table:formula="of:=NUMBERVALUE(SUBSTITUTE([.K24];&quot;lm (Typ)&quot;;&quot;&quot;))" office:value-type="float" office:value="4060" calcext:value-type="float">
            <text:p>4060</text:p>
          </table:table-cell>
          <table:table-cell office:value-type="string" calcext:value-type="string">
            <text:p>1A</text:p>
          </table:table-cell>
          <table:table-cell table:formula="of:=IF(NUMBERVALUE(SUBSTITUTE(SUBSTITUTE([.M24];&quot;A&quot;;&quot;&quot;);&quot;m&quot;;&quot;&quot;);&quot;.&quot;)&gt;100;NUMBERVALUE(SUBSTITUTE(SUBSTITUTE([.M24];&quot;A&quot;;&quot;&quot;);&quot;m&quot;;&quot;&quot;);&quot;.&quot;);NUMBERVALUE(SUBSTITUTE(SUBSTITUTE([.M24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24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82.062780269058" calcext:value-type="float">
            <text:p>182</text:p>
          </table:table-cell>
          <table:table-cell table:style-name="ce5" table:formula="of:=flux/unit_price" office:value-type="float" office:value="250.462677359654" calcext:value-type="float">
            <text:p>250</text:p>
          </table:table-cell>
          <table:table-cell table:style-name="ce6" table:formula="of:=luminance/flux" office:value-type="float" office:value="1.23152709359606" calcext:value-type="float">
            <text:p>1.23</text:p>
          </table:table-cell>
          <table:table-cell table:style-name="ce6" table:formula="of:=luminance_units*unit_price" office:value-type="float" office:value="19.9630541871921" calcext:value-type="float">
            <text:p>19.96</text:p>
          </table:table-cell>
          <table:table-cell table:style-name="ce7" table:formula="of:=luminance_units*voltage/driver_voltage_max*driver_cost" office:value-type="currency" office:currency="USD" office:value="12.9237902057375" calcext:value-type="currency">
            <text:p>$12.92</text:p>
          </table:table-cell>
          <table:table-cell table:style-name="ce7" table:formula="of:=luminance_units*unit_price+illuminance_driver_cost" office:value-type="currency" office:currency="USD" office:value="32.8868443929296" calcext:value-type="currency">
            <text:p>$32.89</text:p>
          </table:table-cell>
          <table:table-cell table:style-name="ce7" table:formula="of:=power*luminance_units*on_time_hours*365/1000*energy_cost" office:value-type="currency" office:currency="USD" office:value="16.0384236453202" calcext:value-type="currency">
            <text:p>$16.04</text:p>
          </table:table-cell>
          <table:table-cell table:style-name="ce7" table:formula="of:=[.X24]*5" office:value-type="currency" office:currency="USD" office:value="80.192118226601" calcext:value-type="currency">
            <text:p>$80.19</text:p>
          </table:table-cell>
          <table:table-cell table:style-name="ce7" table:formula="of:=[.Y24]+[.W24]" office:value-type="currency" office:currency="USD" office:value="113.078962619531" calcext:value-type="currency">
            <text:p>$113.0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2-ND</text:p>
          </table:table-cell>
          <table:table-cell office:value-type="string" calcext:value-type="string">
            <text:p>SL-B8V4N90LAWW</text:p>
          </table:table-cell>
          <table:table-cell office:value-type="float" office:value="28.58" calcext:value-type="float">
            <text:p>28.58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000K</text:p>
          </table:table-cell>
          <table:table-cell table:formula="of:=NUMBERVALUE(SUBSTITUTE([.F25];&quot;K&quot;;&quot;&quot;))" office:value-type="float" office:value="3000" calcext:value-type="float">
            <text:p>3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7910lm (Typ)</text:p>
          </table:table-cell>
          <table:table-cell table:formula="of:=NUMBERVALUE(SUBSTITUTE([.K25];&quot;lm (Typ)&quot;;&quot;&quot;))" office:value-type="float" office:value="7910" calcext:value-type="float">
            <text:p>7910</text:p>
          </table:table-cell>
          <table:table-cell office:value-type="string" calcext:value-type="string">
            <text:p>1A</text:p>
          </table:table-cell>
          <table:table-cell table:formula="of:=IF(NUMBERVALUE(SUBSTITUTE(SUBSTITUTE([.M25];&quot;A&quot;;&quot;&quot;);&quot;m&quot;;&quot;&quot;);&quot;.&quot;)&gt;100;NUMBERVALUE(SUBSTITUTE(SUBSTITUTE([.M25];&quot;A&quot;;&quot;&quot;);&quot;m&quot;;&quot;&quot;);&quot;.&quot;);NUMBERVALUE(SUBSTITUTE(SUBSTITUTE([.M25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44.6V</text:p>
          </table:table-cell>
          <table:table-cell table:formula="of:=NUMBERVALUE(SUBSTITUTE([.O25];&quot;V&quot;;&quot;&quot;);&quot;.&quot;)" office:value-type="float" office:value="44.6" calcext:value-type="float">
            <text:p>44.6</text:p>
          </table:table-cell>
          <table:table-cell table:style-name="ce4" table:formula="of:=voltage*current/1000" office:value-type="float" office:value="44.6" calcext:value-type="float">
            <text:p>45</text:p>
          </table:table-cell>
          <table:table-cell table:style-name="ce5" table:formula="of:=flux/power" office:value-type="float" office:value="177.354260089686" calcext:value-type="float">
            <text:p>177</text:p>
          </table:table-cell>
          <table:table-cell table:style-name="ce5" table:formula="of:=flux/unit_price" office:value-type="float" office:value="276.766969909027" calcext:value-type="float">
            <text:p>277</text:p>
          </table:table-cell>
          <table:table-cell table:style-name="ce6" table:formula="of:=luminance/flux" office:value-type="float" office:value="0.632111251580278" calcext:value-type="float">
            <text:p>0.63</text:p>
          </table:table-cell>
          <table:table-cell table:style-name="ce6" table:formula="of:=luminance_units*unit_price" office:value-type="float" office:value="18.0657395701643" calcext:value-type="float">
            <text:p>18.07</text:p>
          </table:table-cell>
          <table:table-cell table:style-name="ce7" table:formula="of:=luminance_units*voltage/driver_voltage_max*driver_cost" office:value-type="currency" office:currency="USD" office:value="13.2668996802261" calcext:value-type="currency">
            <text:p>$13.27</text:p>
          </table:table-cell>
          <table:table-cell table:style-name="ce7" table:formula="of:=luminance_units*unit_price+illuminance_driver_cost" office:value-type="currency" office:currency="USD" office:value="31.3326392503904" calcext:value-type="currency">
            <text:p>$31.33</text:p>
          </table:table-cell>
          <table:table-cell table:style-name="ce7" table:formula="of:=power*luminance_units*on_time_hours*365/1000*energy_cost" office:value-type="currency" office:currency="USD" office:value="16.4642225031606" calcext:value-type="currency">
            <text:p>$16.46</text:p>
          </table:table-cell>
          <table:table-cell table:style-name="ce7" table:formula="of:=[.X25]*5" office:value-type="currency" office:currency="USD" office:value="82.3211125158028" calcext:value-type="currency">
            <text:p>$82.32</text:p>
          </table:table-cell>
          <table:table-cell table:style-name="ce7" table:formula="of:=[.Y25]+[.W25]" office:value-type="currency" office:currency="USD" office:value="113.653751766193" calcext:value-type="currency">
            <text:p>$113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8-ND</text:p>
          </table:table-cell>
          <table:table-cell office:value-type="string" calcext:value-type="string">
            <text:p>SL-B8V1N60LAWW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000K</text:p>
          </table:table-cell>
          <table:table-cell table:formula="of:=NUMBERVALUE(SUBSTITUTE([.F26];&quot;K&quot;;&quot;&quot;))" office:value-type="float" office:value="3000" calcext:value-type="float">
            <text:p>3000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2820lm (Typ)</text:p>
          </table:table-cell>
          <table:table-cell table:formula="of:=NUMBERVALUE(SUBSTITUTE([.K26];&quot;lm (Typ)&quot;;&quot;&quot;))" office:value-type="float" office:value="2820" calcext:value-type="float">
            <text:p>2820</text:p>
          </table:table-cell>
          <table:table-cell office:value-type="string" calcext:value-type="string">
            <text:p>1.43A</text:p>
          </table:table-cell>
          <table:table-cell table:formula="of:=IF(NUMBERVALUE(SUBSTITUTE(SUBSTITUTE([.M26];&quot;A&quot;;&quot;&quot;);&quot;m&quot;;&quot;&quot;);&quot;.&quot;)&gt;100;NUMBERVALUE(SUBSTITUTE(SUBSTITUTE([.M26];&quot;A&quot;;&quot;&quot;);&quot;m&quot;;&quot;&quot;);&quot;.&quot;);NUMBERVALUE(SUBSTITUTE(SUBSTITUTE([.M26];&quot;A&quot;;&quot;&quot;);&quot;m&quot;;&quot;&quot;);&quot;.&quot;)*1000)" office:value-type="float" office:value="1430" calcext:value-type="float">
            <text:p>1430</text:p>
          </table:table-cell>
          <table:table-cell office:value-type="string" calcext:value-type="string">
            <text:p>11.2V</text:p>
          </table:table-cell>
          <table:table-cell table:formula="of:=NUMBERVALUE(SUBSTITUTE([.O26];&quot;V&quot;;&quot;&quot;);&quot;.&quot;)" office:value-type="float" office:value="11.2" calcext:value-type="float">
            <text:p>11.2</text:p>
          </table:table-cell>
          <table:table-cell table:style-name="ce4" table:formula="of:=voltage*current/1000" office:value-type="float" office:value="16.016" calcext:value-type="float">
            <text:p>16</text:p>
          </table:table-cell>
          <table:table-cell table:style-name="ce5" table:formula="of:=flux/power" office:value-type="float" office:value="176.073926073926" calcext:value-type="float">
            <text:p>176</text:p>
          </table:table-cell>
          <table:table-cell table:style-name="ce5" table:formula="of:=flux/unit_price" office:value-type="float" office:value="235.195996663887" calcext:value-type="float">
            <text:p>235</text:p>
          </table:table-cell>
          <table:table-cell table:style-name="ce6" table:formula="of:=luminance/flux" office:value-type="float" office:value="1.77304964539007" calcext:value-type="float">
            <text:p>1.77</text:p>
          </table:table-cell>
          <table:table-cell table:style-name="ce6" table:formula="of:=luminance_units*unit_price" office:value-type="float" office:value="21.2588652482269" calcext:value-type="float">
            <text:p>21.26</text:p>
          </table:table-cell>
          <table:table-cell table:style-name="ce7" table:formula="of:=luminance_units*voltage/driver_voltage_max*driver_cost" office:value-type="currency" office:currency="USD" office:value="9.34501460158531" calcext:value-type="currency">
            <text:p>$9.35</text:p>
          </table:table-cell>
          <table:table-cell table:style-name="ce7" table:formula="of:=luminance_units*unit_price+illuminance_driver_cost" office:value-type="currency" office:currency="USD" office:value="30.6038798498123" calcext:value-type="currency">
            <text:p>$30.60</text:p>
          </table:table-cell>
          <table:table-cell table:style-name="ce7" table:formula="of:=power*luminance_units*on_time_hours*365/1000*energy_cost" office:value-type="currency" office:currency="USD" office:value="16.5839432624113" calcext:value-type="currency">
            <text:p>$16.58</text:p>
          </table:table-cell>
          <table:table-cell table:style-name="ce7" table:formula="of:=[.X26]*5" office:value-type="currency" office:currency="USD" office:value="82.9197163120567" calcext:value-type="currency">
            <text:p>$82.92</text:p>
          </table:table-cell>
          <table:table-cell table:style-name="ce7" table:formula="of:=[.Y26]+[.W26]" office:value-type="currency" office:currency="USD" office:value="113.523596161869" calcext:value-type="currency">
            <text:p>$113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78-ND</text:p>
          </table:table-cell>
          <table:table-cell office:value-type="string" calcext:value-type="string">
            <text:p>SI-B8T221B2HUS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LT-HB22D</text:p>
          </table:table-cell>
          <table:table-cell office:value-type="string" calcext:value-type="string">
            <text:p>4000K</text:p>
          </table:table-cell>
          <table:table-cell table:formula="of:=NUMBERVALUE(SUBSTITUTE([.F27];&quot;K&quot;;&quot;&quot;))" office:value-type="float" office:value="4000" calcext:value-type="float">
            <text:p>4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040lm (Typ)</text:p>
          </table:table-cell>
          <table:table-cell table:formula="of:=NUMBERVALUE(SUBSTITUTE([.K27];&quot;lm (Typ)&quot;;&quot;&quot;))" office:value-type="float" office:value="4040" calcext:value-type="float">
            <text:p>4040</text:p>
          </table:table-cell>
          <table:table-cell office:value-type="string" calcext:value-type="string">
            <text:p>960mA</text:p>
          </table:table-cell>
          <table:table-cell table:formula="of:=IF(NUMBERVALUE(SUBSTITUTE(SUBSTITUTE([.M27];&quot;A&quot;;&quot;&quot;);&quot;m&quot;;&quot;&quot;);&quot;.&quot;)&gt;100;NUMBERVALUE(SUBSTITUTE(SUBSTITUTE([.M27];&quot;A&quot;;&quot;&quot;);&quot;m&quot;;&quot;&quot;);&quot;.&quot;);NUMBERVALUE(SUBSTITUTE(SUBSTITUTE([.M27];&quot;A&quot;;&quot;&quot;);&quot;m&quot;;&quot;&quot;);&quot;.&quot;)*1000)" office:value-type="float" office:value="960" calcext:value-type="float">
            <text:p>960</text:p>
          </table:table-cell>
          <table:table-cell office:value-type="string" calcext:value-type="string">
            <text:p>22.5V</text:p>
          </table:table-cell>
          <table:table-cell table:formula="of:=NUMBERVALUE(SUBSTITUTE([.O27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21.6" calcext:value-type="float">
            <text:p>22</text:p>
          </table:table-cell>
          <table:table-cell table:style-name="ce5" table:formula="of:=flux/power" office:value-type="float" office:value="187.037037037037" calcext:value-type="float">
            <text:p>187</text:p>
          </table:table-cell>
          <table:table-cell table:style-name="ce5" table:formula="of:=flux/unit_price" office:value-type="float" office:value="212.967843964154" calcext:value-type="float">
            <text:p>213</text:p>
          </table:table-cell>
          <table:table-cell table:style-name="ce6" table:formula="of:=luminance/flux" office:value-type="float" office:value="1.23762376237624" calcext:value-type="float">
            <text:p>1.24</text:p>
          </table:table-cell>
          <table:table-cell table:style-name="ce6" table:formula="of:=luminance_units*unit_price" office:value-type="float" office:value="23.4777227722772" calcext:value-type="float">
            <text:p>23.48</text:p>
          </table:table-cell>
          <table:table-cell table:style-name="ce7" table:formula="of:=luminance_units*voltage/driver_voltage_max*driver_cost" office:value-type="currency" office:currency="USD" office:value="13.1042516016308" calcext:value-type="currency">
            <text:p>$13.10</text:p>
          </table:table-cell>
          <table:table-cell table:style-name="ce7" table:formula="of:=luminance_units*unit_price+illuminance_driver_cost" office:value-type="currency" office:currency="USD" office:value="36.581974373908" calcext:value-type="currency">
            <text:p>$36.58</text:p>
          </table:table-cell>
          <table:table-cell table:style-name="ce7" table:formula="of:=power*luminance_units*on_time_hours*365/1000*energy_cost" office:value-type="currency" office:currency="USD" office:value="15.6118811881188" calcext:value-type="currency">
            <text:p>$15.61</text:p>
          </table:table-cell>
          <table:table-cell table:style-name="ce7" table:formula="of:=[.X27]*5" office:value-type="currency" office:currency="USD" office:value="78.0594059405942" calcext:value-type="currency">
            <text:p>$78.06</text:p>
          </table:table-cell>
          <table:table-cell table:style-name="ce7" table:formula="of:=[.Y27]+[.W27]" office:value-type="currency" office:currency="USD" office:value="114.641380314502" calcext:value-type="currency">
            <text:p>$114.6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46-ND</text:p>
          </table:table-cell>
          <table:table-cell office:value-type="string" calcext:value-type="string">
            <text:p>SL-B8V2N80LAWW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000K</text:p>
          </table:table-cell>
          <table:table-cell table:formula="of:=NUMBERVALUE(SUBSTITUTE([.F28];&quot;K&quot;;&quot;&quot;))" office:value-type="float" office:value="3000" calcext:value-type="float">
            <text:p>3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56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960lm (Typ)</text:p>
          </table:table-cell>
          <table:table-cell table:formula="of:=NUMBERVALUE(SUBSTITUTE([.K28];&quot;lm (Typ)&quot;;&quot;&quot;))" office:value-type="float" office:value="3960" calcext:value-type="float">
            <text:p>3960</text:p>
          </table:table-cell>
          <table:table-cell office:value-type="string" calcext:value-type="string">
            <text:p>1A</text:p>
          </table:table-cell>
          <table:table-cell table:formula="of:=IF(NUMBERVALUE(SUBSTITUTE(SUBSTITUTE([.M28];&quot;A&quot;;&quot;&quot;);&quot;m&quot;;&quot;&quot;);&quot;.&quot;)&gt;100;NUMBERVALUE(SUBSTITUTE(SUBSTITUTE([.M28];&quot;A&quot;;&quot;&quot;);&quot;m&quot;;&quot;&quot;);&quot;.&quot;);NUMBERVALUE(SUBSTITUTE(SUBSTITUTE([.M28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28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77.578475336323" calcext:value-type="float">
            <text:p>178</text:p>
          </table:table-cell>
          <table:table-cell table:style-name="ce5" table:formula="of:=flux/unit_price" office:value-type="float" office:value="244.293645897594" calcext:value-type="float">
            <text:p>244</text:p>
          </table:table-cell>
          <table:table-cell table:style-name="ce6" table:formula="of:=luminance/flux" office:value-type="float" office:value="1.26262626262626" calcext:value-type="float">
            <text:p>1.26</text:p>
          </table:table-cell>
          <table:table-cell table:style-name="ce6" table:formula="of:=luminance_units*unit_price" office:value-type="float" office:value="20.4671717171717" calcext:value-type="float">
            <text:p>20.47</text:p>
          </table:table-cell>
          <table:table-cell table:style-name="ce7" table:formula="of:=luminance_units*voltage/driver_voltage_max*driver_cost" office:value-type="currency" office:currency="USD" office:value="13.2501485442662" calcext:value-type="currency">
            <text:p>$13.25</text:p>
          </table:table-cell>
          <table:table-cell table:style-name="ce7" table:formula="of:=luminance_units*unit_price+illuminance_driver_cost" office:value-type="currency" office:currency="USD" office:value="33.7173202614379" calcext:value-type="currency">
            <text:p>$33.72</text:p>
          </table:table-cell>
          <table:table-cell table:style-name="ce7" table:formula="of:=power*luminance_units*on_time_hours*365/1000*energy_cost" office:value-type="currency" office:currency="USD" office:value="16.4434343434343" calcext:value-type="currency">
            <text:p>$16.44</text:p>
          </table:table-cell>
          <table:table-cell table:style-name="ce7" table:formula="of:=[.X28]*5" office:value-type="currency" office:currency="USD" office:value="82.2171717171715" calcext:value-type="currency">
            <text:p>$82.22</text:p>
          </table:table-cell>
          <table:table-cell table:style-name="ce7" table:formula="of:=[.Y28]+[.W28]" office:value-type="currency" office:currency="USD" office:value="115.934491978609" calcext:value-type="currency">
            <text:p>$115.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79-ND</text:p>
          </table:table-cell>
          <table:table-cell office:value-type="string" calcext:value-type="string">
            <text:p>SI-B8R221B2HUS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LT-HB22D</text:p>
          </table:table-cell>
          <table:table-cell office:value-type="string" calcext:value-type="string">
            <text:p>5000K</text:p>
          </table:table-cell>
          <table:table-cell table:formula="of:=NUMBERVALUE(SUBSTITUTE([.F29];&quot;K&quot;;&quot;&quot;))"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156lm (Typ)</text:p>
          </table:table-cell>
          <table:table-cell table:formula="of:=NUMBERVALUE(SUBSTITUTE([.K29];&quot;lm (Typ)&quot;;&quot;&quot;))" office:value-type="float" office:value="4156" calcext:value-type="float">
            <text:p>4156</text:p>
          </table:table-cell>
          <table:table-cell office:value-type="string" calcext:value-type="string">
            <text:p>960mA</text:p>
          </table:table-cell>
          <table:table-cell table:formula="of:=IF(NUMBERVALUE(SUBSTITUTE(SUBSTITUTE([.M29];&quot;A&quot;;&quot;&quot;);&quot;m&quot;;&quot;&quot;);&quot;.&quot;)&gt;100;NUMBERVALUE(SUBSTITUTE(SUBSTITUTE([.M29];&quot;A&quot;;&quot;&quot;);&quot;m&quot;;&quot;&quot;);&quot;.&quot;);NUMBERVALUE(SUBSTITUTE(SUBSTITUTE([.M29];&quot;A&quot;;&quot;&quot;);&quot;m&quot;;&quot;&quot;);&quot;.&quot;)*1000)" office:value-type="float" office:value="960" calcext:value-type="float">
            <text:p>960</text:p>
          </table:table-cell>
          <table:table-cell office:value-type="string" calcext:value-type="string">
            <text:p>22.5V</text:p>
          </table:table-cell>
          <table:table-cell table:formula="of:=NUMBERVALUE(SUBSTITUTE([.O29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21.6" calcext:value-type="float">
            <text:p>22</text:p>
          </table:table-cell>
          <table:table-cell table:style-name="ce5" table:formula="of:=flux/power" office:value-type="float" office:value="192.407407407407" calcext:value-type="float">
            <text:p>192</text:p>
          </table:table-cell>
          <table:table-cell table:style-name="ce5" table:formula="of:=flux/unit_price" office:value-type="float" office:value="183.406884377758" calcext:value-type="float">
            <text:p>183</text:p>
          </table:table-cell>
          <table:table-cell table:style-name="ce6" table:formula="of:=luminance/flux" office:value-type="float" office:value="1.20307988450433" calcext:value-type="float">
            <text:p>1.20</text:p>
          </table:table-cell>
          <table:table-cell table:style-name="ce6" table:formula="of:=luminance_units*unit_price" office:value-type="float" office:value="27.2617901828681" calcext:value-type="float">
            <text:p>27.26</text:p>
          </table:table-cell>
          <table:table-cell table:style-name="ce7" table:formula="of:=luminance_units*voltage/driver_voltage_max*driver_cost" office:value-type="currency" office:currency="USD" office:value="12.7384928947517" calcext:value-type="currency">
            <text:p>$12.74</text:p>
          </table:table-cell>
          <table:table-cell table:style-name="ce7" table:formula="of:=luminance_units*unit_price+illuminance_driver_cost" office:value-type="currency" office:currency="USD" office:value="40.0002830776199" calcext:value-type="currency">
            <text:p>$40.00</text:p>
          </table:table-cell>
          <table:table-cell table:style-name="ce7" table:formula="of:=power*luminance_units*on_time_hours*365/1000*energy_cost" office:value-type="currency" office:currency="USD" office:value="15.1761308950914" calcext:value-type="currency">
            <text:p>$15.18</text:p>
          </table:table-cell>
          <table:table-cell table:style-name="ce7" table:formula="of:=[.X29]*5" office:value-type="currency" office:currency="USD" office:value="75.8806544754571" calcext:value-type="currency">
            <text:p>$75.88</text:p>
          </table:table-cell>
          <table:table-cell table:style-name="ce7" table:formula="of:=[.Y29]+[.W29]" office:value-type="currency" office:currency="USD" office:value="115.880937553077" calcext:value-type="currency">
            <text:p>$115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61-ND</text:p>
          </table:table-cell>
          <table:table-cell office:value-type="string" calcext:value-type="string">
            <text:p>SL-B8V2N70LAWW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000K</text:p>
          </table:table-cell>
          <table:table-cell table:formula="of:=NUMBERVALUE(SUBSTITUTE([.F30];&quot;K&quot;;&quot;&quot;))" office:value-type="float" office:value="3000" calcext:value-type="float">
            <text:p>3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1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960lm (Typ)</text:p>
          </table:table-cell>
          <table:table-cell table:formula="of:=NUMBERVALUE(SUBSTITUTE([.K30];&quot;lm (Typ)&quot;;&quot;&quot;))" office:value-type="float" office:value="3960" calcext:value-type="float">
            <text:p>3960</text:p>
          </table:table-cell>
          <table:table-cell office:value-type="string" calcext:value-type="string">
            <text:p>1A</text:p>
          </table:table-cell>
          <table:table-cell table:formula="of:=IF(NUMBERVALUE(SUBSTITUTE(SUBSTITUTE([.M30];&quot;A&quot;;&quot;&quot;);&quot;m&quot;;&quot;&quot;);&quot;.&quot;)&gt;100;NUMBERVALUE(SUBSTITUTE(SUBSTITUTE([.M30];&quot;A&quot;;&quot;&quot;);&quot;m&quot;;&quot;&quot;);&quot;.&quot;);NUMBERVALUE(SUBSTITUTE(SUBSTITUTE([.M30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22.3V</text:p>
          </table:table-cell>
          <table:table-cell table:formula="of:=NUMBERVALUE(SUBSTITUTE([.O30];&quot;V&quot;;&quot;&quot;);&quot;.&quot;)" office:value-type="float" office:value="22.3" calcext:value-type="float">
            <text:p>22.3</text:p>
          </table:table-cell>
          <table:table-cell table:style-name="ce4" table:formula="of:=voltage*current/1000" office:value-type="float" office:value="22.3" calcext:value-type="float">
            <text:p>22</text:p>
          </table:table-cell>
          <table:table-cell table:style-name="ce5" table:formula="of:=flux/power" office:value-type="float" office:value="177.578475336323" calcext:value-type="float">
            <text:p>178</text:p>
          </table:table-cell>
          <table:table-cell table:style-name="ce5" table:formula="of:=flux/unit_price" office:value-type="float" office:value="230.903790087464" calcext:value-type="float">
            <text:p>231</text:p>
          </table:table-cell>
          <table:table-cell table:style-name="ce6" table:formula="of:=luminance/flux" office:value-type="float" office:value="1.26262626262626" calcext:value-type="float">
            <text:p>1.26</text:p>
          </table:table-cell>
          <table:table-cell table:style-name="ce6" table:formula="of:=luminance_units*unit_price" office:value-type="float" office:value="21.6540404040404" calcext:value-type="float">
            <text:p>21.65</text:p>
          </table:table-cell>
          <table:table-cell table:style-name="ce7" table:formula="of:=luminance_units*voltage/driver_voltage_max*driver_cost" office:value-type="currency" office:currency="USD" office:value="13.2501485442662" calcext:value-type="currency">
            <text:p>$13.25</text:p>
          </table:table-cell>
          <table:table-cell table:style-name="ce7" table:formula="of:=luminance_units*unit_price+illuminance_driver_cost" office:value-type="currency" office:currency="USD" office:value="34.9041889483066" calcext:value-type="currency">
            <text:p>$34.90</text:p>
          </table:table-cell>
          <table:table-cell table:style-name="ce7" table:formula="of:=power*luminance_units*on_time_hours*365/1000*energy_cost" office:value-type="currency" office:currency="USD" office:value="16.4434343434343" calcext:value-type="currency">
            <text:p>$16.44</text:p>
          </table:table-cell>
          <table:table-cell table:style-name="ce7" table:formula="of:=[.X30]*5" office:value-type="currency" office:currency="USD" office:value="82.2171717171715" calcext:value-type="currency">
            <text:p>$82.22</text:p>
          </table:table-cell>
          <table:table-cell table:style-name="ce7" table:formula="of:=[.Y30]+[.W30]" office:value-type="currency" office:currency="USD" office:value="117.121360665478" calcext:value-type="currency">
            <text:p>$117.1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82-ND</text:p>
          </table:table-cell>
          <table:table-cell office:value-type="string" calcext:value-type="string">
            <text:p>SI-B8TZ91B2CUS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LT-VB24F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3.24A</text:p>
          </table:table-cell>
          <table:table-cell office:value-type="string" calcext:value-type="string">
            <text:p>1200.00mm L x 39.8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5632lm (14070lm ~ 17195lm)</text:p>
          </table:table-cell>
          <table:table-cell office:value-type="float" office:value="15632" calcext:value-type="float">
            <text:p>15632</text:p>
          </table:table-cell>
          <table:table-cell office:value-type="string" calcext:value-type="string">
            <text:p>2.24A</text:p>
          </table:table-cell>
          <table:table-cell table:formula="of:=IF(NUMBERVALUE(SUBSTITUTE(SUBSTITUTE([.M31];&quot;A&quot;;&quot;&quot;);&quot;m&quot;;&quot;&quot;);&quot;.&quot;)&gt;100;NUMBERVALUE(SUBSTITUTE(SUBSTITUTE([.M31];&quot;A&quot;;&quot;&quot;);&quot;m&quot;;&quot;&quot;);&quot;.&quot;);NUMBERVALUE(SUBSTITUTE(SUBSTITUTE([.M31];&quot;A&quot;;&quot;&quot;);&quot;m&quot;;&quot;&quot;);&quot;.&quot;)*1000)" office:value-type="float" office:value="2240" calcext:value-type="float">
            <text:p>2240</text:p>
          </table:table-cell>
          <table:table-cell office:value-type="string" calcext:value-type="string">
            <text:p>48.8V</text:p>
          </table:table-cell>
          <table:table-cell table:formula="of:=NUMBERVALUE(SUBSTITUTE([.O31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109.312" calcext:value-type="float">
            <text:p>109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611.102423768569" calcext:value-type="float">
            <text:p>611</text:p>
          </table:table-cell>
          <table:table-cell table:style-name="ce6" table:formula="of:=luminance/flux" office:value-type="float" office:value="0.31985670419652" calcext:value-type="float">
            <text:p>0.32</text:p>
          </table:table-cell>
          <table:table-cell table:style-name="ce6" table:formula="of:=luminance_units*unit_price" office:value-type="float" office:value="8.18193449334698" calcext:value-type="float">
            <text:p>8.18</text:p>
          </table:table-cell>
          <table:table-cell table:style-name="ce7" table:formula="of:=luminance_units*voltage/driver_voltage_max*driver_cost" office:value-type="currency" office:currency="USD" office:value="7.34541513637185" calcext:value-type="currency">
            <text:p>$7.35</text:p>
          </table:table-cell>
          <table:table-cell table:style-name="ce7" table:formula="of:=luminance_units*unit_price+illuminance_driver_cost" office:value-type="currency" office:currency="USD" office:value="15.5273496297188" calcext:value-type="currency">
            <text:p>$15.53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31]*5" office:value-type="currency" office:currency="USD" office:value="102.09539406346" calcext:value-type="currency">
            <text:p>$102.10</text:p>
          </table:table-cell>
          <table:table-cell table:style-name="ce7" table:formula="of:=[.Y31]+[.W31]" office:value-type="currency" office:currency="USD" office:value="117.622743693178" calcext:value-type="currency">
            <text:p>$117.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83-ND</text:p>
          </table:table-cell>
          <table:table-cell office:value-type="string" calcext:value-type="string">
            <text:p>SI-B8RZ91B2CUS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LT-VB24F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.24A</text:p>
          </table:table-cell>
          <table:table-cell office:value-type="string" calcext:value-type="string">
            <text:p>1200.00mm L x 39.8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5632lm (14070lm ~ 17195lm)</text:p>
          </table:table-cell>
          <table:table-cell office:value-type="float" office:value="15632" calcext:value-type="float">
            <text:p>15632</text:p>
          </table:table-cell>
          <table:table-cell office:value-type="string" calcext:value-type="string">
            <text:p>2.24A</text:p>
          </table:table-cell>
          <table:table-cell table:formula="of:=IF(NUMBERVALUE(SUBSTITUTE(SUBSTITUTE([.M32];&quot;A&quot;;&quot;&quot;);&quot;m&quot;;&quot;&quot;);&quot;.&quot;)&gt;100;NUMBERVALUE(SUBSTITUTE(SUBSTITUTE([.M32];&quot;A&quot;;&quot;&quot;);&quot;m&quot;;&quot;&quot;);&quot;.&quot;);NUMBERVALUE(SUBSTITUTE(SUBSTITUTE([.M32];&quot;A&quot;;&quot;&quot;);&quot;m&quot;;&quot;&quot;);&quot;.&quot;)*1000)" office:value-type="float" office:value="2240" calcext:value-type="float">
            <text:p>2240</text:p>
          </table:table-cell>
          <table:table-cell office:value-type="string" calcext:value-type="string">
            <text:p>48.8V</text:p>
          </table:table-cell>
          <table:table-cell table:formula="of:=NUMBERVALUE(SUBSTITUTE([.O32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109.312" calcext:value-type="float">
            <text:p>109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611.102423768569" calcext:value-type="float">
            <text:p>611</text:p>
          </table:table-cell>
          <table:table-cell table:style-name="ce6" table:formula="of:=luminance/flux" office:value-type="float" office:value="0.31985670419652" calcext:value-type="float">
            <text:p>0.32</text:p>
          </table:table-cell>
          <table:table-cell table:style-name="ce6" table:formula="of:=luminance_units*unit_price" office:value-type="float" office:value="8.18193449334698" calcext:value-type="float">
            <text:p>8.18</text:p>
          </table:table-cell>
          <table:table-cell table:style-name="ce7" table:formula="of:=luminance_units*voltage/driver_voltage_max*driver_cost" office:value-type="currency" office:currency="USD" office:value="7.34541513637185" calcext:value-type="currency">
            <text:p>$7.35</text:p>
          </table:table-cell>
          <table:table-cell table:style-name="ce7" table:formula="of:=luminance_units*unit_price+illuminance_driver_cost" office:value-type="currency" office:currency="USD" office:value="15.5273496297188" calcext:value-type="currency">
            <text:p>$15.53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32]*5" office:value-type="currency" office:currency="USD" office:value="102.09539406346" calcext:value-type="currency">
            <text:p>$102.10</text:p>
          </table:table-cell>
          <table:table-cell table:style-name="ce7" table:formula="of:=[.Y32]+[.W32]" office:value-type="currency" office:currency="USD" office:value="117.622743693178" calcext:value-type="currency">
            <text:p>$117.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1-ND</text:p>
          </table:table-cell>
          <table:table-cell office:value-type="string" calcext:value-type="string">
            <text:p>SI-B8R341B2001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LT-MB22C</text:p>
          </table:table-cell>
          <table:table-cell office:value-type="string" calcext:value-type="string">
            <text:p>5000K</text:p>
          </table:table-cell>
          <table:table-cell table:formula="of:=NUMBERVALUE(SUBSTITUTE([.F33];&quot;K&quot;;&quot;&quot;))" office:value-type="float" office:value="5000" calcext:value-type="float">
            <text:p>50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310lm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1.4A</text:p>
          </table:table-cell>
          <table:table-cell table:formula="of:=IF(NUMBERVALUE(SUBSTITUTE(SUBSTITUTE([.M33];&quot;A&quot;;&quot;&quot;);&quot;m&quot;;&quot;&quot;);&quot;.&quot;)&gt;100;NUMBERVALUE(SUBSTITUTE(SUBSTITUTE([.M33];&quot;A&quot;;&quot;&quot;);&quot;m&quot;;&quot;&quot;);&quot;.&quot;);NUMBERVALUE(SUBSTITUTE(SUBSTITUTE([.M33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33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325.567136725935" calcext:value-type="float">
            <text:p>326</text:p>
          </table:table-cell>
          <table:table-cell table:style-name="ce6" table:formula="of:=luminance/flux" office:value-type="float" office:value="0.941619585687382" calcext:value-type="float">
            <text:p>0.94</text:p>
          </table:table-cell>
          <table:table-cell table:style-name="ce6" table:formula="of:=luminance_units*unit_price" office:value-type="float" office:value="15.3578154425612" calcext:value-type="float">
            <text:p>15.36</text:p>
          </table:table-cell>
          <table:table-cell table:style-name="ce7" table:formula="of:=luminance_units*voltage/driver_voltage_max*driver_cost" office:value-type="currency" office:currency="USD" office:value="10.6347623795281" calcext:value-type="currency">
            <text:p>$10.63</text:p>
          </table:table-cell>
          <table:table-cell table:style-name="ce7" table:formula="of:=luminance_units*unit_price+illuminance_driver_cost" office:value-type="currency" office:currency="USD" office:value="25.9925778220893" calcext:value-type="currency">
            <text:p>$25.99</text:p>
          </table:table-cell>
          <table:table-cell table:style-name="ce7" table:formula="of:=power*luminance_units*on_time_hours*365/1000*energy_cost" office:value-type="currency" office:currency="USD" office:value="18.4768361581921" calcext:value-type="currency">
            <text:p>$18.48</text:p>
          </table:table-cell>
          <table:table-cell table:style-name="ce7" table:formula="of:=[.X33]*5" office:value-type="currency" office:currency="USD" office:value="92.3841807909604" calcext:value-type="currency">
            <text:p>$92.38</text:p>
          </table:table-cell>
          <table:table-cell table:style-name="ce7" table:formula="of:=[.Y33]+[.W33]" office:value-type="currency" office:currency="USD" office:value="118.37675861305" calcext:value-type="currency">
            <text:p>$118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0-ND</text:p>
          </table:table-cell>
          <table:table-cell office:value-type="string" calcext:value-type="string">
            <text:p>SI-B8T341B2001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LT-MB22C</text:p>
          </table:table-cell>
          <table:table-cell office:value-type="string" calcext:value-type="string">
            <text:p>4000K</text:p>
          </table:table-cell>
          <table:table-cell table:formula="of:=NUMBERVALUE(SUBSTITUTE([.F34];&quot;K&quot;;&quot;&quot;))" office:value-type="float" office:value="4000" calcext:value-type="float">
            <text:p>40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310lm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1.4A</text:p>
          </table:table-cell>
          <table:table-cell table:formula="of:=IF(NUMBERVALUE(SUBSTITUTE(SUBSTITUTE([.M34];&quot;A&quot;;&quot;&quot;);&quot;m&quot;;&quot;&quot;);&quot;.&quot;)&gt;100;NUMBERVALUE(SUBSTITUTE(SUBSTITUTE([.M34];&quot;A&quot;;&quot;&quot;);&quot;m&quot;;&quot;&quot;);&quot;.&quot;);NUMBERVALUE(SUBSTITUTE(SUBSTITUTE([.M34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34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325.567136725935" calcext:value-type="float">
            <text:p>326</text:p>
          </table:table-cell>
          <table:table-cell table:style-name="ce6" table:formula="of:=luminance/flux" office:value-type="float" office:value="0.941619585687382" calcext:value-type="float">
            <text:p>0.94</text:p>
          </table:table-cell>
          <table:table-cell table:style-name="ce6" table:formula="of:=luminance_units*unit_price" office:value-type="float" office:value="15.3578154425612" calcext:value-type="float">
            <text:p>15.36</text:p>
          </table:table-cell>
          <table:table-cell table:style-name="ce7" table:formula="of:=luminance_units*voltage/driver_voltage_max*driver_cost" office:value-type="currency" office:currency="USD" office:value="10.6347623795281" calcext:value-type="currency">
            <text:p>$10.63</text:p>
          </table:table-cell>
          <table:table-cell table:style-name="ce7" table:formula="of:=luminance_units*unit_price+illuminance_driver_cost" office:value-type="currency" office:currency="USD" office:value="25.9925778220893" calcext:value-type="currency">
            <text:p>$25.99</text:p>
          </table:table-cell>
          <table:table-cell table:style-name="ce7" table:formula="of:=power*luminance_units*on_time_hours*365/1000*energy_cost" office:value-type="currency" office:currency="USD" office:value="18.4768361581921" calcext:value-type="currency">
            <text:p>$18.48</text:p>
          </table:table-cell>
          <table:table-cell table:style-name="ce7" table:formula="of:=[.X34]*5" office:value-type="currency" office:currency="USD" office:value="92.3841807909604" calcext:value-type="currency">
            <text:p>$92.38</text:p>
          </table:table-cell>
          <table:table-cell table:style-name="ce7" table:formula="of:=[.Y34]+[.W34]" office:value-type="currency" office:currency="USD" office:value="118.37675861305" calcext:value-type="currency">
            <text:p>$118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24-ND</text:p>
          </table:table-cell>
          <table:table-cell office:value-type="string" calcext:value-type="string">
            <text:p>SI-B8R341B20WW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M Series 4ft_C</text:p>
          </table:table-cell>
          <table:table-cell office:value-type="string" calcext:value-type="string">
            <text:p>5000K</text:p>
          </table:table-cell>
          <table:table-cell table:formula="of:=NUMBERVALUE(SUBSTITUTE([.F35];&quot;K&quot;;&quot;&quot;))" office:value-type="float" office:value="5000" calcext:value-type="float">
            <text:p>50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310lm (Typ)</text:p>
          </table:table-cell>
          <table:table-cell table:formula="of:=NUMBERVALUE(SUBSTITUTE([.K35];&quot;lm (Typ)&quot;;&quot;&quot;))" office:value-type="float" office:value="5310" calcext:value-type="float">
            <text:p>5310</text:p>
          </table:table-cell>
          <table:table-cell office:value-type="string" calcext:value-type="string">
            <text:p>1.4A</text:p>
          </table:table-cell>
          <table:table-cell table:formula="of:=IF(NUMBERVALUE(SUBSTITUTE(SUBSTITUTE([.M35];&quot;A&quot;;&quot;&quot;);&quot;m&quot;;&quot;&quot;);&quot;.&quot;)&gt;100;NUMBERVALUE(SUBSTITUTE(SUBSTITUTE([.M35];&quot;A&quot;;&quot;&quot;);&quot;m&quot;;&quot;&quot;);&quot;.&quot;);NUMBERVALUE(SUBSTITUTE(SUBSTITUTE([.M35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35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315.13353115727" calcext:value-type="float">
            <text:p>315</text:p>
          </table:table-cell>
          <table:table-cell table:style-name="ce6" table:formula="of:=luminance/flux" office:value-type="float" office:value="0.941619585687382" calcext:value-type="float">
            <text:p>0.94</text:p>
          </table:table-cell>
          <table:table-cell table:style-name="ce6" table:formula="of:=luminance_units*unit_price" office:value-type="float" office:value="15.8662900188324" calcext:value-type="float">
            <text:p>15.87</text:p>
          </table:table-cell>
          <table:table-cell table:style-name="ce7" table:formula="of:=luminance_units*voltage/driver_voltage_max*driver_cost" office:value-type="currency" office:currency="USD" office:value="10.6347623795281" calcext:value-type="currency">
            <text:p>$10.63</text:p>
          </table:table-cell>
          <table:table-cell table:style-name="ce7" table:formula="of:=luminance_units*unit_price+illuminance_driver_cost" office:value-type="currency" office:currency="USD" office:value="26.5010523983605" calcext:value-type="currency">
            <text:p>$26.50</text:p>
          </table:table-cell>
          <table:table-cell table:style-name="ce7" table:formula="of:=power*luminance_units*on_time_hours*365/1000*energy_cost" office:value-type="currency" office:currency="USD" office:value="18.4768361581921" calcext:value-type="currency">
            <text:p>$18.48</text:p>
          </table:table-cell>
          <table:table-cell table:style-name="ce7" table:formula="of:=[.X35]*5" office:value-type="currency" office:currency="USD" office:value="92.3841807909604" calcext:value-type="currency">
            <text:p>$92.38</text:p>
          </table:table-cell>
          <table:table-cell table:style-name="ce7" table:formula="of:=[.Y35]+[.W35]" office:value-type="currency" office:currency="USD" office:value="118.885233189321" calcext:value-type="currency">
            <text:p>$118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23-ND</text:p>
          </table:table-cell>
          <table:table-cell office:value-type="string" calcext:value-type="string">
            <text:p>SI-B8T341B20WW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M Series 4ft_C</text:p>
          </table:table-cell>
          <table:table-cell office:value-type="string" calcext:value-type="string">
            <text:p>4000K</text:p>
          </table:table-cell>
          <table:table-cell table:formula="of:=NUMBERVALUE(SUBSTITUTE([.F36];&quot;K&quot;;&quot;&quot;))" office:value-type="float" office:value="4000" calcext:value-type="float">
            <text:p>40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310lm (Typ)</text:p>
          </table:table-cell>
          <table:table-cell table:formula="of:=NUMBERVALUE(SUBSTITUTE([.K36];&quot;lm (Typ)&quot;;&quot;&quot;))" office:value-type="float" office:value="5310" calcext:value-type="float">
            <text:p>5310</text:p>
          </table:table-cell>
          <table:table-cell office:value-type="string" calcext:value-type="string">
            <text:p>1.4A</text:p>
          </table:table-cell>
          <table:table-cell table:formula="of:=IF(NUMBERVALUE(SUBSTITUTE(SUBSTITUTE([.M36];&quot;A&quot;;&quot;&quot;);&quot;m&quot;;&quot;&quot;);&quot;.&quot;)&gt;100;NUMBERVALUE(SUBSTITUTE(SUBSTITUTE([.M36];&quot;A&quot;;&quot;&quot;);&quot;m&quot;;&quot;&quot;);&quot;.&quot;);NUMBERVALUE(SUBSTITUTE(SUBSTITUTE([.M36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36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315.13353115727" calcext:value-type="float">
            <text:p>315</text:p>
          </table:table-cell>
          <table:table-cell table:style-name="ce6" table:formula="of:=luminance/flux" office:value-type="float" office:value="0.941619585687382" calcext:value-type="float">
            <text:p>0.94</text:p>
          </table:table-cell>
          <table:table-cell table:style-name="ce6" table:formula="of:=luminance_units*unit_price" office:value-type="float" office:value="15.8662900188324" calcext:value-type="float">
            <text:p>15.87</text:p>
          </table:table-cell>
          <table:table-cell table:style-name="ce7" table:formula="of:=luminance_units*voltage/driver_voltage_max*driver_cost" office:value-type="currency" office:currency="USD" office:value="10.6347623795281" calcext:value-type="currency">
            <text:p>$10.63</text:p>
          </table:table-cell>
          <table:table-cell table:style-name="ce7" table:formula="of:=luminance_units*unit_price+illuminance_driver_cost" office:value-type="currency" office:currency="USD" office:value="26.5010523983605" calcext:value-type="currency">
            <text:p>$26.50</text:p>
          </table:table-cell>
          <table:table-cell table:style-name="ce7" table:formula="of:=power*luminance_units*on_time_hours*365/1000*energy_cost" office:value-type="currency" office:currency="USD" office:value="18.4768361581921" calcext:value-type="currency">
            <text:p>$18.48</text:p>
          </table:table-cell>
          <table:table-cell table:style-name="ce7" table:formula="of:=[.X36]*5" office:value-type="currency" office:currency="USD" office:value="92.3841807909604" calcext:value-type="currency">
            <text:p>$92.38</text:p>
          </table:table-cell>
          <table:table-cell table:style-name="ce7" table:formula="of:=[.Y36]+[.W36]" office:value-type="currency" office:currency="USD" office:value="118.885233189321" calcext:value-type="currency">
            <text:p>$118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77-ND</text:p>
          </table:table-cell>
          <table:table-cell office:value-type="string" calcext:value-type="string">
            <text:p>SI-B8U221B2HUS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LT-HB22D</text:p>
          </table:table-cell>
          <table:table-cell office:value-type="string" calcext:value-type="string">
            <text:p>3500K</text:p>
          </table:table-cell>
          <table:table-cell table:formula="of:=NUMBERVALUE(SUBSTITUTE([.F37];&quot;K&quot;;&quot;&quot;))" office:value-type="float" office:value="3500" calcext:value-type="float">
            <text:p>3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925lm (Typ)</text:p>
          </table:table-cell>
          <table:table-cell table:formula="of:=NUMBERVALUE(SUBSTITUTE([.K37];&quot;lm (Typ)&quot;;&quot;&quot;))" office:value-type="float" office:value="3925" calcext:value-type="float">
            <text:p>3925</text:p>
          </table:table-cell>
          <table:table-cell office:value-type="string" calcext:value-type="string">
            <text:p>960mA</text:p>
          </table:table-cell>
          <table:table-cell table:formula="of:=IF(NUMBERVALUE(SUBSTITUTE(SUBSTITUTE([.M37];&quot;A&quot;;&quot;&quot;);&quot;m&quot;;&quot;&quot;);&quot;.&quot;)&gt;100;NUMBERVALUE(SUBSTITUTE(SUBSTITUTE([.M37];&quot;A&quot;;&quot;&quot;);&quot;m&quot;;&quot;&quot;);&quot;.&quot;);NUMBERVALUE(SUBSTITUTE(SUBSTITUTE([.M37];&quot;A&quot;;&quot;&quot;);&quot;m&quot;;&quot;&quot;);&quot;.&quot;)*1000)" office:value-type="float" office:value="960" calcext:value-type="float">
            <text:p>960</text:p>
          </table:table-cell>
          <table:table-cell office:value-type="string" calcext:value-type="string">
            <text:p>22.5V</text:p>
          </table:table-cell>
          <table:table-cell table:formula="of:=NUMBERVALUE(SUBSTITUTE([.O37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21.6" calcext:value-type="float">
            <text:p>22</text:p>
          </table:table-cell>
          <table:table-cell table:style-name="ce5" table:formula="of:=flux/power" office:value-type="float" office:value="181.712962962963" calcext:value-type="float">
            <text:p>182</text:p>
          </table:table-cell>
          <table:table-cell table:style-name="ce5" table:formula="of:=flux/unit_price" office:value-type="float" office:value="187.350835322196" calcext:value-type="float">
            <text:p>187</text:p>
          </table:table-cell>
          <table:table-cell table:style-name="ce6" table:formula="of:=luminance/flux" office:value-type="float" office:value="1.27388535031847" calcext:value-type="float">
            <text:p>1.27</text:p>
          </table:table-cell>
          <table:table-cell table:style-name="ce6" table:formula="of:=luminance_units*unit_price" office:value-type="float" office:value="26.687898089172" calcext:value-type="float">
            <text:p>26.69</text:p>
          </table:table-cell>
          <table:table-cell table:style-name="ce7" table:formula="of:=luminance_units*voltage/driver_voltage_max*driver_cost" office:value-type="currency" office:currency="USD" office:value="13.4881978269015" calcext:value-type="currency">
            <text:p>$13.49</text:p>
          </table:table-cell>
          <table:table-cell table:style-name="ce7" table:formula="of:=luminance_units*unit_price+illuminance_driver_cost" office:value-type="currency" office:currency="USD" office:value="40.1760959160734" calcext:value-type="currency">
            <text:p>$40.18</text:p>
          </table:table-cell>
          <table:table-cell table:style-name="ce7" table:formula="of:=power*luminance_units*on_time_hours*365/1000*energy_cost" office:value-type="currency" office:currency="USD" office:value="16.0692993630573" calcext:value-type="currency">
            <text:p>$16.07</text:p>
          </table:table-cell>
          <table:table-cell table:style-name="ce7" table:formula="of:=[.X37]*5" office:value-type="currency" office:currency="USD" office:value="80.3464968152865" calcext:value-type="currency">
            <text:p>$80.35</text:p>
          </table:table-cell>
          <table:table-cell table:style-name="ce7" table:formula="of:=[.Y37]+[.W37]" office:value-type="currency" office:currency="USD" office:value="120.52259273136" calcext:value-type="currency">
            <text:p>$120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8/04/Data_Sheet_H_inFlux_Rev.1.2.pdf</text:p>
          </table:table-cell>
          <table:table-cell office:value-type="string" calcext:value-type="string">
            <text:p>1510-2455-ND</text:p>
          </table:table-cell>
          <table:table-cell office:value-type="string" calcext:value-type="string">
            <text:p>SL-B8V1N30LAWW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H inFlux</text:p>
          </table:table-cell>
          <table:table-cell office:value-type="string" calcext:value-type="string">
            <text:p>3000K</text:p>
          </table:table-cell>
          <table:table-cell table:formula="of:=NUMBERVALUE(SUBSTITUTE([.F38];&quot;K&quot;;&quot;&quot;))" office:value-type="float" office:value="3000" calcext:value-type="float">
            <text:p>300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1980lm (Typ)</text:p>
          </table:table-cell>
          <table:table-cell table:formula="of:=NUMBERVALUE(SUBSTITUTE([.K38];&quot;lm (Typ)&quot;;&quot;&quot;))" office:value-type="float" office:value="1980" calcext:value-type="float">
            <text:p>1980</text:p>
          </table:table-cell>
          <table:table-cell office:value-type="string" calcext:value-type="string">
            <text:p>1A</text:p>
          </table:table-cell>
          <table:table-cell table:formula="of:=IF(NUMBERVALUE(SUBSTITUTE(SUBSTITUTE([.M38];&quot;A&quot;;&quot;&quot;);&quot;m&quot;;&quot;&quot;);&quot;.&quot;)&gt;100;NUMBERVALUE(SUBSTITUTE(SUBSTITUTE([.M38];&quot;A&quot;;&quot;&quot;);&quot;m&quot;;&quot;&quot;);&quot;.&quot;);NUMBERVALUE(SUBSTITUTE(SUBSTITUTE([.M38];&quot;A&quot;;&quot;&quot;);&quot;m&quot;;&quot;&quot;);&quot;.&quot;)*1000)" office:value-type="float" office:value="1000" calcext:value-type="float">
            <text:p>1000</text:p>
          </table:table-cell>
          <table:table-cell office:value-type="string" calcext:value-type="string">
            <text:p>11.1V</text:p>
          </table:table-cell>
          <table:table-cell table:formula="of:=NUMBERVALUE(SUBSTITUTE([.O38];&quot;V&quot;;&quot;&quot;);&quot;.&quot;)" office:value-type="float" office:value="11.1" calcext:value-type="float">
            <text:p>11.1</text:p>
          </table:table-cell>
          <table:table-cell table:style-name="ce4" table:formula="of:=voltage*current/1000" office:value-type="float" office:value="11.1" calcext:value-type="float">
            <text:p>11</text:p>
          </table:table-cell>
          <table:table-cell table:style-name="ce5" table:formula="of:=flux/power" office:value-type="float" office:value="178.378378378378" calcext:value-type="float">
            <text:p>178</text:p>
          </table:table-cell>
          <table:table-cell table:style-name="ce5" table:formula="of:=flux/unit_price" office:value-type="float" office:value="196.039603960396" calcext:value-type="float">
            <text:p>196</text:p>
          </table:table-cell>
          <table:table-cell table:style-name="ce6" table:formula="of:=luminance/flux" office:value-type="float" office:value="2.52525252525252" calcext:value-type="float">
            <text:p>2.53</text:p>
          </table:table-cell>
          <table:table-cell table:style-name="ce6" table:formula="of:=luminance_units*unit_price" office:value-type="float" office:value="25.5050505050505" calcext:value-type="float">
            <text:p>25.51</text:p>
          </table:table-cell>
          <table:table-cell table:style-name="ce7" table:formula="of:=luminance_units*voltage/driver_voltage_max*driver_cost" office:value-type="currency" office:currency="USD" office:value="13.1907308377897" calcext:value-type="currency">
            <text:p>$13.19</text:p>
          </table:table-cell>
          <table:table-cell table:style-name="ce7" table:formula="of:=luminance_units*unit_price+illuminance_driver_cost" office:value-type="currency" office:currency="USD" office:value="38.6957813428402" calcext:value-type="currency">
            <text:p>$38.70</text:p>
          </table:table-cell>
          <table:table-cell table:style-name="ce7" table:formula="of:=power*luminance_units*on_time_hours*365/1000*energy_cost" office:value-type="currency" office:currency="USD" office:value="16.3696969696969" calcext:value-type="currency">
            <text:p>$16.37</text:p>
          </table:table-cell>
          <table:table-cell table:style-name="ce7" table:formula="of:=[.X38]*5" office:value-type="currency" office:currency="USD" office:value="81.8484848484847" calcext:value-type="currency">
            <text:p>$81.85</text:p>
          </table:table-cell>
          <table:table-cell table:style-name="ce7" table:formula="of:=[.Y38]+[.W38]" office:value-type="currency" office:currency="USD" office:value="120.544266191325" calcext:value-type="currency">
            <text:p>$120.5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76-ND</text:p>
          </table:table-cell>
          <table:table-cell office:value-type="string" calcext:value-type="string">
            <text:p>SI-B8V221B2HUS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LT-HB22D</text:p>
          </table:table-cell>
          <table:table-cell office:value-type="string" calcext:value-type="string">
            <text:p>3000K</text:p>
          </table:table-cell>
          <table:table-cell table:formula="of:=NUMBERVALUE(SUBSTITUTE([.F39];&quot;K&quot;;&quot;&quot;))" office:value-type="float" office:value="3000" calcext:value-type="float">
            <text:p>3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870lm (Typ)</text:p>
          </table:table-cell>
          <table:table-cell table:formula="of:=NUMBERVALUE(SUBSTITUTE([.K39];&quot;lm (Typ)&quot;;&quot;&quot;))" office:value-type="float" office:value="3870" calcext:value-type="float">
            <text:p>3870</text:p>
          </table:table-cell>
          <table:table-cell office:value-type="string" calcext:value-type="string">
            <text:p>960mA</text:p>
          </table:table-cell>
          <table:table-cell table:formula="of:=IF(NUMBERVALUE(SUBSTITUTE(SUBSTITUTE([.M39];&quot;A&quot;;&quot;&quot;);&quot;m&quot;;&quot;&quot;);&quot;.&quot;)&gt;100;NUMBERVALUE(SUBSTITUTE(SUBSTITUTE([.M39];&quot;A&quot;;&quot;&quot;);&quot;m&quot;;&quot;&quot;);&quot;.&quot;);NUMBERVALUE(SUBSTITUTE(SUBSTITUTE([.M39];&quot;A&quot;;&quot;&quot;);&quot;m&quot;;&quot;&quot;);&quot;.&quot;)*1000)" office:value-type="float" office:value="960" calcext:value-type="float">
            <text:p>960</text:p>
          </table:table-cell>
          <table:table-cell office:value-type="string" calcext:value-type="string">
            <text:p>22.5V</text:p>
          </table:table-cell>
          <table:table-cell table:formula="of:=NUMBERVALUE(SUBSTITUTE([.O39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21.6" calcext:value-type="float">
            <text:p>22</text:p>
          </table:table-cell>
          <table:table-cell table:style-name="ce5" table:formula="of:=flux/power" office:value-type="float" office:value="179.166666666667" calcext:value-type="float">
            <text:p>179</text:p>
          </table:table-cell>
          <table:table-cell table:style-name="ce5" table:formula="of:=flux/unit_price" office:value-type="float" office:value="181.60488033787" calcext:value-type="float">
            <text:p>182</text:p>
          </table:table-cell>
          <table:table-cell table:style-name="ce6" table:formula="of:=luminance/flux" office:value-type="float" office:value="1.29198966408269" calcext:value-type="float">
            <text:p>1.29</text:p>
          </table:table-cell>
          <table:table-cell table:style-name="ce6" table:formula="of:=luminance_units*unit_price" office:value-type="float" office:value="27.5322997416021" calcext:value-type="float">
            <text:p>27.53</text:p>
          </table:table-cell>
          <table:table-cell table:style-name="ce7" table:formula="of:=luminance_units*voltage/driver_voltage_max*driver_cost" office:value-type="currency" office:currency="USD" office:value="13.6798905608755" calcext:value-type="currency">
            <text:p>$13.68</text:p>
          </table:table-cell>
          <table:table-cell table:style-name="ce7" table:formula="of:=luminance_units*unit_price+illuminance_driver_cost" office:value-type="currency" office:currency="USD" office:value="41.2121903024776" calcext:value-type="currency">
            <text:p>$41.21</text:p>
          </table:table-cell>
          <table:table-cell table:style-name="ce7" table:formula="of:=power*luminance_units*on_time_hours*365/1000*energy_cost" office:value-type="currency" office:currency="USD" office:value="16.2976744186047" calcext:value-type="currency">
            <text:p>$16.30</text:p>
          </table:table-cell>
          <table:table-cell table:style-name="ce7" table:formula="of:=[.X39]*5" office:value-type="currency" office:currency="USD" office:value="81.4883720930234" calcext:value-type="currency">
            <text:p>$81.49</text:p>
          </table:table-cell>
          <table:table-cell table:style-name="ce7" table:formula="of:=[.Y39]+[.W39]" office:value-type="currency" office:currency="USD" office:value="122.700562395501" calcext:value-type="currency">
            <text:p>$122.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69-ND</text:p>
          </table:table-cell>
          <table:table-cell office:value-type="string" calcext:value-type="string">
            <text:p>SI-B8V341B2001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LT-MB22C</text:p>
          </table:table-cell>
          <table:table-cell office:value-type="string" calcext:value-type="string">
            <text:p>3000K</text:p>
          </table:table-cell>
          <table:table-cell table:formula="of:=NUMBERVALUE(SUBSTITUTE([.F40];&quot;K&quot;;&quot;&quot;))" office:value-type="float" office:value="3000" calcext:value-type="float">
            <text:p>30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070lm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1.4A</text:p>
          </table:table-cell>
          <table:table-cell table:formula="of:=IF(NUMBERVALUE(SUBSTITUTE(SUBSTITUTE([.M40];&quot;A&quot;;&quot;&quot;);&quot;m&quot;;&quot;&quot;);&quot;.&quot;)&gt;100;NUMBERVALUE(SUBSTITUTE(SUBSTITUTE([.M40];&quot;A&quot;;&quot;&quot;);&quot;m&quot;;&quot;&quot;);&quot;.&quot;);NUMBERVALUE(SUBSTITUTE(SUBSTITUTE([.M40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40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0.892857142857" calcext:value-type="float">
            <text:p>151</text:p>
          </table:table-cell>
          <table:table-cell table:style-name="ce5" table:formula="of:=flux/unit_price" office:value-type="float" office:value="310.852237890865" calcext:value-type="float">
            <text:p>311</text:p>
          </table:table-cell>
          <table:table-cell table:style-name="ce6" table:formula="of:=luminance/flux" office:value-type="float" office:value="0.986193293885602" calcext:value-type="float">
            <text:p>0.99</text:p>
          </table:table-cell>
          <table:table-cell table:style-name="ce6" table:formula="of:=luminance_units*unit_price" office:value-type="float" office:value="16.0848126232742" calcext:value-type="float">
            <text:p>16.08</text:p>
          </table:table-cell>
          <table:table-cell table:style-name="ce7" table:formula="of:=luminance_units*voltage/driver_voltage_max*driver_cost" office:value-type="currency" office:currency="USD" office:value="11.1381830838844" calcext:value-type="currency">
            <text:p>$11.14</text:p>
          </table:table-cell>
          <table:table-cell table:style-name="ce7" table:formula="of:=luminance_units*unit_price+illuminance_driver_cost" office:value-type="currency" office:currency="USD" office:value="27.2229957071586" calcext:value-type="currency">
            <text:p>$27.22</text:p>
          </table:table-cell>
          <table:table-cell table:style-name="ce7" table:formula="of:=power*luminance_units*on_time_hours*365/1000*energy_cost" office:value-type="currency" office:currency="USD" office:value="19.3514792899408" calcext:value-type="currency">
            <text:p>$19.35</text:p>
          </table:table-cell>
          <table:table-cell table:style-name="ce7" table:formula="of:=[.X40]*5" office:value-type="currency" office:currency="USD" office:value="96.7573964497042" calcext:value-type="currency">
            <text:p>$96.76</text:p>
          </table:table-cell>
          <table:table-cell table:style-name="ce7" table:formula="of:=[.Y40]+[.W40]" office:value-type="currency" office:currency="USD" office:value="123.980392156863" calcext:value-type="currency">
            <text:p>$123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F562A_Gen2_Rev.2.0.pdf</text:p>
          </table:table-cell>
          <table:table-cell office:value-type="string" calcext:value-type="string">
            <text:p>1510-1324-ND</text:p>
          </table:table-cell>
          <table:table-cell office:value-type="string" calcext:value-type="string">
            <text:p>SI-B8T342560WW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LT-F562A_G2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3.80mm</text:p>
          </table:table-cell>
          <table:table-cell office:value-type="string" calcext:value-type="string">
            <text:p>4820lm (Typ)</text:p>
          </table:table-cell>
          <table:table-cell table:formula="of:=NUMBERVALUE(SUBSTITUTE([.K41];&quot;lm (Typ)&quot;;&quot;&quot;))" office:value-type="float" office:value="4820" calcext:value-type="float">
            <text:p>4820</text:p>
          </table:table-cell>
          <table:table-cell office:value-type="string" calcext:value-type="string">
            <text:p>1.35A</text:p>
          </table:table-cell>
          <table:table-cell table:formula="of:=IF(NUMBERVALUE(SUBSTITUTE(SUBSTITUTE([.M41];&quot;A&quot;;&quot;&quot;);&quot;m&quot;;&quot;&quot;);&quot;.&quot;)&gt;100;NUMBERVALUE(SUBSTITUTE(SUBSTITUTE([.M41];&quot;A&quot;;&quot;&quot;);&quot;m&quot;;&quot;&quot;);&quot;.&quot;);NUMBERVALUE(SUBSTITUTE(SUBSTITUTE([.M41];&quot;A&quot;;&quot;&quot;);&quot;m&quot;;&quot;&quot;);&quot;.&quot;)*1000)" office:value-type="float" office:value="1350" calcext:value-type="float">
            <text:p>1350</text:p>
          </table:table-cell>
          <table:table-cell office:value-type="string" calcext:value-type="string">
            <text:p>24.8V</text:p>
          </table:table-cell>
          <table:table-cell table:formula="of:=NUMBERVALUE(SUBSTITUTE([.O41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33.48" calcext:value-type="float">
            <text:p>33</text:p>
          </table:table-cell>
          <table:table-cell table:style-name="ce5" table:formula="of:=flux/power" office:value-type="float" office:value="143.966547192354" calcext:value-type="float">
            <text:p>144</text:p>
          </table:table-cell>
          <table:table-cell table:style-name="ce5" table:formula="of:=flux/unit_price" office:value-type="float" office:value="430.741733690795" calcext:value-type="float">
            <text:p>431</text:p>
          </table:table-cell>
          <table:table-cell table:style-name="ce6" table:formula="of:=luminance/flux" office:value-type="float" office:value="1.03734439834025" calcext:value-type="float">
            <text:p>1.04</text:p>
          </table:table-cell>
          <table:table-cell table:style-name="ce6" table:formula="of:=luminance_units*unit_price" office:value-type="float" office:value="11.6078838174274" calcext:value-type="float">
            <text:p>11.61</text:p>
          </table:table-cell>
          <table:table-cell table:style-name="ce7" table:formula="of:=luminance_units*voltage/driver_voltage_max*driver_cost" office:value-type="currency" office:currency="USD" office:value="12.106419331218" calcext:value-type="currency">
            <text:p>$12.11</text:p>
          </table:table-cell>
          <table:table-cell table:style-name="ce7" table:formula="of:=luminance_units*unit_price+illuminance_driver_cost" office:value-type="currency" office:currency="USD" office:value="23.7143031486453" calcext:value-type="currency">
            <text:p>$23.71</text:p>
          </table:table-cell>
          <table:table-cell table:style-name="ce7" table:formula="of:=power*luminance_units*on_time_hours*365/1000*energy_cost" office:value-type="currency" office:currency="USD" office:value="20.282489626556" calcext:value-type="currency">
            <text:p>$20.28</text:p>
          </table:table-cell>
          <table:table-cell table:style-name="ce7" table:formula="of:=[.X41]*5" office:value-type="currency" office:currency="USD" office:value="101.41244813278" calcext:value-type="currency">
            <text:p>$101.41</text:p>
          </table:table-cell>
          <table:table-cell table:style-name="ce7" table:formula="of:=[.Y41]+[.W41]" office:value-type="currency" office:currency="USD" office:value="125.126751281425" calcext:value-type="currency">
            <text:p>$125.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9-ND</text:p>
          </table:table-cell>
          <table:table-cell office:value-type="string" calcext:value-type="string">
            <text:p>SI-B8T521B2CUS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LT-VB22F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816lm (7035lm ~ 8600lm)</text:p>
          </table:table-cell>
          <table:table-cell office:value-type="float" office:value="7816" calcext:value-type="float">
            <text:p>7816</text:p>
          </table:table-cell>
          <table:table-cell office:value-type="string" calcext:value-type="string">
            <text:p>1.12A</text:p>
          </table:table-cell>
          <table:table-cell table:formula="of:=IF(NUMBERVALUE(SUBSTITUTE(SUBSTITUTE([.M42];&quot;A&quot;;&quot;&quot;);&quot;m&quot;;&quot;&quot;);&quot;.&quot;)&gt;100;NUMBERVALUE(SUBSTITUTE(SUBSTITUTE([.M42];&quot;A&quot;;&quot;&quot;);&quot;m&quot;;&quot;&quot;);&quot;.&quot;);NUMBERVALUE(SUBSTITUTE(SUBSTITUTE([.M42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8.8V</text:p>
          </table:table-cell>
          <table:table-cell table:formula="of:=NUMBERVALUE(SUBSTITUTE([.O42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54.656" calcext:value-type="float">
            <text:p>55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551.977401129944" calcext:value-type="float">
            <text:p>552</text:p>
          </table:table-cell>
          <table:table-cell table:style-name="ce6" table:formula="of:=luminance/flux" office:value-type="float" office:value="0.63971340839304" calcext:value-type="float">
            <text:p>0.64</text:p>
          </table:table-cell>
          <table:table-cell table:style-name="ce6" table:formula="of:=luminance_units*unit_price" office:value-type="float" office:value="9.05834186284545" calcext:value-type="float">
            <text:p>9.06</text:p>
          </table:table-cell>
          <table:table-cell table:style-name="ce7" table:formula="of:=luminance_units*voltage/driver_voltage_max*driver_cost" office:value-type="currency" office:currency="USD" office:value="14.6908302727437" calcext:value-type="currency">
            <text:p>$14.69</text:p>
          </table:table-cell>
          <table:table-cell table:style-name="ce7" table:formula="of:=luminance_units*unit_price+illuminance_driver_cost" office:value-type="currency" office:currency="USD" office:value="23.7491721355891" calcext:value-type="currency">
            <text:p>$23.75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42]*5" office:value-type="currency" office:currency="USD" office:value="102.09539406346" calcext:value-type="currency">
            <text:p>$102.10</text:p>
          </table:table-cell>
          <table:table-cell table:style-name="ce7" table:formula="of:=[.Y42]+[.W42]" office:value-type="currency" office:currency="USD" office:value="125.844566199049" calcext:value-type="currency">
            <text:p>$125.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80-ND</text:p>
          </table:table-cell>
          <table:table-cell office:value-type="string" calcext:value-type="string">
            <text:p>SI-B8R521B2CUS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LT-VB22F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816lm (7035lm ~ 8600lm)</text:p>
          </table:table-cell>
          <table:table-cell office:value-type="float" office:value="7816" calcext:value-type="float">
            <text:p>7816</text:p>
          </table:table-cell>
          <table:table-cell office:value-type="string" calcext:value-type="string">
            <text:p>1.12A</text:p>
          </table:table-cell>
          <table:table-cell table:formula="of:=IF(NUMBERVALUE(SUBSTITUTE(SUBSTITUTE([.M43];&quot;A&quot;;&quot;&quot;);&quot;m&quot;;&quot;&quot;);&quot;.&quot;)&gt;100;NUMBERVALUE(SUBSTITUTE(SUBSTITUTE([.M43];&quot;A&quot;;&quot;&quot;);&quot;m&quot;;&quot;&quot;);&quot;.&quot;);NUMBERVALUE(SUBSTITUTE(SUBSTITUTE([.M43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8.8V</text:p>
          </table:table-cell>
          <table:table-cell table:formula="of:=NUMBERVALUE(SUBSTITUTE([.O43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54.656" calcext:value-type="float">
            <text:p>55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551.977401129944" calcext:value-type="float">
            <text:p>552</text:p>
          </table:table-cell>
          <table:table-cell table:style-name="ce6" table:formula="of:=luminance/flux" office:value-type="float" office:value="0.63971340839304" calcext:value-type="float">
            <text:p>0.64</text:p>
          </table:table-cell>
          <table:table-cell table:style-name="ce6" table:formula="of:=luminance_units*unit_price" office:value-type="float" office:value="9.05834186284545" calcext:value-type="float">
            <text:p>9.06</text:p>
          </table:table-cell>
          <table:table-cell table:style-name="ce7" table:formula="of:=luminance_units*voltage/driver_voltage_max*driver_cost" office:value-type="currency" office:currency="USD" office:value="14.6908302727437" calcext:value-type="currency">
            <text:p>$14.69</text:p>
          </table:table-cell>
          <table:table-cell table:style-name="ce7" table:formula="of:=luminance_units*unit_price+illuminance_driver_cost" office:value-type="currency" office:currency="USD" office:value="23.7491721355891" calcext:value-type="currency">
            <text:p>$23.75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43]*5" office:value-type="currency" office:currency="USD" office:value="102.09539406346" calcext:value-type="currency">
            <text:p>$102.10</text:p>
          </table:table-cell>
          <table:table-cell table:style-name="ce7" table:formula="of:=[.Y43]+[.W43]" office:value-type="currency" office:currency="USD" office:value="125.844566199049" calcext:value-type="currency">
            <text:p>$125.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20-ND</text:p>
          </table:table-cell>
          <table:table-cell office:value-type="string" calcext:value-type="string">
            <text:p>SI-B8R301B20WW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M Series 4ft_B</text:p>
          </table:table-cell>
          <table:table-cell office:value-type="string" calcext:value-type="string">
            <text:p>5000K</text:p>
          </table:table-cell>
          <table:table-cell table:formula="of:=NUMBERVALUE(SUBSTITUTE([.F44];&quot;K&quot;;&quot;&quot;))" office:value-type="float" office:value="5000" calcext:value-type="float">
            <text:p>50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400lm (Typ)</text:p>
          </table:table-cell>
          <table:table-cell table:formula="of:=NUMBERVALUE(SUBSTITUTE([.K44];&quot;lm (Typ)&quot;;&quot;&quot;))" office:value-type="float" office:value="4400" calcext:value-type="float">
            <text:p>4400</text:p>
          </table:table-cell>
          <table:table-cell office:value-type="string" calcext:value-type="string">
            <text:p>1.2A</text:p>
          </table:table-cell>
          <table:table-cell table:formula="of:=IF(NUMBERVALUE(SUBSTITUTE(SUBSTITUTE([.M44];&quot;A&quot;;&quot;&quot;);&quot;m&quot;;&quot;&quot;);&quot;.&quot;)&gt;100;NUMBERVALUE(SUBSTITUTE(SUBSTITUTE([.M44];&quot;A&quot;;&quot;&quot;);&quot;m&quot;;&quot;&quot;);&quot;.&quot;);NUMBERVALUE(SUBSTITUTE(SUBSTITUTE([.M44];&quot;A&quot;;&quot;&quot;);&quot;m&quot;;&quot;&quot;);&quot;.&quot;)*1000)" office:value-type="float" office:value="1200" calcext:value-type="float">
            <text:p>1200</text:p>
          </table:table-cell>
          <table:table-cell office:value-type="string" calcext:value-type="string">
            <text:p>24.8V</text:p>
          </table:table-cell>
          <table:table-cell table:formula="of:=NUMBERVALUE(SUBSTITUTE([.O44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9.76" calcext:value-type="float">
            <text:p>30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351.157222665603" calcext:value-type="float">
            <text:p>351</text:p>
          </table:table-cell>
          <table:table-cell table:style-name="ce6" table:formula="of:=luminance/flux" office:value-type="float" office:value="1.13636363636364" calcext:value-type="float">
            <text:p>1.14</text:p>
          </table:table-cell>
          <table:table-cell table:style-name="ce6" table:formula="of:=luminance_units*unit_price" office:value-type="float" office:value="14.2386363636364" calcext:value-type="float">
            <text:p>14.24</text:p>
          </table:table-cell>
          <table:table-cell table:style-name="ce7" table:formula="of:=luminance_units*voltage/driver_voltage_max*driver_cost" office:value-type="currency" office:currency="USD" office:value="13.2620320855615" calcext:value-type="currency">
            <text:p>$13.26</text:p>
          </table:table-cell>
          <table:table-cell table:style-name="ce7" table:formula="of:=luminance_units*unit_price+illuminance_driver_cost" office:value-type="currency" office:currency="USD" office:value="27.5006684491979" calcext:value-type="currency">
            <text:p>$27.50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44]*5" office:value-type="currency" office:currency="USD" office:value="98.7490909090912" calcext:value-type="currency">
            <text:p>$98.75</text:p>
          </table:table-cell>
          <table:table-cell table:style-name="ce7" table:formula="of:=[.Y44]+[.W44]" office:value-type="currency" office:currency="USD" office:value="126.249759358289" calcext:value-type="currency">
            <text:p>$126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6-ND</text:p>
          </table:table-cell>
          <table:table-cell office:value-type="string" calcext:value-type="string">
            <text:p>SI-B8T52156CUS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LT-V564F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39.8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816lm (7035lm ~ 8600lm)</text:p>
          </table:table-cell>
          <table:table-cell office:value-type="float" office:value="7816" calcext:value-type="float">
            <text:p>7816</text:p>
          </table:table-cell>
          <table:table-cell office:value-type="string" calcext:value-type="string">
            <text:p>1.12A</text:p>
          </table:table-cell>
          <table:table-cell table:formula="of:=IF(NUMBERVALUE(SUBSTITUTE(SUBSTITUTE([.M45];&quot;A&quot;;&quot;&quot;);&quot;m&quot;;&quot;&quot;);&quot;.&quot;)&gt;100;NUMBERVALUE(SUBSTITUTE(SUBSTITUTE([.M45];&quot;A&quot;;&quot;&quot;);&quot;m&quot;;&quot;&quot;);&quot;.&quot;);NUMBERVALUE(SUBSTITUTE(SUBSTITUTE([.M45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8.8V</text:p>
          </table:table-cell>
          <table:table-cell table:formula="of:=NUMBERVALUE(SUBSTITUTE([.O45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54.656" calcext:value-type="float">
            <text:p>55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510.182767624021" calcext:value-type="float">
            <text:p>510</text:p>
          </table:table-cell>
          <table:table-cell table:style-name="ce6" table:formula="of:=luminance/flux" office:value-type="float" office:value="0.63971340839304" calcext:value-type="float">
            <text:p>0.64</text:p>
          </table:table-cell>
          <table:table-cell table:style-name="ce6" table:formula="of:=luminance_units*unit_price" office:value-type="float" office:value="9.80040941658137" calcext:value-type="float">
            <text:p>9.80</text:p>
          </table:table-cell>
          <table:table-cell table:style-name="ce7" table:formula="of:=luminance_units*voltage/driver_voltage_max*driver_cost" office:value-type="currency" office:currency="USD" office:value="14.6908302727437" calcext:value-type="currency">
            <text:p>$14.69</text:p>
          </table:table-cell>
          <table:table-cell table:style-name="ce7" table:formula="of:=luminance_units*unit_price+illuminance_driver_cost" office:value-type="currency" office:currency="USD" office:value="24.4912396893251" calcext:value-type="currency">
            <text:p>$24.49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45]*5" office:value-type="currency" office:currency="USD" office:value="102.09539406346" calcext:value-type="currency">
            <text:p>$102.10</text:p>
          </table:table-cell>
          <table:table-cell table:style-name="ce7" table:formula="of:=[.Y45]+[.W45]" office:value-type="currency" office:currency="USD" office:value="126.586633752785" calcext:value-type="currency">
            <text:p>$126.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7-ND</text:p>
          </table:table-cell>
          <table:table-cell office:value-type="string" calcext:value-type="string">
            <text:p>SI-B8R52156CUS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LT-V564F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39.8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816lm (7035lm ~ 8600lm)</text:p>
          </table:table-cell>
          <table:table-cell office:value-type="float" office:value="7816" calcext:value-type="float">
            <text:p>7816</text:p>
          </table:table-cell>
          <table:table-cell office:value-type="string" calcext:value-type="string">
            <text:p>1.12A</text:p>
          </table:table-cell>
          <table:table-cell table:formula="of:=IF(NUMBERVALUE(SUBSTITUTE(SUBSTITUTE([.M46];&quot;A&quot;;&quot;&quot;);&quot;m&quot;;&quot;&quot;);&quot;.&quot;)&gt;100;NUMBERVALUE(SUBSTITUTE(SUBSTITUTE([.M46];&quot;A&quot;;&quot;&quot;);&quot;m&quot;;&quot;&quot;);&quot;.&quot;);NUMBERVALUE(SUBSTITUTE(SUBSTITUTE([.M46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8.8V</text:p>
          </table:table-cell>
          <table:table-cell table:formula="of:=NUMBERVALUE(SUBSTITUTE([.O46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54.656" calcext:value-type="float">
            <text:p>55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510.182767624021" calcext:value-type="float">
            <text:p>510</text:p>
          </table:table-cell>
          <table:table-cell table:style-name="ce6" table:formula="of:=luminance/flux" office:value-type="float" office:value="0.63971340839304" calcext:value-type="float">
            <text:p>0.64</text:p>
          </table:table-cell>
          <table:table-cell table:style-name="ce6" table:formula="of:=luminance_units*unit_price" office:value-type="float" office:value="9.80040941658137" calcext:value-type="float">
            <text:p>9.80</text:p>
          </table:table-cell>
          <table:table-cell table:style-name="ce7" table:formula="of:=luminance_units*voltage/driver_voltage_max*driver_cost" office:value-type="currency" office:currency="USD" office:value="14.6908302727437" calcext:value-type="currency">
            <text:p>$14.69</text:p>
          </table:table-cell>
          <table:table-cell table:style-name="ce7" table:formula="of:=luminance_units*unit_price+illuminance_driver_cost" office:value-type="currency" office:currency="USD" office:value="24.4912396893251" calcext:value-type="currency">
            <text:p>$24.49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46]*5" office:value-type="currency" office:currency="USD" office:value="102.09539406346" calcext:value-type="currency">
            <text:p>$102.10</text:p>
          </table:table-cell>
          <table:table-cell table:style-name="ce7" table:formula="of:=[.Y46]+[.W46]" office:value-type="currency" office:currency="USD" office:value="126.586633752785" calcext:value-type="currency">
            <text:p>$126.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3-ND</text:p>
          </table:table-cell>
          <table:table-cell office:value-type="string" calcext:value-type="string">
            <text:p>SI-B8T26156CUS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LT-V562F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3908lm (3515lm ~ 4300lm)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1.12A</text:p>
          </table:table-cell>
          <table:table-cell table:formula="of:=IF(NUMBERVALUE(SUBSTITUTE(SUBSTITUTE([.M47];&quot;A&quot;;&quot;&quot;);&quot;m&quot;;&quot;&quot;);&quot;.&quot;)&gt;100;NUMBERVALUE(SUBSTITUTE(SUBSTITUTE([.M47];&quot;A&quot;;&quot;&quot;);&quot;m&quot;;&quot;&quot;);&quot;.&quot;);NUMBERVALUE(SUBSTITUTE(SUBSTITUTE([.M47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24.4V</text:p>
          </table:table-cell>
          <table:table-cell table:formula="of:=NUMBERVALUE(SUBSTITUTE([.O47];&quot;V&quot;;&quot;&quot;);&quot;.&quot;)" office:value-type="float" office:value="24.4" calcext:value-type="float">
            <text:p>24.4</text:p>
          </table:table-cell>
          <table:table-cell table:style-name="ce4" table:formula="of:=voltage*current/1000" office:value-type="float" office:value="27.328" calcext:value-type="float">
            <text:p>27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454.418604651163" calcext:value-type="float">
            <text:p>454</text:p>
          </table:table-cell>
          <table:table-cell table:style-name="ce6" table:formula="of:=luminance/flux" office:value-type="float" office:value="1.27942681678608" calcext:value-type="float">
            <text:p>1.28</text:p>
          </table:table-cell>
          <table:table-cell table:style-name="ce6" table:formula="of:=luminance_units*unit_price" office:value-type="float" office:value="11.0030706243603" calcext:value-type="float">
            <text:p>11.00</text:p>
          </table:table-cell>
          <table:table-cell table:style-name="ce7" table:formula="of:=luminance_units*voltage/driver_voltage_max*driver_cost" office:value-type="currency" office:currency="USD" office:value="14.6908302727437" calcext:value-type="currency">
            <text:p>$14.69</text:p>
          </table:table-cell>
          <table:table-cell table:style-name="ce7" table:formula="of:=luminance_units*unit_price+illuminance_driver_cost" office:value-type="currency" office:currency="USD" office:value="25.693900897104" calcext:value-type="currency">
            <text:p>$25.69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47]*5" office:value-type="currency" office:currency="USD" office:value="102.09539406346" calcext:value-type="currency">
            <text:p>$102.10</text:p>
          </table:table-cell>
          <table:table-cell table:style-name="ce7" table:formula="of:=[.Y47]+[.W47]" office:value-type="currency" office:currency="USD" office:value="127.789294960564" calcext:value-type="currency">
            <text:p>$127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4-ND</text:p>
          </table:table-cell>
          <table:table-cell office:value-type="string" calcext:value-type="string">
            <text:p>SI-B8R26156CUS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LT-V562F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3908lm (3515lm ~ 4300lm)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1.12A</text:p>
          </table:table-cell>
          <table:table-cell table:formula="of:=IF(NUMBERVALUE(SUBSTITUTE(SUBSTITUTE([.M48];&quot;A&quot;;&quot;&quot;);&quot;m&quot;;&quot;&quot;);&quot;.&quot;)&gt;100;NUMBERVALUE(SUBSTITUTE(SUBSTITUTE([.M48];&quot;A&quot;;&quot;&quot;);&quot;m&quot;;&quot;&quot;);&quot;.&quot;);NUMBERVALUE(SUBSTITUTE(SUBSTITUTE([.M48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24.4V</text:p>
          </table:table-cell>
          <table:table-cell table:formula="of:=NUMBERVALUE(SUBSTITUTE([.O48];&quot;V&quot;;&quot;&quot;);&quot;.&quot;)" office:value-type="float" office:value="24.4" calcext:value-type="float">
            <text:p>24.4</text:p>
          </table:table-cell>
          <table:table-cell table:style-name="ce4" table:formula="of:=voltage*current/1000" office:value-type="float" office:value="27.328" calcext:value-type="float">
            <text:p>27</text:p>
          </table:table-cell>
          <table:table-cell table:style-name="ce5" table:formula="of:=flux/power" office:value-type="float" office:value="143.003512880562" calcext:value-type="float">
            <text:p>143</text:p>
          </table:table-cell>
          <table:table-cell table:style-name="ce5" table:formula="of:=flux/unit_price" office:value-type="float" office:value="454.418604651163" calcext:value-type="float">
            <text:p>454</text:p>
          </table:table-cell>
          <table:table-cell table:style-name="ce6" table:formula="of:=luminance/flux" office:value-type="float" office:value="1.27942681678608" calcext:value-type="float">
            <text:p>1.28</text:p>
          </table:table-cell>
          <table:table-cell table:style-name="ce6" table:formula="of:=luminance_units*unit_price" office:value-type="float" office:value="11.0030706243603" calcext:value-type="float">
            <text:p>11.00</text:p>
          </table:table-cell>
          <table:table-cell table:style-name="ce7" table:formula="of:=luminance_units*voltage/driver_voltage_max*driver_cost" office:value-type="currency" office:currency="USD" office:value="14.6908302727437" calcext:value-type="currency">
            <text:p>$14.69</text:p>
          </table:table-cell>
          <table:table-cell table:style-name="ce7" table:formula="of:=luminance_units*unit_price+illuminance_driver_cost" office:value-type="currency" office:currency="USD" office:value="25.693900897104" calcext:value-type="currency">
            <text:p>$25.69</text:p>
          </table:table-cell>
          <table:table-cell table:style-name="ce7" table:formula="of:=power*luminance_units*on_time_hours*365/1000*energy_cost" office:value-type="currency" office:currency="USD" office:value="20.4190788126919" calcext:value-type="currency">
            <text:p>$20.42</text:p>
          </table:table-cell>
          <table:table-cell table:style-name="ce7" table:formula="of:=[.X48]*5" office:value-type="currency" office:currency="USD" office:value="102.09539406346" calcext:value-type="currency">
            <text:p>$102.10</text:p>
          </table:table-cell>
          <table:table-cell table:style-name="ce7" table:formula="of:=[.Y48]+[.W48]" office:value-type="currency" office:currency="USD" office:value="127.789294960564" calcext:value-type="currency">
            <text:p>$127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22-ND</text:p>
          </table:table-cell>
          <table:table-cell office:value-type="string" calcext:value-type="string">
            <text:p>SI-B8U341B20WW</text:p>
          </table:table-cell>
          <table:table-cell office:value-type="float" office:value="22.19" calcext:value-type="float">
            <text:p>22.19</text:p>
          </table:table-cell>
          <table:table-cell office:value-type="string" calcext:value-type="string">
            <text:p>M Series 4ft_C</text:p>
          </table:table-cell>
          <table:table-cell office:value-type="string" calcext:value-type="string">
            <text:p>3500K</text:p>
          </table:table-cell>
          <table:table-cell table:formula="of:=NUMBERVALUE(SUBSTITUTE([.F49];&quot;K&quot;;&quot;&quot;))" office:value-type="float" office:value="3500" calcext:value-type="float">
            <text:p>35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150lm (Typ)</text:p>
          </table:table-cell>
          <table:table-cell table:formula="of:=NUMBERVALUE(SUBSTITUTE([.K49];&quot;lm (Typ)&quot;;&quot;&quot;))" office:value-type="float" office:value="5150" calcext:value-type="float">
            <text:p>5150</text:p>
          </table:table-cell>
          <table:table-cell office:value-type="string" calcext:value-type="string">
            <text:p>1.4A</text:p>
          </table:table-cell>
          <table:table-cell table:formula="of:=IF(NUMBERVALUE(SUBSTITUTE(SUBSTITUTE([.M49];&quot;A&quot;;&quot;&quot;);&quot;m&quot;;&quot;&quot;);&quot;.&quot;)&gt;100;NUMBERVALUE(SUBSTITUTE(SUBSTITUTE([.M49];&quot;A&quot;;&quot;&quot;);&quot;m&quot;;&quot;&quot;);&quot;.&quot;);NUMBERVALUE(SUBSTITUTE(SUBSTITUTE([.M49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49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3.27380952381" calcext:value-type="float">
            <text:p>153</text:p>
          </table:table-cell>
          <table:table-cell table:style-name="ce5" table:formula="of:=flux/unit_price" office:value-type="float" office:value="232.08652546192" calcext:value-type="float">
            <text:p>232</text:p>
          </table:table-cell>
          <table:table-cell table:style-name="ce6" table:formula="of:=luminance/flux" office:value-type="float" office:value="0.970873786407767" calcext:value-type="float">
            <text:p>0.97</text:p>
          </table:table-cell>
          <table:table-cell table:style-name="ce6" table:formula="of:=luminance_units*unit_price" office:value-type="float" office:value="21.5436893203883" calcext:value-type="float">
            <text:p>21.54</text:p>
          </table:table-cell>
          <table:table-cell table:style-name="ce7" table:formula="of:=luminance_units*voltage/driver_voltage_max*driver_cost" office:value-type="currency" office:currency="USD" office:value="10.9651627641348" calcext:value-type="currency">
            <text:p>$10.97</text:p>
          </table:table-cell>
          <table:table-cell table:style-name="ce7" table:formula="of:=luminance_units*unit_price+illuminance_driver_cost" office:value-type="currency" office:currency="USD" office:value="32.5088520845231" calcext:value-type="currency">
            <text:p>$32.51</text:p>
          </table:table-cell>
          <table:table-cell table:style-name="ce7" table:formula="of:=power*luminance_units*on_time_hours*365/1000*energy_cost" office:value-type="currency" office:currency="USD" office:value="19.0508737864078" calcext:value-type="currency">
            <text:p>$19.05</text:p>
          </table:table-cell>
          <table:table-cell table:style-name="ce7" table:formula="of:=[.X49]*5" office:value-type="currency" office:currency="USD" office:value="95.2543689320389" calcext:value-type="currency">
            <text:p>$95.25</text:p>
          </table:table-cell>
          <table:table-cell table:style-name="ce7" table:formula="of:=[.Y49]+[.W49]" office:value-type="currency" office:currency="USD" office:value="127.763221016562" calcext:value-type="currency">
            <text:p>$127.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81-ND</text:p>
          </table:table-cell>
          <table:table-cell office:value-type="string" calcext:value-type="string">
            <text:p>SI-B8VZ91B2CUS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LT-VB24F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.24A</text:p>
          </table:table-cell>
          <table:table-cell office:value-type="string" calcext:value-type="string">
            <text:p>1200.00mm L x 39.8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4428lm (12985lm ~ 15870lm)</text:p>
          </table:table-cell>
          <table:table-cell office:value-type="float" office:value="14428" calcext:value-type="float">
            <text:p>14428</text:p>
          </table:table-cell>
          <table:table-cell office:value-type="string" calcext:value-type="string">
            <text:p>2.24A</text:p>
          </table:table-cell>
          <table:table-cell table:formula="of:=IF(NUMBERVALUE(SUBSTITUTE(SUBSTITUTE([.M50];&quot;A&quot;;&quot;&quot;);&quot;m&quot;;&quot;&quot;);&quot;.&quot;)&gt;100;NUMBERVALUE(SUBSTITUTE(SUBSTITUTE([.M50];&quot;A&quot;;&quot;&quot;);&quot;m&quot;;&quot;&quot;);&quot;.&quot;);NUMBERVALUE(SUBSTITUTE(SUBSTITUTE([.M50];&quot;A&quot;;&quot;&quot;);&quot;m&quot;;&quot;&quot;);&quot;.&quot;)*1000)" office:value-type="float" office:value="2240" calcext:value-type="float">
            <text:p>2240</text:p>
          </table:table-cell>
          <table:table-cell office:value-type="string" calcext:value-type="string">
            <text:p>48.8V</text:p>
          </table:table-cell>
          <table:table-cell table:formula="of:=NUMBERVALUE(SUBSTITUTE([.O50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109.312" calcext:value-type="float">
            <text:p>109</text:p>
          </table:table-cell>
          <table:table-cell table:style-name="ce5" table:formula="of:=flux/power" office:value-type="float" office:value="131.989168618267" calcext:value-type="float">
            <text:p>132</text:p>
          </table:table-cell>
          <table:table-cell table:style-name="ce5" table:formula="of:=flux/unit_price" office:value-type="float" office:value="564.034401876466" calcext:value-type="float">
            <text:p>564</text:p>
          </table:table-cell>
          <table:table-cell table:style-name="ce6" table:formula="of:=luminance/flux" office:value-type="float" office:value="0.34654837815359" calcext:value-type="float">
            <text:p>0.35</text:p>
          </table:table-cell>
          <table:table-cell table:style-name="ce6" table:formula="of:=luminance_units*unit_price" office:value-type="float" office:value="8.86470751316884" calcext:value-type="float">
            <text:p>8.86</text:p>
          </table:table-cell>
          <table:table-cell table:style-name="ce7" table:formula="of:=luminance_units*voltage/driver_voltage_max*driver_cost" office:value-type="currency" office:currency="USD" office:value="7.95838157830363" calcext:value-type="currency">
            <text:p>$7.96</text:p>
          </table:table-cell>
          <table:table-cell table:style-name="ce7" table:formula="of:=luminance_units*unit_price+illuminance_driver_cost" office:value-type="currency" office:currency="USD" office:value="16.8230890914725" calcext:value-type="currency">
            <text:p>$16.82</text:p>
          </table:table-cell>
          <table:table-cell table:style-name="ce7" table:formula="of:=power*luminance_units*on_time_hours*365/1000*energy_cost" office:value-type="currency" office:currency="USD" office:value="22.1230274466315" calcext:value-type="currency">
            <text:p>$22.12</text:p>
          </table:table-cell>
          <table:table-cell table:style-name="ce7" table:formula="of:=[.X50]*5" office:value-type="currency" office:currency="USD" office:value="110.615137233158" calcext:value-type="currency">
            <text:p>$110.62</text:p>
          </table:table-cell>
          <table:table-cell table:style-name="ce7" table:formula="of:=[.Y50]+[.W50]" office:value-type="currency" office:currency="USD" office:value="127.43822632463" calcext:value-type="currency">
            <text:p>$127.4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F562A_Gen2_Rev.2.0.pdf</text:p>
          </table:table-cell>
          <table:table-cell office:value-type="string" calcext:value-type="string">
            <text:p>1510-1323-ND</text:p>
          </table:table-cell>
          <table:table-cell office:value-type="string" calcext:value-type="string">
            <text:p>SI-B8R342560WW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LT-F562A_G2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3.80mm</text:p>
          </table:table-cell>
          <table:table-cell office:value-type="string" calcext:value-type="string">
            <text:p>4820lm (Typ)</text:p>
          </table:table-cell>
          <table:table-cell table:formula="of:=NUMBERVALUE(SUBSTITUTE([.K51];&quot;lm (Typ)&quot;;&quot;&quot;))" office:value-type="float" office:value="4820" calcext:value-type="float">
            <text:p>4820</text:p>
          </table:table-cell>
          <table:table-cell office:value-type="string" calcext:value-type="string">
            <text:p>1.35A</text:p>
          </table:table-cell>
          <table:table-cell table:formula="of:=IF(NUMBERVALUE(SUBSTITUTE(SUBSTITUTE([.M51];&quot;A&quot;;&quot;&quot;);&quot;m&quot;;&quot;&quot;);&quot;.&quot;)&gt;100;NUMBERVALUE(SUBSTITUTE(SUBSTITUTE([.M51];&quot;A&quot;;&quot;&quot;);&quot;m&quot;;&quot;&quot;);&quot;.&quot;);NUMBERVALUE(SUBSTITUTE(SUBSTITUTE([.M51];&quot;A&quot;;&quot;&quot;);&quot;m&quot;;&quot;&quot;);&quot;.&quot;)*1000)" office:value-type="float" office:value="1350" calcext:value-type="float">
            <text:p>1350</text:p>
          </table:table-cell>
          <table:table-cell office:value-type="string" calcext:value-type="string">
            <text:p>24.8V</text:p>
          </table:table-cell>
          <table:table-cell table:formula="of:=NUMBERVALUE(SUBSTITUTE([.O51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33.48" calcext:value-type="float">
            <text:p>33</text:p>
          </table:table-cell>
          <table:table-cell table:style-name="ce5" table:formula="of:=flux/power" office:value-type="float" office:value="143.966547192354" calcext:value-type="float">
            <text:p>144</text:p>
          </table:table-cell>
          <table:table-cell table:style-name="ce5" table:formula="of:=flux/unit_price" office:value-type="float" office:value="319.205298013245" calcext:value-type="float">
            <text:p>319</text:p>
          </table:table-cell>
          <table:table-cell table:style-name="ce6" table:formula="of:=luminance/flux" office:value-type="float" office:value="1.03734439834025" calcext:value-type="float">
            <text:p>1.04</text:p>
          </table:table-cell>
          <table:table-cell table:style-name="ce6" table:formula="of:=luminance_units*unit_price" office:value-type="float" office:value="15.6639004149378" calcext:value-type="float">
            <text:p>15.66</text:p>
          </table:table-cell>
          <table:table-cell table:style-name="ce7" table:formula="of:=luminance_units*voltage/driver_voltage_max*driver_cost" office:value-type="currency" office:currency="USD" office:value="12.106419331218" calcext:value-type="currency">
            <text:p>$12.11</text:p>
          </table:table-cell>
          <table:table-cell table:style-name="ce7" table:formula="of:=luminance_units*unit_price+illuminance_driver_cost" office:value-type="currency" office:currency="USD" office:value="27.7703197461557" calcext:value-type="currency">
            <text:p>$27.77</text:p>
          </table:table-cell>
          <table:table-cell table:style-name="ce7" table:formula="of:=power*luminance_units*on_time_hours*365/1000*energy_cost" office:value-type="currency" office:currency="USD" office:value="20.282489626556" calcext:value-type="currency">
            <text:p>$20.28</text:p>
          </table:table-cell>
          <table:table-cell table:style-name="ce7" table:formula="of:=[.X51]*5" office:value-type="currency" office:currency="USD" office:value="101.41244813278" calcext:value-type="currency">
            <text:p>$101.41</text:p>
          </table:table-cell>
          <table:table-cell table:style-name="ce7" table:formula="of:=[.Y51]+[.W51]" office:value-type="currency" office:currency="USD" office:value="129.182767878936" calcext:value-type="currency">
            <text:p>$129.1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21-ND</text:p>
          </table:table-cell>
          <table:table-cell office:value-type="string" calcext:value-type="string">
            <text:p>SI-B8V341B20WW</text:p>
          </table:table-cell>
          <table:table-cell office:value-type="float" office:value="22.19" calcext:value-type="float">
            <text:p>22.19</text:p>
          </table:table-cell>
          <table:table-cell office:value-type="string" calcext:value-type="string">
            <text:p>M Series 4ft_C</text:p>
          </table:table-cell>
          <table:table-cell office:value-type="string" calcext:value-type="string">
            <text:p>3000K</text:p>
          </table:table-cell>
          <table:table-cell table:formula="of:=NUMBERVALUE(SUBSTITUTE([.F52];&quot;K&quot;;&quot;&quot;))" office:value-type="float" office:value="3000" calcext:value-type="float">
            <text:p>3000</text:p>
          </table:table-cell>
          <table:table-cell office:value-type="string" calcext:value-type="string">
            <text:p>2.16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5070lm (Typ)</text:p>
          </table:table-cell>
          <table:table-cell table:formula="of:=NUMBERVALUE(SUBSTITUTE([.K52];&quot;lm (Typ)&quot;;&quot;&quot;))" office:value-type="float" office:value="5070" calcext:value-type="float">
            <text:p>5070</text:p>
          </table:table-cell>
          <table:table-cell office:value-type="string" calcext:value-type="string">
            <text:p>1.4A</text:p>
          </table:table-cell>
          <table:table-cell table:formula="of:=IF(NUMBERVALUE(SUBSTITUTE(SUBSTITUTE([.M52];&quot;A&quot;;&quot;&quot;);&quot;m&quot;;&quot;&quot;);&quot;.&quot;)&gt;100;NUMBERVALUE(SUBSTITUTE(SUBSTITUTE([.M52];&quot;A&quot;;&quot;&quot;);&quot;m&quot;;&quot;&quot;);&quot;.&quot;);NUMBERVALUE(SUBSTITUTE(SUBSTITUTE([.M52];&quot;A&quot;;&quot;&quot;);&quot;m&quot;;&quot;&quot;);&quot;.&quot;)*1000)" office:value-type="float" office:value="1400" calcext:value-type="float">
            <text:p>1400</text:p>
          </table:table-cell>
          <table:table-cell office:value-type="string" calcext:value-type="string">
            <text:p>24V</text:p>
          </table:table-cell>
          <table:table-cell table:formula="of:=NUMBERVALUE(SUBSTITUTE([.O52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50.892857142857" calcext:value-type="float">
            <text:p>151</text:p>
          </table:table-cell>
          <table:table-cell table:style-name="ce5" table:formula="of:=flux/unit_price" office:value-type="float" office:value="228.481297881929" calcext:value-type="float">
            <text:p>228</text:p>
          </table:table-cell>
          <table:table-cell table:style-name="ce6" table:formula="of:=luminance/flux" office:value-type="float" office:value="0.986193293885602" calcext:value-type="float">
            <text:p>0.99</text:p>
          </table:table-cell>
          <table:table-cell table:style-name="ce6" table:formula="of:=luminance_units*unit_price" office:value-type="float" office:value="21.8836291913215" calcext:value-type="float">
            <text:p>21.88</text:p>
          </table:table-cell>
          <table:table-cell table:style-name="ce7" table:formula="of:=luminance_units*voltage/driver_voltage_max*driver_cost" office:value-type="currency" office:currency="USD" office:value="11.1381830838844" calcext:value-type="currency">
            <text:p>$11.14</text:p>
          </table:table-cell>
          <table:table-cell table:style-name="ce7" table:formula="of:=luminance_units*unit_price+illuminance_driver_cost" office:value-type="currency" office:currency="USD" office:value="33.0218122752059" calcext:value-type="currency">
            <text:p>$33.02</text:p>
          </table:table-cell>
          <table:table-cell table:style-name="ce7" table:formula="of:=power*luminance_units*on_time_hours*365/1000*energy_cost" office:value-type="currency" office:currency="USD" office:value="19.3514792899408" calcext:value-type="currency">
            <text:p>$19.35</text:p>
          </table:table-cell>
          <table:table-cell table:style-name="ce7" table:formula="of:=[.X52]*5" office:value-type="currency" office:currency="USD" office:value="96.7573964497042" calcext:value-type="currency">
            <text:p>$96.76</text:p>
          </table:table-cell>
          <table:table-cell table:style-name="ce7" table:formula="of:=[.Y52]+[.W52]" office:value-type="currency" office:currency="USD" office:value="129.77920872491" calcext:value-type="currency">
            <text:p>$129.7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68-ND</text:p>
          </table:table-cell>
          <table:table-cell office:value-type="string" calcext:value-type="string">
            <text:p>SI-B8R17256001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LT-M562C Gen3</text:p>
          </table:table-cell>
          <table:table-cell office:value-type="string" calcext:value-type="string">
            <text:p>5000K</text:p>
          </table:table-cell>
          <table:table-cell table:formula="of:=NUMBERVALUE(SUBSTITUTE([.F53];&quot;K&quot;;&quot;&quot;))" office:value-type="float" office:value="5000" calcext:value-type="float">
            <text:p>5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2655lm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700mA</text:p>
          </table:table-cell>
          <table:table-cell table:formula="of:=IF(NUMBERVALUE(SUBSTITUTE(SUBSTITUTE([.M53];&quot;A&quot;;&quot;&quot;);&quot;m&quot;;&quot;&quot;);&quot;.&quot;)&gt;100;NUMBERVALUE(SUBSTITUTE(SUBSTITUTE([.M53];&quot;A&quot;;&quot;&quot;);&quot;m&quot;;&quot;&quot;);&quot;.&quot;);NUMBERVALUE(SUBSTITUTE(SUBSTITUTE([.M53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24V</text:p>
          </table:table-cell>
          <table:table-cell table:formula="of:=NUMBERVALUE(SUBSTITUTE([.O53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16.8" calcext:value-type="float">
            <text:p>17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274.844720496894" calcext:value-type="float">
            <text:p>275</text:p>
          </table:table-cell>
          <table:table-cell table:style-name="ce6" table:formula="of:=luminance/flux" office:value-type="float" office:value="1.88323917137476" calcext:value-type="float">
            <text:p>1.88</text:p>
          </table:table-cell>
          <table:table-cell table:style-name="ce6" table:formula="of:=luminance_units*unit_price" office:value-type="float" office:value="18.1920903954802" calcext:value-type="float">
            <text:p>18.19</text:p>
          </table:table-cell>
          <table:table-cell table:style-name="ce7" table:formula="of:=luminance_units*voltage/driver_voltage_max*driver_cost" office:value-type="currency" office:currency="USD" office:value="21.2695247590562" calcext:value-type="currency">
            <text:p>$21.27</text:p>
          </table:table-cell>
          <table:table-cell table:style-name="ce7" table:formula="of:=luminance_units*unit_price+illuminance_driver_cost" office:value-type="currency" office:currency="USD" office:value="39.4616151545364" calcext:value-type="currency">
            <text:p>$39.46</text:p>
          </table:table-cell>
          <table:table-cell table:style-name="ce7" table:formula="of:=power*luminance_units*on_time_hours*365/1000*energy_cost" office:value-type="currency" office:currency="USD" office:value="18.476836158192" calcext:value-type="currency">
            <text:p>$18.48</text:p>
          </table:table-cell>
          <table:table-cell table:style-name="ce7" table:formula="of:=[.X53]*5" office:value-type="currency" office:currency="USD" office:value="92.3841807909602" calcext:value-type="currency">
            <text:p>$92.38</text:p>
          </table:table-cell>
          <table:table-cell table:style-name="ce7" table:formula="of:=[.Y53]+[.W53]" office:value-type="currency" office:currency="USD" office:value="131.845795945497" calcext:value-type="currency">
            <text:p>$131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67-ND</text:p>
          </table:table-cell>
          <table:table-cell office:value-type="string" calcext:value-type="string">
            <text:p>SI-B8T17256001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LT-M562C Gen3</text:p>
          </table:table-cell>
          <table:table-cell office:value-type="string" calcext:value-type="string">
            <text:p>4000K</text:p>
          </table:table-cell>
          <table:table-cell table:formula="of:=NUMBERVALUE(SUBSTITUTE([.F54];&quot;K&quot;;&quot;&quot;))" office:value-type="float" office:value="4000" calcext:value-type="float">
            <text:p>4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2655lm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700mA</text:p>
          </table:table-cell>
          <table:table-cell table:formula="of:=IF(NUMBERVALUE(SUBSTITUTE(SUBSTITUTE([.M54];&quot;A&quot;;&quot;&quot;);&quot;m&quot;;&quot;&quot;);&quot;.&quot;)&gt;100;NUMBERVALUE(SUBSTITUTE(SUBSTITUTE([.M54];&quot;A&quot;;&quot;&quot;);&quot;m&quot;;&quot;&quot;);&quot;.&quot;);NUMBERVALUE(SUBSTITUTE(SUBSTITUTE([.M54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24V</text:p>
          </table:table-cell>
          <table:table-cell table:formula="of:=NUMBERVALUE(SUBSTITUTE([.O54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16.8" calcext:value-type="float">
            <text:p>17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274.844720496894" calcext:value-type="float">
            <text:p>275</text:p>
          </table:table-cell>
          <table:table-cell table:style-name="ce6" table:formula="of:=luminance/flux" office:value-type="float" office:value="1.88323917137476" calcext:value-type="float">
            <text:p>1.88</text:p>
          </table:table-cell>
          <table:table-cell table:style-name="ce6" table:formula="of:=luminance_units*unit_price" office:value-type="float" office:value="18.1920903954802" calcext:value-type="float">
            <text:p>18.19</text:p>
          </table:table-cell>
          <table:table-cell table:style-name="ce7" table:formula="of:=luminance_units*voltage/driver_voltage_max*driver_cost" office:value-type="currency" office:currency="USD" office:value="21.2695247590562" calcext:value-type="currency">
            <text:p>$21.27</text:p>
          </table:table-cell>
          <table:table-cell table:style-name="ce7" table:formula="of:=luminance_units*unit_price+illuminance_driver_cost" office:value-type="currency" office:currency="USD" office:value="39.4616151545364" calcext:value-type="currency">
            <text:p>$39.46</text:p>
          </table:table-cell>
          <table:table-cell table:style-name="ce7" table:formula="of:=power*luminance_units*on_time_hours*365/1000*energy_cost" office:value-type="currency" office:currency="USD" office:value="18.476836158192" calcext:value-type="currency">
            <text:p>$18.48</text:p>
          </table:table-cell>
          <table:table-cell table:style-name="ce7" table:formula="of:=[.X54]*5" office:value-type="currency" office:currency="USD" office:value="92.3841807909602" calcext:value-type="currency">
            <text:p>$92.38</text:p>
          </table:table-cell>
          <table:table-cell table:style-name="ce7" table:formula="of:=[.Y54]+[.W54]" office:value-type="currency" office:currency="USD" office:value="131.845795945497" calcext:value-type="currency">
            <text:p>$131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5-ND</text:p>
          </table:table-cell>
          <table:table-cell office:value-type="string" calcext:value-type="string">
            <text:p>SL-B8R7N90L1WW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inFlux_L09</text:p>
          </table:table-cell>
          <table:table-cell office:value-type="string" calcext:value-type="string">
            <text:p>5000K</text:p>
          </table:table-cell>
          <table:table-cell table:formula="of:=NUMBERVALUE(SUBSTITUTE([.F55];&quot;K&quot;;&quot;&quot;))" office:value-type="float" office:value="5000" calcext:value-type="float">
            <text:p>5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9380lm (Typ)</text:p>
          </table:table-cell>
          <table:table-cell table:formula="of:=NUMBERVALUE(SUBSTITUTE([.K55];&quot;lm (Typ)&quot;;&quot;&quot;))" office:value-type="float" office:value="9380" calcext:value-type="float">
            <text:p>9380</text:p>
          </table:table-cell>
          <table:table-cell office:value-type="string" calcext:value-type="string">
            <text:p>1.38A</text:p>
          </table:table-cell>
          <table:table-cell table:formula="of:=IF(NUMBERVALUE(SUBSTITUTE(SUBSTITUTE([.M55];&quot;A&quot;;&quot;&quot;);&quot;m&quot;;&quot;&quot;);&quot;.&quot;)&gt;100;NUMBERVALUE(SUBSTITUTE(SUBSTITUTE([.M55];&quot;A&quot;;&quot;&quot;);&quot;m&quot;;&quot;&quot;);&quot;.&quot;);NUMBERVALUE(SUBSTITUTE(SUBSTITUTE([.M55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48.2V</text:p>
          </table:table-cell>
          <table:table-cell table:formula="of:=NUMBERVALUE(SUBSTITUTE([.O55];&quot;V&quot;;&quot;&quot;);&quot;.&quot;)" office:value-type="float" office:value="48.2" calcext:value-type="float">
            <text:p>48.2</text:p>
          </table:table-cell>
          <table:table-cell table:style-name="ce4" table:formula="of:=voltage*current/1000" office:value-type="float" office:value="66.516" calcext:value-type="float">
            <text:p>67</text:p>
          </table:table-cell>
          <table:table-cell table:style-name="ce5" table:formula="of:=flux/power" office:value-type="float" office:value="141.018702267124" calcext:value-type="float">
            <text:p>141</text:p>
          </table:table-cell>
          <table:table-cell table:style-name="ce5" table:formula="of:=flux/unit_price" office:value-type="float" office:value="318.181818181818" calcext:value-type="float">
            <text:p>318</text:p>
          </table:table-cell>
          <table:table-cell table:style-name="ce6" table:formula="of:=luminance/flux" office:value-type="float" office:value="0.533049040511727" calcext:value-type="float">
            <text:p>0.53</text:p>
          </table:table-cell>
          <table:table-cell table:style-name="ce6" table:formula="of:=luminance_units*unit_price" office:value-type="float" office:value="15.7142857142857" calcext:value-type="float">
            <text:p>15.71</text:p>
          </table:table-cell>
          <table:table-cell table:style-name="ce7" table:formula="of:=luminance_units*voltage/driver_voltage_max*driver_cost" office:value-type="currency" office:currency="USD" office:value="12.0908064718425" calcext:value-type="currency">
            <text:p>$12.09</text:p>
          </table:table-cell>
          <table:table-cell table:style-name="ce7" table:formula="of:=luminance_units*unit_price+illuminance_driver_cost" office:value-type="currency" office:currency="USD" office:value="27.8050921861282" calcext:value-type="currency">
            <text:p>$27.81</text:p>
          </table:table-cell>
          <table:table-cell table:style-name="ce7" table:formula="of:=power*luminance_units*on_time_hours*365/1000*energy_cost" office:value-type="currency" office:currency="USD" office:value="20.706473347548" calcext:value-type="currency">
            <text:p>$20.71</text:p>
          </table:table-cell>
          <table:table-cell table:style-name="ce7" table:formula="of:=[.X55]*5" office:value-type="currency" office:currency="USD" office:value="103.53236673774" calcext:value-type="currency">
            <text:p>$103.53</text:p>
          </table:table-cell>
          <table:table-cell table:style-name="ce7" table:formula="of:=[.Y55]+[.W55]" office:value-type="currency" office:currency="USD" office:value="131.337458923868" calcext:value-type="currency">
            <text:p>$131.3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1-ND</text:p>
          </table:table-cell>
          <table:table-cell office:value-type="string" calcext:value-type="string">
            <text:p>SL-B8T7N90L1WW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inFlux_L09</text:p>
          </table:table-cell>
          <table:table-cell office:value-type="string" calcext:value-type="string">
            <text:p>4000K</text:p>
          </table:table-cell>
          <table:table-cell table:formula="of:=NUMBERVALUE(SUBSTITUTE([.F56];&quot;K&quot;;&quot;&quot;))" office:value-type="float" office:value="4000" calcext:value-type="float">
            <text:p>4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9100lm (Typ)</text:p>
          </table:table-cell>
          <table:table-cell table:formula="of:=NUMBERVALUE(SUBSTITUTE([.K56];&quot;lm (Typ)&quot;;&quot;&quot;))" office:value-type="float" office:value="9100" calcext:value-type="float">
            <text:p>9100</text:p>
          </table:table-cell>
          <table:table-cell office:value-type="string" calcext:value-type="string">
            <text:p>1.38A</text:p>
          </table:table-cell>
          <table:table-cell table:formula="of:=IF(NUMBERVALUE(SUBSTITUTE(SUBSTITUTE([.M56];&quot;A&quot;;&quot;&quot;);&quot;m&quot;;&quot;&quot;);&quot;.&quot;)&gt;100;NUMBERVALUE(SUBSTITUTE(SUBSTITUTE([.M56];&quot;A&quot;;&quot;&quot;);&quot;m&quot;;&quot;&quot;);&quot;.&quot;);NUMBERVALUE(SUBSTITUTE(SUBSTITUTE([.M56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48.2V</text:p>
          </table:table-cell>
          <table:table-cell table:formula="of:=NUMBERVALUE(SUBSTITUTE([.O56];&quot;V&quot;;&quot;&quot;);&quot;.&quot;)" office:value-type="float" office:value="48.2" calcext:value-type="float">
            <text:p>48.2</text:p>
          </table:table-cell>
          <table:table-cell table:style-name="ce4" table:formula="of:=voltage*current/1000" office:value-type="float" office:value="66.516" calcext:value-type="float">
            <text:p>67</text:p>
          </table:table-cell>
          <table:table-cell table:style-name="ce5" table:formula="of:=flux/power" office:value-type="float" office:value="136.809188766613" calcext:value-type="float">
            <text:p>137</text:p>
          </table:table-cell>
          <table:table-cell table:style-name="ce5" table:formula="of:=flux/unit_price" office:value-type="float" office:value="388.059701492537" calcext:value-type="float">
            <text:p>388</text:p>
          </table:table-cell>
          <table:table-cell table:style-name="ce6" table:formula="of:=luminance/flux" office:value-type="float" office:value="0.549450549450549" calcext:value-type="float">
            <text:p>0.55</text:p>
          </table:table-cell>
          <table:table-cell table:style-name="ce6" table:formula="of:=luminance_units*unit_price" office:value-type="float" office:value="12.8846153846154" calcext:value-type="float">
            <text:p>12.88</text:p>
          </table:table-cell>
          <table:table-cell table:style-name="ce7" table:formula="of:=luminance_units*voltage/driver_voltage_max*driver_cost" office:value-type="currency" office:currency="USD" office:value="12.4628312863607" calcext:value-type="currency">
            <text:p>$12.46</text:p>
          </table:table-cell>
          <table:table-cell table:style-name="ce7" table:formula="of:=luminance_units*unit_price+illuminance_driver_cost" office:value-type="currency" office:currency="USD" office:value="25.3474466709761" calcext:value-type="currency">
            <text:p>$25.35</text:p>
          </table:table-cell>
          <table:table-cell table:style-name="ce7" table:formula="of:=power*luminance_units*on_time_hours*365/1000*energy_cost" office:value-type="currency" office:currency="USD" office:value="21.3435956043956" calcext:value-type="currency">
            <text:p>$21.34</text:p>
          </table:table-cell>
          <table:table-cell table:style-name="ce7" table:formula="of:=[.X56]*5" office:value-type="currency" office:currency="USD" office:value="106.717978021978" calcext:value-type="currency">
            <text:p>$106.72</text:p>
          </table:table-cell>
          <table:table-cell table:style-name="ce7" table:formula="of:=[.Y56]+[.W56]" office:value-type="currency" office:currency="USD" office:value="132.065424692954" calcext:value-type="currency">
            <text:p>$132.0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9-ND</text:p>
          </table:table-cell>
          <table:table-cell office:value-type="string" calcext:value-type="string">
            <text:p>SI-B8T301B20WW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 Series 4ft_B</text:p>
          </table:table-cell>
          <table:table-cell office:value-type="string" calcext:value-type="string">
            <text:p>4000K</text:p>
          </table:table-cell>
          <table:table-cell table:formula="of:=NUMBERVALUE(SUBSTITUTE([.F57];&quot;K&quot;;&quot;&quot;))" office:value-type="float" office:value="4000" calcext:value-type="float">
            <text:p>40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400lm (Typ)</text:p>
          </table:table-cell>
          <table:table-cell table:formula="of:=NUMBERVALUE(SUBSTITUTE([.K57];&quot;lm (Typ)&quot;;&quot;&quot;))" office:value-type="float" office:value="4400" calcext:value-type="float">
            <text:p>4400</text:p>
          </table:table-cell>
          <table:table-cell office:value-type="string" calcext:value-type="string">
            <text:p>1.2A</text:p>
          </table:table-cell>
          <table:table-cell table:formula="of:=IF(NUMBERVALUE(SUBSTITUTE(SUBSTITUTE([.M57];&quot;A&quot;;&quot;&quot;);&quot;m&quot;;&quot;&quot;);&quot;.&quot;)&gt;100;NUMBERVALUE(SUBSTITUTE(SUBSTITUTE([.M57];&quot;A&quot;;&quot;&quot;);&quot;m&quot;;&quot;&quot;);&quot;.&quot;);NUMBERVALUE(SUBSTITUTE(SUBSTITUTE([.M57];&quot;A&quot;;&quot;&quot;);&quot;m&quot;;&quot;&quot;);&quot;.&quot;)*1000)" office:value-type="float" office:value="1200" calcext:value-type="float">
            <text:p>1200</text:p>
          </table:table-cell>
          <table:table-cell office:value-type="string" calcext:value-type="string">
            <text:p>24.8V</text:p>
          </table:table-cell>
          <table:table-cell table:formula="of:=NUMBERVALUE(SUBSTITUTE([.O57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9.76" calcext:value-type="float">
            <text:p>30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44.308717379234" calcext:value-type="float">
            <text:p>244</text:p>
          </table:table-cell>
          <table:table-cell table:style-name="ce6" table:formula="of:=luminance/flux" office:value-type="float" office:value="1.13636363636364" calcext:value-type="float">
            <text:p>1.14</text:p>
          </table:table-cell>
          <table:table-cell table:style-name="ce6" table:formula="of:=luminance_units*unit_price" office:value-type="float" office:value="20.4659090909091" calcext:value-type="float">
            <text:p>20.47</text:p>
          </table:table-cell>
          <table:table-cell table:style-name="ce7" table:formula="of:=luminance_units*voltage/driver_voltage_max*driver_cost" office:value-type="currency" office:currency="USD" office:value="13.2620320855615" calcext:value-type="currency">
            <text:p>$13.26</text:p>
          </table:table-cell>
          <table:table-cell table:style-name="ce7" table:formula="of:=luminance_units*unit_price+illuminance_driver_cost" office:value-type="currency" office:currency="USD" office:value="33.7279411764706" calcext:value-type="currency">
            <text:p>$33.73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57]*5" office:value-type="currency" office:currency="USD" office:value="98.7490909090912" calcext:value-type="currency">
            <text:p>$98.75</text:p>
          </table:table-cell>
          <table:table-cell table:style-name="ce7" table:formula="of:=[.Y57]+[.W57]" office:value-type="currency" office:currency="USD" office:value="132.477032085562" calcext:value-type="currency">
            <text:p>$132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216-ND</text:p>
          </table:table-cell>
          <table:table-cell office:value-type="string" calcext:value-type="string">
            <text:p>SI-B8R341B2CUS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V Series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920lm (Typ)</text:p>
          </table:table-cell>
          <table:table-cell table:formula="of:=NUMBERVALUE(SUBSTITUTE([.K58];&quot;lm (Typ)&quot;;&quot;&quot;))" office:value-type="float" office:value="4920" calcext:value-type="float">
            <text:p>4920</text:p>
          </table:table-cell>
          <table:table-cell office:value-type="string" calcext:value-type="string">
            <text:p>700mA</text:p>
          </table:table-cell>
          <table:table-cell table:formula="of:=IF(NUMBERVALUE(SUBSTITUTE(SUBSTITUTE([.M58];&quot;A&quot;;&quot;&quot;);&quot;m&quot;;&quot;&quot;);&quot;.&quot;)&gt;100;NUMBERVALUE(SUBSTITUTE(SUBSTITUTE([.M58];&quot;A&quot;;&quot;&quot;);&quot;m&quot;;&quot;&quot;);&quot;.&quot;);NUMBERVALUE(SUBSTITUTE(SUBSTITUTE([.M58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48V</text:p>
          </table:table-cell>
          <table:table-cell table:formula="of:=NUMBERVALUE(SUBSTITUTE([.O58];&quot;V&quot;;&quot;&quot;);&quot;.&quot;)" office:value-type="float" office:value="48" calcext:value-type="float">
            <text:p>48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46.428571428571" calcext:value-type="float">
            <text:p>146</text:p>
          </table:table-cell>
          <table:table-cell table:style-name="ce5" table:formula="of:=flux/unit_price" office:value-type="float" office:value="416.243654822335" calcext:value-type="float">
            <text:p>416</text:p>
          </table:table-cell>
          <table:table-cell table:style-name="ce6" table:formula="of:=luminance/flux" office:value-type="float" office:value="1.01626016260163" calcext:value-type="float">
            <text:p>1.02</text:p>
          </table:table-cell>
          <table:table-cell table:style-name="ce6" table:formula="of:=luminance_units*unit_price" office:value-type="float" office:value="12.0121951219512" calcext:value-type="float">
            <text:p>12.01</text:p>
          </table:table-cell>
          <table:table-cell table:style-name="ce7" table:formula="of:=luminance_units*voltage/driver_voltage_max*driver_cost" office:value-type="currency" office:currency="USD" office:value="22.9555236728838" calcext:value-type="currency">
            <text:p>$22.96</text:p>
          </table:table-cell>
          <table:table-cell table:style-name="ce7" table:formula="of:=luminance_units*unit_price+illuminance_driver_cost" office:value-type="currency" office:currency="USD" office:value="34.967718794835" calcext:value-type="currency">
            <text:p>$34.97</text:p>
          </table:table-cell>
          <table:table-cell table:style-name="ce7" table:formula="of:=power*luminance_units*on_time_hours*365/1000*energy_cost" office:value-type="currency" office:currency="USD" office:value="19.9414634146342" calcext:value-type="currency">
            <text:p>$19.94</text:p>
          </table:table-cell>
          <table:table-cell table:style-name="ce7" table:formula="of:=[.X58]*5" office:value-type="currency" office:currency="USD" office:value="99.7073170731711" calcext:value-type="currency">
            <text:p>$99.71</text:p>
          </table:table-cell>
          <table:table-cell table:style-name="ce7" table:formula="of:=[.Y58]+[.W58]" office:value-type="currency" office:currency="USD" office:value="134.675035868006" calcext:value-type="currency">
            <text:p>$134.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215-ND</text:p>
          </table:table-cell>
          <table:table-cell office:value-type="string" calcext:value-type="string">
            <text:p>SI-B8T341B2CUS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V Series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920lm (Typ)</text:p>
          </table:table-cell>
          <table:table-cell table:formula="of:=NUMBERVALUE(SUBSTITUTE([.K59];&quot;lm (Typ)&quot;;&quot;&quot;))" office:value-type="float" office:value="4920" calcext:value-type="float">
            <text:p>4920</text:p>
          </table:table-cell>
          <table:table-cell office:value-type="string" calcext:value-type="string">
            <text:p>700mA</text:p>
          </table:table-cell>
          <table:table-cell table:formula="of:=IF(NUMBERVALUE(SUBSTITUTE(SUBSTITUTE([.M59];&quot;A&quot;;&quot;&quot;);&quot;m&quot;;&quot;&quot;);&quot;.&quot;)&gt;100;NUMBERVALUE(SUBSTITUTE(SUBSTITUTE([.M59];&quot;A&quot;;&quot;&quot;);&quot;m&quot;;&quot;&quot;);&quot;.&quot;);NUMBERVALUE(SUBSTITUTE(SUBSTITUTE([.M59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48V</text:p>
          </table:table-cell>
          <table:table-cell table:formula="of:=NUMBERVALUE(SUBSTITUTE([.O59];&quot;V&quot;;&quot;&quot;);&quot;.&quot;)" office:value-type="float" office:value="48" calcext:value-type="float">
            <text:p>48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46.428571428571" calcext:value-type="float">
            <text:p>146</text:p>
          </table:table-cell>
          <table:table-cell table:style-name="ce5" table:formula="of:=flux/unit_price" office:value-type="float" office:value="416.243654822335" calcext:value-type="float">
            <text:p>416</text:p>
          </table:table-cell>
          <table:table-cell table:style-name="ce6" table:formula="of:=luminance/flux" office:value-type="float" office:value="1.01626016260163" calcext:value-type="float">
            <text:p>1.02</text:p>
          </table:table-cell>
          <table:table-cell table:style-name="ce6" table:formula="of:=luminance_units*unit_price" office:value-type="float" office:value="12.0121951219512" calcext:value-type="float">
            <text:p>12.01</text:p>
          </table:table-cell>
          <table:table-cell table:style-name="ce7" table:formula="of:=luminance_units*voltage/driver_voltage_max*driver_cost" office:value-type="currency" office:currency="USD" office:value="22.9555236728838" calcext:value-type="currency">
            <text:p>$22.96</text:p>
          </table:table-cell>
          <table:table-cell table:style-name="ce7" table:formula="of:=luminance_units*unit_price+illuminance_driver_cost" office:value-type="currency" office:currency="USD" office:value="34.967718794835" calcext:value-type="currency">
            <text:p>$34.97</text:p>
          </table:table-cell>
          <table:table-cell table:style-name="ce7" table:formula="of:=power*luminance_units*on_time_hours*365/1000*energy_cost" office:value-type="currency" office:currency="USD" office:value="19.9414634146342" calcext:value-type="currency">
            <text:p>$19.94</text:p>
          </table:table-cell>
          <table:table-cell table:style-name="ce7" table:formula="of:=[.X59]*5" office:value-type="currency" office:currency="USD" office:value="99.7073170731711" calcext:value-type="currency">
            <text:p>$99.71</text:p>
          </table:table-cell>
          <table:table-cell table:style-name="ce7" table:formula="of:=[.Y59]+[.W59]" office:value-type="currency" office:currency="USD" office:value="134.675035868006" calcext:value-type="currency">
            <text:p>$134.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6-ND</text:p>
          </table:table-cell>
          <table:table-cell office:value-type="string" calcext:value-type="string">
            <text:p>SI-B8R221B20WW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M Series 4ft_A</text:p>
          </table:table-cell>
          <table:table-cell office:value-type="string" calcext:value-type="string">
            <text:p>5000K</text:p>
          </table:table-cell>
          <table:table-cell table:formula="of:=NUMBERVALUE(SUBSTITUTE([.F60];&quot;K&quot;;&quot;&quot;))" office:value-type="float" office:value="5000" calcext:value-type="float">
            <text:p>5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300lm (Typ)</text:p>
          </table:table-cell>
          <table:table-cell table:formula="of:=NUMBERVALUE(SUBSTITUTE([.K60];&quot;lm (Typ)&quot;;&quot;&quot;))" office:value-type="float" office:value="3300" calcext:value-type="float">
            <text:p>3300</text:p>
          </table:table-cell>
          <table:table-cell office:value-type="string" calcext:value-type="string">
            <text:p>900mA</text:p>
          </table:table-cell>
          <table:table-cell table:formula="of:=IF(NUMBERVALUE(SUBSTITUTE(SUBSTITUTE([.M60];&quot;A&quot;;&quot;&quot;);&quot;m&quot;;&quot;&quot;);&quot;.&quot;)&gt;100;NUMBERVALUE(SUBSTITUTE(SUBSTITUTE([.M60];&quot;A&quot;;&quot;&quot;);&quot;m&quot;;&quot;&quot;);&quot;.&quot;);NUMBERVALUE(SUBSTITUTE(SUBSTITUTE([.M60];&quot;A&quot;;&quot;&quot;);&quot;m&quot;;&quot;&quot;);&quot;.&quot;)*1000)" office:value-type="float" office:value="900" calcext:value-type="float">
            <text:p>900</text:p>
          </table:table-cell>
          <table:table-cell office:value-type="string" calcext:value-type="string">
            <text:p>24.8V</text:p>
          </table:table-cell>
          <table:table-cell table:formula="of:=NUMBERVALUE(SUBSTITUTE([.O60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2.32" calcext:value-type="float">
            <text:p>22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83.018867924528" calcext:value-type="float">
            <text:p>283</text:p>
          </table:table-cell>
          <table:table-cell table:style-name="ce6" table:formula="of:=luminance/flux" office:value-type="float" office:value="1.51515151515152" calcext:value-type="float">
            <text:p>1.52</text:p>
          </table:table-cell>
          <table:table-cell table:style-name="ce6" table:formula="of:=luminance_units*unit_price" office:value-type="float" office:value="17.6666666666667" calcext:value-type="float">
            <text:p>17.67</text:p>
          </table:table-cell>
          <table:table-cell table:style-name="ce7" table:formula="of:=luminance_units*voltage/driver_voltage_max*driver_cost" office:value-type="currency" office:currency="USD" office:value="17.6827094474153" calcext:value-type="currency">
            <text:p>$17.68</text:p>
          </table:table-cell>
          <table:table-cell table:style-name="ce7" table:formula="of:=luminance_units*unit_price+illuminance_driver_cost" office:value-type="currency" office:currency="USD" office:value="35.349376114082" calcext:value-type="currency">
            <text:p>$35.35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60]*5" office:value-type="currency" office:currency="USD" office:value="98.7490909090912" calcext:value-type="currency">
            <text:p>$98.75</text:p>
          </table:table-cell>
          <table:table-cell table:style-name="ce7" table:formula="of:=[.Y60]+[.W60]" office:value-type="currency" office:currency="USD" office:value="134.098467023173" calcext:value-type="currency">
            <text:p>$134.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3-ND</text:p>
          </table:table-cell>
          <table:table-cell office:value-type="string" calcext:value-type="string">
            <text:p>SL-B8R3N80L1WW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inFlux_L04</text:p>
          </table:table-cell>
          <table:table-cell office:value-type="string" calcext:value-type="string">
            <text:p>5000K</text:p>
          </table:table-cell>
          <table:table-cell table:formula="of:=NUMBERVALUE(SUBSTITUTE([.F61];&quot;K&quot;;&quot;&quot;))" office:value-type="float" office:value="5000" calcext:value-type="float">
            <text:p>5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690lm (Typ)</text:p>
          </table:table-cell>
          <table:table-cell table:formula="of:=NUMBERVALUE(SUBSTITUTE([.K61];&quot;lm (Typ)&quot;;&quot;&quot;))" office:value-type="float" office:value="4690" calcext:value-type="float">
            <text:p>4690</text:p>
          </table:table-cell>
          <table:table-cell office:value-type="string" calcext:value-type="string">
            <text:p>1.38A</text:p>
          </table:table-cell>
          <table:table-cell table:formula="of:=IF(NUMBERVALUE(SUBSTITUTE(SUBSTITUTE([.M61];&quot;A&quot;;&quot;&quot;);&quot;m&quot;;&quot;&quot;);&quot;.&quot;)&gt;100;NUMBERVALUE(SUBSTITUTE(SUBSTITUTE([.M61];&quot;A&quot;;&quot;&quot;);&quot;m&quot;;&quot;&quot;);&quot;.&quot;);NUMBERVALUE(SUBSTITUTE(SUBSTITUTE([.M61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61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41.018702267124" calcext:value-type="float">
            <text:p>141</text:p>
          </table:table-cell>
          <table:table-cell table:style-name="ce5" table:formula="of:=flux/unit_price" office:value-type="float" office:value="280.838323353293" calcext:value-type="float">
            <text:p>281</text:p>
          </table:table-cell>
          <table:table-cell table:style-name="ce6" table:formula="of:=luminance/flux" office:value-type="float" office:value="1.06609808102345" calcext:value-type="float">
            <text:p>1.07</text:p>
          </table:table-cell>
          <table:table-cell table:style-name="ce6" table:formula="of:=luminance_units*unit_price" office:value-type="float" office:value="17.8038379530917" calcext:value-type="float">
            <text:p>17.80</text:p>
          </table:table-cell>
          <table:table-cell table:style-name="ce7" table:formula="of:=luminance_units*voltage/driver_voltage_max*driver_cost" office:value-type="currency" office:currency="USD" office:value="12.0908064718425" calcext:value-type="currency">
            <text:p>$12.09</text:p>
          </table:table-cell>
          <table:table-cell table:style-name="ce7" table:formula="of:=luminance_units*unit_price+illuminance_driver_cost" office:value-type="currency" office:currency="USD" office:value="29.8946444249341" calcext:value-type="currency">
            <text:p>$29.89</text:p>
          </table:table-cell>
          <table:table-cell table:style-name="ce7" table:formula="of:=power*luminance_units*on_time_hours*365/1000*energy_cost" office:value-type="currency" office:currency="USD" office:value="20.7064733475479" calcext:value-type="currency">
            <text:p>$20.71</text:p>
          </table:table-cell>
          <table:table-cell table:style-name="ce7" table:formula="of:=[.X61]*5" office:value-type="currency" office:currency="USD" office:value="103.53236673774" calcext:value-type="currency">
            <text:p>$103.53</text:p>
          </table:table-cell>
          <table:table-cell table:style-name="ce7" table:formula="of:=[.Y61]+[.W61]" office:value-type="currency" office:currency="USD" office:value="133.427011162674" calcext:value-type="currency">
            <text:p>$133.4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4-ND</text:p>
          </table:table-cell>
          <table:table-cell office:value-type="string" calcext:value-type="string">
            <text:p>SL-B8R4N80L1WW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inFlux_S04</text:p>
          </table:table-cell>
          <table:table-cell office:value-type="string" calcext:value-type="string">
            <text:p>5000K</text:p>
          </table:table-cell>
          <table:table-cell table:formula="of:=NUMBERVALUE(SUBSTITUTE([.F62];&quot;K&quot;;&quot;&quot;))" office:value-type="float" office:value="5000" calcext:value-type="float">
            <text:p>5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690lm (Typ)</text:p>
          </table:table-cell>
          <table:table-cell table:formula="of:=NUMBERVALUE(SUBSTITUTE([.K62];&quot;lm (Typ)&quot;;&quot;&quot;))" office:value-type="float" office:value="4690" calcext:value-type="float">
            <text:p>4690</text:p>
          </table:table-cell>
          <table:table-cell office:value-type="string" calcext:value-type="string">
            <text:p>1.38A</text:p>
          </table:table-cell>
          <table:table-cell table:formula="of:=IF(NUMBERVALUE(SUBSTITUTE(SUBSTITUTE([.M62];&quot;A&quot;;&quot;&quot;);&quot;m&quot;;&quot;&quot;);&quot;.&quot;)&gt;100;NUMBERVALUE(SUBSTITUTE(SUBSTITUTE([.M62];&quot;A&quot;;&quot;&quot;);&quot;m&quot;;&quot;&quot;);&quot;.&quot;);NUMBERVALUE(SUBSTITUTE(SUBSTITUTE([.M62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62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41.018702267124" calcext:value-type="float">
            <text:p>141</text:p>
          </table:table-cell>
          <table:table-cell table:style-name="ce5" table:formula="of:=flux/unit_price" office:value-type="float" office:value="273.150844496214" calcext:value-type="float">
            <text:p>273</text:p>
          </table:table-cell>
          <table:table-cell table:style-name="ce6" table:formula="of:=luminance/flux" office:value-type="float" office:value="1.06609808102345" calcext:value-type="float">
            <text:p>1.07</text:p>
          </table:table-cell>
          <table:table-cell table:style-name="ce6" table:formula="of:=luminance_units*unit_price" office:value-type="float" office:value="18.3049040511727" calcext:value-type="float">
            <text:p>18.30</text:p>
          </table:table-cell>
          <table:table-cell table:style-name="ce7" table:formula="of:=luminance_units*voltage/driver_voltage_max*driver_cost" office:value-type="currency" office:currency="USD" office:value="12.0908064718425" calcext:value-type="currency">
            <text:p>$12.09</text:p>
          </table:table-cell>
          <table:table-cell table:style-name="ce7" table:formula="of:=luminance_units*unit_price+illuminance_driver_cost" office:value-type="currency" office:currency="USD" office:value="30.3957105230152" calcext:value-type="currency">
            <text:p>$30.40</text:p>
          </table:table-cell>
          <table:table-cell table:style-name="ce7" table:formula="of:=power*luminance_units*on_time_hours*365/1000*energy_cost" office:value-type="currency" office:currency="USD" office:value="20.7064733475479" calcext:value-type="currency">
            <text:p>$20.71</text:p>
          </table:table-cell>
          <table:table-cell table:style-name="ce7" table:formula="of:=[.X62]*5" office:value-type="currency" office:currency="USD" office:value="103.53236673774" calcext:value-type="currency">
            <text:p>$103.53</text:p>
          </table:table-cell>
          <table:table-cell table:style-name="ce7" table:formula="of:=[.Y62]+[.W62]" office:value-type="currency" office:currency="USD" office:value="133.928077260755" calcext:value-type="currency">
            <text:p>$133.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643-ND</text:p>
          </table:table-cell>
          <table:table-cell office:value-type="string" calcext:value-type="string">
            <text:p>SI-B8T301B2CUS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LT-VB22B</text:p>
          </table:table-cell>
          <table:table-cell office:value-type="string" calcext:value-type="string">
            <text:p>4000K</text:p>
          </table:table-cell>
          <table:table-cell table:formula="of:=NUMBERVALUE(SUBSTITUTE([.F63];&quot;K&quot;;&quot;&quot;))" office:value-type="float" office:value="4000" calcext:value-type="float">
            <text:p>40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310lm (Typ)</text:p>
          </table:table-cell>
          <table:table-cell table:formula="of:=NUMBERVALUE(SUBSTITUTE([.K63];&quot;lm (Typ)&quot;;&quot;&quot;))" office:value-type="float" office:value="4310" calcext:value-type="float">
            <text:p>4310</text:p>
          </table:table-cell>
          <table:table-cell office:value-type="string" calcext:value-type="string">
            <text:p>1.26A</text:p>
          </table:table-cell>
          <table:table-cell table:formula="of:=IF(NUMBERVALUE(SUBSTITUTE(SUBSTITUTE([.M63];&quot;A&quot;;&quot;&quot;);&quot;m&quot;;&quot;&quot;);&quot;.&quot;)&gt;100;NUMBERVALUE(SUBSTITUTE(SUBSTITUTE([.M63];&quot;A&quot;;&quot;&quot;);&quot;m&quot;;&quot;&quot;);&quot;.&quot;);NUMBERVALUE(SUBSTITUTE(SUBSTITUTE([.M63];&quot;A&quot;;&quot;&quot;);&quot;m&quot;;&quot;&quot;);&quot;.&quot;)*1000)" office:value-type="float" office:value="1260" calcext:value-type="float">
            <text:p>1260</text:p>
          </table:table-cell>
          <table:table-cell office:value-type="string" calcext:value-type="string">
            <text:p>25.4V</text:p>
          </table:table-cell>
          <table:table-cell table:formula="of:=NUMBERVALUE(SUBSTITUTE([.O63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32.004" calcext:value-type="float">
            <text:p>32</text:p>
          </table:table-cell>
          <table:table-cell table:style-name="ce5" table:formula="of:=flux/power" office:value-type="float" office:value="134.670666166729" calcext:value-type="float">
            <text:p>135</text:p>
          </table:table-cell>
          <table:table-cell table:style-name="ce5" table:formula="of:=flux/unit_price" office:value-type="float" office:value="403.558052434457" calcext:value-type="float">
            <text:p>404</text:p>
          </table:table-cell>
          <table:table-cell table:style-name="ce6" table:formula="of:=luminance/flux" office:value-type="float" office:value="1.16009280742459" calcext:value-type="float">
            <text:p>1.16</text:p>
          </table:table-cell>
          <table:table-cell table:style-name="ce6" table:formula="of:=luminance_units*unit_price" office:value-type="float" office:value="12.3897911832947" calcext:value-type="float">
            <text:p>12.39</text:p>
          </table:table-cell>
          <table:table-cell table:style-name="ce7" table:formula="of:=luminance_units*voltage/driver_voltage_max*driver_cost" office:value-type="currency" office:currency="USD" office:value="13.8665210863928" calcext:value-type="currency">
            <text:p>$13.87</text:p>
          </table:table-cell>
          <table:table-cell table:style-name="ce7" table:formula="of:=luminance_units*unit_price+illuminance_driver_cost" office:value-type="currency" office:currency="USD" office:value="26.2563122696875" calcext:value-type="currency">
            <text:p>$26.26</text:p>
          </table:table-cell>
          <table:table-cell table:style-name="ce7" table:formula="of:=power*luminance_units*on_time_hours*365/1000*energy_cost" office:value-type="currency" office:currency="USD" office:value="21.6825243619489" calcext:value-type="currency">
            <text:p>$21.68</text:p>
          </table:table-cell>
          <table:table-cell table:style-name="ce7" table:formula="of:=[.X63]*5" office:value-type="currency" office:currency="USD" office:value="108.412621809744" calcext:value-type="currency">
            <text:p>$108.41</text:p>
          </table:table-cell>
          <table:table-cell table:style-name="ce7" table:formula="of:=[.Y63]+[.W63]" office:value-type="currency" office:currency="USD" office:value="134.668934079432" calcext:value-type="currency">
            <text:p>$134.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639-ND</text:p>
          </table:table-cell>
          <table:table-cell office:value-type="string" calcext:value-type="string">
            <text:p>SI-B8R301B2CUS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LT-VB22B</text:p>
          </table:table-cell>
          <table:table-cell office:value-type="string" calcext:value-type="string">
            <text:p>5000K</text:p>
          </table:table-cell>
          <table:table-cell table:formula="of:=NUMBERVALUE(SUBSTITUTE([.F64];&quot;K&quot;;&quot;&quot;))" office:value-type="float" office:value="5000" calcext:value-type="float">
            <text:p>50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310lm (Typ)</text:p>
          </table:table-cell>
          <table:table-cell table:formula="of:=NUMBERVALUE(SUBSTITUTE([.K64];&quot;lm (Typ)&quot;;&quot;&quot;))" office:value-type="float" office:value="4310" calcext:value-type="float">
            <text:p>4310</text:p>
          </table:table-cell>
          <table:table-cell office:value-type="string" calcext:value-type="string">
            <text:p>1.26A</text:p>
          </table:table-cell>
          <table:table-cell table:formula="of:=IF(NUMBERVALUE(SUBSTITUTE(SUBSTITUTE([.M64];&quot;A&quot;;&quot;&quot;);&quot;m&quot;;&quot;&quot;);&quot;.&quot;)&gt;100;NUMBERVALUE(SUBSTITUTE(SUBSTITUTE([.M64];&quot;A&quot;;&quot;&quot;);&quot;m&quot;;&quot;&quot;);&quot;.&quot;);NUMBERVALUE(SUBSTITUTE(SUBSTITUTE([.M64];&quot;A&quot;;&quot;&quot;);&quot;m&quot;;&quot;&quot;);&quot;.&quot;)*1000)" office:value-type="float" office:value="1260" calcext:value-type="float">
            <text:p>1260</text:p>
          </table:table-cell>
          <table:table-cell office:value-type="string" calcext:value-type="string">
            <text:p>25.4V</text:p>
          </table:table-cell>
          <table:table-cell table:formula="of:=NUMBERVALUE(SUBSTITUTE([.O64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32.004" calcext:value-type="float">
            <text:p>32</text:p>
          </table:table-cell>
          <table:table-cell table:style-name="ce5" table:formula="of:=flux/power" office:value-type="float" office:value="134.670666166729" calcext:value-type="float">
            <text:p>135</text:p>
          </table:table-cell>
          <table:table-cell table:style-name="ce5" table:formula="of:=flux/unit_price" office:value-type="float" office:value="402.427637721755" calcext:value-type="float">
            <text:p>402</text:p>
          </table:table-cell>
          <table:table-cell table:style-name="ce6" table:formula="of:=luminance/flux" office:value-type="float" office:value="1.16009280742459" calcext:value-type="float">
            <text:p>1.16</text:p>
          </table:table-cell>
          <table:table-cell table:style-name="ce6" table:formula="of:=luminance_units*unit_price" office:value-type="float" office:value="12.4245939675174" calcext:value-type="float">
            <text:p>12.42</text:p>
          </table:table-cell>
          <table:table-cell table:style-name="ce7" table:formula="of:=luminance_units*voltage/driver_voltage_max*driver_cost" office:value-type="currency" office:currency="USD" office:value="13.8665210863928" calcext:value-type="currency">
            <text:p>$13.87</text:p>
          </table:table-cell>
          <table:table-cell table:style-name="ce7" table:formula="of:=luminance_units*unit_price+illuminance_driver_cost" office:value-type="currency" office:currency="USD" office:value="26.2911150539102" calcext:value-type="currency">
            <text:p>$26.29</text:p>
          </table:table-cell>
          <table:table-cell table:style-name="ce7" table:formula="of:=power*luminance_units*on_time_hours*365/1000*energy_cost" office:value-type="currency" office:currency="USD" office:value="21.6825243619489" calcext:value-type="currency">
            <text:p>$21.68</text:p>
          </table:table-cell>
          <table:table-cell table:style-name="ce7" table:formula="of:=[.X64]*5" office:value-type="currency" office:currency="USD" office:value="108.412621809744" calcext:value-type="currency">
            <text:p>$108.41</text:p>
          </table:table-cell>
          <table:table-cell table:style-name="ce7" table:formula="of:=[.Y64]+[.W64]" office:value-type="currency" office:currency="USD" office:value="134.703736863655" calcext:value-type="currency">
            <text:p>$134.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81-ND</text:p>
          </table:table-cell>
          <table:table-cell office:value-type="string" calcext:value-type="string">
            <text:p>SI-B8U11156HUS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LT-H562D</text:p>
          </table:table-cell>
          <table:table-cell office:value-type="string" calcext:value-type="string">
            <text:p>3500K</text:p>
          </table:table-cell>
          <table:table-cell table:formula="of:=NUMBERVALUE(SUBSTITUTE([.F65];&quot;K&quot;;&quot;&quot;))" office:value-type="float" office:value="3500" calcext:value-type="float">
            <text:p>3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1965lm (Typ)</text:p>
          </table:table-cell>
          <table:table-cell table:formula="of:=NUMBERVALUE(SUBSTITUTE([.K65];&quot;lm (Typ)&quot;;&quot;&quot;))" office:value-type="float" office:value="1965" calcext:value-type="float">
            <text:p>1965</text:p>
          </table:table-cell>
          <table:table-cell office:value-type="string" calcext:value-type="string">
            <text:p>480mA</text:p>
          </table:table-cell>
          <table:table-cell table:formula="of:=IF(NUMBERVALUE(SUBSTITUTE(SUBSTITUTE([.M65];&quot;A&quot;;&quot;&quot;);&quot;m&quot;;&quot;&quot;);&quot;.&quot;)&gt;100;NUMBERVALUE(SUBSTITUTE(SUBSTITUTE([.M65];&quot;A&quot;;&quot;&quot;);&quot;m&quot;;&quot;&quot;);&quot;.&quot;);NUMBERVALUE(SUBSTITUTE(SUBSTITUTE([.M65];&quot;A&quot;;&quot;&quot;);&quot;m&quot;;&quot;&quot;);&quot;.&quot;)*1000)" office:value-type="float" office:value="480" calcext:value-type="float">
            <text:p>480</text:p>
          </table:table-cell>
          <table:table-cell office:value-type="string" calcext:value-type="string">
            <text:p>22.5V</text:p>
          </table:table-cell>
          <table:table-cell table:formula="of:=NUMBERVALUE(SUBSTITUTE([.O65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10.8" calcext:value-type="float">
            <text:p>11</text:p>
          </table:table-cell>
          <table:table-cell table:style-name="ce5" table:formula="of:=flux/power" office:value-type="float" office:value="181.944444444444" calcext:value-type="float">
            <text:p>182</text:p>
          </table:table-cell>
          <table:table-cell table:style-name="ce5" table:formula="of:=flux/unit_price" office:value-type="float" office:value="165.682967959528" calcext:value-type="float">
            <text:p>166</text:p>
          </table:table-cell>
          <table:table-cell table:style-name="ce6" table:formula="of:=luminance/flux" office:value-type="float" office:value="2.54452926208651" calcext:value-type="float">
            <text:p>2.54</text:p>
          </table:table-cell>
          <table:table-cell table:style-name="ce6" table:formula="of:=luminance_units*unit_price" office:value-type="float" office:value="30.1781170483461" calcext:value-type="float">
            <text:p>30.18</text:p>
          </table:table-cell>
          <table:table-cell table:style-name="ce7" table:formula="of:=luminance_units*voltage/driver_voltage_max*driver_cost" office:value-type="currency" office:currency="USD" office:value="26.9420745397396" calcext:value-type="currency">
            <text:p>$26.94</text:p>
          </table:table-cell>
          <table:table-cell table:style-name="ce7" table:formula="of:=luminance_units*unit_price+illuminance_driver_cost" office:value-type="currency" office:currency="USD" office:value="57.1201915880856" calcext:value-type="currency">
            <text:p>$57.12</text:p>
          </table:table-cell>
          <table:table-cell table:style-name="ce7" table:formula="of:=power*luminance_units*on_time_hours*365/1000*energy_cost" office:value-type="currency" office:currency="USD" office:value="16.048854961832" calcext:value-type="currency">
            <text:p>$16.05</text:p>
          </table:table-cell>
          <table:table-cell table:style-name="ce7" table:formula="of:=[.X65]*5" office:value-type="currency" office:currency="USD" office:value="80.2442748091602" calcext:value-type="currency">
            <text:p>$80.24</text:p>
          </table:table-cell>
          <table:table-cell table:style-name="ce7" table:formula="of:=[.Y65]+[.W65]" office:value-type="currency" office:currency="USD" office:value="137.364466397246" calcext:value-type="currency">
            <text:p>$137.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8-ND</text:p>
          </table:table-cell>
          <table:table-cell office:value-type="string" calcext:value-type="string">
            <text:p>SI-B8V521B2CUS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LT-VB22F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214lm (6495lm ~ 7935lm)</text:p>
          </table:table-cell>
          <table:table-cell office:value-type="float" office:value="7214" calcext:value-type="float">
            <text:p>7214</text:p>
          </table:table-cell>
          <table:table-cell office:value-type="string" calcext:value-type="string">
            <text:p>1.12A</text:p>
          </table:table-cell>
          <table:table-cell table:formula="of:=IF(NUMBERVALUE(SUBSTITUTE(SUBSTITUTE([.M66];&quot;A&quot;;&quot;&quot;);&quot;m&quot;;&quot;&quot;);&quot;.&quot;)&gt;100;NUMBERVALUE(SUBSTITUTE(SUBSTITUTE([.M66];&quot;A&quot;;&quot;&quot;);&quot;m&quot;;&quot;&quot;);&quot;.&quot;);NUMBERVALUE(SUBSTITUTE(SUBSTITUTE([.M66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8.8V</text:p>
          </table:table-cell>
          <table:table-cell table:formula="of:=NUMBERVALUE(SUBSTITUTE([.O66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54.656" calcext:value-type="float">
            <text:p>55</text:p>
          </table:table-cell>
          <table:table-cell table:style-name="ce5" table:formula="of:=flux/power" office:value-type="float" office:value="131.989168618267" calcext:value-type="float">
            <text:p>132</text:p>
          </table:table-cell>
          <table:table-cell table:style-name="ce5" table:formula="of:=flux/unit_price" office:value-type="float" office:value="509.463276836158" calcext:value-type="float">
            <text:p>509</text:p>
          </table:table-cell>
          <table:table-cell table:style-name="ce6" table:formula="of:=luminance/flux" office:value-type="float" office:value="0.69309675630718" calcext:value-type="float">
            <text:p>0.69</text:p>
          </table:table-cell>
          <table:table-cell table:style-name="ce6" table:formula="of:=luminance_units*unit_price" office:value-type="float" office:value="9.81425006930968" calcext:value-type="float">
            <text:p>9.81</text:p>
          </table:table-cell>
          <table:table-cell table:style-name="ce7" table:formula="of:=luminance_units*voltage/driver_voltage_max*driver_cost" office:value-type="currency" office:currency="USD" office:value="15.9167631566073" calcext:value-type="currency">
            <text:p>$15.92</text:p>
          </table:table-cell>
          <table:table-cell table:style-name="ce7" table:formula="of:=luminance_units*unit_price+illuminance_driver_cost" office:value-type="currency" office:currency="USD" office:value="25.7310132259169" calcext:value-type="currency">
            <text:p>$25.73</text:p>
          </table:table-cell>
          <table:table-cell table:style-name="ce7" table:formula="of:=power*luminance_units*on_time_hours*365/1000*energy_cost" office:value-type="currency" office:currency="USD" office:value="22.1230274466315" calcext:value-type="currency">
            <text:p>$22.12</text:p>
          </table:table-cell>
          <table:table-cell table:style-name="ce7" table:formula="of:=[.X66]*5" office:value-type="currency" office:currency="USD" office:value="110.615137233158" calcext:value-type="currency">
            <text:p>$110.62</text:p>
          </table:table-cell>
          <table:table-cell table:style-name="ce7" table:formula="of:=[.Y66]+[.W66]" office:value-type="currency" office:currency="USD" office:value="136.346150459075" calcext:value-type="currency">
            <text:p>$136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8-ND</text:p>
          </table:table-cell>
          <table:table-cell office:value-type="string" calcext:value-type="string">
            <text:p>SI-B8U301B20WW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 Series 4ft_B</text:p>
          </table:table-cell>
          <table:table-cell office:value-type="string" calcext:value-type="string">
            <text:p>3500K</text:p>
          </table:table-cell>
          <table:table-cell table:formula="of:=NUMBERVALUE(SUBSTITUTE([.F67];&quot;K&quot;;&quot;&quot;))" office:value-type="float" office:value="3500" calcext:value-type="float">
            <text:p>35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280lm (Typ)</text:p>
          </table:table-cell>
          <table:table-cell table:formula="of:=NUMBERVALUE(SUBSTITUTE([.K67];&quot;lm (Typ)&quot;;&quot;&quot;))" office:value-type="float" office:value="4280" calcext:value-type="float">
            <text:p>4280</text:p>
          </table:table-cell>
          <table:table-cell office:value-type="string" calcext:value-type="string">
            <text:p>1.2A</text:p>
          </table:table-cell>
          <table:table-cell table:formula="of:=IF(NUMBERVALUE(SUBSTITUTE(SUBSTITUTE([.M67];&quot;A&quot;;&quot;&quot;);&quot;m&quot;;&quot;&quot;);&quot;.&quot;)&gt;100;NUMBERVALUE(SUBSTITUTE(SUBSTITUTE([.M67];&quot;A&quot;;&quot;&quot;);&quot;m&quot;;&quot;&quot;);&quot;.&quot;);NUMBERVALUE(SUBSTITUTE(SUBSTITUTE([.M67];&quot;A&quot;;&quot;&quot;);&quot;m&quot;;&quot;&quot;);&quot;.&quot;)*1000)" office:value-type="float" office:value="1200" calcext:value-type="float">
            <text:p>1200</text:p>
          </table:table-cell>
          <table:table-cell office:value-type="string" calcext:value-type="string">
            <text:p>24.8V</text:p>
          </table:table-cell>
          <table:table-cell table:formula="of:=NUMBERVALUE(SUBSTITUTE([.O67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9.76" calcext:value-type="float">
            <text:p>30</text:p>
          </table:table-cell>
          <table:table-cell table:style-name="ce5" table:formula="of:=flux/power" office:value-type="float" office:value="143.817204301075" calcext:value-type="float">
            <text:p>144</text:p>
          </table:table-cell>
          <table:table-cell table:style-name="ce5" table:formula="of:=flux/unit_price" office:value-type="float" office:value="237.6457523598" calcext:value-type="float">
            <text:p>238</text:p>
          </table:table-cell>
          <table:table-cell table:style-name="ce6" table:formula="of:=luminance/flux" office:value-type="float" office:value="1.16822429906542" calcext:value-type="float">
            <text:p>1.17</text:p>
          </table:table-cell>
          <table:table-cell table:style-name="ce6" table:formula="of:=luminance_units*unit_price" office:value-type="float" office:value="21.0397196261682" calcext:value-type="float">
            <text:p>21.04</text:p>
          </table:table-cell>
          <table:table-cell table:style-name="ce7" table:formula="of:=luminance_units*voltage/driver_voltage_max*driver_cost" office:value-type="currency" office:currency="USD" office:value="13.6338647608576" calcext:value-type="currency">
            <text:p>$13.63</text:p>
          </table:table-cell>
          <table:table-cell table:style-name="ce7" table:formula="of:=luminance_units*unit_price+illuminance_driver_cost" office:value-type="currency" office:currency="USD" office:value="34.6735843870258" calcext:value-type="currency">
            <text:p>$34.67</text:p>
          </table:table-cell>
          <table:table-cell table:style-name="ce7" table:formula="of:=power*luminance_units*on_time_hours*365/1000*energy_cost" office:value-type="currency" office:currency="USD" office:value="20.3035514018691" calcext:value-type="currency">
            <text:p>$20.30</text:p>
          </table:table-cell>
          <table:table-cell table:style-name="ce7" table:formula="of:=[.X67]*5" office:value-type="currency" office:currency="USD" office:value="101.517757009346" calcext:value-type="currency">
            <text:p>$101.52</text:p>
          </table:table-cell>
          <table:table-cell table:style-name="ce7" table:formula="of:=[.Y67]+[.W67]" office:value-type="currency" office:currency="USD" office:value="136.191341396372" calcext:value-type="currency">
            <text:p>$136.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6-ND</text:p>
          </table:table-cell>
          <table:table-cell office:value-type="string" calcext:value-type="string">
            <text:p>SI-B8T172560WW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LT-M562C_G2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655lm (Typ)</text:p>
          </table:table-cell>
          <table:table-cell table:formula="of:=NUMBERVALUE(SUBSTITUTE([.K68];&quot;lm (Typ)&quot;;&quot;&quot;))" office:value-type="float" office:value="2655" calcext:value-type="float">
            <text:p>2655</text:p>
          </table:table-cell>
          <table:table-cell office:value-type="string" calcext:value-type="string">
            <text:p>700mA</text:p>
          </table:table-cell>
          <table:table-cell table:formula="of:=IF(NUMBERVALUE(SUBSTITUTE(SUBSTITUTE([.M68];&quot;A&quot;;&quot;&quot;);&quot;m&quot;;&quot;&quot;);&quot;.&quot;)&gt;100;NUMBERVALUE(SUBSTITUTE(SUBSTITUTE([.M68];&quot;A&quot;;&quot;&quot;);&quot;m&quot;;&quot;&quot;);&quot;.&quot;);NUMBERVALUE(SUBSTITUTE(SUBSTITUTE([.M68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24V</text:p>
          </table:table-cell>
          <table:table-cell table:formula="of:=NUMBERVALUE(SUBSTITUTE([.O68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16.8" calcext:value-type="float">
            <text:p>17</text:p>
          </table:table-cell>
          <table:table-cell table:style-name="ce5" table:formula="of:=flux/power" office:value-type="float" office:value="158.035714285714" calcext:value-type="float">
            <text:p>158</text:p>
          </table:table-cell>
          <table:table-cell table:style-name="ce5" table:formula="of:=flux/unit_price" office:value-type="float" office:value="210.881652104845" calcext:value-type="float">
            <text:p>211</text:p>
          </table:table-cell>
          <table:table-cell table:style-name="ce6" table:formula="of:=luminance/flux" office:value-type="float" office:value="1.88323917137476" calcext:value-type="float">
            <text:p>1.88</text:p>
          </table:table-cell>
          <table:table-cell table:style-name="ce6" table:formula="of:=luminance_units*unit_price" office:value-type="float" office:value="23.7099811676083" calcext:value-type="float">
            <text:p>23.71</text:p>
          </table:table-cell>
          <table:table-cell table:style-name="ce7" table:formula="of:=luminance_units*voltage/driver_voltage_max*driver_cost" office:value-type="currency" office:currency="USD" office:value="21.2695247590562" calcext:value-type="currency">
            <text:p>$21.27</text:p>
          </table:table-cell>
          <table:table-cell table:style-name="ce7" table:formula="of:=luminance_units*unit_price+illuminance_driver_cost" office:value-type="currency" office:currency="USD" office:value="44.9795059266644" calcext:value-type="currency">
            <text:p>$44.98</text:p>
          </table:table-cell>
          <table:table-cell table:style-name="ce7" table:formula="of:=power*luminance_units*on_time_hours*365/1000*energy_cost" office:value-type="currency" office:currency="USD" office:value="18.476836158192" calcext:value-type="currency">
            <text:p>$18.48</text:p>
          </table:table-cell>
          <table:table-cell table:style-name="ce7" table:formula="of:=[.X68]*5" office:value-type="currency" office:currency="USD" office:value="92.3841807909602" calcext:value-type="currency">
            <text:p>$92.38</text:p>
          </table:table-cell>
          <table:table-cell table:style-name="ce7" table:formula="of:=[.Y68]+[.W68]" office:value-type="currency" office:currency="USD" office:value="137.363686717625" calcext:value-type="currency">
            <text:p>$137.3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5-ND</text:p>
          </table:table-cell>
          <table:table-cell office:value-type="string" calcext:value-type="string">
            <text:p>SI-B8V52156CUS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LT-V564F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39.8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214lm (6495lm ~ 7935lm)</text:p>
          </table:table-cell>
          <table:table-cell office:value-type="float" office:value="7214" calcext:value-type="float">
            <text:p>7214</text:p>
          </table:table-cell>
          <table:table-cell office:value-type="string" calcext:value-type="string">
            <text:p>1.12A</text:p>
          </table:table-cell>
          <table:table-cell table:formula="of:=IF(NUMBERVALUE(SUBSTITUTE(SUBSTITUTE([.M69];&quot;A&quot;;&quot;&quot;);&quot;m&quot;;&quot;&quot;);&quot;.&quot;)&gt;100;NUMBERVALUE(SUBSTITUTE(SUBSTITUTE([.M69];&quot;A&quot;;&quot;&quot;);&quot;m&quot;;&quot;&quot;);&quot;.&quot;);NUMBERVALUE(SUBSTITUTE(SUBSTITUTE([.M69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48.8V</text:p>
          </table:table-cell>
          <table:table-cell table:formula="of:=NUMBERVALUE(SUBSTITUTE([.O69];&quot;V&quot;;&quot;&quot;);&quot;.&quot;)" office:value-type="float" office:value="48.8" calcext:value-type="float">
            <text:p>48.8</text:p>
          </table:table-cell>
          <table:table-cell table:style-name="ce4" table:formula="of:=voltage*current/1000" office:value-type="float" office:value="54.656" calcext:value-type="float">
            <text:p>55</text:p>
          </table:table-cell>
          <table:table-cell table:style-name="ce5" table:formula="of:=flux/power" office:value-type="float" office:value="131.989168618267" calcext:value-type="float">
            <text:p>132</text:p>
          </table:table-cell>
          <table:table-cell table:style-name="ce5" table:formula="of:=flux/unit_price" office:value-type="float" office:value="470.88772845953" calcext:value-type="float">
            <text:p>471</text:p>
          </table:table-cell>
          <table:table-cell table:style-name="ce6" table:formula="of:=luminance/flux" office:value-type="float" office:value="0.69309675630718" calcext:value-type="float">
            <text:p>0.69</text:p>
          </table:table-cell>
          <table:table-cell table:style-name="ce6" table:formula="of:=luminance_units*unit_price" office:value-type="float" office:value="10.618242306626" calcext:value-type="float">
            <text:p>10.62</text:p>
          </table:table-cell>
          <table:table-cell table:style-name="ce7" table:formula="of:=luminance_units*voltage/driver_voltage_max*driver_cost" office:value-type="currency" office:currency="USD" office:value="15.9167631566073" calcext:value-type="currency">
            <text:p>$15.92</text:p>
          </table:table-cell>
          <table:table-cell table:style-name="ce7" table:formula="of:=luminance_units*unit_price+illuminance_driver_cost" office:value-type="currency" office:currency="USD" office:value="26.5350054632333" calcext:value-type="currency">
            <text:p>$26.54</text:p>
          </table:table-cell>
          <table:table-cell table:style-name="ce7" table:formula="of:=power*luminance_units*on_time_hours*365/1000*energy_cost" office:value-type="currency" office:currency="USD" office:value="22.1230274466315" calcext:value-type="currency">
            <text:p>$22.12</text:p>
          </table:table-cell>
          <table:table-cell table:style-name="ce7" table:formula="of:=[.X69]*5" office:value-type="currency" office:currency="USD" office:value="110.615137233158" calcext:value-type="currency">
            <text:p>$110.62</text:p>
          </table:table-cell>
          <table:table-cell table:style-name="ce7" table:formula="of:=[.Y69]+[.W69]" office:value-type="currency" office:currency="USD" office:value="137.150142696391" calcext:value-type="currency">
            <text:p>$137.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66-ND</text:p>
          </table:table-cell>
          <table:table-cell office:value-type="string" calcext:value-type="string">
            <text:p>SI-B8V17256001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LT-M562C Gen3</text:p>
          </table:table-cell>
          <table:table-cell office:value-type="string" calcext:value-type="string">
            <text:p>3000K</text:p>
          </table:table-cell>
          <table:table-cell table:formula="of:=NUMBERVALUE(SUBSTITUTE([.F70];&quot;K&quot;;&quot;&quot;))" office:value-type="float" office:value="3000" calcext:value-type="float">
            <text:p>3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2535lm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700mA</text:p>
          </table:table-cell>
          <table:table-cell table:formula="of:=IF(NUMBERVALUE(SUBSTITUTE(SUBSTITUTE([.M70];&quot;A&quot;;&quot;&quot;);&quot;m&quot;;&quot;&quot;);&quot;.&quot;)&gt;100;NUMBERVALUE(SUBSTITUTE(SUBSTITUTE([.M70];&quot;A&quot;;&quot;&quot;);&quot;m&quot;;&quot;&quot;);&quot;.&quot;);NUMBERVALUE(SUBSTITUTE(SUBSTITUTE([.M70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24V</text:p>
          </table:table-cell>
          <table:table-cell table:formula="of:=NUMBERVALUE(SUBSTITUTE([.O70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16.8" calcext:value-type="float">
            <text:p>17</text:p>
          </table:table-cell>
          <table:table-cell table:style-name="ce5" table:formula="of:=flux/power" office:value-type="float" office:value="150.892857142857" calcext:value-type="float">
            <text:p>151</text:p>
          </table:table-cell>
          <table:table-cell table:style-name="ce5" table:formula="of:=flux/unit_price" office:value-type="float" office:value="262.422360248447" calcext:value-type="float">
            <text:p>262</text:p>
          </table:table-cell>
          <table:table-cell table:style-name="ce6" table:formula="of:=luminance/flux" office:value-type="float" office:value="1.9723865877712" calcext:value-type="float">
            <text:p>1.97</text:p>
          </table:table-cell>
          <table:table-cell table:style-name="ce6" table:formula="of:=luminance_units*unit_price" office:value-type="float" office:value="19.0532544378698" calcext:value-type="float">
            <text:p>19.05</text:p>
          </table:table-cell>
          <table:table-cell table:style-name="ce7" table:formula="of:=luminance_units*voltage/driver_voltage_max*driver_cost" office:value-type="currency" office:currency="USD" office:value="22.2763661677689" calcext:value-type="currency">
            <text:p>$22.28</text:p>
          </table:table-cell>
          <table:table-cell table:style-name="ce7" table:formula="of:=luminance_units*unit_price+illuminance_driver_cost" office:value-type="currency" office:currency="USD" office:value="41.3296206056387" calcext:value-type="currency">
            <text:p>$41.33</text:p>
          </table:table-cell>
          <table:table-cell table:style-name="ce7" table:formula="of:=power*luminance_units*on_time_hours*365/1000*energy_cost" office:value-type="currency" office:currency="USD" office:value="19.3514792899408" calcext:value-type="currency">
            <text:p>$19.35</text:p>
          </table:table-cell>
          <table:table-cell table:style-name="ce7" table:formula="of:=[.X70]*5" office:value-type="currency" office:currency="USD" office:value="96.757396449704" calcext:value-type="currency">
            <text:p>$96.76</text:p>
          </table:table-cell>
          <table:table-cell table:style-name="ce7" table:formula="of:=[.Y70]+[.W70]" office:value-type="currency" office:currency="USD" office:value="138.087017055343" calcext:value-type="currency">
            <text:p>$138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644-ND</text:p>
          </table:table-cell>
          <table:table-cell office:value-type="string" calcext:value-type="string">
            <text:p>SI-B8U301B2CUS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LT-VB22B</text:p>
          </table:table-cell>
          <table:table-cell office:value-type="string" calcext:value-type="string">
            <text:p>3500K</text:p>
          </table:table-cell>
          <table:table-cell table:formula="of:=NUMBERVALUE(SUBSTITUTE([.F71];&quot;K&quot;;&quot;&quot;))" office:value-type="float" office:value="3500" calcext:value-type="float">
            <text:p>35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220lm (Typ)</text:p>
          </table:table-cell>
          <table:table-cell table:formula="of:=NUMBERVALUE(SUBSTITUTE([.K71];&quot;lm (Typ)&quot;;&quot;&quot;))" office:value-type="float" office:value="4220" calcext:value-type="float">
            <text:p>4220</text:p>
          </table:table-cell>
          <table:table-cell office:value-type="string" calcext:value-type="string">
            <text:p>1.26A</text:p>
          </table:table-cell>
          <table:table-cell table:formula="of:=IF(NUMBERVALUE(SUBSTITUTE(SUBSTITUTE([.M71];&quot;A&quot;;&quot;&quot;);&quot;m&quot;;&quot;&quot;);&quot;.&quot;)&gt;100;NUMBERVALUE(SUBSTITUTE(SUBSTITUTE([.M71];&quot;A&quot;;&quot;&quot;);&quot;m&quot;;&quot;&quot;);&quot;.&quot;);NUMBERVALUE(SUBSTITUTE(SUBSTITUTE([.M71];&quot;A&quot;;&quot;&quot;);&quot;m&quot;;&quot;&quot;);&quot;.&quot;)*1000)" office:value-type="float" office:value="1260" calcext:value-type="float">
            <text:p>1260</text:p>
          </table:table-cell>
          <table:table-cell office:value-type="string" calcext:value-type="string">
            <text:p>25.4V</text:p>
          </table:table-cell>
          <table:table-cell table:formula="of:=NUMBERVALUE(SUBSTITUTE([.O71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32.004" calcext:value-type="float">
            <text:p>32</text:p>
          </table:table-cell>
          <table:table-cell table:style-name="ce5" table:formula="of:=flux/power" office:value-type="float" office:value="131.858517685289" calcext:value-type="float">
            <text:p>132</text:p>
          </table:table-cell>
          <table:table-cell table:style-name="ce5" table:formula="of:=flux/unit_price" office:value-type="float" office:value="404.602109300096" calcext:value-type="float">
            <text:p>405</text:p>
          </table:table-cell>
          <table:table-cell table:style-name="ce6" table:formula="of:=luminance/flux" office:value-type="float" office:value="1.18483412322275" calcext:value-type="float">
            <text:p>1.18</text:p>
          </table:table-cell>
          <table:table-cell table:style-name="ce6" table:formula="of:=luminance_units*unit_price" office:value-type="float" office:value="12.3578199052133" calcext:value-type="float">
            <text:p>12.36</text:p>
          </table:table-cell>
          <table:table-cell table:style-name="ce7" table:formula="of:=luminance_units*voltage/driver_voltage_max*driver_cost" office:value-type="currency" office:currency="USD" office:value="14.1622525787566" calcext:value-type="currency">
            <text:p>$14.16</text:p>
          </table:table-cell>
          <table:table-cell table:style-name="ce7" table:formula="of:=luminance_units*unit_price+illuminance_driver_cost" office:value-type="currency" office:currency="USD" office:value="26.5200724839699" calcext:value-type="currency">
            <text:p>$26.52</text:p>
          </table:table-cell>
          <table:table-cell table:style-name="ce7" table:formula="of:=power*luminance_units*on_time_hours*365/1000*energy_cost" office:value-type="currency" office:currency="USD" office:value="22.1449478672986" calcext:value-type="currency">
            <text:p>$22.14</text:p>
          </table:table-cell>
          <table:table-cell table:style-name="ce7" table:formula="of:=[.X71]*5" office:value-type="currency" office:currency="USD" office:value="110.724739336493" calcext:value-type="currency">
            <text:p>$110.72</text:p>
          </table:table-cell>
          <table:table-cell table:style-name="ce7" table:formula="of:=[.Y71]+[.W71]" office:value-type="currency" office:currency="USD" office:value="137.244811820463" calcext:value-type="currency">
            <text:p>$137.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F562A_Gen2_Rev.2.0.pdf</text:p>
          </table:table-cell>
          <table:table-cell office:value-type="string" calcext:value-type="string">
            <text:p>1510-1325-ND</text:p>
          </table:table-cell>
          <table:table-cell office:value-type="string" calcext:value-type="string">
            <text:p>SI-B8U342560WW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LT-F562A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3.80mm</text:p>
          </table:table-cell>
          <table:table-cell office:value-type="string" calcext:value-type="string">
            <text:p>4680lm (Typ)</text:p>
          </table:table-cell>
          <table:table-cell table:formula="of:=NUMBERVALUE(SUBSTITUTE([.K72];&quot;lm (Typ)&quot;;&quot;&quot;))" office:value-type="float" office:value="4680" calcext:value-type="float">
            <text:p>4680</text:p>
          </table:table-cell>
          <table:table-cell office:value-type="string" calcext:value-type="string">
            <text:p>1.35A</text:p>
          </table:table-cell>
          <table:table-cell table:formula="of:=IF(NUMBERVALUE(SUBSTITUTE(SUBSTITUTE([.M72];&quot;A&quot;;&quot;&quot;);&quot;m&quot;;&quot;&quot;);&quot;.&quot;)&gt;100;NUMBERVALUE(SUBSTITUTE(SUBSTITUTE([.M72];&quot;A&quot;;&quot;&quot;);&quot;m&quot;;&quot;&quot;);&quot;.&quot;);NUMBERVALUE(SUBSTITUTE(SUBSTITUTE([.M72];&quot;A&quot;;&quot;&quot;);&quot;m&quot;;&quot;&quot;);&quot;.&quot;)*1000)" office:value-type="float" office:value="1350" calcext:value-type="float">
            <text:p>1350</text:p>
          </table:table-cell>
          <table:table-cell office:value-type="string" calcext:value-type="string">
            <text:p>24.8V</text:p>
          </table:table-cell>
          <table:table-cell table:formula="of:=NUMBERVALUE(SUBSTITUTE([.O72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33.48" calcext:value-type="float">
            <text:p>33</text:p>
          </table:table-cell>
          <table:table-cell table:style-name="ce5" table:formula="of:=flux/power" office:value-type="float" office:value="139.784946236559" calcext:value-type="float">
            <text:p>140</text:p>
          </table:table-cell>
          <table:table-cell table:style-name="ce5" table:formula="of:=flux/unit_price" office:value-type="float" office:value="244.386422976501" calcext:value-type="float">
            <text:p>244</text:p>
          </table:table-cell>
          <table:table-cell table:style-name="ce6" table:formula="of:=luminance/flux" office:value-type="float" office:value="1.06837606837607" calcext:value-type="float">
            <text:p>1.07</text:p>
          </table:table-cell>
          <table:table-cell table:style-name="ce6" table:formula="of:=luminance_units*unit_price" office:value-type="float" office:value="20.4594017094017" calcext:value-type="float">
            <text:p>20.46</text:p>
          </table:table-cell>
          <table:table-cell table:style-name="ce7" table:formula="of:=luminance_units*voltage/driver_voltage_max*driver_cost" office:value-type="currency" office:currency="USD" office:value="12.4685771744595" calcext:value-type="currency">
            <text:p>$12.47</text:p>
          </table:table-cell>
          <table:table-cell table:style-name="ce7" table:formula="of:=luminance_units*unit_price+illuminance_driver_cost" office:value-type="currency" office:currency="USD" office:value="32.9279788838612" calcext:value-type="currency">
            <text:p>$32.93</text:p>
          </table:table-cell>
          <table:table-cell table:style-name="ce7" table:formula="of:=power*luminance_units*on_time_hours*365/1000*energy_cost" office:value-type="currency" office:currency="USD" office:value="20.8892307692308" calcext:value-type="currency">
            <text:p>$20.89</text:p>
          </table:table-cell>
          <table:table-cell table:style-name="ce7" table:formula="of:=[.X72]*5" office:value-type="currency" office:currency="USD" office:value="104.446153846154" calcext:value-type="currency">
            <text:p>$104.45</text:p>
          </table:table-cell>
          <table:table-cell table:style-name="ce7" table:formula="of:=[.Y72]+[.W72]" office:value-type="currency" office:currency="USD" office:value="137.374132730015" calcext:value-type="currency">
            <text:p>$137.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4-ND</text:p>
          </table:table-cell>
          <table:table-cell office:value-type="string" calcext:value-type="string">
            <text:p>SI-B8U221B20WW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 Series 4ft_A</text:p>
          </table:table-cell>
          <table:table-cell office:value-type="string" calcext:value-type="string">
            <text:p>3500K</text:p>
          </table:table-cell>
          <table:table-cell table:formula="of:=NUMBERVALUE(SUBSTITUTE([.F73];&quot;K&quot;;&quot;&quot;))" office:value-type="float" office:value="3500" calcext:value-type="float">
            <text:p>35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210lm (Typ)</text:p>
          </table:table-cell>
          <table:table-cell table:formula="of:=NUMBERVALUE(SUBSTITUTE([.K73];&quot;lm (Typ)&quot;;&quot;&quot;))" office:value-type="float" office:value="3210" calcext:value-type="float">
            <text:p>3210</text:p>
          </table:table-cell>
          <table:table-cell office:value-type="string" calcext:value-type="string">
            <text:p>900mA</text:p>
          </table:table-cell>
          <table:table-cell table:formula="of:=IF(NUMBERVALUE(SUBSTITUTE(SUBSTITUTE([.M73];&quot;A&quot;;&quot;&quot;);&quot;m&quot;;&quot;&quot;);&quot;.&quot;)&gt;100;NUMBERVALUE(SUBSTITUTE(SUBSTITUTE([.M73];&quot;A&quot;;&quot;&quot;);&quot;m&quot;;&quot;&quot;);&quot;.&quot;);NUMBERVALUE(SUBSTITUTE(SUBSTITUTE([.M73];&quot;A&quot;;&quot;&quot;);&quot;m&quot;;&quot;&quot;);&quot;.&quot;)*1000)" office:value-type="float" office:value="900" calcext:value-type="float">
            <text:p>900</text:p>
          </table:table-cell>
          <table:table-cell office:value-type="string" calcext:value-type="string">
            <text:p>24.8V</text:p>
          </table:table-cell>
          <table:table-cell table:formula="of:=NUMBERVALUE(SUBSTITUTE([.O73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2.32" calcext:value-type="float">
            <text:p>22</text:p>
          </table:table-cell>
          <table:table-cell table:style-name="ce5" table:formula="of:=flux/power" office:value-type="float" office:value="143.817204301075" calcext:value-type="float">
            <text:p>144</text:p>
          </table:table-cell>
          <table:table-cell table:style-name="ce5" table:formula="of:=flux/unit_price" office:value-type="float" office:value="268.170426065163" calcext:value-type="float">
            <text:p>268</text:p>
          </table:table-cell>
          <table:table-cell table:style-name="ce6" table:formula="of:=luminance/flux" office:value-type="float" office:value="1.55763239875389" calcext:value-type="float">
            <text:p>1.56</text:p>
          </table:table-cell>
          <table:table-cell table:style-name="ce6" table:formula="of:=luminance_units*unit_price" office:value-type="float" office:value="18.6448598130841" calcext:value-type="float">
            <text:p>18.64</text:p>
          </table:table-cell>
          <table:table-cell table:style-name="ce7" table:formula="of:=luminance_units*voltage/driver_voltage_max*driver_cost" office:value-type="currency" office:currency="USD" office:value="18.1784863478102" calcext:value-type="currency">
            <text:p>$18.18</text:p>
          </table:table-cell>
          <table:table-cell table:style-name="ce7" table:formula="of:=luminance_units*unit_price+illuminance_driver_cost" office:value-type="currency" office:currency="USD" office:value="36.8233461608943" calcext:value-type="currency">
            <text:p>$36.82</text:p>
          </table:table-cell>
          <table:table-cell table:style-name="ce7" table:formula="of:=power*luminance_units*on_time_hours*365/1000*energy_cost" office:value-type="currency" office:currency="USD" office:value="20.3035514018691" calcext:value-type="currency">
            <text:p>$20.30</text:p>
          </table:table-cell>
          <table:table-cell table:style-name="ce7" table:formula="of:=[.X73]*5" office:value-type="currency" office:currency="USD" office:value="101.517757009346" calcext:value-type="currency">
            <text:p>$101.52</text:p>
          </table:table-cell>
          <table:table-cell table:style-name="ce7" table:formula="of:=[.Y73]+[.W73]" office:value-type="currency" office:currency="USD" office:value="138.34110317024" calcext:value-type="currency">
            <text:p>$138.3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9-ND</text:p>
          </table:table-cell>
          <table:table-cell office:value-type="string" calcext:value-type="string">
            <text:p>SL-B8T3N80L1WW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inFlux_L04</text:p>
          </table:table-cell>
          <table:table-cell office:value-type="string" calcext:value-type="string">
            <text:p>4000K</text:p>
          </table:table-cell>
          <table:table-cell table:formula="of:=NUMBERVALUE(SUBSTITUTE([.F74];&quot;K&quot;;&quot;&quot;))" office:value-type="float" office:value="4000" calcext:value-type="float">
            <text:p>4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540lm (Typ)</text:p>
          </table:table-cell>
          <table:table-cell table:formula="of:=NUMBERVALUE(SUBSTITUTE([.K74];&quot;lm (Typ)&quot;;&quot;&quot;))" office:value-type="float" office:value="4540" calcext:value-type="float">
            <text:p>4540</text:p>
          </table:table-cell>
          <table:table-cell office:value-type="string" calcext:value-type="string">
            <text:p>1.38A</text:p>
          </table:table-cell>
          <table:table-cell table:formula="of:=IF(NUMBERVALUE(SUBSTITUTE(SUBSTITUTE([.M74];&quot;A&quot;;&quot;&quot;);&quot;m&quot;;&quot;&quot;);&quot;.&quot;)&gt;100;NUMBERVALUE(SUBSTITUTE(SUBSTITUTE([.M74];&quot;A&quot;;&quot;&quot;);&quot;m&quot;;&quot;&quot;);&quot;.&quot;);NUMBERVALUE(SUBSTITUTE(SUBSTITUTE([.M74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74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36.508509230862" calcext:value-type="float">
            <text:p>137</text:p>
          </table:table-cell>
          <table:table-cell table:style-name="ce5" table:formula="of:=flux/unit_price" office:value-type="float" office:value="271.85628742515" calcext:value-type="float">
            <text:p>272</text:p>
          </table:table-cell>
          <table:table-cell table:style-name="ce6" table:formula="of:=luminance/flux" office:value-type="float" office:value="1.10132158590308" calcext:value-type="float">
            <text:p>1.10</text:p>
          </table:table-cell>
          <table:table-cell table:style-name="ce6" table:formula="of:=luminance_units*unit_price" office:value-type="float" office:value="18.3920704845815" calcext:value-type="float">
            <text:p>18.39</text:p>
          </table:table-cell>
          <table:table-cell table:style-name="ce7" table:formula="of:=luminance_units*voltage/driver_voltage_max*driver_cost" office:value-type="currency" office:currency="USD" office:value="12.490282456595" calcext:value-type="currency">
            <text:p>$12.49</text:p>
          </table:table-cell>
          <table:table-cell table:style-name="ce7" table:formula="of:=luminance_units*unit_price+illuminance_driver_cost" office:value-type="currency" office:currency="USD" office:value="30.8823529411765" calcext:value-type="currency">
            <text:p>$30.88</text:p>
          </table:table-cell>
          <table:table-cell table:style-name="ce7" table:formula="of:=power*luminance_units*on_time_hours*365/1000*energy_cost" office:value-type="currency" office:currency="USD" office:value="21.3906079295154" calcext:value-type="currency">
            <text:p>$21.39</text:p>
          </table:table-cell>
          <table:table-cell table:style-name="ce7" table:formula="of:=[.X74]*5" office:value-type="currency" office:currency="USD" office:value="106.953039647577" calcext:value-type="currency">
            <text:p>$106.95</text:p>
          </table:table-cell>
          <table:table-cell table:style-name="ce7" table:formula="of:=[.Y74]+[.W74]" office:value-type="currency" office:currency="USD" office:value="137.835392588753" calcext:value-type="currency">
            <text:p>$137.8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3/Data_Sheet_Horticulture_Module_Rev.1.0.pdf</text:p>
          </table:table-cell>
          <table:table-cell office:value-type="string" calcext:value-type="string">
            <text:p>1510-SL-B8R5C9H1AWW-ND</text:p>
          </table:table-cell>
          <table:table-cell office:value-type="string" calcext:value-type="string">
            <text:p>SL-B8R5C9H1AWW</text:p>
          </table:table-cell>
          <table:table-cell office:value-type="float" office:value="27.83" calcext:value-type="float">
            <text:p>27.83</text:p>
          </table:table-cell>
          <table:table-cell office:value-type="string" calcext:value-type="string">
            <text:p>Horticulture L2</text:p>
          </table:table-cell>
          <table:table-cell office:value-type="string" calcext:value-type="string">
            <text:p>5390K (4990K ~ 5820K)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281.00mm L x 41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110lm (3600lm ~ 4400lm)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1.2A</text:p>
          </table:table-cell>
          <table:table-cell table:formula="of:=IF(NUMBERVALUE(SUBSTITUTE(SUBSTITUTE([.M75];&quot;A&quot;;&quot;&quot;);&quot;m&quot;;&quot;&quot;);&quot;.&quot;)&gt;100;NUMBERVALUE(SUBSTITUTE(SUBSTITUTE([.M75];&quot;A&quot;;&quot;&quot;);&quot;m&quot;;&quot;&quot;);&quot;.&quot;);NUMBERVALUE(SUBSTITUTE(SUBSTITUTE([.M75];&quot;A&quot;;&quot;&quot;);&quot;m&quot;;&quot;&quot;);&quot;.&quot;)*1000)" office:value-type="float" office:value="1200" calcext:value-type="float">
            <text:p>1200</text:p>
          </table:table-cell>
          <table:table-cell office:value-type="string" calcext:value-type="string">
            <text:p>21.5V</text:p>
          </table:table-cell>
          <table:table-cell table:formula="of:=NUMBERVALUE(SUBSTITUTE([.O75];&quot;V&quot;;&quot;&quot;);&quot;.&quot;)" office:value-type="float" office:value="21.5" calcext:value-type="float">
            <text:p>21.5</text:p>
          </table:table-cell>
          <table:table-cell table:style-name="ce4" table:formula="of:=voltage*current/1000" office:value-type="float" office:value="25.8" calcext:value-type="float">
            <text:p>26</text:p>
          </table:table-cell>
          <table:table-cell table:style-name="ce5" table:formula="of:=flux/power" office:value-type="float" office:value="159.302325581395" calcext:value-type="float">
            <text:p>159</text:p>
          </table:table-cell>
          <table:table-cell table:style-name="ce5" table:formula="of:=flux/unit_price" office:value-type="float" office:value="147.682357168523" calcext:value-type="float">
            <text:p>148</text:p>
          </table:table-cell>
          <table:table-cell table:style-name="ce6" table:formula="of:=luminance/flux" office:value-type="float" office:value="1.21654501216545" calcext:value-type="float">
            <text:p>1.22</text:p>
          </table:table-cell>
          <table:table-cell table:style-name="ce6" table:formula="of:=luminance_units*unit_price" office:value-type="float" office:value="33.8564476885645" calcext:value-type="float">
            <text:p>33.86</text:p>
          </table:table-cell>
          <table:table-cell table:style-name="ce7" table:formula="of:=luminance_units*voltage/driver_voltage_max*driver_cost" office:value-type="currency" office:currency="USD" office:value="12.3085730642622" calcext:value-type="currency">
            <text:p>$12.31</text:p>
          </table:table-cell>
          <table:table-cell table:style-name="ce7" table:formula="of:=luminance_units*unit_price+illuminance_driver_cost" office:value-type="currency" office:currency="USD" office:value="46.1650207528267" calcext:value-type="currency">
            <text:p>$46.17</text:p>
          </table:table-cell>
          <table:table-cell table:style-name="ce7" table:formula="of:=power*luminance_units*on_time_hours*365/1000*energy_cost" office:value-type="currency" office:currency="USD" office:value="18.3299270072993" calcext:value-type="currency">
            <text:p>$18.33</text:p>
          </table:table-cell>
          <table:table-cell table:style-name="ce7" table:formula="of:=[.X75]*5" office:value-type="currency" office:currency="USD" office:value="91.6496350364964" calcext:value-type="currency">
            <text:p>$91.65</text:p>
          </table:table-cell>
          <table:table-cell table:style-name="ce7" table:formula="of:=[.Y75]+[.W75]" office:value-type="currency" office:currency="USD" office:value="137.814655789323" calcext:value-type="currency">
            <text:p>$137.8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472-ND</text:p>
          </table:table-cell>
          <table:table-cell office:value-type="string" calcext:value-type="string">
            <text:p>SI-B8V26156CUS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LT-V562F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3607lm (3245lm ~ 3970lm)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1.12A</text:p>
          </table:table-cell>
          <table:table-cell table:formula="of:=IF(NUMBERVALUE(SUBSTITUTE(SUBSTITUTE([.M76];&quot;A&quot;;&quot;&quot;);&quot;m&quot;;&quot;&quot;);&quot;.&quot;)&gt;100;NUMBERVALUE(SUBSTITUTE(SUBSTITUTE([.M76];&quot;A&quot;;&quot;&quot;);&quot;m&quot;;&quot;&quot;);&quot;.&quot;);NUMBERVALUE(SUBSTITUTE(SUBSTITUTE([.M76];&quot;A&quot;;&quot;&quot;);&quot;m&quot;;&quot;&quot;);&quot;.&quot;)*1000)" office:value-type="float" office:value="1120" calcext:value-type="float">
            <text:p>1120</text:p>
          </table:table-cell>
          <table:table-cell office:value-type="string" calcext:value-type="string">
            <text:p>24.4V</text:p>
          </table:table-cell>
          <table:table-cell table:formula="of:=NUMBERVALUE(SUBSTITUTE([.O76];&quot;V&quot;;&quot;&quot;);&quot;.&quot;)" office:value-type="float" office:value="24.4" calcext:value-type="float">
            <text:p>24.4</text:p>
          </table:table-cell>
          <table:table-cell table:style-name="ce4" table:formula="of:=voltage*current/1000" office:value-type="float" office:value="27.328" calcext:value-type="float">
            <text:p>27</text:p>
          </table:table-cell>
          <table:table-cell table:style-name="ce5" table:formula="of:=flux/power" office:value-type="float" office:value="131.989168618267" calcext:value-type="float">
            <text:p>132</text:p>
          </table:table-cell>
          <table:table-cell table:style-name="ce5" table:formula="of:=flux/unit_price" office:value-type="float" office:value="419.418604651163" calcext:value-type="float">
            <text:p>419</text:p>
          </table:table-cell>
          <table:table-cell table:style-name="ce6" table:formula="of:=luminance/flux" office:value-type="float" office:value="1.38619351261436" calcext:value-type="float">
            <text:p>1.39</text:p>
          </table:table-cell>
          <table:table-cell table:style-name="ce6" table:formula="of:=luminance_units*unit_price" office:value-type="float" office:value="11.9212642084835" calcext:value-type="float">
            <text:p>11.92</text:p>
          </table:table-cell>
          <table:table-cell table:style-name="ce7" table:formula="of:=luminance_units*voltage/driver_voltage_max*driver_cost" office:value-type="currency" office:currency="USD" office:value="15.9167631566073" calcext:value-type="currency">
            <text:p>$15.92</text:p>
          </table:table-cell>
          <table:table-cell table:style-name="ce7" table:formula="of:=luminance_units*unit_price+illuminance_driver_cost" office:value-type="currency" office:currency="USD" office:value="27.8380273650908" calcext:value-type="currency">
            <text:p>$27.84</text:p>
          </table:table-cell>
          <table:table-cell table:style-name="ce7" table:formula="of:=power*luminance_units*on_time_hours*365/1000*energy_cost" office:value-type="currency" office:currency="USD" office:value="22.1230274466315" calcext:value-type="currency">
            <text:p>$22.12</text:p>
          </table:table-cell>
          <table:table-cell table:style-name="ce7" table:formula="of:=[.X76]*5" office:value-type="currency" office:currency="USD" office:value="110.615137233158" calcext:value-type="currency">
            <text:p>$110.62</text:p>
          </table:table-cell>
          <table:table-cell table:style-name="ce7" table:formula="of:=[.Y76]+[.W76]" office:value-type="currency" office:currency="USD" office:value="138.453164598249" calcext:value-type="currency">
            <text:p>$138.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0-ND</text:p>
          </table:table-cell>
          <table:table-cell office:value-type="string" calcext:value-type="string">
            <text:p>SL-B8T4N80L1WW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inFlux_S04</text:p>
          </table:table-cell>
          <table:table-cell office:value-type="string" calcext:value-type="string">
            <text:p>4000K</text:p>
          </table:table-cell>
          <table:table-cell table:formula="of:=NUMBERVALUE(SUBSTITUTE([.F77];&quot;K&quot;;&quot;&quot;))" office:value-type="float" office:value="4000" calcext:value-type="float">
            <text:p>4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550lm (Typ)</text:p>
          </table:table-cell>
          <table:table-cell table:formula="of:=NUMBERVALUE(SUBSTITUTE([.K77];&quot;lm (Typ)&quot;;&quot;&quot;))" office:value-type="float" office:value="4550" calcext:value-type="float">
            <text:p>4550</text:p>
          </table:table-cell>
          <table:table-cell office:value-type="string" calcext:value-type="string">
            <text:p>1.38A</text:p>
          </table:table-cell>
          <table:table-cell table:formula="of:=IF(NUMBERVALUE(SUBSTITUTE(SUBSTITUTE([.M77];&quot;A&quot;;&quot;&quot;);&quot;m&quot;;&quot;&quot;);&quot;.&quot;)&gt;100;NUMBERVALUE(SUBSTITUTE(SUBSTITUTE([.M77];&quot;A&quot;;&quot;&quot;);&quot;m&quot;;&quot;&quot;);&quot;.&quot;);NUMBERVALUE(SUBSTITUTE(SUBSTITUTE([.M77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77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36.809188766613" calcext:value-type="float">
            <text:p>137</text:p>
          </table:table-cell>
          <table:table-cell table:style-name="ce5" table:formula="of:=flux/unit_price" office:value-type="float" office:value="264.997087944088" calcext:value-type="float">
            <text:p>265</text:p>
          </table:table-cell>
          <table:table-cell table:style-name="ce6" table:formula="of:=luminance/flux" office:value-type="float" office:value="1.0989010989011" calcext:value-type="float">
            <text:p>1.10</text:p>
          </table:table-cell>
          <table:table-cell table:style-name="ce6" table:formula="of:=luminance_units*unit_price" office:value-type="float" office:value="18.8681318681319" calcext:value-type="float">
            <text:p>18.87</text:p>
          </table:table-cell>
          <table:table-cell table:style-name="ce7" table:formula="of:=luminance_units*voltage/driver_voltage_max*driver_cost" office:value-type="currency" office:currency="USD" office:value="12.4628312863607" calcext:value-type="currency">
            <text:p>$12.46</text:p>
          </table:table-cell>
          <table:table-cell table:style-name="ce7" table:formula="of:=luminance_units*unit_price+illuminance_driver_cost" office:value-type="currency" office:currency="USD" office:value="31.3309631544926" calcext:value-type="currency">
            <text:p>$31.33</text:p>
          </table:table-cell>
          <table:table-cell table:style-name="ce7" table:formula="of:=power*luminance_units*on_time_hours*365/1000*energy_cost" office:value-type="currency" office:currency="USD" office:value="21.3435956043956" calcext:value-type="currency">
            <text:p>$21.34</text:p>
          </table:table-cell>
          <table:table-cell table:style-name="ce7" table:formula="of:=[.X77]*5" office:value-type="currency" office:currency="USD" office:value="106.717978021978" calcext:value-type="currency">
            <text:p>$106.72</text:p>
          </table:table-cell>
          <table:table-cell table:style-name="ce7" table:formula="of:=[.Y77]+[.W77]" office:value-type="currency" office:currency="USD" office:value="138.048941176471" calcext:value-type="currency">
            <text:p>$13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1-ND</text:p>
          </table:table-cell>
          <table:table-cell office:value-type="string" calcext:value-type="string">
            <text:p>SL-B8R1N40L1WW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inFlux_S02</text:p>
          </table:table-cell>
          <table:table-cell office:value-type="string" calcext:value-type="string">
            <text:p>5000K</text:p>
          </table:table-cell>
          <table:table-cell table:formula="of:=NUMBERVALUE(SUBSTITUTE([.F78];&quot;K&quot;;&quot;&quot;))" office:value-type="float" office:value="5000" calcext:value-type="float">
            <text:p>5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80.00mm L x 24.0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345lm (Typ)</text:p>
          </table:table-cell>
          <table:table-cell table:formula="of:=NUMBERVALUE(SUBSTITUTE([.K78];&quot;lm (Typ)&quot;;&quot;&quot;))" office:value-type="float" office:value="2345" calcext:value-type="float">
            <text:p>2345</text:p>
          </table:table-cell>
          <table:table-cell office:value-type="string" calcext:value-type="string">
            <text:p>1.38A</text:p>
          </table:table-cell>
          <table:table-cell table:formula="of:=IF(NUMBERVALUE(SUBSTITUTE(SUBSTITUTE([.M78];&quot;A&quot;;&quot;&quot;);&quot;m&quot;;&quot;&quot;);&quot;.&quot;)&gt;100;NUMBERVALUE(SUBSTITUTE(SUBSTITUTE([.M78];&quot;A&quot;;&quot;&quot;);&quot;m&quot;;&quot;&quot;);&quot;.&quot;);NUMBERVALUE(SUBSTITUTE(SUBSTITUTE([.M78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12.1V</text:p>
          </table:table-cell>
          <table:table-cell table:formula="of:=NUMBERVALUE(SUBSTITUTE([.O78];&quot;V&quot;;&quot;&quot;);&quot;.&quot;)" office:value-type="float" office:value="12.1" calcext:value-type="float">
            <text:p>12.1</text:p>
          </table:table-cell>
          <table:table-cell table:style-name="ce4" table:formula="of:=voltage*current/1000" office:value-type="float" office:value="16.698" calcext:value-type="float">
            <text:p>17</text:p>
          </table:table-cell>
          <table:table-cell table:style-name="ce5" table:formula="of:=flux/power" office:value-type="float" office:value="140.435980356929" calcext:value-type="float">
            <text:p>140</text:p>
          </table:table-cell>
          <table:table-cell table:style-name="ce5" table:formula="of:=flux/unit_price" office:value-type="float" office:value="226.570048309179" calcext:value-type="float">
            <text:p>227</text:p>
          </table:table-cell>
          <table:table-cell table:style-name="ce6" table:formula="of:=luminance/flux" office:value-type="float" office:value="2.13219616204691" calcext:value-type="float">
            <text:p>2.13</text:p>
          </table:table-cell>
          <table:table-cell table:style-name="ce6" table:formula="of:=luminance_units*unit_price" office:value-type="float" office:value="22.0682302771855" calcext:value-type="float">
            <text:p>22.07</text:p>
          </table:table-cell>
          <table:table-cell table:style-name="ce7" table:formula="of:=luminance_units*voltage/driver_voltage_max*driver_cost" office:value-type="currency" office:currency="USD" office:value="12.1409757933024" calcext:value-type="currency">
            <text:p>$12.14</text:p>
          </table:table-cell>
          <table:table-cell table:style-name="ce7" table:formula="of:=luminance_units*unit_price+illuminance_driver_cost" office:value-type="currency" office:currency="USD" office:value="34.2092060704879" calcext:value-type="currency">
            <text:p>$34.21</text:p>
          </table:table-cell>
          <table:table-cell table:style-name="ce7" table:formula="of:=power*luminance_units*on_time_hours*365/1000*energy_cost" office:value-type="currency" office:currency="USD" office:value="20.7923923240938" calcext:value-type="currency">
            <text:p>$20.79</text:p>
          </table:table-cell>
          <table:table-cell table:style-name="ce7" table:formula="of:=[.X78]*5" office:value-type="currency" office:currency="USD" office:value="103.961961620469" calcext:value-type="currency">
            <text:p>$103.96</text:p>
          </table:table-cell>
          <table:table-cell table:style-name="ce7" table:formula="of:=[.Y78]+[.W78]" office:value-type="currency" office:currency="USD" office:value="138.171167690957" calcext:value-type="currency">
            <text:p>$138.1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7-ND</text:p>
          </table:table-cell>
          <table:table-cell office:value-type="string" calcext:value-type="string">
            <text:p>SI-B8V301B20WW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M Series 4ft_B</text:p>
          </table:table-cell>
          <table:table-cell office:value-type="string" calcext:value-type="string">
            <text:p>3000K</text:p>
          </table:table-cell>
          <table:table-cell table:formula="of:=NUMBERVALUE(SUBSTITUTE([.F79];&quot;K&quot;;&quot;&quot;))" office:value-type="float" office:value="3000" calcext:value-type="float">
            <text:p>30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4210lm (Typ)</text:p>
          </table:table-cell>
          <table:table-cell table:formula="of:=NUMBERVALUE(SUBSTITUTE([.K79];&quot;lm (Typ)&quot;;&quot;&quot;))" office:value-type="float" office:value="4210" calcext:value-type="float">
            <text:p>4210</text:p>
          </table:table-cell>
          <table:table-cell office:value-type="string" calcext:value-type="string">
            <text:p>1.2A</text:p>
          </table:table-cell>
          <table:table-cell table:formula="of:=IF(NUMBERVALUE(SUBSTITUTE(SUBSTITUTE([.M79];&quot;A&quot;;&quot;&quot;);&quot;m&quot;;&quot;&quot;);&quot;.&quot;)&gt;100;NUMBERVALUE(SUBSTITUTE(SUBSTITUTE([.M79];&quot;A&quot;;&quot;&quot;);&quot;m&quot;;&quot;&quot;);&quot;.&quot;);NUMBERVALUE(SUBSTITUTE(SUBSTITUTE([.M79];&quot;A&quot;;&quot;&quot;);&quot;m&quot;;&quot;&quot;);&quot;.&quot;)*1000)" office:value-type="float" office:value="1200" calcext:value-type="float">
            <text:p>1200</text:p>
          </table:table-cell>
          <table:table-cell office:value-type="string" calcext:value-type="string">
            <text:p>24.8V</text:p>
          </table:table-cell>
          <table:table-cell table:formula="of:=NUMBERVALUE(SUBSTITUTE([.O79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9.76" calcext:value-type="float">
            <text:p>30</text:p>
          </table:table-cell>
          <table:table-cell table:style-name="ce5" table:formula="of:=flux/power" office:value-type="float" office:value="141.465053763441" calcext:value-type="float">
            <text:p>141</text:p>
          </table:table-cell>
          <table:table-cell table:style-name="ce5" table:formula="of:=flux/unit_price" office:value-type="float" office:value="233.75902276513" calcext:value-type="float">
            <text:p>234</text:p>
          </table:table-cell>
          <table:table-cell table:style-name="ce6" table:formula="of:=luminance/flux" office:value-type="float" office:value="1.18764845605701" calcext:value-type="float">
            <text:p>1.19</text:p>
          </table:table-cell>
          <table:table-cell table:style-name="ce6" table:formula="of:=luminance_units*unit_price" office:value-type="float" office:value="21.3895486935867" calcext:value-type="float">
            <text:p>21.39</text:p>
          </table:table-cell>
          <table:table-cell table:style-name="ce7" table:formula="of:=luminance_units*voltage/driver_voltage_max*driver_cost" office:value-type="currency" office:currency="USD" office:value="13.8605560989241" calcext:value-type="currency">
            <text:p>$13.86</text:p>
          </table:table-cell>
          <table:table-cell table:style-name="ce7" table:formula="of:=luminance_units*unit_price+illuminance_driver_cost" office:value-type="currency" office:currency="USD" office:value="35.2501047925108" calcext:value-type="currency">
            <text:p>$35.25</text:p>
          </table:table-cell>
          <table:table-cell table:style-name="ce7" table:formula="of:=power*luminance_units*on_time_hours*365/1000*energy_cost" office:value-type="currency" office:currency="USD" office:value="20.6411401425179" calcext:value-type="currency">
            <text:p>$20.64</text:p>
          </table:table-cell>
          <table:table-cell table:style-name="ce7" table:formula="of:=[.X79]*5" office:value-type="currency" office:currency="USD" office:value="103.205700712589" calcext:value-type="currency">
            <text:p>$103.21</text:p>
          </table:table-cell>
          <table:table-cell table:style-name="ce7" table:formula="of:=[.Y79]+[.W79]" office:value-type="currency" office:currency="USD" office:value="138.4558055051" calcext:value-type="currency">
            <text:p>$138.4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58-ND</text:p>
          </table:table-cell>
          <table:table-cell office:value-type="string" calcext:value-type="string">
            <text:p>SI-B8V172560WW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LT-M562C_G2</text:p>
          </table:table-cell>
          <table:table-cell office:value-type="string" calcext:value-type="string">
            <text:p>3000K 4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535lm (Typ)</text:p>
          </table:table-cell>
          <table:table-cell table:formula="of:=NUMBERVALUE(SUBSTITUTE([.K80];&quot;lm (Typ)&quot;;&quot;&quot;))" office:value-type="float" office:value="2535" calcext:value-type="float">
            <text:p>2535</text:p>
          </table:table-cell>
          <table:table-cell office:value-type="string" calcext:value-type="string">
            <text:p>700mA</text:p>
          </table:table-cell>
          <table:table-cell table:formula="of:=IF(NUMBERVALUE(SUBSTITUTE(SUBSTITUTE([.M80];&quot;A&quot;;&quot;&quot;);&quot;m&quot;;&quot;&quot;);&quot;.&quot;)&gt;100;NUMBERVALUE(SUBSTITUTE(SUBSTITUTE([.M80];&quot;A&quot;;&quot;&quot;);&quot;m&quot;;&quot;&quot;);&quot;.&quot;);NUMBERVALUE(SUBSTITUTE(SUBSTITUTE([.M80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24V</text:p>
          </table:table-cell>
          <table:table-cell table:formula="of:=NUMBERVALUE(SUBSTITUTE([.O80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16.8" calcext:value-type="float">
            <text:p>17</text:p>
          </table:table-cell>
          <table:table-cell table:style-name="ce5" table:formula="of:=flux/power" office:value-type="float" office:value="150.892857142857" calcext:value-type="float">
            <text:p>151</text:p>
          </table:table-cell>
          <table:table-cell table:style-name="ce5" table:formula="of:=flux/unit_price" office:value-type="float" office:value="243.515850144092" calcext:value-type="float">
            <text:p>244</text:p>
          </table:table-cell>
          <table:table-cell table:style-name="ce6" table:formula="of:=luminance/flux" office:value-type="float" office:value="1.9723865877712" calcext:value-type="float">
            <text:p>1.97</text:p>
          </table:table-cell>
          <table:table-cell table:style-name="ce6" table:formula="of:=luminance_units*unit_price" office:value-type="float" office:value="20.5325443786982" calcext:value-type="float">
            <text:p>20.53</text:p>
          </table:table-cell>
          <table:table-cell table:style-name="ce7" table:formula="of:=luminance_units*voltage/driver_voltage_max*driver_cost" office:value-type="currency" office:currency="USD" office:value="22.2763661677689" calcext:value-type="currency">
            <text:p>$22.28</text:p>
          </table:table-cell>
          <table:table-cell table:style-name="ce7" table:formula="of:=luminance_units*unit_price+illuminance_driver_cost" office:value-type="currency" office:currency="USD" office:value="42.8089105464671" calcext:value-type="currency">
            <text:p>$42.81</text:p>
          </table:table-cell>
          <table:table-cell table:style-name="ce7" table:formula="of:=power*luminance_units*on_time_hours*365/1000*energy_cost" office:value-type="currency" office:currency="USD" office:value="19.3514792899408" calcext:value-type="currency">
            <text:p>$19.35</text:p>
          </table:table-cell>
          <table:table-cell table:style-name="ce7" table:formula="of:=[.X80]*5" office:value-type="currency" office:currency="USD" office:value="96.757396449704" calcext:value-type="currency">
            <text:p>$96.76</text:p>
          </table:table-cell>
          <table:table-cell table:style-name="ce7" table:formula="of:=[.Y80]+[.W80]" office:value-type="currency" office:currency="USD" office:value="139.566306996171" calcext:value-type="currency">
            <text:p>$139.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214-ND</text:p>
          </table:table-cell>
          <table:table-cell office:value-type="string" calcext:value-type="string">
            <text:p>SI-B8U341B2CUS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V Series</text:p>
          </table:table-cell>
          <table:table-cell office:value-type="string" calcext:value-type="string">
            <text:p>3500K 3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738lm (Typ)</text:p>
          </table:table-cell>
          <table:table-cell table:formula="of:=NUMBERVALUE(SUBSTITUTE([.K81];&quot;lm (Typ)&quot;;&quot;&quot;))" office:value-type="float" office:value="4738" calcext:value-type="float">
            <text:p>4738</text:p>
          </table:table-cell>
          <table:table-cell office:value-type="string" calcext:value-type="string">
            <text:p>700mA</text:p>
          </table:table-cell>
          <table:table-cell table:formula="of:=IF(NUMBERVALUE(SUBSTITUTE(SUBSTITUTE([.M81];&quot;A&quot;;&quot;&quot;);&quot;m&quot;;&quot;&quot;);&quot;.&quot;)&gt;100;NUMBERVALUE(SUBSTITUTE(SUBSTITUTE([.M81];&quot;A&quot;;&quot;&quot;);&quot;m&quot;;&quot;&quot;);&quot;.&quot;);NUMBERVALUE(SUBSTITUTE(SUBSTITUTE([.M81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48V</text:p>
          </table:table-cell>
          <table:table-cell table:formula="of:=NUMBERVALUE(SUBSTITUTE([.O81];&quot;V&quot;;&quot;&quot;);&quot;.&quot;)" office:value-type="float" office:value="48" calcext:value-type="float">
            <text:p>48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41.011904761905" calcext:value-type="float">
            <text:p>141</text:p>
          </table:table-cell>
          <table:table-cell table:style-name="ce5" table:formula="of:=flux/unit_price" office:value-type="float" office:value="400.846023688663" calcext:value-type="float">
            <text:p>401</text:p>
          </table:table-cell>
          <table:table-cell table:style-name="ce6" table:formula="of:=luminance/flux" office:value-type="float" office:value="1.05529759392149" calcext:value-type="float">
            <text:p>1.06</text:p>
          </table:table-cell>
          <table:table-cell table:style-name="ce6" table:formula="of:=luminance_units*unit_price" office:value-type="float" office:value="12.473617560152" calcext:value-type="float">
            <text:p>12.47</text:p>
          </table:table-cell>
          <table:table-cell table:style-name="ce7" table:formula="of:=luminance_units*voltage/driver_voltage_max*driver_cost" office:value-type="currency" office:currency="USD" office:value="23.8373103568147" calcext:value-type="currency">
            <text:p>$23.84</text:p>
          </table:table-cell>
          <table:table-cell table:style-name="ce7" table:formula="of:=luminance_units*unit_price+illuminance_driver_cost" office:value-type="currency" office:currency="USD" office:value="36.3109279169667" calcext:value-type="currency">
            <text:p>$36.31</text:p>
          </table:table-cell>
          <table:table-cell table:style-name="ce7" table:formula="of:=power*luminance_units*on_time_hours*365/1000*energy_cost" office:value-type="currency" office:currency="USD" office:value="20.707471506965" calcext:value-type="currency">
            <text:p>$20.71</text:p>
          </table:table-cell>
          <table:table-cell table:style-name="ce7" table:formula="of:=[.X81]*5" office:value-type="currency" office:currency="USD" office:value="103.537357534825" calcext:value-type="currency">
            <text:p>$103.54</text:p>
          </table:table-cell>
          <table:table-cell table:style-name="ce7" table:formula="of:=[.Y81]+[.W81]" office:value-type="currency" office:currency="USD" office:value="139.848285451792" calcext:value-type="currency">
            <text:p>$139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2-ND</text:p>
          </table:table-cell>
          <table:table-cell office:value-type="string" calcext:value-type="string">
            <text:p>SL-B8R2N60L1WW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inFlux_L03</text:p>
          </table:table-cell>
          <table:table-cell office:value-type="string" calcext:value-type="string">
            <text:p>5000K</text:p>
          </table:table-cell>
          <table:table-cell table:formula="of:=NUMBERVALUE(SUBSTITUTE([.F82];&quot;K&quot;;&quot;&quot;))" office:value-type="float" office:value="5000" calcext:value-type="float">
            <text:p>5000</text:p>
          </table:table-cell>
          <table:table-cell office:value-type="string" calcext:value-type="string">
            <text:p>1.15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930lm (Typ)</text:p>
          </table:table-cell>
          <table:table-cell table:formula="of:=NUMBERVALUE(SUBSTITUTE([.K82];&quot;lm (Typ)&quot;;&quot;&quot;))" office:value-type="float" office:value="2930" calcext:value-type="float">
            <text:p>2930</text:p>
          </table:table-cell>
          <table:table-cell office:value-type="string" calcext:value-type="string">
            <text:p>1.15A</text:p>
          </table:table-cell>
          <table:table-cell table:formula="of:=IF(NUMBERVALUE(SUBSTITUTE(SUBSTITUTE([.M82];&quot;A&quot;;&quot;&quot;);&quot;m&quot;;&quot;&quot;);&quot;.&quot;)&gt;100;NUMBERVALUE(SUBSTITUTE(SUBSTITUTE([.M82];&quot;A&quot;;&quot;&quot;);&quot;m&quot;;&quot;&quot;);&quot;.&quot;);NUMBERVALUE(SUBSTITUTE(SUBSTITUTE([.M82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18.1V</text:p>
          </table:table-cell>
          <table:table-cell table:formula="of:=NUMBERVALUE(SUBSTITUTE([.O82];&quot;V&quot;;&quot;&quot;);&quot;.&quot;)" office:value-type="float" office:value="18.1" calcext:value-type="float">
            <text:p>18.1</text:p>
          </table:table-cell>
          <table:table-cell table:style-name="ce4" table:formula="of:=voltage*current/1000" office:value-type="float" office:value="20.815" calcext:value-type="float">
            <text:p>21</text:p>
          </table:table-cell>
          <table:table-cell table:style-name="ce5" table:formula="of:=flux/power" office:value-type="float" office:value="140.763872207543" calcext:value-type="float">
            <text:p>141</text:p>
          </table:table-cell>
          <table:table-cell table:style-name="ce5" table:formula="of:=flux/unit_price" office:value-type="float" office:value="244.370308590492" calcext:value-type="float">
            <text:p>244</text:p>
          </table:table-cell>
          <table:table-cell table:style-name="ce6" table:formula="of:=luminance/flux" office:value-type="float" office:value="1.70648464163823" calcext:value-type="float">
            <text:p>1.71</text:p>
          </table:table-cell>
          <table:table-cell table:style-name="ce6" table:formula="of:=luminance_units*unit_price" office:value-type="float" office:value="20.4607508532423" calcext:value-type="float">
            <text:p>20.46</text:p>
          </table:table-cell>
          <table:table-cell table:style-name="ce7" table:formula="of:=luminance_units*voltage/driver_voltage_max*driver_cost" office:value-type="currency" office:currency="USD" office:value="14.5352338887774" calcext:value-type="currency">
            <text:p>$14.54</text:p>
          </table:table-cell>
          <table:table-cell table:style-name="ce7" table:formula="of:=luminance_units*unit_price+illuminance_driver_cost" office:value-type="currency" office:currency="USD" office:value="34.9959847420197" calcext:value-type="currency">
            <text:p>$35.00</text:p>
          </table:table-cell>
          <table:table-cell table:style-name="ce7" table:formula="of:=power*luminance_units*on_time_hours*365/1000*energy_cost" office:value-type="currency" office:currency="USD" office:value="20.7439590443687" calcext:value-type="currency">
            <text:p>$20.74</text:p>
          </table:table-cell>
          <table:table-cell table:style-name="ce7" table:formula="of:=[.X82]*5" office:value-type="currency" office:currency="USD" office:value="103.719795221843" calcext:value-type="currency">
            <text:p>$103.72</text:p>
          </table:table-cell>
          <table:table-cell table:style-name="ce7" table:formula="of:=[.Y82]+[.W82]" office:value-type="currency" office:currency="USD" office:value="138.715779963863" calcext:value-type="currency">
            <text:p>$138.7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F562A_Gen2_Rev.2.0.pdf</text:p>
          </table:table-cell>
          <table:table-cell office:value-type="string" calcext:value-type="string">
            <text:p>1510-1326-ND</text:p>
          </table:table-cell>
          <table:table-cell office:value-type="string" calcext:value-type="string">
            <text:p>SI-B8V342560WW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LT-F562A_G2</text:p>
          </table:table-cell>
          <table:table-cell office:value-type="string" calcext:value-type="string">
            <text:p>3000K 4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62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3.80mm</text:p>
          </table:table-cell>
          <table:table-cell office:value-type="string" calcext:value-type="string">
            <text:p>4605lm (Typ)</text:p>
          </table:table-cell>
          <table:table-cell table:formula="of:=NUMBERVALUE(SUBSTITUTE([.K83];&quot;lm (Typ)&quot;;&quot;&quot;))" office:value-type="float" office:value="4605" calcext:value-type="float">
            <text:p>4605</text:p>
          </table:table-cell>
          <table:table-cell office:value-type="string" calcext:value-type="string">
            <text:p>1.35A</text:p>
          </table:table-cell>
          <table:table-cell table:formula="of:=IF(NUMBERVALUE(SUBSTITUTE(SUBSTITUTE([.M83];&quot;A&quot;;&quot;&quot;);&quot;m&quot;;&quot;&quot;);&quot;.&quot;)&gt;100;NUMBERVALUE(SUBSTITUTE(SUBSTITUTE([.M83];&quot;A&quot;;&quot;&quot;);&quot;m&quot;;&quot;&quot;);&quot;.&quot;);NUMBERVALUE(SUBSTITUTE(SUBSTITUTE([.M83];&quot;A&quot;;&quot;&quot;);&quot;m&quot;;&quot;&quot;);&quot;.&quot;)*1000)" office:value-type="float" office:value="1350" calcext:value-type="float">
            <text:p>1350</text:p>
          </table:table-cell>
          <table:table-cell office:value-type="string" calcext:value-type="string">
            <text:p>24.8V</text:p>
          </table:table-cell>
          <table:table-cell table:formula="of:=NUMBERVALUE(SUBSTITUTE([.O83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33.48" calcext:value-type="float">
            <text:p>33</text:p>
          </table:table-cell>
          <table:table-cell table:style-name="ce5" table:formula="of:=flux/power" office:value-type="float" office:value="137.544802867384" calcext:value-type="float">
            <text:p>138</text:p>
          </table:table-cell>
          <table:table-cell table:style-name="ce5" table:formula="of:=flux/unit_price" office:value-type="float" office:value="253.161077515118" calcext:value-type="float">
            <text:p>253</text:p>
          </table:table-cell>
          <table:table-cell table:style-name="ce6" table:formula="of:=luminance/flux" office:value-type="float" office:value="1.085776330076" calcext:value-type="float">
            <text:p>1.09</text:p>
          </table:table-cell>
          <table:table-cell table:style-name="ce6" table:formula="of:=luminance_units*unit_price" office:value-type="float" office:value="19.7502714440825" calcext:value-type="float">
            <text:p>19.75</text:p>
          </table:table-cell>
          <table:table-cell table:style-name="ce7" table:formula="of:=luminance_units*voltage/driver_voltage_max*driver_cost" office:value-type="currency" office:currency="USD" office:value="12.6716484639458" calcext:value-type="currency">
            <text:p>$12.67</text:p>
          </table:table-cell>
          <table:table-cell table:style-name="ce7" table:formula="of:=luminance_units*unit_price+illuminance_driver_cost" office:value-type="currency" office:currency="USD" office:value="32.4219199080284" calcext:value-type="currency">
            <text:p>$32.42</text:p>
          </table:table-cell>
          <table:table-cell table:style-name="ce7" table:formula="of:=power*luminance_units*on_time_hours*365/1000*energy_cost" office:value-type="currency" office:currency="USD" office:value="21.2294462540716" calcext:value-type="currency">
            <text:p>$21.23</text:p>
          </table:table-cell>
          <table:table-cell table:style-name="ce7" table:formula="of:=[.X83]*5" office:value-type="currency" office:currency="USD" office:value="106.147231270358" calcext:value-type="currency">
            <text:p>$106.15</text:p>
          </table:table-cell>
          <table:table-cell table:style-name="ce7" table:formula="of:=[.Y83]+[.W83]" office:value-type="currency" office:currency="USD" office:value="138.569151178386" calcext:value-type="currency">
            <text:p>$138.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5-ND</text:p>
          </table:table-cell>
          <table:table-cell office:value-type="string" calcext:value-type="string">
            <text:p>SI-B8T221B20WW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 Series 4ft_A</text:p>
          </table:table-cell>
          <table:table-cell office:value-type="string" calcext:value-type="string">
            <text:p>4000K</text:p>
          </table:table-cell>
          <table:table-cell table:formula="of:=NUMBERVALUE(SUBSTITUTE([.F84];&quot;K&quot;;&quot;&quot;))" office:value-type="float" office:value="4000" calcext:value-type="float">
            <text:p>4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300lm (Typ)</text:p>
          </table:table-cell>
          <table:table-cell table:formula="of:=NUMBERVALUE(SUBSTITUTE([.K84];&quot;lm (Typ)&quot;;&quot;&quot;))" office:value-type="float" office:value="3300" calcext:value-type="float">
            <text:p>3300</text:p>
          </table:table-cell>
          <table:table-cell office:value-type="string" calcext:value-type="string">
            <text:p>900mA</text:p>
          </table:table-cell>
          <table:table-cell table:formula="of:=IF(NUMBERVALUE(SUBSTITUTE(SUBSTITUTE([.M84];&quot;A&quot;;&quot;&quot;);&quot;m&quot;;&quot;&quot;);&quot;.&quot;)&gt;100;NUMBERVALUE(SUBSTITUTE(SUBSTITUTE([.M84];&quot;A&quot;;&quot;&quot;);&quot;m&quot;;&quot;&quot;);&quot;.&quot;);NUMBERVALUE(SUBSTITUTE(SUBSTITUTE([.M84];&quot;A&quot;;&quot;&quot;);&quot;m&quot;;&quot;&quot;);&quot;.&quot;)*1000)" office:value-type="float" office:value="900" calcext:value-type="float">
            <text:p>900</text:p>
          </table:table-cell>
          <table:table-cell office:value-type="string" calcext:value-type="string">
            <text:p>24.8V</text:p>
          </table:table-cell>
          <table:table-cell table:formula="of:=NUMBERVALUE(SUBSTITUTE([.O84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2.32" calcext:value-type="float">
            <text:p>22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18.543046357616" calcext:value-type="float">
            <text:p>219</text:p>
          </table:table-cell>
          <table:table-cell table:style-name="ce6" table:formula="of:=luminance/flux" office:value-type="float" office:value="1.51515151515152" calcext:value-type="float">
            <text:p>1.52</text:p>
          </table:table-cell>
          <table:table-cell table:style-name="ce6" table:formula="of:=luminance_units*unit_price" office:value-type="float" office:value="22.8787878787879" calcext:value-type="float">
            <text:p>22.88</text:p>
          </table:table-cell>
          <table:table-cell table:style-name="ce7" table:formula="of:=luminance_units*voltage/driver_voltage_max*driver_cost" office:value-type="currency" office:currency="USD" office:value="17.6827094474153" calcext:value-type="currency">
            <text:p>$17.68</text:p>
          </table:table-cell>
          <table:table-cell table:style-name="ce7" table:formula="of:=luminance_units*unit_price+illuminance_driver_cost" office:value-type="currency" office:currency="USD" office:value="40.5614973262032" calcext:value-type="currency">
            <text:p>$40.56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84]*5" office:value-type="currency" office:currency="USD" office:value="98.7490909090912" calcext:value-type="currency">
            <text:p>$98.75</text:p>
          </table:table-cell>
          <table:table-cell table:style-name="ce7" table:formula="of:=[.Y84]+[.W84]" office:value-type="currency" office:currency="USD" office:value="139.310588235294" calcext:value-type="currency">
            <text:p>$139.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80-ND</text:p>
          </table:table-cell>
          <table:table-cell office:value-type="string" calcext:value-type="string">
            <text:p>SI-B8V11156HUS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LT-H562D</text:p>
          </table:table-cell>
          <table:table-cell office:value-type="string" calcext:value-type="string">
            <text:p>3000K</text:p>
          </table:table-cell>
          <table:table-cell table:formula="of:=NUMBERVALUE(SUBSTITUTE([.F85];&quot;K&quot;;&quot;&quot;))" office:value-type="float" office:value="3000" calcext:value-type="float">
            <text:p>3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1930lm (Typ)</text:p>
          </table:table-cell>
          <table:table-cell table:formula="of:=NUMBERVALUE(SUBSTITUTE([.K85];&quot;lm (Typ)&quot;;&quot;&quot;))" office:value-type="float" office:value="1930" calcext:value-type="float">
            <text:p>1930</text:p>
          </table:table-cell>
          <table:table-cell office:value-type="string" calcext:value-type="string">
            <text:p>480mA</text:p>
          </table:table-cell>
          <table:table-cell table:formula="of:=IF(NUMBERVALUE(SUBSTITUTE(SUBSTITUTE([.M85];&quot;A&quot;;&quot;&quot;);&quot;m&quot;;&quot;&quot;);&quot;.&quot;)&gt;100;NUMBERVALUE(SUBSTITUTE(SUBSTITUTE([.M85];&quot;A&quot;;&quot;&quot;);&quot;m&quot;;&quot;&quot;);&quot;.&quot;);NUMBERVALUE(SUBSTITUTE(SUBSTITUTE([.M85];&quot;A&quot;;&quot;&quot;);&quot;m&quot;;&quot;&quot;);&quot;.&quot;)*1000)" office:value-type="float" office:value="480" calcext:value-type="float">
            <text:p>480</text:p>
          </table:table-cell>
          <table:table-cell office:value-type="string" calcext:value-type="string">
            <text:p>22.5V</text:p>
          </table:table-cell>
          <table:table-cell table:formula="of:=NUMBERVALUE(SUBSTITUTE([.O85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10.8" calcext:value-type="float">
            <text:p>11</text:p>
          </table:table-cell>
          <table:table-cell table:style-name="ce5" table:formula="of:=flux/power" office:value-type="float" office:value="178.703703703704" calcext:value-type="float">
            <text:p>179</text:p>
          </table:table-cell>
          <table:table-cell table:style-name="ce5" table:formula="of:=flux/unit_price" office:value-type="float" office:value="156.783103168156" calcext:value-type="float">
            <text:p>157</text:p>
          </table:table-cell>
          <table:table-cell table:style-name="ce6" table:formula="of:=luminance/flux" office:value-type="float" office:value="2.59067357512953" calcext:value-type="float">
            <text:p>2.59</text:p>
          </table:table-cell>
          <table:table-cell table:style-name="ce6" table:formula="of:=luminance_units*unit_price" office:value-type="float" office:value="31.8911917098446" calcext:value-type="float">
            <text:p>31.89</text:p>
          </table:table-cell>
          <table:table-cell table:style-name="ce7" table:formula="of:=luminance_units*voltage/driver_voltage_max*driver_cost" office:value-type="currency" office:currency="USD" office:value="27.4306613837245" calcext:value-type="currency">
            <text:p>$27.43</text:p>
          </table:table-cell>
          <table:table-cell table:style-name="ce7" table:formula="of:=luminance_units*unit_price+illuminance_driver_cost" office:value-type="currency" office:currency="USD" office:value="59.321853093569" calcext:value-type="currency">
            <text:p>$59.32</text:p>
          </table:table-cell>
          <table:table-cell table:style-name="ce7" table:formula="of:=power*luminance_units*on_time_hours*365/1000*energy_cost" office:value-type="currency" office:currency="USD" office:value="16.339896373057" calcext:value-type="currency">
            <text:p>$16.34</text:p>
          </table:table-cell>
          <table:table-cell table:style-name="ce7" table:formula="of:=[.X85]*5" office:value-type="currency" office:currency="USD" office:value="81.6994818652849" calcext:value-type="currency">
            <text:p>$81.70</text:p>
          </table:table-cell>
          <table:table-cell table:style-name="ce7" table:formula="of:=[.Y85]+[.W85]" office:value-type="currency" office:currency="USD" office:value="141.021334958854" calcext:value-type="currency">
            <text:p>$141.0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61-ND</text:p>
          </table:table-cell>
          <table:table-cell office:value-type="string" calcext:value-type="string">
            <text:p>SI-B8U172560WW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LT-M562C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575lm (Typ)</text:p>
          </table:table-cell>
          <table:table-cell table:formula="of:=NUMBERVALUE(SUBSTITUTE([.K86];&quot;lm (Typ)&quot;;&quot;&quot;))" office:value-type="float" office:value="2575" calcext:value-type="float">
            <text:p>2575</text:p>
          </table:table-cell>
          <table:table-cell office:value-type="string" calcext:value-type="string">
            <text:p>700mA</text:p>
          </table:table-cell>
          <table:table-cell table:formula="of:=IF(NUMBERVALUE(SUBSTITUTE(SUBSTITUTE([.M86];&quot;A&quot;;&quot;&quot;);&quot;m&quot;;&quot;&quot;);&quot;.&quot;)&gt;100;NUMBERVALUE(SUBSTITUTE(SUBSTITUTE([.M86];&quot;A&quot;;&quot;&quot;);&quot;m&quot;;&quot;&quot;);&quot;.&quot;);NUMBERVALUE(SUBSTITUTE(SUBSTITUTE([.M86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24V</text:p>
          </table:table-cell>
          <table:table-cell table:formula="of:=NUMBERVALUE(SUBSTITUTE([.O86];&quot;V&quot;;&quot;&quot;);&quot;.&quot;)" office:value-type="float" office:value="24" calcext:value-type="float">
            <text:p>24</text:p>
          </table:table-cell>
          <table:table-cell table:style-name="ce4" table:formula="of:=voltage*current/1000" office:value-type="float" office:value="16.8" calcext:value-type="float">
            <text:p>17</text:p>
          </table:table-cell>
          <table:table-cell table:style-name="ce5" table:formula="of:=flux/power" office:value-type="float" office:value="153.27380952381" calcext:value-type="float">
            <text:p>153</text:p>
          </table:table-cell>
          <table:table-cell table:style-name="ce5" table:formula="of:=flux/unit_price" office:value-type="float" office:value="208.164915117219" calcext:value-type="float">
            <text:p>208</text:p>
          </table:table-cell>
          <table:table-cell table:style-name="ce6" table:formula="of:=luminance/flux" office:value-type="float" office:value="1.94174757281553" calcext:value-type="float">
            <text:p>1.94</text:p>
          </table:table-cell>
          <table:table-cell table:style-name="ce6" table:formula="of:=luminance_units*unit_price" office:value-type="float" office:value="24.0194174757282" calcext:value-type="float">
            <text:p>24.02</text:p>
          </table:table-cell>
          <table:table-cell table:style-name="ce7" table:formula="of:=luminance_units*voltage/driver_voltage_max*driver_cost" office:value-type="currency" office:currency="USD" office:value="21.9303255282696" calcext:value-type="currency">
            <text:p>$21.93</text:p>
          </table:table-cell>
          <table:table-cell table:style-name="ce7" table:formula="of:=luminance_units*unit_price+illuminance_driver_cost" office:value-type="currency" office:currency="USD" office:value="45.9497430039977" calcext:value-type="currency">
            <text:p>$45.95</text:p>
          </table:table-cell>
          <table:table-cell table:style-name="ce7" table:formula="of:=power*luminance_units*on_time_hours*365/1000*energy_cost" office:value-type="currency" office:currency="USD" office:value="19.0508737864077" calcext:value-type="currency">
            <text:p>$19.05</text:p>
          </table:table-cell>
          <table:table-cell table:style-name="ce7" table:formula="of:=[.X86]*5" office:value-type="currency" office:currency="USD" office:value="95.2543689320387" calcext:value-type="currency">
            <text:p>$95.25</text:p>
          </table:table-cell>
          <table:table-cell table:style-name="ce7" table:formula="of:=[.Y86]+[.W86]" office:value-type="currency" office:currency="USD" office:value="141.204111936036" calcext:value-type="currency">
            <text:p>$141.2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0-ND</text:p>
          </table:table-cell>
          <table:table-cell office:value-type="string" calcext:value-type="string">
            <text:p>SI-B8R152560WW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LT-M562B_G2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200lm (Typ)</text:p>
          </table:table-cell>
          <table:table-cell table:formula="of:=NUMBERVALUE(SUBSTITUTE([.K87];&quot;lm (Typ)&quot;;&quot;&quot;))" office:value-type="float" office:value="2200" calcext:value-type="float">
            <text:p>2200</text:p>
          </table:table-cell>
          <table:table-cell office:value-type="string" calcext:value-type="string">
            <text:p>600mA</text:p>
          </table:table-cell>
          <table:table-cell table:formula="of:=IF(NUMBERVALUE(SUBSTITUTE(SUBSTITUTE([.M87];&quot;A&quot;;&quot;&quot;);&quot;m&quot;;&quot;&quot;);&quot;.&quot;)&gt;100;NUMBERVALUE(SUBSTITUTE(SUBSTITUTE([.M87];&quot;A&quot;;&quot;&quot;);&quot;m&quot;;&quot;&quot;);&quot;.&quot;);NUMBERVALUE(SUBSTITUTE(SUBSTITUTE([.M87];&quot;A&quot;;&quot;&quot;);&quot;m&quot;;&quot;&quot;);&quot;.&quot;)*1000)" office:value-type="float" office:value="600" calcext:value-type="float">
            <text:p>600</text:p>
          </table:table-cell>
          <table:table-cell office:value-type="string" calcext:value-type="string">
            <text:p>24.8V</text:p>
          </table:table-cell>
          <table:table-cell table:formula="of:=NUMBERVALUE(SUBSTITUTE([.O87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4.88" calcext:value-type="float">
            <text:p>15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78.481012658228" calcext:value-type="float">
            <text:p>278</text:p>
          </table:table-cell>
          <table:table-cell table:style-name="ce6" table:formula="of:=luminance/flux" office:value-type="float" office:value="2.27272727272727" calcext:value-type="float">
            <text:p>2.27</text:p>
          </table:table-cell>
          <table:table-cell table:style-name="ce6" table:formula="of:=luminance_units*unit_price" office:value-type="float" office:value="17.9545454545455" calcext:value-type="float">
            <text:p>17.95</text:p>
          </table:table-cell>
          <table:table-cell table:style-name="ce7" table:formula="of:=luminance_units*voltage/driver_voltage_max*driver_cost" office:value-type="currency" office:currency="USD" office:value="26.524064171123" calcext:value-type="currency">
            <text:p>$26.52</text:p>
          </table:table-cell>
          <table:table-cell table:style-name="ce7" table:formula="of:=luminance_units*unit_price+illuminance_driver_cost" office:value-type="currency" office:currency="USD" office:value="44.4786096256685" calcext:value-type="currency">
            <text:p>$44.48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87]*5" office:value-type="currency" office:currency="USD" office:value="98.7490909090908" calcext:value-type="currency">
            <text:p>$98.75</text:p>
          </table:table-cell>
          <table:table-cell table:style-name="ce7" table:formula="of:=[.Y87]+[.W87]" office:value-type="currency" office:currency="USD" office:value="143.227700534759" calcext:value-type="currency">
            <text:p>$143.2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648-ND</text:p>
          </table:table-cell>
          <table:table-cell office:value-type="string" calcext:value-type="string">
            <text:p>SI-B8V301B2CUS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LT-VB22B</text:p>
          </table:table-cell>
          <table:table-cell office:value-type="string" calcext:value-type="string">
            <text:p>3000K</text:p>
          </table:table-cell>
          <table:table-cell table:formula="of:=NUMBERVALUE(SUBSTITUTE([.F88];&quot;K&quot;;&quot;&quot;))" office:value-type="float" office:value="3000" calcext:value-type="float">
            <text:p>3000</text:p>
          </table:table-cell>
          <table:table-cell office:value-type="string" calcext:value-type="string">
            <text:p>1.44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090lm (Typ)</text:p>
          </table:table-cell>
          <table:table-cell table:formula="of:=NUMBERVALUE(SUBSTITUTE([.K88];&quot;lm (Typ)&quot;;&quot;&quot;))" office:value-type="float" office:value="4090" calcext:value-type="float">
            <text:p>4090</text:p>
          </table:table-cell>
          <table:table-cell office:value-type="string" calcext:value-type="string">
            <text:p>1.26A</text:p>
          </table:table-cell>
          <table:table-cell table:formula="of:=IF(NUMBERVALUE(SUBSTITUTE(SUBSTITUTE([.M88];&quot;A&quot;;&quot;&quot;);&quot;m&quot;;&quot;&quot;);&quot;.&quot;)&gt;100;NUMBERVALUE(SUBSTITUTE(SUBSTITUTE([.M88];&quot;A&quot;;&quot;&quot;);&quot;m&quot;;&quot;&quot;);&quot;.&quot;);NUMBERVALUE(SUBSTITUTE(SUBSTITUTE([.M88];&quot;A&quot;;&quot;&quot;);&quot;m&quot;;&quot;&quot;);&quot;.&quot;)*1000)" office:value-type="float" office:value="1260" calcext:value-type="float">
            <text:p>1260</text:p>
          </table:table-cell>
          <table:table-cell office:value-type="string" calcext:value-type="string">
            <text:p>25.4V</text:p>
          </table:table-cell>
          <table:table-cell table:formula="of:=NUMBERVALUE(SUBSTITUTE([.O88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32.004" calcext:value-type="float">
            <text:p>32</text:p>
          </table:table-cell>
          <table:table-cell table:style-name="ce5" table:formula="of:=flux/power" office:value-type="float" office:value="127.796525434321" calcext:value-type="float">
            <text:p>128</text:p>
          </table:table-cell>
          <table:table-cell table:style-name="ce5" table:formula="of:=flux/unit_price" office:value-type="float" office:value="382.958801498127" calcext:value-type="float">
            <text:p>383</text:p>
          </table:table-cell>
          <table:table-cell table:style-name="ce6" table:formula="of:=luminance/flux" office:value-type="float" office:value="1.22249388753056" calcext:value-type="float">
            <text:p>1.22</text:p>
          </table:table-cell>
          <table:table-cell table:style-name="ce6" table:formula="of:=luminance_units*unit_price" office:value-type="float" office:value="13.0562347188264" calcext:value-type="float">
            <text:p>13.06</text:p>
          </table:table-cell>
          <table:table-cell table:style-name="ce7" table:formula="of:=luminance_units*voltage/driver_voltage_max*driver_cost" office:value-type="currency" office:currency="USD" office:value="14.6123975262477" calcext:value-type="currency">
            <text:p>$14.61</text:p>
          </table:table-cell>
          <table:table-cell table:style-name="ce7" table:formula="of:=luminance_units*unit_price+illuminance_driver_cost" office:value-type="currency" office:currency="USD" office:value="27.6686322450741" calcext:value-type="currency">
            <text:p>$27.67</text:p>
          </table:table-cell>
          <table:table-cell table:style-name="ce7" table:formula="of:=power*luminance_units*on_time_hours*365/1000*energy_cost" office:value-type="currency" office:currency="USD" office:value="22.8488215158924" calcext:value-type="currency">
            <text:p>$22.85</text:p>
          </table:table-cell>
          <table:table-cell table:style-name="ce7" table:formula="of:=[.X88]*5" office:value-type="currency" office:currency="USD" office:value="114.244107579462" calcext:value-type="currency">
            <text:p>$114.24</text:p>
          </table:table-cell>
          <table:table-cell table:style-name="ce7" table:formula="of:=[.Y88]+[.W88]" office:value-type="currency" office:currency="USD" office:value="141.912739824536" calcext:value-type="currency">
            <text:p>$141.9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54-ND</text:p>
          </table:table-cell>
          <table:table-cell office:value-type="string" calcext:value-type="string">
            <text:p>SI-B8T221B2CUS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LT-VB22A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904lm (Typ)</text:p>
          </table:table-cell>
          <table:table-cell table:formula="of:=NUMBERVALUE(SUBSTITUTE([.K89];&quot;lm (Typ)&quot;;&quot;&quot;))" office:value-type="float" office:value="2904" calcext:value-type="float">
            <text:p>2904</text:p>
          </table:table-cell>
          <table:table-cell office:value-type="string" calcext:value-type="string">
            <text:p>840mA</text:p>
          </table:table-cell>
          <table:table-cell table:formula="of:=IF(NUMBERVALUE(SUBSTITUTE(SUBSTITUTE([.M89];&quot;A&quot;;&quot;&quot;);&quot;m&quot;;&quot;&quot;);&quot;.&quot;)&gt;100;NUMBERVALUE(SUBSTITUTE(SUBSTITUTE([.M89];&quot;A&quot;;&quot;&quot;);&quot;m&quot;;&quot;&quot;);&quot;.&quot;);NUMBERVALUE(SUBSTITUTE(SUBSTITUTE([.M89];&quot;A&quot;;&quot;&quot;);&quot;m&quot;;&quot;&quot;);&quot;.&quot;)*1000)" office:value-type="float" office:value="840" calcext:value-type="float">
            <text:p>840</text:p>
          </table:table-cell>
          <table:table-cell office:value-type="string" calcext:value-type="string">
            <text:p>25.2V</text:p>
          </table:table-cell>
          <table:table-cell table:formula="of:=NUMBERVALUE(SUBSTITUTE([.O89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21.168" calcext:value-type="float">
            <text:p>21</text:p>
          </table:table-cell>
          <table:table-cell table:style-name="ce5" table:formula="of:=flux/power" office:value-type="float" office:value="137.18820861678" calcext:value-type="float">
            <text:p>137</text:p>
          </table:table-cell>
          <table:table-cell table:style-name="ce5" table:formula="of:=flux/unit_price" office:value-type="float" office:value="315.309446254072" calcext:value-type="float">
            <text:p>315</text:p>
          </table:table-cell>
          <table:table-cell table:style-name="ce6" table:formula="of:=luminance/flux" office:value-type="float" office:value="1.72176308539945" calcext:value-type="float">
            <text:p>1.72</text:p>
          </table:table-cell>
          <table:table-cell table:style-name="ce6" table:formula="of:=luminance_units*unit_price" office:value-type="float" office:value="15.8574380165289" calcext:value-type="float">
            <text:p>15.86</text:p>
          </table:table-cell>
          <table:table-cell table:style-name="ce7" table:formula="of:=luminance_units*voltage/driver_voltage_max*driver_cost" office:value-type="currency" office:currency="USD" office:value="20.4180845892076" calcext:value-type="currency">
            <text:p>$20.42</text:p>
          </table:table-cell>
          <table:table-cell table:style-name="ce7" table:formula="of:=luminance_units*unit_price+illuminance_driver_cost" office:value-type="currency" office:currency="USD" office:value="36.2755226057365" calcext:value-type="currency">
            <text:p>$36.28</text:p>
          </table:table-cell>
          <table:table-cell table:style-name="ce7" table:formula="of:=power*luminance_units*on_time_hours*365/1000*energy_cost" office:value-type="currency" office:currency="USD" office:value="21.2846280991736" calcext:value-type="currency">
            <text:p>$21.28</text:p>
          </table:table-cell>
          <table:table-cell table:style-name="ce7" table:formula="of:=[.X89]*5" office:value-type="currency" office:currency="USD" office:value="106.423140495868" calcext:value-type="currency">
            <text:p>$106.42</text:p>
          </table:table-cell>
          <table:table-cell table:style-name="ce7" table:formula="of:=[.Y89]+[.W89]" office:value-type="currency" office:currency="USD" office:value="142.698663101604" calcext:value-type="currency">
            <text:p>$142.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8-ND</text:p>
          </table:table-cell>
          <table:table-cell office:value-type="string" calcext:value-type="string">
            <text:p>SL-B8T2N60L1WW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inFlux_L03</text:p>
          </table:table-cell>
          <table:table-cell office:value-type="string" calcext:value-type="string">
            <text:p>4000K</text:p>
          </table:table-cell>
          <table:table-cell table:formula="of:=NUMBERVALUE(SUBSTITUTE([.F90];&quot;K&quot;;&quot;&quot;))" office:value-type="float" office:value="4000" calcext:value-type="float">
            <text:p>4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840lm (Typ)</text:p>
          </table:table-cell>
          <table:table-cell table:formula="of:=NUMBERVALUE(SUBSTITUTE([.K90];&quot;lm (Typ)&quot;;&quot;&quot;))" office:value-type="float" office:value="2840" calcext:value-type="float">
            <text:p>2840</text:p>
          </table:table-cell>
          <table:table-cell office:value-type="string" calcext:value-type="string">
            <text:p>1.15A</text:p>
          </table:table-cell>
          <table:table-cell table:formula="of:=IF(NUMBERVALUE(SUBSTITUTE(SUBSTITUTE([.M90];&quot;A&quot;;&quot;&quot;);&quot;m&quot;;&quot;&quot;);&quot;.&quot;)&gt;100;NUMBERVALUE(SUBSTITUTE(SUBSTITUTE([.M90];&quot;A&quot;;&quot;&quot;);&quot;m&quot;;&quot;&quot;);&quot;.&quot;);NUMBERVALUE(SUBSTITUTE(SUBSTITUTE([.M90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18.1V</text:p>
          </table:table-cell>
          <table:table-cell table:formula="of:=NUMBERVALUE(SUBSTITUTE([.O90];&quot;V&quot;;&quot;&quot;);&quot;.&quot;)" office:value-type="float" office:value="18.1" calcext:value-type="float">
            <text:p>18.1</text:p>
          </table:table-cell>
          <table:table-cell table:style-name="ce4" table:formula="of:=voltage*current/1000" office:value-type="float" office:value="20.815" calcext:value-type="float">
            <text:p>21</text:p>
          </table:table-cell>
          <table:table-cell table:style-name="ce5" table:formula="of:=flux/power" office:value-type="float" office:value="136.440067259188" calcext:value-type="float">
            <text:p>136</text:p>
          </table:table-cell>
          <table:table-cell table:style-name="ce5" table:formula="of:=flux/unit_price" office:value-type="float" office:value="245.887445887446" calcext:value-type="float">
            <text:p>246</text:p>
          </table:table-cell>
          <table:table-cell table:style-name="ce6" table:formula="of:=luminance/flux" office:value-type="float" office:value="1.76056338028169" calcext:value-type="float">
            <text:p>1.76</text:p>
          </table:table-cell>
          <table:table-cell table:style-name="ce6" table:formula="of:=luminance_units*unit_price" office:value-type="float" office:value="20.3345070422535" calcext:value-type="float">
            <text:p>20.33</text:p>
          </table:table-cell>
          <table:table-cell table:style-name="ce7" table:formula="of:=luminance_units*voltage/driver_voltage_max*driver_cost" office:value-type="currency" office:currency="USD" office:value="14.9958574979288" calcext:value-type="currency">
            <text:p>$15.00</text:p>
          </table:table-cell>
          <table:table-cell table:style-name="ce7" table:formula="of:=luminance_units*unit_price+illuminance_driver_cost" office:value-type="currency" office:currency="USD" office:value="35.3303645401823" calcext:value-type="currency">
            <text:p>$35.33</text:p>
          </table:table-cell>
          <table:table-cell table:style-name="ce7" table:formula="of:=power*luminance_units*on_time_hours*365/1000*energy_cost" office:value-type="currency" office:currency="USD" office:value="21.401338028169" calcext:value-type="currency">
            <text:p>$21.40</text:p>
          </table:table-cell>
          <table:table-cell table:style-name="ce7" table:formula="of:=[.X90]*5" office:value-type="currency" office:currency="USD" office:value="107.006690140845" calcext:value-type="currency">
            <text:p>$107.01</text:p>
          </table:table-cell>
          <table:table-cell table:style-name="ce7" table:formula="of:=[.Y90]+[.W90]" office:value-type="currency" office:currency="USD" office:value="142.337054681027" calcext:value-type="currency">
            <text:p>$142.3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5-ND</text:p>
          </table:table-cell>
          <table:table-cell office:value-type="string" calcext:value-type="string">
            <text:p>SI-B8T152560WW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LT-M562B_G2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200lm (Typ)</text:p>
          </table:table-cell>
          <table:table-cell table:formula="of:=NUMBERVALUE(SUBSTITUTE([.K91];&quot;lm (Typ)&quot;;&quot;&quot;))" office:value-type="float" office:value="2200" calcext:value-type="float">
            <text:p>2200</text:p>
          </table:table-cell>
          <table:table-cell office:value-type="string" calcext:value-type="string">
            <text:p>600mA</text:p>
          </table:table-cell>
          <table:table-cell table:formula="of:=IF(NUMBERVALUE(SUBSTITUTE(SUBSTITUTE([.M91];&quot;A&quot;;&quot;&quot;);&quot;m&quot;;&quot;&quot;);&quot;.&quot;)&gt;100;NUMBERVALUE(SUBSTITUTE(SUBSTITUTE([.M91];&quot;A&quot;;&quot;&quot;);&quot;m&quot;;&quot;&quot;);&quot;.&quot;);NUMBERVALUE(SUBSTITUTE(SUBSTITUTE([.M91];&quot;A&quot;;&quot;&quot;);&quot;m&quot;;&quot;&quot;);&quot;.&quot;)*1000)" office:value-type="float" office:value="600" calcext:value-type="float">
            <text:p>600</text:p>
          </table:table-cell>
          <table:table-cell office:value-type="string" calcext:value-type="string">
            <text:p>24.8V</text:p>
          </table:table-cell>
          <table:table-cell table:formula="of:=NUMBERVALUE(SUBSTITUTE([.O91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4.88" calcext:value-type="float">
            <text:p>15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67.965895249695" calcext:value-type="float">
            <text:p>268</text:p>
          </table:table-cell>
          <table:table-cell table:style-name="ce6" table:formula="of:=luminance/flux" office:value-type="float" office:value="2.27272727272727" calcext:value-type="float">
            <text:p>2.27</text:p>
          </table:table-cell>
          <table:table-cell table:style-name="ce6" table:formula="of:=luminance_units*unit_price" office:value-type="float" office:value="18.6590909090909" calcext:value-type="float">
            <text:p>18.66</text:p>
          </table:table-cell>
          <table:table-cell table:style-name="ce7" table:formula="of:=luminance_units*voltage/driver_voltage_max*driver_cost" office:value-type="currency" office:currency="USD" office:value="26.524064171123" calcext:value-type="currency">
            <text:p>$26.52</text:p>
          </table:table-cell>
          <table:table-cell table:style-name="ce7" table:formula="of:=luminance_units*unit_price+illuminance_driver_cost" office:value-type="currency" office:currency="USD" office:value="45.1831550802139" calcext:value-type="currency">
            <text:p>$45.18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91]*5" office:value-type="currency" office:currency="USD" office:value="98.7490909090908" calcext:value-type="currency">
            <text:p>$98.75</text:p>
          </table:table-cell>
          <table:table-cell table:style-name="ce7" table:formula="of:=[.Y91]+[.W91]" office:value-type="currency" office:currency="USD" office:value="143.932245989305" calcext:value-type="currency">
            <text:p>$143.9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7-ND</text:p>
          </table:table-cell>
          <table:table-cell office:value-type="string" calcext:value-type="string">
            <text:p>SL-B8T1N40L1WW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inFlux_S02</text:p>
          </table:table-cell>
          <table:table-cell office:value-type="string" calcext:value-type="string">
            <text:p>4000K</text:p>
          </table:table-cell>
          <table:table-cell table:formula="of:=NUMBERVALUE(SUBSTITUTE([.F92];&quot;K&quot;;&quot;&quot;))" office:value-type="float" office:value="4000" calcext:value-type="float">
            <text:p>4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270lm (Typ)</text:p>
          </table:table-cell>
          <table:table-cell table:formula="of:=NUMBERVALUE(SUBSTITUTE([.K92];&quot;lm (Typ)&quot;;&quot;&quot;))" office:value-type="float" office:value="2270" calcext:value-type="float">
            <text:p>2270</text:p>
          </table:table-cell>
          <table:table-cell office:value-type="string" calcext:value-type="string">
            <text:p>1.38A</text:p>
          </table:table-cell>
          <table:table-cell table:formula="of:=IF(NUMBERVALUE(SUBSTITUTE(SUBSTITUTE([.M92];&quot;A&quot;;&quot;&quot;);&quot;m&quot;;&quot;&quot;);&quot;.&quot;)&gt;100;NUMBERVALUE(SUBSTITUTE(SUBSTITUTE([.M92];&quot;A&quot;;&quot;&quot;);&quot;m&quot;;&quot;&quot;);&quot;.&quot;);NUMBERVALUE(SUBSTITUTE(SUBSTITUTE([.M92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12.1V</text:p>
          </table:table-cell>
          <table:table-cell table:formula="of:=NUMBERVALUE(SUBSTITUTE([.O92];&quot;V&quot;;&quot;&quot;);&quot;.&quot;)" office:value-type="float" office:value="12.1" calcext:value-type="float">
            <text:p>12.1</text:p>
          </table:table-cell>
          <table:table-cell table:style-name="ce4" table:formula="of:=voltage*current/1000" office:value-type="float" office:value="16.698" calcext:value-type="float">
            <text:p>17</text:p>
          </table:table-cell>
          <table:table-cell table:style-name="ce5" table:formula="of:=flux/power" office:value-type="float" office:value="135.944424481974" calcext:value-type="float">
            <text:p>136</text:p>
          </table:table-cell>
          <table:table-cell table:style-name="ce5" table:formula="of:=flux/unit_price" office:value-type="float" office:value="219.323671497585" calcext:value-type="float">
            <text:p>219</text:p>
          </table:table-cell>
          <table:table-cell table:style-name="ce6" table:formula="of:=luminance/flux" office:value-type="float" office:value="2.20264317180617" calcext:value-type="float">
            <text:p>2.20</text:p>
          </table:table-cell>
          <table:table-cell table:style-name="ce6" table:formula="of:=luminance_units*unit_price" office:value-type="float" office:value="22.7973568281938" calcext:value-type="float">
            <text:p>22.80</text:p>
          </table:table-cell>
          <table:table-cell table:style-name="ce7" table:formula="of:=luminance_units*voltage/driver_voltage_max*driver_cost" office:value-type="currency" office:currency="USD" office:value="12.5421093547551" calcext:value-type="currency">
            <text:p>$12.54</text:p>
          </table:table-cell>
          <table:table-cell table:style-name="ce7" table:formula="of:=luminance_units*unit_price+illuminance_driver_cost" office:value-type="currency" office:currency="USD" office:value="35.3394661829489" calcext:value-type="currency">
            <text:p>$35.34</text:p>
          </table:table-cell>
          <table:table-cell table:style-name="ce7" table:formula="of:=power*luminance_units*on_time_hours*365/1000*energy_cost" office:value-type="currency" office:currency="USD" office:value="21.4793656387665" calcext:value-type="currency">
            <text:p>$21.48</text:p>
          </table:table-cell>
          <table:table-cell table:style-name="ce7" table:formula="of:=[.X92]*5" office:value-type="currency" office:currency="USD" office:value="107.396828193833" calcext:value-type="currency">
            <text:p>$107.40</text:p>
          </table:table-cell>
          <table:table-cell table:style-name="ce7" table:formula="of:=[.Y92]+[.W92]" office:value-type="currency" office:currency="USD" office:value="142.736294376782" calcext:value-type="currency">
            <text:p>$142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567-ND</text:p>
          </table:table-cell>
          <table:table-cell office:value-type="string" calcext:value-type="string">
            <text:p>SL-B8U7N90L1WW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inFlux_L09</text:p>
          </table:table-cell>
          <table:table-cell office:value-type="string" calcext:value-type="string">
            <text:p>3500K</text:p>
          </table:table-cell>
          <table:table-cell table:formula="of:=NUMBERVALUE(SUBSTITUTE([.F93];&quot;K&quot;;&quot;&quot;))" office:value-type="float" office:value="3500" calcext:value-type="float">
            <text:p>35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8530lm (Typ)</text:p>
          </table:table-cell>
          <table:table-cell table:formula="of:=NUMBERVALUE(SUBSTITUTE([.K93];&quot;lm (Typ)&quot;;&quot;&quot;))" office:value-type="float" office:value="8530" calcext:value-type="float">
            <text:p>8530</text:p>
          </table:table-cell>
          <table:table-cell office:value-type="string" calcext:value-type="string">
            <text:p>1.38A</text:p>
          </table:table-cell>
          <table:table-cell table:formula="of:=IF(NUMBERVALUE(SUBSTITUTE(SUBSTITUTE([.M93];&quot;A&quot;;&quot;&quot;);&quot;m&quot;;&quot;&quot;);&quot;.&quot;)&gt;100;NUMBERVALUE(SUBSTITUTE(SUBSTITUTE([.M93];&quot;A&quot;;&quot;&quot;);&quot;m&quot;;&quot;&quot;);&quot;.&quot;);NUMBERVALUE(SUBSTITUTE(SUBSTITUTE([.M93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48.2V</text:p>
          </table:table-cell>
          <table:table-cell table:formula="of:=NUMBERVALUE(SUBSTITUTE([.O93];&quot;V&quot;;&quot;&quot;);&quot;.&quot;)" office:value-type="float" office:value="48.2" calcext:value-type="float">
            <text:p>48.2</text:p>
          </table:table-cell>
          <table:table-cell table:style-name="ce4" table:formula="of:=voltage*current/1000" office:value-type="float" office:value="66.516" calcext:value-type="float">
            <text:p>67</text:p>
          </table:table-cell>
          <table:table-cell table:style-name="ce5" table:formula="of:=flux/power" office:value-type="float" office:value="128.239821997715" calcext:value-type="float">
            <text:p>128</text:p>
          </table:table-cell>
          <table:table-cell table:style-name="ce5" table:formula="of:=flux/unit_price" office:value-type="float" office:value="289.348710990502" calcext:value-type="float">
            <text:p>289</text:p>
          </table:table-cell>
          <table:table-cell table:style-name="ce6" table:formula="of:=luminance/flux" office:value-type="float" office:value="0.586166471277843" calcext:value-type="float">
            <text:p>0.59</text:p>
          </table:table-cell>
          <table:table-cell table:style-name="ce6" table:formula="of:=luminance_units*unit_price" office:value-type="float" office:value="17.2801875732708" calcext:value-type="float">
            <text:p>17.28</text:p>
          </table:table-cell>
          <table:table-cell table:style-name="ce7" table:formula="of:=luminance_units*voltage/driver_voltage_max*driver_cost" office:value-type="currency" office:currency="USD" office:value="13.295634783808" calcext:value-type="currency">
            <text:p>$13.30</text:p>
          </table:table-cell>
          <table:table-cell table:style-name="ce7" table:formula="of:=luminance_units*unit_price+illuminance_driver_cost" office:value-type="currency" office:currency="USD" office:value="30.5758223570788" calcext:value-type="currency">
            <text:p>$30.58</text:p>
          </table:table-cell>
          <table:table-cell table:style-name="ce7" table:formula="of:=power*luminance_units*on_time_hours*365/1000*energy_cost" office:value-type="currency" office:currency="USD" office:value="22.7698382180539" calcext:value-type="currency">
            <text:p>$22.77</text:p>
          </table:table-cell>
          <table:table-cell table:style-name="ce7" table:formula="of:=[.X93]*5" office:value-type="currency" office:currency="USD" office:value="113.84919109027" calcext:value-type="currency">
            <text:p>$113.85</text:p>
          </table:table-cell>
          <table:table-cell table:style-name="ce7" table:formula="of:=[.Y93]+[.W93]" office:value-type="currency" office:currency="USD" office:value="144.425013447348" calcext:value-type="currency">
            <text:p>$144.4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-series_4ft_Rev.0.3.pdf</text:p>
          </table:table-cell>
          <table:table-cell office:value-type="string" calcext:value-type="string">
            <text:p>1510-1413-ND</text:p>
          </table:table-cell>
          <table:table-cell office:value-type="string" calcext:value-type="string">
            <text:p>SI-B8V221B20WW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 Series 4ft_A</text:p>
          </table:table-cell>
          <table:table-cell office:value-type="string" calcext:value-type="string">
            <text:p>3000K</text:p>
          </table:table-cell>
          <table:table-cell table:formula="of:=NUMBERVALUE(SUBSTITUTE([.F94];&quot;K&quot;;&quot;&quot;))" office:value-type="float" office:value="3000" calcext:value-type="float">
            <text:p>3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20mm</text:p>
          </table:table-cell>
          <table:table-cell office:value-type="string" calcext:value-type="string">
            <text:p>3160lm (Typ)</text:p>
          </table:table-cell>
          <table:table-cell table:formula="of:=NUMBERVALUE(SUBSTITUTE([.K94];&quot;lm (Typ)&quot;;&quot;&quot;))" office:value-type="float" office:value="3160" calcext:value-type="float">
            <text:p>3160</text:p>
          </table:table-cell>
          <table:table-cell office:value-type="string" calcext:value-type="string">
            <text:p>900mA</text:p>
          </table:table-cell>
          <table:table-cell table:formula="of:=IF(NUMBERVALUE(SUBSTITUTE(SUBSTITUTE([.M94];&quot;A&quot;;&quot;&quot;);&quot;m&quot;;&quot;&quot;);&quot;.&quot;)&gt;100;NUMBERVALUE(SUBSTITUTE(SUBSTITUTE([.M94];&quot;A&quot;;&quot;&quot;);&quot;m&quot;;&quot;&quot;);&quot;.&quot;);NUMBERVALUE(SUBSTITUTE(SUBSTITUTE([.M94];&quot;A&quot;;&quot;&quot;);&quot;m&quot;;&quot;&quot;);&quot;.&quot;)*1000)" office:value-type="float" office:value="900" calcext:value-type="float">
            <text:p>900</text:p>
          </table:table-cell>
          <table:table-cell office:value-type="string" calcext:value-type="string">
            <text:p>24.8V</text:p>
          </table:table-cell>
          <table:table-cell table:formula="of:=NUMBERVALUE(SUBSTITUTE([.O94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22.32" calcext:value-type="float">
            <text:p>22</text:p>
          </table:table-cell>
          <table:table-cell table:style-name="ce5" table:formula="of:=flux/power" office:value-type="float" office:value="141.5770609319" calcext:value-type="float">
            <text:p>142</text:p>
          </table:table-cell>
          <table:table-cell table:style-name="ce5" table:formula="of:=flux/unit_price" office:value-type="float" office:value="209.271523178808" calcext:value-type="float">
            <text:p>209</text:p>
          </table:table-cell>
          <table:table-cell table:style-name="ce6" table:formula="of:=luminance/flux" office:value-type="float" office:value="1.58227848101266" calcext:value-type="float">
            <text:p>1.58</text:p>
          </table:table-cell>
          <table:table-cell table:style-name="ce6" table:formula="of:=luminance_units*unit_price" office:value-type="float" office:value="23.8924050632911" calcext:value-type="float">
            <text:p>23.89</text:p>
          </table:table-cell>
          <table:table-cell table:style-name="ce7" table:formula="of:=luminance_units*voltage/driver_voltage_max*driver_cost" office:value-type="currency" office:currency="USD" office:value="18.4661206254654" calcext:value-type="currency">
            <text:p>$18.47</text:p>
          </table:table-cell>
          <table:table-cell table:style-name="ce7" table:formula="of:=luminance_units*unit_price+illuminance_driver_cost" office:value-type="currency" office:currency="USD" office:value="42.3585256887565" calcext:value-type="currency">
            <text:p>$42.36</text:p>
          </table:table-cell>
          <table:table-cell table:style-name="ce7" table:formula="of:=power*luminance_units*on_time_hours*365/1000*energy_cost" office:value-type="currency" office:currency="USD" office:value="20.6248101265823" calcext:value-type="currency">
            <text:p>$20.62</text:p>
          </table:table-cell>
          <table:table-cell table:style-name="ce7" table:formula="of:=[.X94]*5" office:value-type="currency" office:currency="USD" office:value="103.124050632912" calcext:value-type="currency">
            <text:p>$103.12</text:p>
          </table:table-cell>
          <table:table-cell table:style-name="ce7" table:formula="of:=[.Y94]+[.W94]" office:value-type="currency" office:currency="USD" office:value="145.482576321668" calcext:value-type="currency">
            <text:p>$145.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0-ND</text:p>
          </table:table-cell>
          <table:table-cell office:value-type="string" calcext:value-type="string">
            <text:p>SL-B8R1N00L1WW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inFlux_S01</text:p>
          </table:table-cell>
          <table:table-cell office:value-type="string" calcext:value-type="string">
            <text:p>5000K</text:p>
          </table:table-cell>
          <table:table-cell table:formula="of:=NUMBERVALUE(SUBSTITUTE([.F95];&quot;K&quot;;&quot;&quot;))" office:value-type="float" office:value="5000" calcext:value-type="float">
            <text:p>5000</text:p>
          </table:table-cell>
          <table:table-cell office:value-type="string" calcext:value-type="string">
            <text:p>1.15A</text:p>
          </table:table-cell>
          <table:table-cell office:value-type="string" calcext:value-type="string">
            <text:p>279.6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1465lm (Typ)</text:p>
          </table:table-cell>
          <table:table-cell table:formula="of:=NUMBERVALUE(SUBSTITUTE([.K95];&quot;lm (Typ)&quot;;&quot;&quot;))" office:value-type="float" office:value="1465" calcext:value-type="float">
            <text:p>1465</text:p>
          </table:table-cell>
          <table:table-cell office:value-type="string" calcext:value-type="string">
            <text:p>1.15A</text:p>
          </table:table-cell>
          <table:table-cell table:formula="of:=IF(NUMBERVALUE(SUBSTITUTE(SUBSTITUTE([.M95];&quot;A&quot;;&quot;&quot;);&quot;m&quot;;&quot;&quot;);&quot;.&quot;)&gt;100;NUMBERVALUE(SUBSTITUTE(SUBSTITUTE([.M95];&quot;A&quot;;&quot;&quot;);&quot;m&quot;;&quot;&quot;);&quot;.&quot;);NUMBERVALUE(SUBSTITUTE(SUBSTITUTE([.M95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9.1V</text:p>
          </table:table-cell>
          <table:table-cell table:formula="of:=NUMBERVALUE(SUBSTITUTE([.O95];&quot;V&quot;;&quot;&quot;);&quot;.&quot;)" office:value-type="float" office:value="9.1" calcext:value-type="float">
            <text:p>9.1</text:p>
          </table:table-cell>
          <table:table-cell table:style-name="ce4" table:formula="of:=voltage*current/1000" office:value-type="float" office:value="10.465" calcext:value-type="float">
            <text:p>10</text:p>
          </table:table-cell>
          <table:table-cell table:style-name="ce5" table:formula="of:=flux/power" office:value-type="float" office:value="139.99044433827" calcext:value-type="float">
            <text:p>140</text:p>
          </table:table-cell>
          <table:table-cell table:style-name="ce5" table:formula="of:=flux/unit_price" office:value-type="float" office:value="190.012970168612" calcext:value-type="float">
            <text:p>190</text:p>
          </table:table-cell>
          <table:table-cell table:style-name="ce6" table:formula="of:=luminance/flux" office:value-type="float" office:value="3.41296928327645" calcext:value-type="float">
            <text:p>3.41</text:p>
          </table:table-cell>
          <table:table-cell table:style-name="ce6" table:formula="of:=luminance_units*unit_price" office:value-type="float" office:value="26.3139931740614" calcext:value-type="float">
            <text:p>26.31</text:p>
          </table:table-cell>
          <table:table-cell table:style-name="ce7" table:formula="of:=luminance_units*voltage/driver_voltage_max*driver_cost" office:value-type="currency" office:currency="USD" office:value="14.6155390483839" calcext:value-type="currency">
            <text:p>$14.62</text:p>
          </table:table-cell>
          <table:table-cell table:style-name="ce7" table:formula="of:=luminance_units*unit_price+illuminance_driver_cost" office:value-type="currency" office:currency="USD" office:value="40.9295322224453" calcext:value-type="currency">
            <text:p>$40.93</text:p>
          </table:table-cell>
          <table:table-cell table:style-name="ce7" table:formula="of:=power*luminance_units*on_time_hours*365/1000*energy_cost" office:value-type="currency" office:currency="USD" office:value="20.858566552901" calcext:value-type="currency">
            <text:p>$20.86</text:p>
          </table:table-cell>
          <table:table-cell table:style-name="ce7" table:formula="of:=[.X95]*5" office:value-type="currency" office:currency="USD" office:value="104.292832764505" calcext:value-type="currency">
            <text:p>$104.29</text:p>
          </table:table-cell>
          <table:table-cell table:style-name="ce7" table:formula="of:=[.Y95]+[.W95]" office:value-type="currency" office:currency="USD" office:value="145.22236498695" calcext:value-type="currency">
            <text:p>$145.2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7-ND</text:p>
          </table:table-cell>
          <table:table-cell office:value-type="string" calcext:value-type="string">
            <text:p>SL-B8V7N90L1WW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inFlux_L09</text:p>
          </table:table-cell>
          <table:table-cell office:value-type="string" calcext:value-type="string">
            <text:p>3000K</text:p>
          </table:table-cell>
          <table:table-cell table:formula="of:=NUMBERVALUE(SUBSTITUTE([.F96];&quot;K&quot;;&quot;&quot;))" office:value-type="float" office:value="3000" calcext:value-type="float">
            <text:p>3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8390lm (Typ)</text:p>
          </table:table-cell>
          <table:table-cell table:formula="of:=NUMBERVALUE(SUBSTITUTE([.K96];&quot;lm (Typ)&quot;;&quot;&quot;))" office:value-type="float" office:value="8390" calcext:value-type="float">
            <text:p>8390</text:p>
          </table:table-cell>
          <table:table-cell office:value-type="string" calcext:value-type="string">
            <text:p>1.38A</text:p>
          </table:table-cell>
          <table:table-cell table:formula="of:=IF(NUMBERVALUE(SUBSTITUTE(SUBSTITUTE([.M96];&quot;A&quot;;&quot;&quot;);&quot;m&quot;;&quot;&quot;);&quot;.&quot;)&gt;100;NUMBERVALUE(SUBSTITUTE(SUBSTITUTE([.M96];&quot;A&quot;;&quot;&quot;);&quot;m&quot;;&quot;&quot;);&quot;.&quot;);NUMBERVALUE(SUBSTITUTE(SUBSTITUTE([.M96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48.2V</text:p>
          </table:table-cell>
          <table:table-cell table:formula="of:=NUMBERVALUE(SUBSTITUTE([.O96];&quot;V&quot;;&quot;&quot;);&quot;.&quot;)" office:value-type="float" office:value="48.2" calcext:value-type="float">
            <text:p>48.2</text:p>
          </table:table-cell>
          <table:table-cell table:style-name="ce4" table:formula="of:=voltage*current/1000" office:value-type="float" office:value="66.516" calcext:value-type="float">
            <text:p>67</text:p>
          </table:table-cell>
          <table:table-cell table:style-name="ce5" table:formula="of:=flux/power" office:value-type="float" office:value="126.135065247459" calcext:value-type="float">
            <text:p>126</text:p>
          </table:table-cell>
          <table:table-cell table:style-name="ce5" table:formula="of:=flux/unit_price" office:value-type="float" office:value="284.599728629579" calcext:value-type="float">
            <text:p>285</text:p>
          </table:table-cell>
          <table:table-cell table:style-name="ce6" table:formula="of:=luminance/flux" office:value-type="float" office:value="0.595947556615018" calcext:value-type="float">
            <text:p>0.60</text:p>
          </table:table-cell>
          <table:table-cell table:style-name="ce6" table:formula="of:=luminance_units*unit_price" office:value-type="float" office:value="17.5685339690107" calcext:value-type="float">
            <text:p>17.57</text:p>
          </table:table-cell>
          <table:table-cell table:style-name="ce7" table:formula="of:=luminance_units*voltage/driver_voltage_max*driver_cost" office:value-type="currency" office:currency="USD" office:value="13.5174928135736" calcext:value-type="currency">
            <text:p>$13.52</text:p>
          </table:table-cell>
          <table:table-cell table:style-name="ce7" table:formula="of:=luminance_units*unit_price+illuminance_driver_cost" office:value-type="currency" office:currency="USD" office:value="31.0860267825843" calcext:value-type="currency">
            <text:p>$31.09</text:p>
          </table:table-cell>
          <table:table-cell table:style-name="ce7" table:formula="of:=power*luminance_units*on_time_hours*365/1000*energy_cost" office:value-type="currency" office:currency="USD" office:value="23.1497878426699" calcext:value-type="currency">
            <text:p>$23.15</text:p>
          </table:table-cell>
          <table:table-cell table:style-name="ce7" table:formula="of:=[.X96]*5" office:value-type="currency" office:currency="USD" office:value="115.748939213349" calcext:value-type="currency">
            <text:p>$115.75</text:p>
          </table:table-cell>
          <table:table-cell table:style-name="ce7" table:formula="of:=[.Y96]+[.W96]" office:value-type="currency" office:currency="USD" office:value="146.834965995934" calcext:value-type="currency">
            <text:p>$146.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55-ND</text:p>
          </table:table-cell>
          <table:table-cell office:value-type="string" calcext:value-type="string">
            <text:p>SI-B8U221B2CUS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LT-VB22A</text:p>
          </table:table-cell>
          <table:table-cell office:value-type="string" calcext:value-type="string">
            <text:p>3500K 3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800lm (Typ)</text:p>
          </table:table-cell>
          <table:table-cell table:formula="of:=NUMBERVALUE(SUBSTITUTE([.K97];&quot;lm (Typ)&quot;;&quot;&quot;))" office:value-type="float" office:value="2800" calcext:value-type="float">
            <text:p>2800</text:p>
          </table:table-cell>
          <table:table-cell office:value-type="string" calcext:value-type="string">
            <text:p>840mA</text:p>
          </table:table-cell>
          <table:table-cell table:formula="of:=IF(NUMBERVALUE(SUBSTITUTE(SUBSTITUTE([.M97];&quot;A&quot;;&quot;&quot;);&quot;m&quot;;&quot;&quot;);&quot;.&quot;)&gt;100;NUMBERVALUE(SUBSTITUTE(SUBSTITUTE([.M97];&quot;A&quot;;&quot;&quot;);&quot;m&quot;;&quot;&quot;);&quot;.&quot;);NUMBERVALUE(SUBSTITUTE(SUBSTITUTE([.M97];&quot;A&quot;;&quot;&quot;);&quot;m&quot;;&quot;&quot;);&quot;.&quot;)*1000)" office:value-type="float" office:value="840" calcext:value-type="float">
            <text:p>840</text:p>
          </table:table-cell>
          <table:table-cell office:value-type="string" calcext:value-type="string">
            <text:p>25.2V</text:p>
          </table:table-cell>
          <table:table-cell table:formula="of:=NUMBERVALUE(SUBSTITUTE([.O97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21.168" calcext:value-type="float">
            <text:p>21</text:p>
          </table:table-cell>
          <table:table-cell table:style-name="ce5" table:formula="of:=flux/power" office:value-type="float" office:value="132.275132275132" calcext:value-type="float">
            <text:p>132</text:p>
          </table:table-cell>
          <table:table-cell table:style-name="ce5" table:formula="of:=flux/unit_price" office:value-type="float" office:value="307.35455543359" calcext:value-type="float">
            <text:p>307</text:p>
          </table:table-cell>
          <table:table-cell table:style-name="ce6" table:formula="of:=luminance/flux" office:value-type="float" office:value="1.78571428571429" calcext:value-type="float">
            <text:p>1.79</text:p>
          </table:table-cell>
          <table:table-cell table:style-name="ce6" table:formula="of:=luminance_units*unit_price" office:value-type="float" office:value="16.2678571428571" calcext:value-type="float">
            <text:p>16.27</text:p>
          </table:table-cell>
          <table:table-cell table:style-name="ce7" table:formula="of:=luminance_units*voltage/driver_voltage_max*driver_cost" office:value-type="currency" office:currency="USD" office:value="21.1764705882353" calcext:value-type="currency">
            <text:p>$21.18</text:p>
          </table:table-cell>
          <table:table-cell table:style-name="ce7" table:formula="of:=luminance_units*unit_price+illuminance_driver_cost" office:value-type="currency" office:currency="USD" office:value="37.4443277310924" calcext:value-type="currency">
            <text:p>$37.44</text:p>
          </table:table-cell>
          <table:table-cell table:style-name="ce7" table:formula="of:=power*luminance_units*on_time_hours*365/1000*energy_cost" office:value-type="currency" office:currency="USD" office:value="22.0752" calcext:value-type="currency">
            <text:p>$22.08</text:p>
          </table:table-cell>
          <table:table-cell table:style-name="ce7" table:formula="of:=[.X97]*5" office:value-type="currency" office:currency="USD" office:value="110.376" calcext:value-type="currency">
            <text:p>$110.38</text:p>
          </table:table-cell>
          <table:table-cell table:style-name="ce7" table:formula="of:=[.Y97]+[.W97]" office:value-type="currency" office:currency="USD" office:value="147.820327731093" calcext:value-type="currency">
            <text:p>$147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565-ND</text:p>
          </table:table-cell>
          <table:table-cell office:value-type="string" calcext:value-type="string">
            <text:p>SL-B8U3N80L1WW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inFlux_L04</text:p>
          </table:table-cell>
          <table:table-cell office:value-type="string" calcext:value-type="string">
            <text:p>3500K</text:p>
          </table:table-cell>
          <table:table-cell table:formula="of:=NUMBERVALUE(SUBSTITUTE([.F98];&quot;K&quot;;&quot;&quot;))" office:value-type="float" office:value="3500" calcext:value-type="float">
            <text:p>35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260lm (Typ)</text:p>
          </table:table-cell>
          <table:table-cell table:formula="of:=NUMBERVALUE(SUBSTITUTE([.K98];&quot;lm (Typ)&quot;;&quot;&quot;))" office:value-type="float" office:value="4260" calcext:value-type="float">
            <text:p>4260</text:p>
          </table:table-cell>
          <table:table-cell office:value-type="string" calcext:value-type="string">
            <text:p>1.38A</text:p>
          </table:table-cell>
          <table:table-cell table:formula="of:=IF(NUMBERVALUE(SUBSTITUTE(SUBSTITUTE([.M98];&quot;A&quot;;&quot;&quot;);&quot;m&quot;;&quot;&quot;);&quot;.&quot;)&gt;100;NUMBERVALUE(SUBSTITUTE(SUBSTITUTE([.M98];&quot;A&quot;;&quot;&quot;);&quot;m&quot;;&quot;&quot;);&quot;.&quot;);NUMBERVALUE(SUBSTITUTE(SUBSTITUTE([.M98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98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28.089482229839" calcext:value-type="float">
            <text:p>128</text:p>
          </table:table-cell>
          <table:table-cell table:style-name="ce5" table:formula="of:=flux/unit_price" office:value-type="float" office:value="255.089820359281" calcext:value-type="float">
            <text:p>255</text:p>
          </table:table-cell>
          <table:table-cell table:style-name="ce6" table:formula="of:=luminance/flux" office:value-type="float" office:value="1.17370892018779" calcext:value-type="float">
            <text:p>1.17</text:p>
          </table:table-cell>
          <table:table-cell table:style-name="ce6" table:formula="of:=luminance_units*unit_price" office:value-type="float" office:value="19.6009389671362" calcext:value-type="float">
            <text:p>19.60</text:p>
          </table:table-cell>
          <table:table-cell table:style-name="ce7" table:formula="of:=luminance_units*voltage/driver_voltage_max*driver_cost" office:value-type="currency" office:currency="USD" office:value="13.3112399889533" calcext:value-type="currency">
            <text:p>$13.31</text:p>
          </table:table-cell>
          <table:table-cell table:style-name="ce7" table:formula="of:=luminance_units*unit_price+illuminance_driver_cost" office:value-type="currency" office:currency="USD" office:value="32.9121789560895" calcext:value-type="currency">
            <text:p>$32.91</text:p>
          </table:table-cell>
          <table:table-cell table:style-name="ce7" table:formula="of:=power*luminance_units*on_time_hours*365/1000*energy_cost" office:value-type="currency" office:currency="USD" office:value="22.7965633802816" calcext:value-type="currency">
            <text:p>$22.80</text:p>
          </table:table-cell>
          <table:table-cell table:style-name="ce7" table:formula="of:=[.X98]*5" office:value-type="currency" office:currency="USD" office:value="113.982816901408" calcext:value-type="currency">
            <text:p>$113.98</text:p>
          </table:table-cell>
          <table:table-cell table:style-name="ce7" table:formula="of:=[.Y98]+[.W98]" office:value-type="currency" office:currency="USD" office:value="146.894995857498" calcext:value-type="currency">
            <text:p>$146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566-ND</text:p>
          </table:table-cell>
          <table:table-cell office:value-type="string" calcext:value-type="string">
            <text:p>SL-B8U4N80L1WW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inFlux_S04</text:p>
          </table:table-cell>
          <table:table-cell office:value-type="string" calcext:value-type="string">
            <text:p>3500K</text:p>
          </table:table-cell>
          <table:table-cell table:formula="of:=NUMBERVALUE(SUBSTITUTE([.F99];&quot;K&quot;;&quot;&quot;))" office:value-type="float" office:value="3500" calcext:value-type="float">
            <text:p>35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265lm (Typ)</text:p>
          </table:table-cell>
          <table:table-cell table:formula="of:=NUMBERVALUE(SUBSTITUTE([.K99];&quot;lm (Typ)&quot;;&quot;&quot;))" office:value-type="float" office:value="4265" calcext:value-type="float">
            <text:p>4265</text:p>
          </table:table-cell>
          <table:table-cell office:value-type="string" calcext:value-type="string">
            <text:p>1.38A</text:p>
          </table:table-cell>
          <table:table-cell table:formula="of:=IF(NUMBERVALUE(SUBSTITUTE(SUBSTITUTE([.M99];&quot;A&quot;;&quot;&quot;);&quot;m&quot;;&quot;&quot;);&quot;.&quot;)&gt;100;NUMBERVALUE(SUBSTITUTE(SUBSTITUTE([.M99];&quot;A&quot;;&quot;&quot;);&quot;m&quot;;&quot;&quot;);&quot;.&quot;);NUMBERVALUE(SUBSTITUTE(SUBSTITUTE([.M99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99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28.239821997715" calcext:value-type="float">
            <text:p>128</text:p>
          </table:table-cell>
          <table:table-cell table:style-name="ce5" table:formula="of:=flux/unit_price" office:value-type="float" office:value="248.68804664723" calcext:value-type="float">
            <text:p>249</text:p>
          </table:table-cell>
          <table:table-cell table:style-name="ce6" table:formula="of:=luminance/flux" office:value-type="float" office:value="1.17233294255569" calcext:value-type="float">
            <text:p>1.17</text:p>
          </table:table-cell>
          <table:table-cell table:style-name="ce6" table:formula="of:=luminance_units*unit_price" office:value-type="float" office:value="20.10550996483" calcext:value-type="float">
            <text:p>20.11</text:p>
          </table:table-cell>
          <table:table-cell table:style-name="ce7" table:formula="of:=luminance_units*voltage/driver_voltage_max*driver_cost" office:value-type="currency" office:currency="USD" office:value="13.295634783808" calcext:value-type="currency">
            <text:p>$13.30</text:p>
          </table:table-cell>
          <table:table-cell table:style-name="ce7" table:formula="of:=luminance_units*unit_price+illuminance_driver_cost" office:value-type="currency" office:currency="USD" office:value="33.401144748638" calcext:value-type="currency">
            <text:p>$33.40</text:p>
          </table:table-cell>
          <table:table-cell table:style-name="ce7" table:formula="of:=power*luminance_units*on_time_hours*365/1000*energy_cost" office:value-type="currency" office:currency="USD" office:value="22.769838218054" calcext:value-type="currency">
            <text:p>$22.77</text:p>
          </table:table-cell>
          <table:table-cell table:style-name="ce7" table:formula="of:=[.X99]*5" office:value-type="currency" office:currency="USD" office:value="113.84919109027" calcext:value-type="currency">
            <text:p>$113.85</text:p>
          </table:table-cell>
          <table:table-cell table:style-name="ce7" table:formula="of:=[.Y99]+[.W99]" office:value-type="currency" office:currency="USD" office:value="147.250335838908" calcext:value-type="currency">
            <text:p>$147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213-ND</text:p>
          </table:table-cell>
          <table:table-cell office:value-type="string" calcext:value-type="string">
            <text:p>SI-B8V341B2CUS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V Series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4436lm (Typ)</text:p>
          </table:table-cell>
          <table:table-cell table:formula="of:=NUMBERVALUE(SUBSTITUTE([.K100];&quot;lm (Typ)&quot;;&quot;&quot;))" office:value-type="float" office:value="4436" calcext:value-type="float">
            <text:p>4436</text:p>
          </table:table-cell>
          <table:table-cell office:value-type="string" calcext:value-type="string">
            <text:p>700mA</text:p>
          </table:table-cell>
          <table:table-cell table:formula="of:=IF(NUMBERVALUE(SUBSTITUTE(SUBSTITUTE([.M100];&quot;A&quot;;&quot;&quot;);&quot;m&quot;;&quot;&quot;);&quot;.&quot;)&gt;100;NUMBERVALUE(SUBSTITUTE(SUBSTITUTE([.M100];&quot;A&quot;;&quot;&quot;);&quot;m&quot;;&quot;&quot;);&quot;.&quot;);NUMBERVALUE(SUBSTITUTE(SUBSTITUTE([.M100];&quot;A&quot;;&quot;&quot;);&quot;m&quot;;&quot;&quot;);&quot;.&quot;)*1000)" office:value-type="float" office:value="700" calcext:value-type="float">
            <text:p>700</text:p>
          </table:table-cell>
          <table:table-cell office:value-type="string" calcext:value-type="string">
            <text:p>48V</text:p>
          </table:table-cell>
          <table:table-cell table:formula="of:=NUMBERVALUE(SUBSTITUTE([.O100];&quot;V&quot;;&quot;&quot;);&quot;.&quot;)" office:value-type="float" office:value="48" calcext:value-type="float">
            <text:p>48</text:p>
          </table:table-cell>
          <table:table-cell table:style-name="ce4" table:formula="of:=voltage*current/1000" office:value-type="float" office:value="33.6" calcext:value-type="float">
            <text:p>34</text:p>
          </table:table-cell>
          <table:table-cell table:style-name="ce5" table:formula="of:=flux/power" office:value-type="float" office:value="132.02380952381" calcext:value-type="float">
            <text:p>132</text:p>
          </table:table-cell>
          <table:table-cell table:style-name="ce5" table:formula="of:=flux/unit_price" office:value-type="float" office:value="375.296108291032" calcext:value-type="float">
            <text:p>375</text:p>
          </table:table-cell>
          <table:table-cell table:style-name="ce6" table:formula="of:=luminance/flux" office:value-type="float" office:value="1.12714156898106" calcext:value-type="float">
            <text:p>1.13</text:p>
          </table:table-cell>
          <table:table-cell table:style-name="ce6" table:formula="of:=luminance_units*unit_price" office:value-type="float" office:value="13.3228133453562" calcext:value-type="float">
            <text:p>13.32</text:p>
          </table:table-cell>
          <table:table-cell table:style-name="ce7" table:formula="of:=luminance_units*voltage/driver_voltage_max*driver_cost" office:value-type="currency" office:currency="USD" office:value="25.4601389699252" calcext:value-type="currency">
            <text:p>$25.46</text:p>
          </table:table-cell>
          <table:table-cell table:style-name="ce7" table:formula="of:=luminance_units*unit_price+illuminance_driver_cost" office:value-type="currency" office:currency="USD" office:value="38.7829523152814" calcext:value-type="currency">
            <text:p>$38.78</text:p>
          </table:table-cell>
          <table:table-cell table:style-name="ce7" table:formula="of:=power*luminance_units*on_time_hours*365/1000*energy_cost" office:value-type="currency" office:currency="USD" office:value="22.117222723174" calcext:value-type="currency">
            <text:p>$22.12</text:p>
          </table:table-cell>
          <table:table-cell table:style-name="ce7" table:formula="of:=[.X100]*5" office:value-type="currency" office:currency="USD" office:value="110.58611361587" calcext:value-type="currency">
            <text:p>$110.59</text:p>
          </table:table-cell>
          <table:table-cell table:style-name="ce7" table:formula="of:=[.Y100]+[.W100]" office:value-type="currency" office:currency="USD" office:value="149.369065931151" calcext:value-type="currency">
            <text:p>$149.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0-ND</text:p>
          </table:table-cell>
          <table:table-cell office:value-type="string" calcext:value-type="string">
            <text:p>SI-B8T15156CWW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LT-V562B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157lm (Typ)</text:p>
          </table:table-cell>
          <table:table-cell table:formula="of:=NUMBERVALUE(SUBSTITUTE([.K101];&quot;lm (Typ)&quot;;&quot;&quot;))" office:value-type="float" office:value="2157" calcext:value-type="float">
            <text:p>2157</text:p>
          </table:table-cell>
          <table:table-cell office:value-type="string" calcext:value-type="string">
            <text:p>630mA</text:p>
          </table:table-cell>
          <table:table-cell table:formula="of:=IF(NUMBERVALUE(SUBSTITUTE(SUBSTITUTE([.M101];&quot;A&quot;;&quot;&quot;);&quot;m&quot;;&quot;&quot;);&quot;.&quot;)&gt;100;NUMBERVALUE(SUBSTITUTE(SUBSTITUTE([.M101];&quot;A&quot;;&quot;&quot;);&quot;m&quot;;&quot;&quot;);&quot;.&quot;);NUMBERVALUE(SUBSTITUTE(SUBSTITUTE([.M101];&quot;A&quot;;&quot;&quot;);&quot;m&quot;;&quot;&quot;);&quot;.&quot;)*1000)" office:value-type="float" office:value="630" calcext:value-type="float">
            <text:p>630</text:p>
          </table:table-cell>
          <table:table-cell office:value-type="string" calcext:value-type="string">
            <text:p>25.4V</text:p>
          </table:table-cell>
          <table:table-cell table:formula="of:=NUMBERVALUE(SUBSTITUTE([.O101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16.002" calcext:value-type="float">
            <text:p>16</text:p>
          </table:table-cell>
          <table:table-cell table:style-name="ce5" table:formula="of:=flux/power" office:value-type="float" office:value="134.795650543682" calcext:value-type="float">
            <text:p>135</text:p>
          </table:table-cell>
          <table:table-cell table:style-name="ce5" table:formula="of:=flux/unit_price" office:value-type="float" office:value="349.594813614263" calcext:value-type="float">
            <text:p>350</text:p>
          </table:table-cell>
          <table:table-cell table:style-name="ce6" table:formula="of:=luminance/flux" office:value-type="float" office:value="2.31803430690774" calcext:value-type="float">
            <text:p>2.32</text:p>
          </table:table-cell>
          <table:table-cell table:style-name="ce6" table:formula="of:=luminance_units*unit_price" office:value-type="float" office:value="14.3022716736208" calcext:value-type="float">
            <text:p>14.30</text:p>
          </table:table-cell>
          <table:table-cell table:style-name="ce7" table:formula="of:=luminance_units*voltage/driver_voltage_max*driver_cost" office:value-type="currency" office:currency="USD" office:value="27.707327715509" calcext:value-type="currency">
            <text:p>$27.71</text:p>
          </table:table-cell>
          <table:table-cell table:style-name="ce7" table:formula="of:=luminance_units*unit_price+illuminance_driver_cost" office:value-type="currency" office:currency="USD" office:value="42.0095993891298" calcext:value-type="currency">
            <text:p>$42.01</text:p>
          </table:table-cell>
          <table:table-cell table:style-name="ce7" table:formula="of:=power*luminance_units*on_time_hours*365/1000*energy_cost" office:value-type="currency" office:currency="USD" office:value="21.6624200278164" calcext:value-type="currency">
            <text:p>$21.66</text:p>
          </table:table-cell>
          <table:table-cell table:style-name="ce7" table:formula="of:=[.X101]*5" office:value-type="currency" office:currency="USD" office:value="108.312100139082" calcext:value-type="currency">
            <text:p>$108.31</text:p>
          </table:table-cell>
          <table:table-cell table:style-name="ce7" table:formula="of:=[.Y101]+[.W101]" office:value-type="currency" office:currency="USD" office:value="150.321699528212" calcext:value-type="currency">
            <text:p>$150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29-ND</text:p>
          </table:table-cell>
          <table:table-cell office:value-type="string" calcext:value-type="string">
            <text:p>SI-B8R15156CWW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LT-V562B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157lm (Typ)</text:p>
          </table:table-cell>
          <table:table-cell table:formula="of:=NUMBERVALUE(SUBSTITUTE([.K102];&quot;lm (Typ)&quot;;&quot;&quot;))" office:value-type="float" office:value="2157" calcext:value-type="float">
            <text:p>2157</text:p>
          </table:table-cell>
          <table:table-cell office:value-type="string" calcext:value-type="string">
            <text:p>630mA</text:p>
          </table:table-cell>
          <table:table-cell table:formula="of:=IF(NUMBERVALUE(SUBSTITUTE(SUBSTITUTE([.M102];&quot;A&quot;;&quot;&quot;);&quot;m&quot;;&quot;&quot;);&quot;.&quot;)&gt;100;NUMBERVALUE(SUBSTITUTE(SUBSTITUTE([.M102];&quot;A&quot;;&quot;&quot;);&quot;m&quot;;&quot;&quot;);&quot;.&quot;);NUMBERVALUE(SUBSTITUTE(SUBSTITUTE([.M102];&quot;A&quot;;&quot;&quot;);&quot;m&quot;;&quot;&quot;);&quot;.&quot;)*1000)" office:value-type="float" office:value="630" calcext:value-type="float">
            <text:p>630</text:p>
          </table:table-cell>
          <table:table-cell office:value-type="string" calcext:value-type="string">
            <text:p>25.4V</text:p>
          </table:table-cell>
          <table:table-cell table:formula="of:=NUMBERVALUE(SUBSTITUTE([.O102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16.002" calcext:value-type="float">
            <text:p>16</text:p>
          </table:table-cell>
          <table:table-cell table:style-name="ce5" table:formula="of:=flux/power" office:value-type="float" office:value="134.795650543682" calcext:value-type="float">
            <text:p>135</text:p>
          </table:table-cell>
          <table:table-cell table:style-name="ce5" table:formula="of:=flux/unit_price" office:value-type="float" office:value="349.594813614263" calcext:value-type="float">
            <text:p>350</text:p>
          </table:table-cell>
          <table:table-cell table:style-name="ce6" table:formula="of:=luminance/flux" office:value-type="float" office:value="2.31803430690774" calcext:value-type="float">
            <text:p>2.32</text:p>
          </table:table-cell>
          <table:table-cell table:style-name="ce6" table:formula="of:=luminance_units*unit_price" office:value-type="float" office:value="14.3022716736208" calcext:value-type="float">
            <text:p>14.30</text:p>
          </table:table-cell>
          <table:table-cell table:style-name="ce7" table:formula="of:=luminance_units*voltage/driver_voltage_max*driver_cost" office:value-type="currency" office:currency="USD" office:value="27.707327715509" calcext:value-type="currency">
            <text:p>$27.71</text:p>
          </table:table-cell>
          <table:table-cell table:style-name="ce7" table:formula="of:=luminance_units*unit_price+illuminance_driver_cost" office:value-type="currency" office:currency="USD" office:value="42.0095993891298" calcext:value-type="currency">
            <text:p>$42.01</text:p>
          </table:table-cell>
          <table:table-cell table:style-name="ce7" table:formula="of:=power*luminance_units*on_time_hours*365/1000*energy_cost" office:value-type="currency" office:currency="USD" office:value="21.6624200278164" calcext:value-type="currency">
            <text:p>$21.66</text:p>
          </table:table-cell>
          <table:table-cell table:style-name="ce7" table:formula="of:=[.X102]*5" office:value-type="currency" office:currency="USD" office:value="108.312100139082" calcext:value-type="currency">
            <text:p>$108.31</text:p>
          </table:table-cell>
          <table:table-cell table:style-name="ce7" table:formula="of:=[.Y102]+[.W102]" office:value-type="currency" office:currency="USD" office:value="150.321699528212" calcext:value-type="currency">
            <text:p>$150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5-ND</text:p>
          </table:table-cell>
          <table:table-cell office:value-type="string" calcext:value-type="string">
            <text:p>SL-B8V3N80L1WW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inFlux_L04</text:p>
          </table:table-cell>
          <table:table-cell office:value-type="string" calcext:value-type="string">
            <text:p>3000K</text:p>
          </table:table-cell>
          <table:table-cell table:formula="of:=NUMBERVALUE(SUBSTITUTE([.F103];&quot;K&quot;;&quot;&quot;))" office:value-type="float" office:value="3000" calcext:value-type="float">
            <text:p>3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190lm (Typ)</text:p>
          </table:table-cell>
          <table:table-cell table:formula="of:=NUMBERVALUE(SUBSTITUTE([.K103];&quot;lm (Typ)&quot;;&quot;&quot;))" office:value-type="float" office:value="4190" calcext:value-type="float">
            <text:p>4190</text:p>
          </table:table-cell>
          <table:table-cell office:value-type="string" calcext:value-type="string">
            <text:p>1.38A</text:p>
          </table:table-cell>
          <table:table-cell table:formula="of:=IF(NUMBERVALUE(SUBSTITUTE(SUBSTITUTE([.M103];&quot;A&quot;;&quot;&quot;);&quot;m&quot;;&quot;&quot;);&quot;.&quot;)&gt;100;NUMBERVALUE(SUBSTITUTE(SUBSTITUTE([.M103];&quot;A&quot;;&quot;&quot;);&quot;m&quot;;&quot;&quot;);&quot;.&quot;);NUMBERVALUE(SUBSTITUTE(SUBSTITUTE([.M103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103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25.984725479584" calcext:value-type="float">
            <text:p>126</text:p>
          </table:table-cell>
          <table:table-cell table:style-name="ce5" table:formula="of:=flux/unit_price" office:value-type="float" office:value="250.898203592814" calcext:value-type="float">
            <text:p>251</text:p>
          </table:table-cell>
          <table:table-cell table:style-name="ce6" table:formula="of:=luminance/flux" office:value-type="float" office:value="1.19331742243437" calcext:value-type="float">
            <text:p>1.19</text:p>
          </table:table-cell>
          <table:table-cell table:style-name="ce6" table:formula="of:=luminance_units*unit_price" office:value-type="float" office:value="19.9284009546539" calcext:value-type="float">
            <text:p>19.93</text:p>
          </table:table-cell>
          <table:table-cell table:style-name="ce7" table:formula="of:=luminance_units*voltage/driver_voltage_max*driver_cost" office:value-type="currency" office:currency="USD" office:value="13.5336234732557" calcext:value-type="currency">
            <text:p>$13.53</text:p>
          </table:table-cell>
          <table:table-cell table:style-name="ce7" table:formula="of:=luminance_units*unit_price+illuminance_driver_cost" office:value-type="currency" office:currency="USD" office:value="33.4620244279096" calcext:value-type="currency">
            <text:p>$33.46</text:p>
          </table:table-cell>
          <table:table-cell table:style-name="ce7" table:formula="of:=power*luminance_units*on_time_hours*365/1000*energy_cost" office:value-type="currency" office:currency="USD" office:value="23.1774128878282" calcext:value-type="currency">
            <text:p>$23.18</text:p>
          </table:table-cell>
          <table:table-cell table:style-name="ce7" table:formula="of:=[.X103]*5" office:value-type="currency" office:currency="USD" office:value="115.887064439141" calcext:value-type="currency">
            <text:p>$115.89</text:p>
          </table:table-cell>
          <table:table-cell table:style-name="ce7" table:formula="of:=[.Y103]+[.W103]" office:value-type="currency" office:currency="USD" office:value="149.349088867051" calcext:value-type="currency">
            <text:p>$149.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46-ND</text:p>
          </table:table-cell>
          <table:table-cell office:value-type="string" calcext:value-type="string">
            <text:p>SL-B8T1N00L1WW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inFlux_S01</text:p>
          </table:table-cell>
          <table:table-cell office:value-type="string" calcext:value-type="string">
            <text:p>4000K</text:p>
          </table:table-cell>
          <table:table-cell table:formula="of:=NUMBERVALUE(SUBSTITUTE([.F104];&quot;K&quot;;&quot;&quot;))" office:value-type="float" office:value="4000" calcext:value-type="float">
            <text:p>4000</text:p>
          </table:table-cell>
          <table:table-cell office:value-type="string" calcext:value-type="string">
            <text:p>1.15A</text:p>
          </table:table-cell>
          <table:table-cell office:value-type="string" calcext:value-type="string">
            <text:p>279.6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1420lm (Typ)</text:p>
          </table:table-cell>
          <table:table-cell table:formula="of:=NUMBERVALUE(SUBSTITUTE([.K104];&quot;lm (Typ)&quot;;&quot;&quot;))" office:value-type="float" office:value="1420" calcext:value-type="float">
            <text:p>1420</text:p>
          </table:table-cell>
          <table:table-cell office:value-type="string" calcext:value-type="string">
            <text:p>1.15A</text:p>
          </table:table-cell>
          <table:table-cell table:formula="of:=IF(NUMBERVALUE(SUBSTITUTE(SUBSTITUTE([.M104];&quot;A&quot;;&quot;&quot;);&quot;m&quot;;&quot;&quot;);&quot;.&quot;)&gt;100;NUMBERVALUE(SUBSTITUTE(SUBSTITUTE([.M104];&quot;A&quot;;&quot;&quot;);&quot;m&quot;;&quot;&quot;);&quot;.&quot;);NUMBERVALUE(SUBSTITUTE(SUBSTITUTE([.M104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9.1V</text:p>
          </table:table-cell>
          <table:table-cell table:formula="of:=NUMBERVALUE(SUBSTITUTE([.O104];&quot;V&quot;;&quot;&quot;);&quot;.&quot;)" office:value-type="float" office:value="9.1" calcext:value-type="float">
            <text:p>9.1</text:p>
          </table:table-cell>
          <table:table-cell table:style-name="ce4" table:formula="of:=voltage*current/1000" office:value-type="float" office:value="10.465" calcext:value-type="float">
            <text:p>10</text:p>
          </table:table-cell>
          <table:table-cell table:style-name="ce5" table:formula="of:=flux/power" office:value-type="float" office:value="135.690396559962" calcext:value-type="float">
            <text:p>136</text:p>
          </table:table-cell>
          <table:table-cell table:style-name="ce5" table:formula="of:=flux/unit_price" office:value-type="float" office:value="184.176394293126" calcext:value-type="float">
            <text:p>184</text:p>
          </table:table-cell>
          <table:table-cell table:style-name="ce6" table:formula="of:=luminance/flux" office:value-type="float" office:value="3.52112676056338" calcext:value-type="float">
            <text:p>3.52</text:p>
          </table:table-cell>
          <table:table-cell table:style-name="ce6" table:formula="of:=luminance_units*unit_price" office:value-type="float" office:value="27.1478873239437" calcext:value-type="float">
            <text:p>27.15</text:p>
          </table:table-cell>
          <table:table-cell table:style-name="ce7" table:formula="of:=luminance_units*voltage/driver_voltage_max*driver_cost" office:value-type="currency" office:currency="USD" office:value="15.0787075393538" calcext:value-type="currency">
            <text:p>$15.08</text:p>
          </table:table-cell>
          <table:table-cell table:style-name="ce7" table:formula="of:=luminance_units*unit_price+illuminance_driver_cost" office:value-type="currency" office:currency="USD" office:value="42.2265948632974" calcext:value-type="currency">
            <text:p>$42.23</text:p>
          </table:table-cell>
          <table:table-cell table:style-name="ce7" table:formula="of:=power*luminance_units*on_time_hours*365/1000*energy_cost" office:value-type="currency" office:currency="USD" office:value="21.5195774647887" calcext:value-type="currency">
            <text:p>$21.52</text:p>
          </table:table-cell>
          <table:table-cell table:style-name="ce7" table:formula="of:=[.X104]*5" office:value-type="currency" office:currency="USD" office:value="107.597887323944" calcext:value-type="currency">
            <text:p>$107.60</text:p>
          </table:table-cell>
          <table:table-cell table:style-name="ce7" table:formula="of:=[.Y104]+[.W104]" office:value-type="currency" office:currency="USD" office:value="149.824482187241" calcext:value-type="currency">
            <text:p>$149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6-ND</text:p>
          </table:table-cell>
          <table:table-cell office:value-type="string" calcext:value-type="string">
            <text:p>SL-B8V4N80L1WW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inFlux_S04</text:p>
          </table:table-cell>
          <table:table-cell office:value-type="string" calcext:value-type="string">
            <text:p>3000K</text:p>
          </table:table-cell>
          <table:table-cell table:formula="of:=NUMBERVALUE(SUBSTITUTE([.F105];&quot;K&quot;;&quot;&quot;))" office:value-type="float" office:value="3000" calcext:value-type="float">
            <text:p>3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39.6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4195lm (Typ)</text:p>
          </table:table-cell>
          <table:table-cell table:formula="of:=NUMBERVALUE(SUBSTITUTE([.K105];&quot;lm (Typ)&quot;;&quot;&quot;))" office:value-type="float" office:value="4195" calcext:value-type="float">
            <text:p>4195</text:p>
          </table:table-cell>
          <table:table-cell office:value-type="string" calcext:value-type="string">
            <text:p>1.38A</text:p>
          </table:table-cell>
          <table:table-cell table:formula="of:=IF(NUMBERVALUE(SUBSTITUTE(SUBSTITUTE([.M105];&quot;A&quot;;&quot;&quot;);&quot;m&quot;;&quot;&quot;);&quot;.&quot;)&gt;100;NUMBERVALUE(SUBSTITUTE(SUBSTITUTE([.M105];&quot;A&quot;;&quot;&quot;);&quot;m&quot;;&quot;&quot;);&quot;.&quot;);NUMBERVALUE(SUBSTITUTE(SUBSTITUTE([.M105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24.1V</text:p>
          </table:table-cell>
          <table:table-cell table:formula="of:=NUMBERVALUE(SUBSTITUTE([.O105];&quot;V&quot;;&quot;&quot;);&quot;.&quot;)" office:value-type="float" office:value="24.1" calcext:value-type="float">
            <text:p>24.1</text:p>
          </table:table-cell>
          <table:table-cell table:style-name="ce4" table:formula="of:=voltage*current/1000" office:value-type="float" office:value="33.258" calcext:value-type="float">
            <text:p>33</text:p>
          </table:table-cell>
          <table:table-cell table:style-name="ce5" table:formula="of:=flux/power" office:value-type="float" office:value="126.135065247459" calcext:value-type="float">
            <text:p>126</text:p>
          </table:table-cell>
          <table:table-cell table:style-name="ce5" table:formula="of:=flux/unit_price" office:value-type="float" office:value="244.321490972627" calcext:value-type="float">
            <text:p>244</text:p>
          </table:table-cell>
          <table:table-cell table:style-name="ce6" table:formula="of:=luminance/flux" office:value-type="float" office:value="1.19189511323004" calcext:value-type="float">
            <text:p>1.19</text:p>
          </table:table-cell>
          <table:table-cell table:style-name="ce6" table:formula="of:=luminance_units*unit_price" office:value-type="float" office:value="20.4648390941597" calcext:value-type="float">
            <text:p>20.46</text:p>
          </table:table-cell>
          <table:table-cell table:style-name="ce7" table:formula="of:=luminance_units*voltage/driver_voltage_max*driver_cost" office:value-type="currency" office:currency="USD" office:value="13.5174928135736" calcext:value-type="currency">
            <text:p>$13.52</text:p>
          </table:table-cell>
          <table:table-cell table:style-name="ce7" table:formula="of:=luminance_units*unit_price+illuminance_driver_cost" office:value-type="currency" office:currency="USD" office:value="33.9823319077333" calcext:value-type="currency">
            <text:p>$33.98</text:p>
          </table:table-cell>
          <table:table-cell table:style-name="ce7" table:formula="of:=power*luminance_units*on_time_hours*365/1000*energy_cost" office:value-type="currency" office:currency="USD" office:value="23.1497878426699" calcext:value-type="currency">
            <text:p>$23.15</text:p>
          </table:table-cell>
          <table:table-cell table:style-name="ce7" table:formula="of:=[.X105]*5" office:value-type="currency" office:currency="USD" office:value="115.74893921335" calcext:value-type="currency">
            <text:p>$115.75</text:p>
          </table:table-cell>
          <table:table-cell table:style-name="ce7" table:formula="of:=[.Y105]+[.W105]" office:value-type="currency" office:currency="USD" office:value="149.731271121083" calcext:value-type="currency">
            <text:p>$149.7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SL-B8(T,R)7NK0L2WW.pdf</text:p>
          </table:table-cell>
          <table:table-cell office:value-type="string" calcext:value-type="string">
            <text:p>1510-1273-ND</text:p>
          </table:table-cell>
          <table:table-cell office:value-type="string" calcext:value-type="string">
            <text:p>SL-B8R7NK0L2WW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LT-F564A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58.80mm L x 40.0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9050lm (Typ)</text:p>
          </table:table-cell>
          <table:table-cell table:formula="of:=NUMBERVALUE(SUBSTITUTE([.K106];&quot;lm (Typ)&quot;;&quot;&quot;))" office:value-type="float" office:value="9050" calcext:value-type="float">
            <text:p>9050</text:p>
          </table:table-cell>
          <table:table-cell office:value-type="string" calcext:value-type="string">
            <text:p>1.5A</text:p>
          </table:table-cell>
          <table:table-cell table:formula="of:=IF(NUMBERVALUE(SUBSTITUTE(SUBSTITUTE([.M106];&quot;A&quot;;&quot;&quot;);&quot;m&quot;;&quot;&quot;);&quot;.&quot;)&gt;100;NUMBERVALUE(SUBSTITUTE(SUBSTITUTE([.M106];&quot;A&quot;;&quot;&quot;);&quot;m&quot;;&quot;&quot;);&quot;.&quot;);NUMBERVALUE(SUBSTITUTE(SUBSTITUTE([.M106];&quot;A&quot;;&quot;&quot;);&quot;m&quot;;&quot;&quot;);&quot;.&quot;)*1000)" office:value-type="float" office:value="1500" calcext:value-type="float">
            <text:p>1500</text:p>
          </table:table-cell>
          <table:table-cell office:value-type="string" calcext:value-type="string">
            <text:p>49.6V</text:p>
          </table:table-cell>
          <table:table-cell table:formula="of:=NUMBERVALUE(SUBSTITUTE([.O106];&quot;V&quot;;&quot;&quot;);&quot;.&quot;)" office:value-type="float" office:value="49.6" calcext:value-type="float">
            <text:p>49.6</text:p>
          </table:table-cell>
          <table:table-cell table:style-name="ce4" table:formula="of:=voltage*current/1000" office:value-type="float" office:value="74.4" calcext:value-type="float">
            <text:p>74</text:p>
          </table:table-cell>
          <table:table-cell table:style-name="ce5" table:formula="of:=flux/power" office:value-type="float" office:value="121.639784946237" calcext:value-type="float">
            <text:p>122</text:p>
          </table:table-cell>
          <table:table-cell table:style-name="ce5" table:formula="of:=flux/unit_price" office:value-type="float" office:value="296.916010498688" calcext:value-type="float">
            <text:p>297</text:p>
          </table:table-cell>
          <table:table-cell table:style-name="ce6" table:formula="of:=luminance/flux" office:value-type="float" office:value="0.552486187845304" calcext:value-type="float">
            <text:p>0.55</text:p>
          </table:table-cell>
          <table:table-cell table:style-name="ce6" table:formula="of:=luminance_units*unit_price" office:value-type="float" office:value="16.8397790055249" calcext:value-type="float">
            <text:p>16.84</text:p>
          </table:table-cell>
          <table:table-cell table:style-name="ce7" table:formula="of:=luminance_units*voltage/driver_voltage_max*driver_cost" office:value-type="currency" office:currency="USD" office:value="12.8956776080598" calcext:value-type="currency">
            <text:p>$12.90</text:p>
          </table:table-cell>
          <table:table-cell table:style-name="ce7" table:formula="of:=luminance_units*unit_price+illuminance_driver_cost" office:value-type="currency" office:currency="USD" office:value="29.7354566135847" calcext:value-type="currency">
            <text:p>$29.74</text:p>
          </table:table-cell>
          <table:table-cell table:style-name="ce7" table:formula="of:=power*luminance_units*on_time_hours*365/1000*energy_cost" office:value-type="currency" office:currency="USD" office:value="24.0053038674033" calcext:value-type="currency">
            <text:p>$24.01</text:p>
          </table:table-cell>
          <table:table-cell table:style-name="ce7" table:formula="of:=[.X106]*5" office:value-type="currency" office:currency="USD" office:value="120.026519337017" calcext:value-type="currency">
            <text:p>$120.03</text:p>
          </table:table-cell>
          <table:table-cell table:style-name="ce7" table:formula="of:=[.Y106]+[.W106]" office:value-type="currency" office:currency="USD" office:value="149.761975950601" calcext:value-type="currency">
            <text:p>$149.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SI-B8x11428001_REV0.0_10-24-17.pdf</text:p>
          </table:table-cell>
          <table:table-cell office:value-type="string" calcext:value-type="string">
            <text:p>1510-2464-ND</text:p>
          </table:table-cell>
          <table:table-cell office:value-type="string" calcext:value-type="string">
            <text:p>SI-B8T11428001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LT-M282C Gen3</text:p>
          </table:table-cell>
          <table:table-cell office:value-type="string" calcext:value-type="string">
            <text:p>4000K</text:p>
          </table:table-cell>
          <table:table-cell table:formula="of:=NUMBERVALUE(SUBSTITUTE([.F107];&quot;K&quot;;&quot;&quot;))" office:value-type="float" office:value="4000" calcext:value-type="float">
            <text:p>4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1650lm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450mA</text:p>
          </table:table-cell>
          <table:table-cell table:formula="of:=IF(NUMBERVALUE(SUBSTITUTE(SUBSTITUTE([.M107];&quot;A&quot;;&quot;&quot;);&quot;m&quot;;&quot;&quot;);&quot;.&quot;)&gt;100;NUMBERVALUE(SUBSTITUTE(SUBSTITUTE([.M107];&quot;A&quot;;&quot;&quot;);&quot;m&quot;;&quot;&quot;);&quot;.&quot;);NUMBERVALUE(SUBSTITUTE(SUBSTITUTE([.M107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07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63.157894736842" calcext:value-type="float">
            <text:p>263</text:p>
          </table:table-cell>
          <table:table-cell table:style-name="ce6" table:formula="of:=luminance/flux" office:value-type="float" office:value="3.03030303030303" calcext:value-type="float">
            <text:p>3.03</text:p>
          </table:table-cell>
          <table:table-cell table:style-name="ce6" table:formula="of:=luminance_units*unit_price" office:value-type="float" office:value="19" calcext:value-type="float">
            <text:p>19.00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54.3654188948307" calcext:value-type="currency">
            <text:p>$54.37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07]*5" office:value-type="currency" office:currency="USD" office:value="98.7490909090909" calcext:value-type="currency">
            <text:p>$98.75</text:p>
          </table:table-cell>
          <table:table-cell table:style-name="ce7" table:formula="of:=[.Y107]+[.W107]" office:value-type="currency" office:currency="USD" office:value="153.114509803922" calcext:value-type="currency">
            <text:p>$153.1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SI-B8x11428001_REV0.0_10-24-17.pdf</text:p>
          </table:table-cell>
          <table:table-cell office:value-type="string" calcext:value-type="string">
            <text:p>1510-2465-ND</text:p>
          </table:table-cell>
          <table:table-cell office:value-type="string" calcext:value-type="string">
            <text:p>SI-B8R11428001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LT-M282C Gen3</text:p>
          </table:table-cell>
          <table:table-cell office:value-type="string" calcext:value-type="string">
            <text:p>5000K</text:p>
          </table:table-cell>
          <table:table-cell table:formula="of:=NUMBERVALUE(SUBSTITUTE([.F108];&quot;K&quot;;&quot;&quot;))" office:value-type="float" office:value="5000" calcext:value-type="float">
            <text:p>5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1650lm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450mA</text:p>
          </table:table-cell>
          <table:table-cell table:formula="of:=IF(NUMBERVALUE(SUBSTITUTE(SUBSTITUTE([.M108];&quot;A&quot;;&quot;&quot;);&quot;m&quot;;&quot;&quot;);&quot;.&quot;)&gt;100;NUMBERVALUE(SUBSTITUTE(SUBSTITUTE([.M108];&quot;A&quot;;&quot;&quot;);&quot;m&quot;;&quot;&quot;);&quot;.&quot;);NUMBERVALUE(SUBSTITUTE(SUBSTITUTE([.M108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08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63.157894736842" calcext:value-type="float">
            <text:p>263</text:p>
          </table:table-cell>
          <table:table-cell table:style-name="ce6" table:formula="of:=luminance/flux" office:value-type="float" office:value="3.03030303030303" calcext:value-type="float">
            <text:p>3.03</text:p>
          </table:table-cell>
          <table:table-cell table:style-name="ce6" table:formula="of:=luminance_units*unit_price" office:value-type="float" office:value="19" calcext:value-type="float">
            <text:p>19.00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54.3654188948307" calcext:value-type="currency">
            <text:p>$54.37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08]*5" office:value-type="currency" office:currency="USD" office:value="98.7490909090909" calcext:value-type="currency">
            <text:p>$98.75</text:p>
          </table:table-cell>
          <table:table-cell table:style-name="ce7" table:formula="of:=[.Y108]+[.W108]" office:value-type="currency" office:currency="USD" office:value="153.114509803922" calcext:value-type="currency">
            <text:p>$153.1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60-ND</text:p>
          </table:table-cell>
          <table:table-cell office:value-type="string" calcext:value-type="string">
            <text:p>SI-B8U152560WW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LT-M562B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140lm (Typ)</text:p>
          </table:table-cell>
          <table:table-cell table:formula="of:=NUMBERVALUE(SUBSTITUTE([.K109];&quot;lm (Typ)&quot;;&quot;&quot;))" office:value-type="float" office:value="2140" calcext:value-type="float">
            <text:p>2140</text:p>
          </table:table-cell>
          <table:table-cell office:value-type="string" calcext:value-type="string">
            <text:p>600mA</text:p>
          </table:table-cell>
          <table:table-cell table:formula="of:=IF(NUMBERVALUE(SUBSTITUTE(SUBSTITUTE([.M109];&quot;A&quot;;&quot;&quot;);&quot;m&quot;;&quot;&quot;);&quot;.&quot;)&gt;100;NUMBERVALUE(SUBSTITUTE(SUBSTITUTE([.M109];&quot;A&quot;;&quot;&quot;);&quot;m&quot;;&quot;&quot;);&quot;.&quot;);NUMBERVALUE(SUBSTITUTE(SUBSTITUTE([.M109];&quot;A&quot;;&quot;&quot;);&quot;m&quot;;&quot;&quot;);&quot;.&quot;)*1000)" office:value-type="float" office:value="600" calcext:value-type="float">
            <text:p>600</text:p>
          </table:table-cell>
          <table:table-cell office:value-type="string" calcext:value-type="string">
            <text:p>24.8V</text:p>
          </table:table-cell>
          <table:table-cell table:formula="of:=NUMBERVALUE(SUBSTITUTE([.O109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4.88" calcext:value-type="float">
            <text:p>15</text:p>
          </table:table-cell>
          <table:table-cell table:style-name="ce5" table:formula="of:=flux/power" office:value-type="float" office:value="143.817204301075" calcext:value-type="float">
            <text:p>144</text:p>
          </table:table-cell>
          <table:table-cell table:style-name="ce5" table:formula="of:=flux/unit_price" office:value-type="float" office:value="210.629921259842" calcext:value-type="float">
            <text:p>211</text:p>
          </table:table-cell>
          <table:table-cell table:style-name="ce6" table:formula="of:=luminance/flux" office:value-type="float" office:value="2.33644859813084" calcext:value-type="float">
            <text:p>2.34</text:p>
          </table:table-cell>
          <table:table-cell table:style-name="ce6" table:formula="of:=luminance_units*unit_price" office:value-type="float" office:value="23.7383177570093" calcext:value-type="float">
            <text:p>23.74</text:p>
          </table:table-cell>
          <table:table-cell table:style-name="ce7" table:formula="of:=luminance_units*voltage/driver_voltage_max*driver_cost" office:value-type="currency" office:currency="USD" office:value="27.2677295217152" calcext:value-type="currency">
            <text:p>$27.27</text:p>
          </table:table-cell>
          <table:table-cell table:style-name="ce7" table:formula="of:=luminance_units*unit_price+illuminance_driver_cost" office:value-type="currency" office:currency="USD" office:value="51.0060472787246" calcext:value-type="currency">
            <text:p>$51.01</text:p>
          </table:table-cell>
          <table:table-cell table:style-name="ce7" table:formula="of:=power*luminance_units*on_time_hours*365/1000*energy_cost" office:value-type="currency" office:currency="USD" office:value="20.3035514018691" calcext:value-type="currency">
            <text:p>$20.30</text:p>
          </table:table-cell>
          <table:table-cell table:style-name="ce7" table:formula="of:=[.X109]*5" office:value-type="currency" office:currency="USD" office:value="101.517757009346" calcext:value-type="currency">
            <text:p>$101.52</text:p>
          </table:table-cell>
          <table:table-cell table:style-name="ce7" table:formula="of:=[.Y109]+[.W109]" office:value-type="currency" office:currency="USD" office:value="152.52380428807" calcext:value-type="currency">
            <text:p>$152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18-ND</text:p>
          </table:table-cell>
          <table:table-cell office:value-type="string" calcext:value-type="string">
            <text:p>SI-B8R113560WW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LT-M562A_G2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650lm (Typ)</text:p>
          </table:table-cell>
          <table:table-cell table:formula="of:=NUMBERVALUE(SUBSTITUTE([.K110];&quot;lm (Typ)&quot;;&quot;&quot;))" office:value-type="float" office:value="1650" calcext:value-type="float">
            <text:p>1650</text:p>
          </table:table-cell>
          <table:table-cell office:value-type="string" calcext:value-type="string">
            <text:p>450mA</text:p>
          </table:table-cell>
          <table:table-cell table:formula="of:=IF(NUMBERVALUE(SUBSTITUTE(SUBSTITUTE([.M110];&quot;A&quot;;&quot;&quot;);&quot;m&quot;;&quot;&quot;);&quot;.&quot;)&gt;100;NUMBERVALUE(SUBSTITUTE(SUBSTITUTE([.M110];&quot;A&quot;;&quot;&quot;);&quot;m&quot;;&quot;&quot;);&quot;.&quot;);NUMBERVALUE(SUBSTITUTE(SUBSTITUTE([.M110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10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48.12030075188" calcext:value-type="float">
            <text:p>248</text:p>
          </table:table-cell>
          <table:table-cell table:style-name="ce6" table:formula="of:=luminance/flux" office:value-type="float" office:value="3.03030303030303" calcext:value-type="float">
            <text:p>3.03</text:p>
          </table:table-cell>
          <table:table-cell table:style-name="ce6" table:formula="of:=luminance_units*unit_price" office:value-type="float" office:value="20.1515151515152" calcext:value-type="float">
            <text:p>20.15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55.5169340463458" calcext:value-type="currency">
            <text:p>$55.52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10]*5" office:value-type="currency" office:currency="USD" office:value="98.7490909090909" calcext:value-type="currency">
            <text:p>$98.75</text:p>
          </table:table-cell>
          <table:table-cell table:style-name="ce7" table:formula="of:=[.Y110]+[.W110]" office:value-type="currency" office:currency="USD" office:value="154.266024955437" calcext:value-type="currency">
            <text:p>$154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4-ND</text:p>
          </table:table-cell>
          <table:table-cell office:value-type="string" calcext:value-type="string">
            <text:p>SI-B8T114280WW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LT-M282C_G2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650lm (Typ)</text:p>
          </table:table-cell>
          <table:table-cell table:formula="of:=NUMBERVALUE(SUBSTITUTE([.K111];&quot;lm (Typ)&quot;;&quot;&quot;))" office:value-type="float" office:value="1650" calcext:value-type="float">
            <text:p>1650</text:p>
          </table:table-cell>
          <table:table-cell office:value-type="string" calcext:value-type="string">
            <text:p>450mA</text:p>
          </table:table-cell>
          <table:table-cell table:formula="of:=IF(NUMBERVALUE(SUBSTITUTE(SUBSTITUTE([.M111];&quot;A&quot;;&quot;&quot;);&quot;m&quot;;&quot;&quot;);&quot;.&quot;)&gt;100;NUMBERVALUE(SUBSTITUTE(SUBSTITUTE([.M111];&quot;A&quot;;&quot;&quot;);&quot;m&quot;;&quot;&quot;);&quot;.&quot;);NUMBERVALUE(SUBSTITUTE(SUBSTITUTE([.M111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11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44.807121661721" calcext:value-type="float">
            <text:p>245</text:p>
          </table:table-cell>
          <table:table-cell table:style-name="ce6" table:formula="of:=luminance/flux" office:value-type="float" office:value="3.03030303030303" calcext:value-type="float">
            <text:p>3.03</text:p>
          </table:table-cell>
          <table:table-cell table:style-name="ce6" table:formula="of:=luminance_units*unit_price" office:value-type="float" office:value="20.4242424242424" calcext:value-type="float">
            <text:p>20.42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55.7896613190731" calcext:value-type="currency">
            <text:p>$55.79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11]*5" office:value-type="currency" office:currency="USD" office:value="98.7490909090909" calcext:value-type="currency">
            <text:p>$98.75</text:p>
          </table:table-cell>
          <table:table-cell table:style-name="ce7" table:formula="of:=[.Y111]+[.W111]" office:value-type="currency" office:currency="USD" office:value="154.538752228164" calcext:value-type="currency">
            <text:p>$154.5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29-ND</text:p>
          </table:table-cell>
          <table:table-cell office:value-type="string" calcext:value-type="string">
            <text:p>SI-B8R114280WW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LT-M282C_G2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650lm (Typ)</text:p>
          </table:table-cell>
          <table:table-cell table:formula="of:=NUMBERVALUE(SUBSTITUTE([.K112];&quot;lm (Typ)&quot;;&quot;&quot;))" office:value-type="float" office:value="1650" calcext:value-type="float">
            <text:p>1650</text:p>
          </table:table-cell>
          <table:table-cell office:value-type="string" calcext:value-type="string">
            <text:p>450mA</text:p>
          </table:table-cell>
          <table:table-cell table:formula="of:=IF(NUMBERVALUE(SUBSTITUTE(SUBSTITUTE([.M112];&quot;A&quot;;&quot;&quot;);&quot;m&quot;;&quot;&quot;);&quot;.&quot;)&gt;100;NUMBERVALUE(SUBSTITUTE(SUBSTITUTE([.M112];&quot;A&quot;;&quot;&quot;);&quot;m&quot;;&quot;&quot;);&quot;.&quot;);NUMBERVALUE(SUBSTITUTE(SUBSTITUTE([.M112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12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244.444444444444" calcext:value-type="float">
            <text:p>244</text:p>
          </table:table-cell>
          <table:table-cell table:style-name="ce6" table:formula="of:=luminance/flux" office:value-type="float" office:value="3.03030303030303" calcext:value-type="float">
            <text:p>3.03</text:p>
          </table:table-cell>
          <table:table-cell table:style-name="ce6" table:formula="of:=luminance_units*unit_price" office:value-type="float" office:value="20.4545454545455" calcext:value-type="float">
            <text:p>20.45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55.8199643493761" calcext:value-type="currency">
            <text:p>$55.82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12]*5" office:value-type="currency" office:currency="USD" office:value="98.7490909090909" calcext:value-type="currency">
            <text:p>$98.75</text:p>
          </table:table-cell>
          <table:table-cell table:style-name="ce7" table:formula="of:=[.Y112]+[.W112]" office:value-type="currency" office:currency="USD" office:value="154.569055258467" calcext:value-type="currency">
            <text:p>$154.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1-ND</text:p>
          </table:table-cell>
          <table:table-cell office:value-type="string" calcext:value-type="string">
            <text:p>SI-B8U15156CWW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LT-V562B</text:p>
          </table:table-cell>
          <table:table-cell office:value-type="string" calcext:value-type="string">
            <text:p>3500K 3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109lm (Typ)</text:p>
          </table:table-cell>
          <table:table-cell table:formula="of:=NUMBERVALUE(SUBSTITUTE([.K113];&quot;lm (Typ)&quot;;&quot;&quot;))" office:value-type="float" office:value="2109" calcext:value-type="float">
            <text:p>2109</text:p>
          </table:table-cell>
          <table:table-cell office:value-type="string" calcext:value-type="string">
            <text:p>630mA</text:p>
          </table:table-cell>
          <table:table-cell table:formula="of:=IF(NUMBERVALUE(SUBSTITUTE(SUBSTITUTE([.M113];&quot;A&quot;;&quot;&quot;);&quot;m&quot;;&quot;&quot;);&quot;.&quot;)&gt;100;NUMBERVALUE(SUBSTITUTE(SUBSTITUTE([.M113];&quot;A&quot;;&quot;&quot;);&quot;m&quot;;&quot;&quot;);&quot;.&quot;);NUMBERVALUE(SUBSTITUTE(SUBSTITUTE([.M113];&quot;A&quot;;&quot;&quot;);&quot;m&quot;;&quot;&quot;);&quot;.&quot;)*1000)" office:value-type="float" office:value="630" calcext:value-type="float">
            <text:p>630</text:p>
          </table:table-cell>
          <table:table-cell office:value-type="string" calcext:value-type="string">
            <text:p>25.4V</text:p>
          </table:table-cell>
          <table:table-cell table:formula="of:=NUMBERVALUE(SUBSTITUTE([.O113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16.002" calcext:value-type="float">
            <text:p>16</text:p>
          </table:table-cell>
          <table:table-cell table:style-name="ce5" table:formula="of:=flux/power" office:value-type="float" office:value="131.796025496813" calcext:value-type="float">
            <text:p>132</text:p>
          </table:table-cell>
          <table:table-cell table:style-name="ce5" table:formula="of:=flux/unit_price" office:value-type="float" office:value="341.815235008104" calcext:value-type="float">
            <text:p>342</text:p>
          </table:table-cell>
          <table:table-cell table:style-name="ce6" table:formula="of:=luminance/flux" office:value-type="float" office:value="2.37079184447605" calcext:value-type="float">
            <text:p>2.37</text:p>
          </table:table-cell>
          <table:table-cell table:style-name="ce6" table:formula="of:=luminance_units*unit_price" office:value-type="float" office:value="14.6277856804173" calcext:value-type="float">
            <text:p>14.63</text:p>
          </table:table-cell>
          <table:table-cell table:style-name="ce7" table:formula="of:=luminance_units*voltage/driver_voltage_max*driver_cost" office:value-type="currency" office:currency="USD" office:value="28.3379354586785" calcext:value-type="currency">
            <text:p>$28.34</text:p>
          </table:table-cell>
          <table:table-cell table:style-name="ce7" table:formula="of:=luminance_units*unit_price+illuminance_driver_cost" office:value-type="currency" office:currency="USD" office:value="42.9657211390957" calcext:value-type="currency">
            <text:p>$42.97</text:p>
          </table:table-cell>
          <table:table-cell table:style-name="ce7" table:formula="of:=power*luminance_units*on_time_hours*365/1000*energy_cost" office:value-type="currency" office:currency="USD" office:value="22.1554480796586" calcext:value-type="currency">
            <text:p>$22.16</text:p>
          </table:table-cell>
          <table:table-cell table:style-name="ce7" table:formula="of:=[.X113]*5" office:value-type="currency" office:currency="USD" office:value="110.777240398293" calcext:value-type="currency">
            <text:p>$110.78</text:p>
          </table:table-cell>
          <table:table-cell table:style-name="ce7" table:formula="of:=[.Y113]+[.W113]" office:value-type="currency" office:currency="USD" office:value="153.742961537389" calcext:value-type="currency">
            <text:p>$153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564-ND</text:p>
          </table:table-cell>
          <table:table-cell office:value-type="string" calcext:value-type="string">
            <text:p>SL-B8U2N60L1WW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inFlux_L03</text:p>
          </table:table-cell>
          <table:table-cell office:value-type="string" calcext:value-type="string">
            <text:p>3500K</text:p>
          </table:table-cell>
          <table:table-cell table:formula="of:=NUMBERVALUE(SUBSTITUTE([.F114];&quot;K&quot;;&quot;&quot;))" office:value-type="float" office:value="3500" calcext:value-type="float">
            <text:p>3500</text:p>
          </table:table-cell>
          <table:table-cell office:value-type="string" calcext:value-type="string">
            <text:p>1.15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670lm (Typ)</text:p>
          </table:table-cell>
          <table:table-cell table:formula="of:=NUMBERVALUE(SUBSTITUTE([.K114];&quot;lm (Typ)&quot;;&quot;&quot;))" office:value-type="float" office:value="2670" calcext:value-type="float">
            <text:p>2670</text:p>
          </table:table-cell>
          <table:table-cell office:value-type="string" calcext:value-type="string">
            <text:p>1.15A</text:p>
          </table:table-cell>
          <table:table-cell table:formula="of:=IF(NUMBERVALUE(SUBSTITUTE(SUBSTITUTE([.M114];&quot;A&quot;;&quot;&quot;);&quot;m&quot;;&quot;&quot;);&quot;.&quot;)&gt;100;NUMBERVALUE(SUBSTITUTE(SUBSTITUTE([.M114];&quot;A&quot;;&quot;&quot;);&quot;m&quot;;&quot;&quot;);&quot;.&quot;);NUMBERVALUE(SUBSTITUTE(SUBSTITUTE([.M114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18.1V</text:p>
          </table:table-cell>
          <table:table-cell table:formula="of:=NUMBERVALUE(SUBSTITUTE([.O114];&quot;V&quot;;&quot;&quot;);&quot;.&quot;)" office:value-type="float" office:value="18.1" calcext:value-type="float">
            <text:p>18.1</text:p>
          </table:table-cell>
          <table:table-cell table:style-name="ce4" table:formula="of:=voltage*current/1000" office:value-type="float" office:value="20.815" calcext:value-type="float">
            <text:p>21</text:p>
          </table:table-cell>
          <table:table-cell table:style-name="ce5" table:formula="of:=flux/power" office:value-type="float" office:value="128.272880134518" calcext:value-type="float">
            <text:p>128</text:p>
          </table:table-cell>
          <table:table-cell table:style-name="ce5" table:formula="of:=flux/unit_price" office:value-type="float" office:value="222.685571309424" calcext:value-type="float">
            <text:p>223</text:p>
          </table:table-cell>
          <table:table-cell table:style-name="ce6" table:formula="of:=luminance/flux" office:value-type="float" office:value="1.87265917602996" calcext:value-type="float">
            <text:p>1.87</text:p>
          </table:table-cell>
          <table:table-cell table:style-name="ce6" table:formula="of:=luminance_units*unit_price" office:value-type="float" office:value="22.4531835205992" calcext:value-type="float">
            <text:p>22.45</text:p>
          </table:table-cell>
          <table:table-cell table:style-name="ce7" table:formula="of:=luminance_units*voltage/driver_voltage_max*driver_cost" office:value-type="currency" office:currency="USD" office:value="15.9506499228905" calcext:value-type="currency">
            <text:p>$15.95</text:p>
          </table:table-cell>
          <table:table-cell table:style-name="ce7" table:formula="of:=luminance_units*unit_price+illuminance_driver_cost" office:value-type="currency" office:currency="USD" office:value="38.4038334434898" calcext:value-type="currency">
            <text:p>$38.40</text:p>
          </table:table-cell>
          <table:table-cell table:style-name="ce7" table:formula="of:=power*luminance_units*on_time_hours*365/1000*energy_cost" office:value-type="currency" office:currency="USD" office:value="22.7639700374532" calcext:value-type="currency">
            <text:p>$22.76</text:p>
          </table:table-cell>
          <table:table-cell table:style-name="ce7" table:formula="of:=[.X114]*5" office:value-type="currency" office:currency="USD" office:value="113.819850187266" calcext:value-type="currency">
            <text:p>$113.82</text:p>
          </table:table-cell>
          <table:table-cell table:style-name="ce7" table:formula="of:=[.Y114]+[.W114]" office:value-type="currency" office:currency="USD" office:value="152.223683630756" calcext:value-type="currency">
            <text:p>$152.2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563-ND</text:p>
          </table:table-cell>
          <table:table-cell office:value-type="string" calcext:value-type="string">
            <text:p>SL-B8U1N40L1WW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inFlux_S02</text:p>
          </table:table-cell>
          <table:table-cell office:value-type="string" calcext:value-type="string">
            <text:p>3500K</text:p>
          </table:table-cell>
          <table:table-cell table:formula="of:=NUMBERVALUE(SUBSTITUTE([.F115];&quot;K&quot;;&quot;&quot;))" office:value-type="float" office:value="3500" calcext:value-type="float">
            <text:p>35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130lm (Typ)</text:p>
          </table:table-cell>
          <table:table-cell table:formula="of:=NUMBERVALUE(SUBSTITUTE([.K115];&quot;lm (Typ)&quot;;&quot;&quot;))" office:value-type="float" office:value="2130" calcext:value-type="float">
            <text:p>2130</text:p>
          </table:table-cell>
          <table:table-cell office:value-type="string" calcext:value-type="string">
            <text:p>1.38A</text:p>
          </table:table-cell>
          <table:table-cell table:formula="of:=IF(NUMBERVALUE(SUBSTITUTE(SUBSTITUTE([.M115];&quot;A&quot;;&quot;&quot;);&quot;m&quot;;&quot;&quot;);&quot;.&quot;)&gt;100;NUMBERVALUE(SUBSTITUTE(SUBSTITUTE([.M115];&quot;A&quot;;&quot;&quot;);&quot;m&quot;;&quot;&quot;);&quot;.&quot;);NUMBERVALUE(SUBSTITUTE(SUBSTITUTE([.M115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12.1V</text:p>
          </table:table-cell>
          <table:table-cell table:formula="of:=NUMBERVALUE(SUBSTITUTE([.O115];&quot;V&quot;;&quot;&quot;);&quot;.&quot;)" office:value-type="float" office:value="12.1" calcext:value-type="float">
            <text:p>12.1</text:p>
          </table:table-cell>
          <table:table-cell table:style-name="ce4" table:formula="of:=voltage*current/1000" office:value-type="float" office:value="16.698" calcext:value-type="float">
            <text:p>17</text:p>
          </table:table-cell>
          <table:table-cell table:style-name="ce5" table:formula="of:=flux/power" office:value-type="float" office:value="127.560186848724" calcext:value-type="float">
            <text:p>128</text:p>
          </table:table-cell>
          <table:table-cell table:style-name="ce5" table:formula="of:=flux/unit_price" office:value-type="float" office:value="205.797101449275" calcext:value-type="float">
            <text:p>206</text:p>
          </table:table-cell>
          <table:table-cell table:style-name="ce6" table:formula="of:=luminance/flux" office:value-type="float" office:value="2.34741784037559" calcext:value-type="float">
            <text:p>2.35</text:p>
          </table:table-cell>
          <table:table-cell table:style-name="ce6" table:formula="of:=luminance_units*unit_price" office:value-type="float" office:value="24.2957746478873" calcext:value-type="float">
            <text:p>24.30</text:p>
          </table:table-cell>
          <table:table-cell table:style-name="ce7" table:formula="of:=luminance_units*voltage/driver_voltage_max*driver_cost" office:value-type="currency" office:currency="USD" office:value="13.3664733499033" calcext:value-type="currency">
            <text:p>$13.37</text:p>
          </table:table-cell>
          <table:table-cell table:style-name="ce7" table:formula="of:=luminance_units*unit_price+illuminance_driver_cost" office:value-type="currency" office:currency="USD" office:value="37.6622479977907" calcext:value-type="currency">
            <text:p>$37.66</text:p>
          </table:table-cell>
          <table:table-cell table:style-name="ce7" table:formula="of:=power*luminance_units*on_time_hours*365/1000*energy_cost" office:value-type="currency" office:currency="USD" office:value="22.8911549295775" calcext:value-type="currency">
            <text:p>$22.89</text:p>
          </table:table-cell>
          <table:table-cell table:style-name="ce7" table:formula="of:=[.X115]*5" office:value-type="currency" office:currency="USD" office:value="114.455774647887" calcext:value-type="currency">
            <text:p>$114.46</text:p>
          </table:table-cell>
          <table:table-cell table:style-name="ce7" table:formula="of:=[.Y115]+[.W115]" office:value-type="currency" office:currency="USD" office:value="152.118022645678" calcext:value-type="currency">
            <text:p>$152.1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56-ND</text:p>
          </table:table-cell>
          <table:table-cell office:value-type="string" calcext:value-type="string">
            <text:p>SI-B8V221B2CUS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LT-VB22A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08A</text:p>
          </table:table-cell>
          <table:table-cell office:value-type="string" calcext:value-type="string">
            <text:p>112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696lm (Typ)</text:p>
          </table:table-cell>
          <table:table-cell table:formula="of:=NUMBERVALUE(SUBSTITUTE([.K116];&quot;lm (Typ)&quot;;&quot;&quot;))" office:value-type="float" office:value="2696" calcext:value-type="float">
            <text:p>2696</text:p>
          </table:table-cell>
          <table:table-cell office:value-type="string" calcext:value-type="string">
            <text:p>840mA</text:p>
          </table:table-cell>
          <table:table-cell table:formula="of:=IF(NUMBERVALUE(SUBSTITUTE(SUBSTITUTE([.M116];&quot;A&quot;;&quot;&quot;);&quot;m&quot;;&quot;&quot;);&quot;.&quot;)&gt;100;NUMBERVALUE(SUBSTITUTE(SUBSTITUTE([.M116];&quot;A&quot;;&quot;&quot;);&quot;m&quot;;&quot;&quot;);&quot;.&quot;);NUMBERVALUE(SUBSTITUTE(SUBSTITUTE([.M116];&quot;A&quot;;&quot;&quot;);&quot;m&quot;;&quot;&quot;);&quot;.&quot;)*1000)" office:value-type="float" office:value="840" calcext:value-type="float">
            <text:p>840</text:p>
          </table:table-cell>
          <table:table-cell office:value-type="string" calcext:value-type="string">
            <text:p>25.2V</text:p>
          </table:table-cell>
          <table:table-cell table:formula="of:=NUMBERVALUE(SUBSTITUTE([.O116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21.168" calcext:value-type="float">
            <text:p>21</text:p>
          </table:table-cell>
          <table:table-cell table:style-name="ce5" table:formula="of:=flux/power" office:value-type="float" office:value="127.362055933485" calcext:value-type="float">
            <text:p>127</text:p>
          </table:table-cell>
          <table:table-cell table:style-name="ce5" table:formula="of:=flux/unit_price" office:value-type="float" office:value="290.830636461704" calcext:value-type="float">
            <text:p>291</text:p>
          </table:table-cell>
          <table:table-cell table:style-name="ce6" table:formula="of:=luminance/flux" office:value-type="float" office:value="1.85459940652819" calcext:value-type="float">
            <text:p>1.85</text:p>
          </table:table-cell>
          <table:table-cell table:style-name="ce6" table:formula="of:=luminance_units*unit_price" office:value-type="float" office:value="17.1921364985163" calcext:value-type="float">
            <text:p>17.19</text:p>
          </table:table-cell>
          <table:table-cell table:style-name="ce7" table:formula="of:=luminance_units*voltage/driver_voltage_max*driver_cost" office:value-type="currency" office:currency="USD" office:value="21.9933670797696" calcext:value-type="currency">
            <text:p>$21.99</text:p>
          </table:table-cell>
          <table:table-cell table:style-name="ce7" table:formula="of:=luminance_units*unit_price+illuminance_driver_cost" office:value-type="currency" office:currency="USD" office:value="39.1855035782859" calcext:value-type="currency">
            <text:p>$39.19</text:p>
          </table:table-cell>
          <table:table-cell table:style-name="ce7" table:formula="of:=power*luminance_units*on_time_hours*365/1000*energy_cost" office:value-type="currency" office:currency="USD" office:value="22.926765578635" calcext:value-type="currency">
            <text:p>$22.93</text:p>
          </table:table-cell>
          <table:table-cell table:style-name="ce7" table:formula="of:=[.X116]*5" office:value-type="currency" office:currency="USD" office:value="114.633827893175" calcext:value-type="currency">
            <text:p>$114.63</text:p>
          </table:table-cell>
          <table:table-cell table:style-name="ce7" table:formula="of:=[.Y116]+[.W116]" office:value-type="currency" office:currency="USD" office:value="153.819331471461" calcext:value-type="currency">
            <text:p>$153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SL-B8(T,R)7NK0L2WW.pdf</text:p>
          </table:table-cell>
          <table:table-cell office:value-type="string" calcext:value-type="string">
            <text:p>1510-1272-ND</text:p>
          </table:table-cell>
          <table:table-cell office:value-type="string" calcext:value-type="string">
            <text:p>SL-B8T7NK0L2WW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LT-F564A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58.80mm L x 40.0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8850lm (Typ)</text:p>
          </table:table-cell>
          <table:table-cell table:formula="of:=NUMBERVALUE(SUBSTITUTE([.K117];&quot;lm (Typ)&quot;;&quot;&quot;))" office:value-type="float" office:value="8850" calcext:value-type="float">
            <text:p>8850</text:p>
          </table:table-cell>
          <table:table-cell office:value-type="string" calcext:value-type="string">
            <text:p>1.5A</text:p>
          </table:table-cell>
          <table:table-cell table:formula="of:=IF(NUMBERVALUE(SUBSTITUTE(SUBSTITUTE([.M117];&quot;A&quot;;&quot;&quot;);&quot;m&quot;;&quot;&quot;);&quot;.&quot;)&gt;100;NUMBERVALUE(SUBSTITUTE(SUBSTITUTE([.M117];&quot;A&quot;;&quot;&quot;);&quot;m&quot;;&quot;&quot;);&quot;.&quot;);NUMBERVALUE(SUBSTITUTE(SUBSTITUTE([.M117];&quot;A&quot;;&quot;&quot;);&quot;m&quot;;&quot;&quot;);&quot;.&quot;)*1000)" office:value-type="float" office:value="1500" calcext:value-type="float">
            <text:p>1500</text:p>
          </table:table-cell>
          <table:table-cell office:value-type="string" calcext:value-type="string">
            <text:p>49.6V</text:p>
          </table:table-cell>
          <table:table-cell table:formula="of:=NUMBERVALUE(SUBSTITUTE([.O117];&quot;V&quot;;&quot;&quot;);&quot;.&quot;)" office:value-type="float" office:value="49.6" calcext:value-type="float">
            <text:p>49.6</text:p>
          </table:table-cell>
          <table:table-cell table:style-name="ce4" table:formula="of:=voltage*current/1000" office:value-type="float" office:value="74.4" calcext:value-type="float">
            <text:p>74</text:p>
          </table:table-cell>
          <table:table-cell table:style-name="ce5" table:formula="of:=flux/power" office:value-type="float" office:value="118.951612903226" calcext:value-type="float">
            <text:p>119</text:p>
          </table:table-cell>
          <table:table-cell table:style-name="ce5" table:formula="of:=flux/unit_price" office:value-type="float" office:value="290.354330708661" calcext:value-type="float">
            <text:p>290</text:p>
          </table:table-cell>
          <table:table-cell table:style-name="ce6" table:formula="of:=luminance/flux" office:value-type="float" office:value="0.564971751412429" calcext:value-type="float">
            <text:p>0.56</text:p>
          </table:table-cell>
          <table:table-cell table:style-name="ce6" table:formula="of:=luminance_units*unit_price" office:value-type="float" office:value="17.2203389830508" calcext:value-type="float">
            <text:p>17.22</text:p>
          </table:table-cell>
          <table:table-cell table:style-name="ce7" table:formula="of:=luminance_units*voltage/driver_voltage_max*driver_cost" office:value-type="currency" office:currency="USD" office:value="13.1871053506148" calcext:value-type="currency">
            <text:p>$13.19</text:p>
          </table:table-cell>
          <table:table-cell table:style-name="ce7" table:formula="of:=luminance_units*unit_price+illuminance_driver_cost" office:value-type="currency" office:currency="USD" office:value="30.4074443336657" calcext:value-type="currency">
            <text:p>$30.41</text:p>
          </table:table-cell>
          <table:table-cell table:style-name="ce7" table:formula="of:=power*luminance_units*on_time_hours*365/1000*energy_cost" office:value-type="currency" office:currency="USD" office:value="24.5477966101695" calcext:value-type="currency">
            <text:p>$24.55</text:p>
          </table:table-cell>
          <table:table-cell table:style-name="ce7" table:formula="of:=[.X117]*5" office:value-type="currency" office:currency="USD" office:value="122.738983050847" calcext:value-type="currency">
            <text:p>$122.74</text:p>
          </table:table-cell>
          <table:table-cell table:style-name="ce7" table:formula="of:=[.Y117]+[.W117]" office:value-type="currency" office:currency="USD" office:value="153.146427384513" calcext:value-type="currency">
            <text:p>$153.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4-ND</text:p>
          </table:table-cell>
          <table:table-cell office:value-type="string" calcext:value-type="string">
            <text:p>SL-B8V2N60L1WW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inFlux_L03</text:p>
          </table:table-cell>
          <table:table-cell office:value-type="string" calcext:value-type="string">
            <text:p>3000K</text:p>
          </table:table-cell>
          <table:table-cell table:formula="of:=NUMBERVALUE(SUBSTITUTE([.F118];&quot;K&quot;;&quot;&quot;))" office:value-type="float" office:value="3000" calcext:value-type="float">
            <text:p>3000</text:p>
          </table:table-cell>
          <table:table-cell office:value-type="string" calcext:value-type="string">
            <text:p>1.15A</text:p>
          </table:table-cell>
          <table:table-cell office:value-type="string" calcext:value-type="string">
            <text:p>559.5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620lm (Typ)</text:p>
          </table:table-cell>
          <table:table-cell table:formula="of:=NUMBERVALUE(SUBSTITUTE([.K118];&quot;lm (Typ)&quot;;&quot;&quot;))" office:value-type="float" office:value="2620" calcext:value-type="float">
            <text:p>2620</text:p>
          </table:table-cell>
          <table:table-cell office:value-type="string" calcext:value-type="string">
            <text:p>1.15A</text:p>
          </table:table-cell>
          <table:table-cell table:formula="of:=IF(NUMBERVALUE(SUBSTITUTE(SUBSTITUTE([.M118];&quot;A&quot;;&quot;&quot;);&quot;m&quot;;&quot;&quot;);&quot;.&quot;)&gt;100;NUMBERVALUE(SUBSTITUTE(SUBSTITUTE([.M118];&quot;A&quot;;&quot;&quot;);&quot;m&quot;;&quot;&quot;);&quot;.&quot;);NUMBERVALUE(SUBSTITUTE(SUBSTITUTE([.M118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18.1V</text:p>
          </table:table-cell>
          <table:table-cell table:formula="of:=NUMBERVALUE(SUBSTITUTE([.O118];&quot;V&quot;;&quot;&quot;);&quot;.&quot;)" office:value-type="float" office:value="18.1" calcext:value-type="float">
            <text:p>18.1</text:p>
          </table:table-cell>
          <table:table-cell table:style-name="ce4" table:formula="of:=voltage*current/1000" office:value-type="float" office:value="20.815" calcext:value-type="float">
            <text:p>21</text:p>
          </table:table-cell>
          <table:table-cell table:style-name="ce5" table:formula="of:=flux/power" office:value-type="float" office:value="125.870766274321" calcext:value-type="float">
            <text:p>126</text:p>
          </table:table-cell>
          <table:table-cell table:style-name="ce5" table:formula="of:=flux/unit_price" office:value-type="float" office:value="226.839826839827" calcext:value-type="float">
            <text:p>227</text:p>
          </table:table-cell>
          <table:table-cell table:style-name="ce6" table:formula="of:=luminance/flux" office:value-type="float" office:value="1.90839694656489" calcext:value-type="float">
            <text:p>1.91</text:p>
          </table:table-cell>
          <table:table-cell table:style-name="ce6" table:formula="of:=luminance_units*unit_price" office:value-type="float" office:value="22.0419847328244" calcext:value-type="float">
            <text:p>22.04</text:p>
          </table:table-cell>
          <table:table-cell table:style-name="ce7" table:formula="of:=luminance_units*voltage/driver_voltage_max*driver_cost" office:value-type="currency" office:currency="USD" office:value="16.2550516389762" calcext:value-type="currency">
            <text:p>$16.26</text:p>
          </table:table-cell>
          <table:table-cell table:style-name="ce7" table:formula="of:=luminance_units*unit_price+illuminance_driver_cost" office:value-type="currency" office:currency="USD" office:value="38.2970363718006" calcext:value-type="currency">
            <text:p>$38.30</text:p>
          </table:table-cell>
          <table:table-cell table:style-name="ce7" table:formula="of:=power*luminance_units*on_time_hours*365/1000*energy_cost" office:value-type="currency" office:currency="USD" office:value="23.1983969465649" calcext:value-type="currency">
            <text:p>$23.20</text:p>
          </table:table-cell>
          <table:table-cell table:style-name="ce7" table:formula="of:=[.X118]*5" office:value-type="currency" office:currency="USD" office:value="115.991984732825" calcext:value-type="currency">
            <text:p>$115.99</text:p>
          </table:table-cell>
          <table:table-cell table:style-name="ce7" table:formula="of:=[.Y118]+[.W118]" office:value-type="currency" office:currency="USD" office:value="154.289021104625" calcext:value-type="currency">
            <text:p>$154.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22-ND</text:p>
          </table:table-cell>
          <table:table-cell office:value-type="string" calcext:value-type="string">
            <text:p>SI-B8V152560WW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LT-M562B_G2</text:p>
          </table:table-cell>
          <table:table-cell office:value-type="string" calcext:value-type="string">
            <text:p>3000K 4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2105lm (Typ)</text:p>
          </table:table-cell>
          <table:table-cell table:formula="of:=NUMBERVALUE(SUBSTITUTE([.K119];&quot;lm (Typ)&quot;;&quot;&quot;))" office:value-type="float" office:value="2105" calcext:value-type="float">
            <text:p>2105</text:p>
          </table:table-cell>
          <table:table-cell office:value-type="string" calcext:value-type="string">
            <text:p>600mA</text:p>
          </table:table-cell>
          <table:table-cell table:formula="of:=IF(NUMBERVALUE(SUBSTITUTE(SUBSTITUTE([.M119];&quot;A&quot;;&quot;&quot;);&quot;m&quot;;&quot;&quot;);&quot;.&quot;)&gt;100;NUMBERVALUE(SUBSTITUTE(SUBSTITUTE([.M119];&quot;A&quot;;&quot;&quot;);&quot;m&quot;;&quot;&quot;);&quot;.&quot;);NUMBERVALUE(SUBSTITUTE(SUBSTITUTE([.M119];&quot;A&quot;;&quot;&quot;);&quot;m&quot;;&quot;&quot;);&quot;.&quot;)*1000)" office:value-type="float" office:value="600" calcext:value-type="float">
            <text:p>600</text:p>
          </table:table-cell>
          <table:table-cell office:value-type="string" calcext:value-type="string">
            <text:p>24.8V</text:p>
          </table:table-cell>
          <table:table-cell table:formula="of:=NUMBERVALUE(SUBSTITUTE([.O119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4.88" calcext:value-type="float">
            <text:p>15</text:p>
          </table:table-cell>
          <table:table-cell table:style-name="ce5" table:formula="of:=flux/power" office:value-type="float" office:value="141.465053763441" calcext:value-type="float">
            <text:p>141</text:p>
          </table:table-cell>
          <table:table-cell table:style-name="ce5" table:formula="of:=flux/unit_price" office:value-type="float" office:value="196.545284780579" calcext:value-type="float">
            <text:p>197</text:p>
          </table:table-cell>
          <table:table-cell table:style-name="ce6" table:formula="of:=luminance/flux" office:value-type="float" office:value="2.37529691211401" calcext:value-type="float">
            <text:p>2.38</text:p>
          </table:table-cell>
          <table:table-cell table:style-name="ce6" table:formula="of:=luminance_units*unit_price" office:value-type="float" office:value="25.4394299287411" calcext:value-type="float">
            <text:p>25.44</text:p>
          </table:table-cell>
          <table:table-cell table:style-name="ce7" table:formula="of:=luminance_units*voltage/driver_voltage_max*driver_cost" office:value-type="currency" office:currency="USD" office:value="27.7211121978483" calcext:value-type="currency">
            <text:p>$27.72</text:p>
          </table:table-cell>
          <table:table-cell table:style-name="ce7" table:formula="of:=luminance_units*unit_price+illuminance_driver_cost" office:value-type="currency" office:currency="USD" office:value="53.1605421265894" calcext:value-type="currency">
            <text:p>$53.16</text:p>
          </table:table-cell>
          <table:table-cell table:style-name="ce7" table:formula="of:=power*luminance_units*on_time_hours*365/1000*energy_cost" office:value-type="currency" office:currency="USD" office:value="20.6411401425178" calcext:value-type="currency">
            <text:p>$20.64</text:p>
          </table:table-cell>
          <table:table-cell table:style-name="ce7" table:formula="of:=[.X119]*5" office:value-type="currency" office:currency="USD" office:value="103.205700712589" calcext:value-type="currency">
            <text:p>$103.21</text:p>
          </table:table-cell>
          <table:table-cell table:style-name="ce7" table:formula="of:=[.Y119]+[.W119]" office:value-type="currency" office:currency="USD" office:value="156.366242839178" calcext:value-type="currency">
            <text:p>$156.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353-ND</text:p>
          </table:table-cell>
          <table:table-cell office:value-type="string" calcext:value-type="string">
            <text:p>SL-B8V1N40L1WW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inFlux_S02</text:p>
          </table:table-cell>
          <table:table-cell office:value-type="string" calcext:value-type="string">
            <text:p>3000K</text:p>
          </table:table-cell>
          <table:table-cell table:formula="of:=NUMBERVALUE(SUBSTITUTE([.F120];&quot;K&quot;;&quot;&quot;))" office:value-type="float" office:value="3000" calcext:value-type="float">
            <text:p>3000</text:p>
          </table:table-cell>
          <table:table-cell office:value-type="string" calcext:value-type="string">
            <text:p>1.38A</text:p>
          </table:table-cell>
          <table:table-cell office:value-type="string" calcext:value-type="string">
            <text:p>279.6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2095lm (Typ)</text:p>
          </table:table-cell>
          <table:table-cell table:formula="of:=NUMBERVALUE(SUBSTITUTE([.K120];&quot;lm (Typ)&quot;;&quot;&quot;))" office:value-type="float" office:value="2095" calcext:value-type="float">
            <text:p>2095</text:p>
          </table:table-cell>
          <table:table-cell office:value-type="string" calcext:value-type="string">
            <text:p>1.38A</text:p>
          </table:table-cell>
          <table:table-cell table:formula="of:=IF(NUMBERVALUE(SUBSTITUTE(SUBSTITUTE([.M120];&quot;A&quot;;&quot;&quot;);&quot;m&quot;;&quot;&quot;);&quot;.&quot;)&gt;100;NUMBERVALUE(SUBSTITUTE(SUBSTITUTE([.M120];&quot;A&quot;;&quot;&quot;);&quot;m&quot;;&quot;&quot;);&quot;.&quot;);NUMBERVALUE(SUBSTITUTE(SUBSTITUTE([.M120];&quot;A&quot;;&quot;&quot;);&quot;m&quot;;&quot;&quot;);&quot;.&quot;)*1000)" office:value-type="float" office:value="1380" calcext:value-type="float">
            <text:p>1380</text:p>
          </table:table-cell>
          <table:table-cell office:value-type="string" calcext:value-type="string">
            <text:p>12.1V</text:p>
          </table:table-cell>
          <table:table-cell table:formula="of:=NUMBERVALUE(SUBSTITUTE([.O120];&quot;V&quot;;&quot;&quot;);&quot;.&quot;)" office:value-type="float" office:value="12.1" calcext:value-type="float">
            <text:p>12.1</text:p>
          </table:table-cell>
          <table:table-cell table:style-name="ce4" table:formula="of:=voltage*current/1000" office:value-type="float" office:value="16.698" calcext:value-type="float">
            <text:p>17</text:p>
          </table:table-cell>
          <table:table-cell table:style-name="ce5" table:formula="of:=flux/power" office:value-type="float" office:value="125.464127440412" calcext:value-type="float">
            <text:p>125</text:p>
          </table:table-cell>
          <table:table-cell table:style-name="ce5" table:formula="of:=flux/unit_price" office:value-type="float" office:value="202.415458937198" calcext:value-type="float">
            <text:p>202</text:p>
          </table:table-cell>
          <table:table-cell table:style-name="ce6" table:formula="of:=luminance/flux" office:value-type="float" office:value="2.38663484486873" calcext:value-type="float">
            <text:p>2.39</text:p>
          </table:table-cell>
          <table:table-cell table:style-name="ce6" table:formula="of:=luminance_units*unit_price" office:value-type="float" office:value="24.7016706443914" calcext:value-type="float">
            <text:p>24.70</text:p>
          </table:table-cell>
          <table:table-cell table:style-name="ce7" table:formula="of:=luminance_units*voltage/driver_voltage_max*driver_cost" office:value-type="currency" office:currency="USD" office:value="13.5897795872526" calcext:value-type="currency">
            <text:p>$13.59</text:p>
          </table:table-cell>
          <table:table-cell table:style-name="ce7" table:formula="of:=luminance_units*unit_price+illuminance_driver_cost" office:value-type="currency" office:currency="USD" office:value="38.291450231644" calcext:value-type="currency">
            <text:p>$38.29</text:p>
          </table:table-cell>
          <table:table-cell table:style-name="ce7" table:formula="of:=power*luminance_units*on_time_hours*365/1000*energy_cost" office:value-type="currency" office:currency="USD" office:value="23.2735847255369" calcext:value-type="currency">
            <text:p>$23.27</text:p>
          </table:table-cell>
          <table:table-cell table:style-name="ce7" table:formula="of:=[.X120]*5" office:value-type="currency" office:currency="USD" office:value="116.367923627685" calcext:value-type="currency">
            <text:p>$116.37</text:p>
          </table:table-cell>
          <table:table-cell table:style-name="ce7" table:formula="of:=[.Y120]+[.W120]" office:value-type="currency" office:currency="USD" office:value="154.659373859329" calcext:value-type="currency">
            <text:p>$154.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20-ND</text:p>
          </table:table-cell>
          <table:table-cell office:value-type="string" calcext:value-type="string">
            <text:p>SI-B8U113560WW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LT-M562A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605lm (Typ)</text:p>
          </table:table-cell>
          <table:table-cell table:formula="of:=NUMBERVALUE(SUBSTITUTE([.K121];&quot;lm (Typ)&quot;;&quot;&quot;))" office:value-type="float" office:value="1605" calcext:value-type="float">
            <text:p>1605</text:p>
          </table:table-cell>
          <table:table-cell office:value-type="string" calcext:value-type="string">
            <text:p>450mA</text:p>
          </table:table-cell>
          <table:table-cell table:formula="of:=IF(NUMBERVALUE(SUBSTITUTE(SUBSTITUTE([.M121];&quot;A&quot;;&quot;&quot;);&quot;m&quot;;&quot;&quot;);&quot;.&quot;)&gt;100;NUMBERVALUE(SUBSTITUTE(SUBSTITUTE([.M121];&quot;A&quot;;&quot;&quot;);&quot;m&quot;;&quot;&quot;);&quot;.&quot;);NUMBERVALUE(SUBSTITUTE(SUBSTITUTE([.M121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21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3.817204301075" calcext:value-type="float">
            <text:p>144</text:p>
          </table:table-cell>
          <table:table-cell table:style-name="ce5" table:formula="of:=flux/unit_price" office:value-type="float" office:value="241.353383458647" calcext:value-type="float">
            <text:p>241</text:p>
          </table:table-cell>
          <table:table-cell table:style-name="ce6" table:formula="of:=luminance/flux" office:value-type="float" office:value="3.11526479750779" calcext:value-type="float">
            <text:p>3.12</text:p>
          </table:table-cell>
          <table:table-cell table:style-name="ce6" table:formula="of:=luminance_units*unit_price" office:value-type="float" office:value="20.7165109034268" calcext:value-type="float">
            <text:p>20.72</text:p>
          </table:table-cell>
          <table:table-cell table:style-name="ce7" table:formula="of:=luminance_units*voltage/driver_voltage_max*driver_cost" office:value-type="currency" office:currency="USD" office:value="36.3569726956203" calcext:value-type="currency">
            <text:p>$36.36</text:p>
          </table:table-cell>
          <table:table-cell table:style-name="ce7" table:formula="of:=luminance_units*unit_price+illuminance_driver_cost" office:value-type="currency" office:currency="USD" office:value="57.0734835990471" calcext:value-type="currency">
            <text:p>$57.07</text:p>
          </table:table-cell>
          <table:table-cell table:style-name="ce7" table:formula="of:=power*luminance_units*on_time_hours*365/1000*energy_cost" office:value-type="currency" office:currency="USD" office:value="20.3035514018692" calcext:value-type="currency">
            <text:p>$20.30</text:p>
          </table:table-cell>
          <table:table-cell table:style-name="ce7" table:formula="of:=[.X121]*5" office:value-type="currency" office:currency="USD" office:value="101.517757009346" calcext:value-type="currency">
            <text:p>$101.52</text:p>
          </table:table-cell>
          <table:table-cell table:style-name="ce7" table:formula="of:=[.Y121]+[.W121]" office:value-type="currency" office:currency="USD" office:value="158.591240608393" calcext:value-type="currency">
            <text:p>$158.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2-ND</text:p>
          </table:table-cell>
          <table:table-cell office:value-type="string" calcext:value-type="string">
            <text:p>SI-B8V15156CWW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LT-V562B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72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2045lm (Typ)</text:p>
          </table:table-cell>
          <table:table-cell table:formula="of:=NUMBERVALUE(SUBSTITUTE([.K122];&quot;lm (Typ)&quot;;&quot;&quot;))" office:value-type="float" office:value="2045" calcext:value-type="float">
            <text:p>2045</text:p>
          </table:table-cell>
          <table:table-cell office:value-type="string" calcext:value-type="string">
            <text:p>630mA</text:p>
          </table:table-cell>
          <table:table-cell table:formula="of:=IF(NUMBERVALUE(SUBSTITUTE(SUBSTITUTE([.M122];&quot;A&quot;;&quot;&quot;);&quot;m&quot;;&quot;&quot;);&quot;.&quot;)&gt;100;NUMBERVALUE(SUBSTITUTE(SUBSTITUTE([.M122];&quot;A&quot;;&quot;&quot;);&quot;m&quot;;&quot;&quot;);&quot;.&quot;);NUMBERVALUE(SUBSTITUTE(SUBSTITUTE([.M122];&quot;A&quot;;&quot;&quot;);&quot;m&quot;;&quot;&quot;);&quot;.&quot;)*1000)" office:value-type="float" office:value="630" calcext:value-type="float">
            <text:p>630</text:p>
          </table:table-cell>
          <table:table-cell office:value-type="string" calcext:value-type="string">
            <text:p>25.4V</text:p>
          </table:table-cell>
          <table:table-cell table:formula="of:=NUMBERVALUE(SUBSTITUTE([.O122];&quot;V&quot;;&quot;&quot;);&quot;.&quot;)" office:value-type="float" office:value="25.4" calcext:value-type="float">
            <text:p>25.4</text:p>
          </table:table-cell>
          <table:table-cell table:style-name="ce4" table:formula="of:=voltage*current/1000" office:value-type="float" office:value="16.002" calcext:value-type="float">
            <text:p>16</text:p>
          </table:table-cell>
          <table:table-cell table:style-name="ce5" table:formula="of:=flux/power" office:value-type="float" office:value="127.796525434321" calcext:value-type="float">
            <text:p>128</text:p>
          </table:table-cell>
          <table:table-cell table:style-name="ce5" table:formula="of:=flux/unit_price" office:value-type="float" office:value="345.439189189189" calcext:value-type="float">
            <text:p>345</text:p>
          </table:table-cell>
          <table:table-cell table:style-name="ce6" table:formula="of:=luminance/flux" office:value-type="float" office:value="2.44498777506112" calcext:value-type="float">
            <text:p>2.44</text:p>
          </table:table-cell>
          <table:table-cell table:style-name="ce6" table:formula="of:=luminance_units*unit_price" office:value-type="float" office:value="14.4743276283619" calcext:value-type="float">
            <text:p>14.47</text:p>
          </table:table-cell>
          <table:table-cell table:style-name="ce7" table:formula="of:=luminance_units*voltage/driver_voltage_max*driver_cost" office:value-type="currency" office:currency="USD" office:value="29.2247950524953" calcext:value-type="currency">
            <text:p>$29.22</text:p>
          </table:table-cell>
          <table:table-cell table:style-name="ce7" table:formula="of:=luminance_units*unit_price+illuminance_driver_cost" office:value-type="currency" office:currency="USD" office:value="43.6991226808572" calcext:value-type="currency">
            <text:p>$43.70</text:p>
          </table:table-cell>
          <table:table-cell table:style-name="ce7" table:formula="of:=power*luminance_units*on_time_hours*365/1000*energy_cost" office:value-type="currency" office:currency="USD" office:value="22.8488215158924" calcext:value-type="currency">
            <text:p>$22.85</text:p>
          </table:table-cell>
          <table:table-cell table:style-name="ce7" table:formula="of:=[.X122]*5" office:value-type="currency" office:currency="USD" office:value="114.244107579462" calcext:value-type="currency">
            <text:p>$114.24</text:p>
          </table:table-cell>
          <table:table-cell table:style-name="ce7" table:formula="of:=[.Y122]+[.W122]" office:value-type="currency" office:currency="USD" office:value="157.943230260319" calcext:value-type="currency">
            <text:p>$157.9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59-ND</text:p>
          </table:table-cell>
          <table:table-cell office:value-type="string" calcext:value-type="string">
            <text:p>SI-B8U114280WW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LT-M282C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605lm (Typ)</text:p>
          </table:table-cell>
          <table:table-cell table:formula="of:=NUMBERVALUE(SUBSTITUTE([.K123];&quot;lm (Typ)&quot;;&quot;&quot;))" office:value-type="float" office:value="1605" calcext:value-type="float">
            <text:p>1605</text:p>
          </table:table-cell>
          <table:table-cell office:value-type="string" calcext:value-type="string">
            <text:p>450mA</text:p>
          </table:table-cell>
          <table:table-cell table:formula="of:=IF(NUMBERVALUE(SUBSTITUTE(SUBSTITUTE([.M123];&quot;A&quot;;&quot;&quot;);&quot;m&quot;;&quot;&quot;);&quot;.&quot;)&gt;100;NUMBERVALUE(SUBSTITUTE(SUBSTITUTE([.M123];&quot;A&quot;;&quot;&quot;);&quot;m&quot;;&quot;&quot;);&quot;.&quot;);NUMBERVALUE(SUBSTITUTE(SUBSTITUTE([.M123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23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3.817204301075" calcext:value-type="float">
            <text:p>144</text:p>
          </table:table-cell>
          <table:table-cell table:style-name="ce5" table:formula="of:=flux/unit_price" office:value-type="float" office:value="238.13056379822" calcext:value-type="float">
            <text:p>238</text:p>
          </table:table-cell>
          <table:table-cell table:style-name="ce6" table:formula="of:=luminance/flux" office:value-type="float" office:value="3.11526479750779" calcext:value-type="float">
            <text:p>3.12</text:p>
          </table:table-cell>
          <table:table-cell table:style-name="ce6" table:formula="of:=luminance_units*unit_price" office:value-type="float" office:value="20.9968847352025" calcext:value-type="float">
            <text:p>21.00</text:p>
          </table:table-cell>
          <table:table-cell table:style-name="ce7" table:formula="of:=luminance_units*voltage/driver_voltage_max*driver_cost" office:value-type="currency" office:currency="USD" office:value="36.3569726956203" calcext:value-type="currency">
            <text:p>$36.36</text:p>
          </table:table-cell>
          <table:table-cell table:style-name="ce7" table:formula="of:=luminance_units*unit_price+illuminance_driver_cost" office:value-type="currency" office:currency="USD" office:value="57.3538574308228" calcext:value-type="currency">
            <text:p>$57.35</text:p>
          </table:table-cell>
          <table:table-cell table:style-name="ce7" table:formula="of:=power*luminance_units*on_time_hours*365/1000*energy_cost" office:value-type="currency" office:currency="USD" office:value="20.3035514018692" calcext:value-type="currency">
            <text:p>$20.30</text:p>
          </table:table-cell>
          <table:table-cell table:style-name="ce7" table:formula="of:=[.X123]*5" office:value-type="currency" office:currency="USD" office:value="101.517757009346" calcext:value-type="currency">
            <text:p>$101.52</text:p>
          </table:table-cell>
          <table:table-cell table:style-name="ce7" table:formula="of:=[.Y123]+[.W123]" office:value-type="currency" office:currency="USD" office:value="158.871614440169" calcext:value-type="currency">
            <text:p>$158.8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87-ND</text:p>
          </table:table-cell>
          <table:table-cell office:value-type="string" calcext:value-type="string">
            <text:p>SI-B8R05128HUS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LT-H282D</text:p>
          </table:table-cell>
          <table:table-cell office:value-type="string" calcext:value-type="string">
            <text:p>5000K</text:p>
          </table:table-cell>
          <table:table-cell table:formula="of:=NUMBERVALUE(SUBSTITUTE([.F124];&quot;K&quot;;&quot;&quot;))" office:value-type="float" office:value="5000" calcext:value-type="float">
            <text:p>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1040lm (Typ)</text:p>
          </table:table-cell>
          <table:table-cell table:formula="of:=NUMBERVALUE(SUBSTITUTE([.K124];&quot;lm (Typ)&quot;;&quot;&quot;))" office:value-type="float" office:value="1040" calcext:value-type="float">
            <text:p>1040</text:p>
          </table:table-cell>
          <table:table-cell office:value-type="string" calcext:value-type="string">
            <text:p>240mA</text:p>
          </table:table-cell>
          <table:table-cell table:formula="of:=IF(NUMBERVALUE(SUBSTITUTE(SUBSTITUTE([.M124];&quot;A&quot;;&quot;&quot;);&quot;m&quot;;&quot;&quot;);&quot;.&quot;)&gt;100;NUMBERVALUE(SUBSTITUTE(SUBSTITUTE([.M124];&quot;A&quot;;&quot;&quot;);&quot;m&quot;;&quot;&quot;);&quot;.&quot;);NUMBERVALUE(SUBSTITUTE(SUBSTITUTE([.M124];&quot;A&quot;;&quot;&quot;);&quot;m&quot;;&quot;&quot;);&quot;.&quot;)*1000)" office:value-type="float" office:value="240" calcext:value-type="float">
            <text:p>240</text:p>
          </table:table-cell>
          <table:table-cell office:value-type="string" calcext:value-type="string">
            <text:p>22.5V</text:p>
          </table:table-cell>
          <table:table-cell table:formula="of:=NUMBERVALUE(SUBSTITUTE([.O124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5.4" calcext:value-type="float">
            <text:p>5</text:p>
          </table:table-cell>
          <table:table-cell table:style-name="ce5" table:formula="of:=flux/power" office:value-type="float" office:value="192.592592592593" calcext:value-type="float">
            <text:p>193</text:p>
          </table:table-cell>
          <table:table-cell table:style-name="ce5" table:formula="of:=flux/unit_price" office:value-type="float" office:value="142.270861833105" calcext:value-type="float">
            <text:p>142</text:p>
          </table:table-cell>
          <table:table-cell table:style-name="ce6" table:formula="of:=luminance/flux" office:value-type="float" office:value="4.80769230769231" calcext:value-type="float">
            <text:p>4.81</text:p>
          </table:table-cell>
          <table:table-cell table:style-name="ce6" table:formula="of:=luminance_units*unit_price" office:value-type="float" office:value="35.1442307692308" calcext:value-type="float">
            <text:p>35.14</text:p>
          </table:table-cell>
          <table:table-cell table:style-name="ce7" table:formula="of:=luminance_units*voltage/driver_voltage_max*driver_cost" office:value-type="currency" office:currency="USD" office:value="50.9049773755656" calcext:value-type="currency">
            <text:p>$50.90</text:p>
          </table:table-cell>
          <table:table-cell table:style-name="ce7" table:formula="of:=luminance_units*unit_price+illuminance_driver_cost" office:value-type="currency" office:currency="USD" office:value="86.0492081447964" calcext:value-type="currency">
            <text:p>$86.05</text:p>
          </table:table-cell>
          <table:table-cell table:style-name="ce7" table:formula="of:=power*luminance_units*on_time_hours*365/1000*energy_cost" office:value-type="currency" office:currency="USD" office:value="15.1615384615385" calcext:value-type="currency">
            <text:p>$15.16</text:p>
          </table:table-cell>
          <table:table-cell table:style-name="ce7" table:formula="of:=[.X124]*5" office:value-type="currency" office:currency="USD" office:value="75.8076923076924" calcext:value-type="currency">
            <text:p>$75.81</text:p>
          </table:table-cell>
          <table:table-cell table:style-name="ce7" table:formula="of:=[.Y124]+[.W124]" office:value-type="currency" office:currency="USD" office:value="161.856900452489" calcext:value-type="currency">
            <text:p>$161.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9-ND</text:p>
          </table:table-cell>
          <table:table-cell office:value-type="string" calcext:value-type="string">
            <text:p>SI-B8V114280WW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LT-M282C_G2</text:p>
          </table:table-cell>
          <table:table-cell office:value-type="string" calcext:value-type="string">
            <text:p>3000K 4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580lm (Typ)</text:p>
          </table:table-cell>
          <table:table-cell table:formula="of:=NUMBERVALUE(SUBSTITUTE([.K125];&quot;lm (Typ)&quot;;&quot;&quot;))" office:value-type="float" office:value="1580" calcext:value-type="float">
            <text:p>1580</text:p>
          </table:table-cell>
          <table:table-cell office:value-type="string" calcext:value-type="string">
            <text:p>450mA</text:p>
          </table:table-cell>
          <table:table-cell table:formula="of:=IF(NUMBERVALUE(SUBSTITUTE(SUBSTITUTE([.M125];&quot;A&quot;;&quot;&quot;);&quot;m&quot;;&quot;&quot;);&quot;.&quot;)&gt;100;NUMBERVALUE(SUBSTITUTE(SUBSTITUTE([.M125];&quot;A&quot;;&quot;&quot;);&quot;m&quot;;&quot;&quot;);&quot;.&quot;);NUMBERVALUE(SUBSTITUTE(SUBSTITUTE([.M125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25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1.5770609319" calcext:value-type="float">
            <text:p>142</text:p>
          </table:table-cell>
          <table:table-cell table:style-name="ce5" table:formula="of:=flux/unit_price" office:value-type="float" office:value="234.421364985163" calcext:value-type="float">
            <text:p>234</text:p>
          </table:table-cell>
          <table:table-cell table:style-name="ce6" table:formula="of:=luminance/flux" office:value-type="float" office:value="3.16455696202532" calcext:value-type="float">
            <text:p>3.16</text:p>
          </table:table-cell>
          <table:table-cell table:style-name="ce6" table:formula="of:=luminance_units*unit_price" office:value-type="float" office:value="21.3291139240506" calcext:value-type="float">
            <text:p>21.33</text:p>
          </table:table-cell>
          <table:table-cell table:style-name="ce7" table:formula="of:=luminance_units*voltage/driver_voltage_max*driver_cost" office:value-type="currency" office:currency="USD" office:value="36.9322412509308" calcext:value-type="currency">
            <text:p>$36.93</text:p>
          </table:table-cell>
          <table:table-cell table:style-name="ce7" table:formula="of:=luminance_units*unit_price+illuminance_driver_cost" office:value-type="currency" office:currency="USD" office:value="58.2613551749814" calcext:value-type="currency">
            <text:p>$58.26</text:p>
          </table:table-cell>
          <table:table-cell table:style-name="ce7" table:formula="of:=power*luminance_units*on_time_hours*365/1000*energy_cost" office:value-type="currency" office:currency="USD" office:value="20.6248101265823" calcext:value-type="currency">
            <text:p>$20.62</text:p>
          </table:table-cell>
          <table:table-cell table:style-name="ce7" table:formula="of:=[.X125]*5" office:value-type="currency" office:currency="USD" office:value="103.124050632912" calcext:value-type="currency">
            <text:p>$103.12</text:p>
          </table:table-cell>
          <table:table-cell table:style-name="ce7" table:formula="of:=[.Y125]+[.W125]" office:value-type="currency" office:currency="USD" office:value="161.385405807893" calcext:value-type="currency">
            <text:p>$161.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19-ND</text:p>
          </table:table-cell>
          <table:table-cell office:value-type="string" calcext:value-type="string">
            <text:p>SI-B8T113560WW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LT-M562A_G2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650lm (Typ)</text:p>
          </table:table-cell>
          <table:table-cell table:formula="of:=NUMBERVALUE(SUBSTITUTE([.K126];&quot;lm (Typ)&quot;;&quot;&quot;))" office:value-type="float" office:value="1650" calcext:value-type="float">
            <text:p>1650</text:p>
          </table:table-cell>
          <table:table-cell office:value-type="string" calcext:value-type="string">
            <text:p>450mA</text:p>
          </table:table-cell>
          <table:table-cell table:formula="of:=IF(NUMBERVALUE(SUBSTITUTE(SUBSTITUTE([.M126];&quot;A&quot;;&quot;&quot;);&quot;m&quot;;&quot;&quot;);&quot;.&quot;)&gt;100;NUMBERVALUE(SUBSTITUTE(SUBSTITUTE([.M126];&quot;A&quot;;&quot;&quot;);&quot;m&quot;;&quot;&quot;);&quot;.&quot;);NUMBERVALUE(SUBSTITUTE(SUBSTITUTE([.M126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26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184.151785714286" calcext:value-type="float">
            <text:p>184</text:p>
          </table:table-cell>
          <table:table-cell table:style-name="ce6" table:formula="of:=luminance/flux" office:value-type="float" office:value="3.03030303030303" calcext:value-type="float">
            <text:p>3.03</text:p>
          </table:table-cell>
          <table:table-cell table:style-name="ce6" table:formula="of:=luminance_units*unit_price" office:value-type="float" office:value="27.1515151515152" calcext:value-type="float">
            <text:p>27.15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62.5169340463458" calcext:value-type="currency">
            <text:p>$62.52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26]*5" office:value-type="currency" office:currency="USD" office:value="98.7490909090909" calcext:value-type="currency">
            <text:p>$98.75</text:p>
          </table:table-cell>
          <table:table-cell table:style-name="ce7" table:formula="of:=[.Y126]+[.W126]" office:value-type="currency" office:currency="USD" office:value="161.266024955437" calcext:value-type="currency">
            <text:p>$161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//media.digikey.com/pdf/Data%20Sheets/Samsung%20PDFs/inFlux_Linear_Rev.0.9_2-5-16.pdf</text:p>
          </table:table-cell>
          <table:table-cell office:value-type="string" calcext:value-type="string">
            <text:p>1510-1562-ND</text:p>
          </table:table-cell>
          <table:table-cell office:value-type="string" calcext:value-type="string">
            <text:p>SL-B8U1N00L1WW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inFlux_S01</text:p>
          </table:table-cell>
          <table:table-cell office:value-type="string" calcext:value-type="string">
            <text:p>3500K</text:p>
          </table:table-cell>
          <table:table-cell table:formula="of:=NUMBERVALUE(SUBSTITUTE([.F127];&quot;K&quot;;&quot;&quot;))" office:value-type="float" office:value="3500" calcext:value-type="float">
            <text:p>3500</text:p>
          </table:table-cell>
          <table:table-cell office:value-type="string" calcext:value-type="string">
            <text:p>1.15A</text:p>
          </table:table-cell>
          <table:table-cell office:value-type="string" calcext:value-type="string">
            <text:p>279.60mm L x 23.70mm W</text:p>
          </table:table-cell>
          <table:table-cell office:value-type="string" calcext:value-type="string">
            <text:p>5.90mm</text:p>
          </table:table-cell>
          <table:table-cell office:value-type="string" calcext:value-type="string">
            <text:p>1335lm (Typ)</text:p>
          </table:table-cell>
          <table:table-cell table:formula="of:=NUMBERVALUE(SUBSTITUTE([.K127];&quot;lm (Typ)&quot;;&quot;&quot;))" office:value-type="float" office:value="1335" calcext:value-type="float">
            <text:p>1335</text:p>
          </table:table-cell>
          <table:table-cell office:value-type="string" calcext:value-type="string">
            <text:p>1.15A</text:p>
          </table:table-cell>
          <table:table-cell table:formula="of:=IF(NUMBERVALUE(SUBSTITUTE(SUBSTITUTE([.M127];&quot;A&quot;;&quot;&quot;);&quot;m&quot;;&quot;&quot;);&quot;.&quot;)&gt;100;NUMBERVALUE(SUBSTITUTE(SUBSTITUTE([.M127];&quot;A&quot;;&quot;&quot;);&quot;m&quot;;&quot;&quot;);&quot;.&quot;);NUMBERVALUE(SUBSTITUTE(SUBSTITUTE([.M127];&quot;A&quot;;&quot;&quot;);&quot;m&quot;;&quot;&quot;);&quot;.&quot;)*1000)" office:value-type="float" office:value="1150" calcext:value-type="float">
            <text:p>1150</text:p>
          </table:table-cell>
          <table:table-cell office:value-type="string" calcext:value-type="string">
            <text:p>9.1V</text:p>
          </table:table-cell>
          <table:table-cell table:formula="of:=NUMBERVALUE(SUBSTITUTE([.O127];&quot;V&quot;;&quot;&quot;);&quot;.&quot;)" office:value-type="float" office:value="9.1" calcext:value-type="float">
            <text:p>9.1</text:p>
          </table:table-cell>
          <table:table-cell table:style-name="ce4" table:formula="of:=voltage*current/1000" office:value-type="float" office:value="10.465" calcext:value-type="float">
            <text:p>10</text:p>
          </table:table-cell>
          <table:table-cell table:style-name="ce5" table:formula="of:=flux/power" office:value-type="float" office:value="127.568084089823" calcext:value-type="float">
            <text:p>128</text:p>
          </table:table-cell>
          <table:table-cell table:style-name="ce5" table:formula="of:=flux/unit_price" office:value-type="float" office:value="173.828125" calcext:value-type="float">
            <text:p>174</text:p>
          </table:table-cell>
          <table:table-cell table:style-name="ce6" table:formula="of:=luminance/flux" office:value-type="float" office:value="3.74531835205992" calcext:value-type="float">
            <text:p>3.75</text:p>
          </table:table-cell>
          <table:table-cell table:style-name="ce6" table:formula="of:=luminance_units*unit_price" office:value-type="float" office:value="28.7640449438202" calcext:value-type="float">
            <text:p>28.76</text:p>
          </table:table-cell>
          <table:table-cell table:style-name="ce7" table:formula="of:=luminance_units*voltage/driver_voltage_max*driver_cost" office:value-type="currency" office:currency="USD" office:value="16.038775060586" calcext:value-type="currency">
            <text:p>$16.04</text:p>
          </table:table-cell>
          <table:table-cell table:style-name="ce7" table:formula="of:=luminance_units*unit_price+illuminance_driver_cost" office:value-type="currency" office:currency="USD" office:value="44.8028200044063" calcext:value-type="currency">
            <text:p>$44.80</text:p>
          </table:table-cell>
          <table:table-cell table:style-name="ce7" table:formula="of:=power*luminance_units*on_time_hours*365/1000*energy_cost" office:value-type="currency" office:currency="USD" office:value="22.8897378277153" calcext:value-type="currency">
            <text:p>$22.89</text:p>
          </table:table-cell>
          <table:table-cell table:style-name="ce7" table:formula="of:=[.X127]*5" office:value-type="currency" office:currency="USD" office:value="114.448689138577" calcext:value-type="currency">
            <text:p>$114.45</text:p>
          </table:table-cell>
          <table:table-cell table:style-name="ce7" table:formula="of:=[.Y127]+[.W127]" office:value-type="currency" office:currency="USD" office:value="159.251509142983" calcext:value-type="currency">
            <text:p>$15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3-ND</text:p>
          </table:table-cell>
          <table:table-cell office:value-type="string" calcext:value-type="string">
            <text:p>SI-B8R06128CWW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LT-V282A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69lm (Typ)</text:p>
          </table:table-cell>
          <table:table-cell table:formula="of:=NUMBERVALUE(SUBSTITUTE([.K128];&quot;lm (Typ)&quot;;&quot;&quot;))" office:value-type="float" office:value="769" calcext:value-type="float">
            <text:p>769</text:p>
          </table:table-cell>
          <table:table-cell office:value-type="string" calcext:value-type="string">
            <text:p>450mA</text:p>
          </table:table-cell>
          <table:table-cell table:formula="of:=IF(NUMBERVALUE(SUBSTITUTE(SUBSTITUTE([.M128];&quot;A&quot;;&quot;&quot;);&quot;m&quot;;&quot;&quot;);&quot;.&quot;)&gt;100;NUMBERVALUE(SUBSTITUTE(SUBSTITUTE([.M128];&quot;A&quot;;&quot;&quot;);&quot;m&quot;;&quot;&quot;);&quot;.&quot;);NUMBERVALUE(SUBSTITUTE(SUBSTITUTE([.M128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12.6V</text:p>
          </table:table-cell>
          <table:table-cell table:formula="of:=NUMBERVALUE(SUBSTITUTE([.O128];&quot;V&quot;;&quot;&quot;);&quot;.&quot;)" office:value-type="float" office:value="12.6" calcext:value-type="float">
            <text:p>12.6</text:p>
          </table:table-cell>
          <table:table-cell table:style-name="ce4" table:formula="of:=voltage*current/1000" office:value-type="float" office:value="5.67" calcext:value-type="float">
            <text:p>6</text:p>
          </table:table-cell>
          <table:table-cell table:style-name="ce5" table:formula="of:=flux/power" office:value-type="float" office:value="135.626102292769" calcext:value-type="float">
            <text:p>136</text:p>
          </table:table-cell>
          <table:table-cell table:style-name="ce5" table:formula="of:=flux/unit_price" office:value-type="float" office:value="248.867313915858" calcext:value-type="float">
            <text:p>249</text:p>
          </table:table-cell>
          <table:table-cell table:style-name="ce6" table:formula="of:=luminance/flux" office:value-type="float" office:value="6.50195058517555" calcext:value-type="float">
            <text:p>6.50</text:p>
          </table:table-cell>
          <table:table-cell table:style-name="ce6" table:formula="of:=luminance_units*unit_price" office:value-type="float" office:value="20.0910273081925" calcext:value-type="float">
            <text:p>20.09</text:p>
          </table:table-cell>
          <table:table-cell table:style-name="ce7" table:formula="of:=luminance_units*voltage/driver_voltage_max*driver_cost" office:value-type="currency" office:currency="USD" office:value="38.5527422932762" calcext:value-type="currency">
            <text:p>$38.55</text:p>
          </table:table-cell>
          <table:table-cell table:style-name="ce7" table:formula="of:=luminance_units*unit_price+illuminance_driver_cost" office:value-type="currency" office:currency="USD" office:value="58.6437696014687" calcext:value-type="currency">
            <text:p>$58.64</text:p>
          </table:table-cell>
          <table:table-cell table:style-name="ce7" table:formula="of:=power*luminance_units*on_time_hours*365/1000*energy_cost" office:value-type="currency" office:currency="USD" office:value="21.5297789336801" calcext:value-type="currency">
            <text:p>$21.53</text:p>
          </table:table-cell>
          <table:table-cell table:style-name="ce7" table:formula="of:=[.X128]*5" office:value-type="currency" office:currency="USD" office:value="107.6488946684" calcext:value-type="currency">
            <text:p>$107.65</text:p>
          </table:table-cell>
          <table:table-cell table:style-name="ce7" table:formula="of:=[.Y128]+[.W128]" office:value-type="currency" office:currency="USD" office:value="166.292664269869" calcext:value-type="currency">
            <text:p>$166.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4-ND</text:p>
          </table:table-cell>
          <table:table-cell office:value-type="string" calcext:value-type="string">
            <text:p>SI-B8T06128CWW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LT-V282A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69lm (Typ)</text:p>
          </table:table-cell>
          <table:table-cell table:formula="of:=NUMBERVALUE(SUBSTITUTE([.K129];&quot;lm (Typ)&quot;;&quot;&quot;))" office:value-type="float" office:value="769" calcext:value-type="float">
            <text:p>769</text:p>
          </table:table-cell>
          <table:table-cell office:value-type="string" calcext:value-type="string">
            <text:p>450mA</text:p>
          </table:table-cell>
          <table:table-cell table:formula="of:=IF(NUMBERVALUE(SUBSTITUTE(SUBSTITUTE([.M129];&quot;A&quot;;&quot;&quot;);&quot;m&quot;;&quot;&quot;);&quot;.&quot;)&gt;100;NUMBERVALUE(SUBSTITUTE(SUBSTITUTE([.M129];&quot;A&quot;;&quot;&quot;);&quot;m&quot;;&quot;&quot;);&quot;.&quot;);NUMBERVALUE(SUBSTITUTE(SUBSTITUTE([.M129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12.6V</text:p>
          </table:table-cell>
          <table:table-cell table:formula="of:=NUMBERVALUE(SUBSTITUTE([.O129];&quot;V&quot;;&quot;&quot;);&quot;.&quot;)" office:value-type="float" office:value="12.6" calcext:value-type="float">
            <text:p>12.6</text:p>
          </table:table-cell>
          <table:table-cell table:style-name="ce4" table:formula="of:=voltage*current/1000" office:value-type="float" office:value="5.67" calcext:value-type="float">
            <text:p>6</text:p>
          </table:table-cell>
          <table:table-cell table:style-name="ce5" table:formula="of:=flux/power" office:value-type="float" office:value="135.626102292769" calcext:value-type="float">
            <text:p>136</text:p>
          </table:table-cell>
          <table:table-cell table:style-name="ce5" table:formula="of:=flux/unit_price" office:value-type="float" office:value="248.867313915858" calcext:value-type="float">
            <text:p>249</text:p>
          </table:table-cell>
          <table:table-cell table:style-name="ce6" table:formula="of:=luminance/flux" office:value-type="float" office:value="6.50195058517555" calcext:value-type="float">
            <text:p>6.50</text:p>
          </table:table-cell>
          <table:table-cell table:style-name="ce6" table:formula="of:=luminance_units*unit_price" office:value-type="float" office:value="20.0910273081925" calcext:value-type="float">
            <text:p>20.09</text:p>
          </table:table-cell>
          <table:table-cell table:style-name="ce7" table:formula="of:=luminance_units*voltage/driver_voltage_max*driver_cost" office:value-type="currency" office:currency="USD" office:value="38.5527422932762" calcext:value-type="currency">
            <text:p>$38.55</text:p>
          </table:table-cell>
          <table:table-cell table:style-name="ce7" table:formula="of:=luminance_units*unit_price+illuminance_driver_cost" office:value-type="currency" office:currency="USD" office:value="58.6437696014687" calcext:value-type="currency">
            <text:p>$58.64</text:p>
          </table:table-cell>
          <table:table-cell table:style-name="ce7" table:formula="of:=power*luminance_units*on_time_hours*365/1000*energy_cost" office:value-type="currency" office:currency="USD" office:value="21.5297789336801" calcext:value-type="currency">
            <text:p>$21.53</text:p>
          </table:table-cell>
          <table:table-cell table:style-name="ce7" table:formula="of:=[.X129]*5" office:value-type="currency" office:currency="USD" office:value="107.6488946684" calcext:value-type="currency">
            <text:p>$107.65</text:p>
          </table:table-cell>
          <table:table-cell table:style-name="ce7" table:formula="of:=[.Y129]+[.W129]" office:value-type="currency" office:currency="USD" office:value="166.292664269869" calcext:value-type="currency">
            <text:p>$166.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282_Gen2_Rev.2.0.pdf</text:p>
          </table:table-cell>
          <table:table-cell office:value-type="string" calcext:value-type="string">
            <text:p>1510-1557-ND</text:p>
          </table:table-cell>
          <table:table-cell office:value-type="string" calcext:value-type="string">
            <text:p>SI-B8U052280WW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LT-M282A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800lm (Typ)</text:p>
          </table:table-cell>
          <table:table-cell table:formula="of:=NUMBERVALUE(SUBSTITUTE([.K130];&quot;lm (Typ)&quot;;&quot;&quot;))" office:value-type="float" office:value="800" calcext:value-type="float">
            <text:p>800</text:p>
          </table:table-cell>
          <table:table-cell office:value-type="string" calcext:value-type="string">
            <text:p>450mA</text:p>
          </table:table-cell>
          <table:table-cell table:formula="of:=IF(NUMBERVALUE(SUBSTITUTE(SUBSTITUTE([.M130];&quot;A&quot;;&quot;&quot;);&quot;m&quot;;&quot;&quot;);&quot;.&quot;)&gt;100;NUMBERVALUE(SUBSTITUTE(SUBSTITUTE([.M130];&quot;A&quot;;&quot;&quot;);&quot;m&quot;;&quot;&quot;);&quot;.&quot;);NUMBERVALUE(SUBSTITUTE(SUBSTITUTE([.M130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12.4V</text:p>
          </table:table-cell>
          <table:table-cell table:formula="of:=NUMBERVALUE(SUBSTITUTE([.O130];&quot;V&quot;;&quot;&quot;);&quot;.&quot;)" office:value-type="float" office:value="12.4" calcext:value-type="float">
            <text:p>12.4</text:p>
          </table:table-cell>
          <table:table-cell table:style-name="ce4" table:formula="of:=voltage*current/1000" office:value-type="float" office:value="5.58" calcext:value-type="float">
            <text:p>6</text:p>
          </table:table-cell>
          <table:table-cell table:style-name="ce5" table:formula="of:=flux/power" office:value-type="float" office:value="143.36917562724" calcext:value-type="float">
            <text:p>143</text:p>
          </table:table-cell>
          <table:table-cell table:style-name="ce5" table:formula="of:=flux/unit_price" office:value-type="float" office:value="180.18018018018" calcext:value-type="float">
            <text:p>180</text:p>
          </table:table-cell>
          <table:table-cell table:style-name="ce6" table:formula="of:=luminance/flux" office:value-type="float" office:value="6.25" calcext:value-type="float">
            <text:p>6.25</text:p>
          </table:table-cell>
          <table:table-cell table:style-name="ce6" table:formula="of:=luminance_units*unit_price" office:value-type="float" office:value="27.75" calcext:value-type="float">
            <text:p>27.75</text:p>
          </table:table-cell>
          <table:table-cell table:style-name="ce7" table:formula="of:=luminance_units*voltage/driver_voltage_max*driver_cost" office:value-type="currency" office:currency="USD" office:value="36.4705882352941" calcext:value-type="currency">
            <text:p>$36.47</text:p>
          </table:table-cell>
          <table:table-cell table:style-name="ce7" table:formula="of:=luminance_units*unit_price+illuminance_driver_cost" office:value-type="currency" office:currency="USD" office:value="64.2205882352941" calcext:value-type="currency">
            <text:p>$64.22</text:p>
          </table:table-cell>
          <table:table-cell table:style-name="ce7" table:formula="of:=power*luminance_units*on_time_hours*365/1000*energy_cost" office:value-type="currency" office:currency="USD" office:value="20.367" calcext:value-type="currency">
            <text:p>$20.37</text:p>
          </table:table-cell>
          <table:table-cell table:style-name="ce7" table:formula="of:=[.X130]*5" office:value-type="currency" office:currency="USD" office:value="101.835" calcext:value-type="currency">
            <text:p>$101.84</text:p>
          </table:table-cell>
          <table:table-cell table:style-name="ce7" table:formula="of:=[.Y130]+[.W130]" office:value-type="currency" office:currency="USD" office:value="166.055588235294" calcext:value-type="currency">
            <text:p>$166.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26-ND</text:p>
          </table:table-cell>
          <table:table-cell office:value-type="string" calcext:value-type="string">
            <text:p>SI-B8T11156CWW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LT-V562A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452lm (Typ)</text:p>
          </table:table-cell>
          <table:table-cell table:formula="of:=NUMBERVALUE(SUBSTITUTE([.K131];&quot;lm (Typ)&quot;;&quot;&quot;))" office:value-type="float" office:value="1452" calcext:value-type="float">
            <text:p>1452</text:p>
          </table:table-cell>
          <table:table-cell office:value-type="string" calcext:value-type="string">
            <text:p>420mA</text:p>
          </table:table-cell>
          <table:table-cell table:formula="of:=IF(NUMBERVALUE(SUBSTITUTE(SUBSTITUTE([.M131];&quot;A&quot;;&quot;&quot;);&quot;m&quot;;&quot;&quot;);&quot;.&quot;)&gt;100;NUMBERVALUE(SUBSTITUTE(SUBSTITUTE([.M131];&quot;A&quot;;&quot;&quot;);&quot;m&quot;;&quot;&quot;);&quot;.&quot;);NUMBERVALUE(SUBSTITUTE(SUBSTITUTE([.M131];&quot;A&quot;;&quot;&quot;);&quot;m&quot;;&quot;&quot;);&quot;.&quot;)*1000)" office:value-type="float" office:value="420" calcext:value-type="float">
            <text:p>420</text:p>
          </table:table-cell>
          <table:table-cell office:value-type="string" calcext:value-type="string">
            <text:p>25.2V</text:p>
          </table:table-cell>
          <table:table-cell table:formula="of:=NUMBERVALUE(SUBSTITUTE([.O131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10.584" calcext:value-type="float">
            <text:p>11</text:p>
          </table:table-cell>
          <table:table-cell table:style-name="ce5" table:formula="of:=flux/power" office:value-type="float" office:value="137.18820861678" calcext:value-type="float">
            <text:p>137</text:p>
          </table:table-cell>
          <table:table-cell table:style-name="ce5" table:formula="of:=flux/unit_price" office:value-type="float" office:value="254.736842105263" calcext:value-type="float">
            <text:p>255</text:p>
          </table:table-cell>
          <table:table-cell table:style-name="ce6" table:formula="of:=luminance/flux" office:value-type="float" office:value="3.4435261707989" calcext:value-type="float">
            <text:p>3.44</text:p>
          </table:table-cell>
          <table:table-cell table:style-name="ce6" table:formula="of:=luminance_units*unit_price" office:value-type="float" office:value="19.6280991735537" calcext:value-type="float">
            <text:p>19.63</text:p>
          </table:table-cell>
          <table:table-cell table:style-name="ce7" table:formula="of:=luminance_units*voltage/driver_voltage_max*driver_cost" office:value-type="currency" office:currency="USD" office:value="40.8361691784152" calcext:value-type="currency">
            <text:p>$40.84</text:p>
          </table:table-cell>
          <table:table-cell table:style-name="ce7" table:formula="of:=luminance_units*unit_price+illuminance_driver_cost" office:value-type="currency" office:currency="USD" office:value="60.4642683519689" calcext:value-type="currency">
            <text:p>$60.46</text:p>
          </table:table-cell>
          <table:table-cell table:style-name="ce7" table:formula="of:=power*luminance_units*on_time_hours*365/1000*energy_cost" office:value-type="currency" office:currency="USD" office:value="21.2846280991736" calcext:value-type="currency">
            <text:p>$21.28</text:p>
          </table:table-cell>
          <table:table-cell table:style-name="ce7" table:formula="of:=[.X131]*5" office:value-type="currency" office:currency="USD" office:value="106.423140495868" calcext:value-type="currency">
            <text:p>$106.42</text:p>
          </table:table-cell>
          <table:table-cell table:style-name="ce7" table:formula="of:=[.Y131]+[.W131]" office:value-type="currency" office:currency="USD" office:value="166.887408847837" calcext:value-type="currency">
            <text:p>$166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25-ND</text:p>
          </table:table-cell>
          <table:table-cell office:value-type="string" calcext:value-type="string">
            <text:p>SI-B8R11156CWW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LT-V562A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452lm (Typ)</text:p>
          </table:table-cell>
          <table:table-cell table:formula="of:=NUMBERVALUE(SUBSTITUTE([.K132];&quot;lm (Typ)&quot;;&quot;&quot;))" office:value-type="float" office:value="1452" calcext:value-type="float">
            <text:p>1452</text:p>
          </table:table-cell>
          <table:table-cell office:value-type="string" calcext:value-type="string">
            <text:p>420mA</text:p>
          </table:table-cell>
          <table:table-cell table:formula="of:=IF(NUMBERVALUE(SUBSTITUTE(SUBSTITUTE([.M132];&quot;A&quot;;&quot;&quot;);&quot;m&quot;;&quot;&quot;);&quot;.&quot;)&gt;100;NUMBERVALUE(SUBSTITUTE(SUBSTITUTE([.M132];&quot;A&quot;;&quot;&quot;);&quot;m&quot;;&quot;&quot;);&quot;.&quot;);NUMBERVALUE(SUBSTITUTE(SUBSTITUTE([.M132];&quot;A&quot;;&quot;&quot;);&quot;m&quot;;&quot;&quot;);&quot;.&quot;)*1000)" office:value-type="float" office:value="420" calcext:value-type="float">
            <text:p>420</text:p>
          </table:table-cell>
          <table:table-cell office:value-type="string" calcext:value-type="string">
            <text:p>25.2V</text:p>
          </table:table-cell>
          <table:table-cell table:formula="of:=NUMBERVALUE(SUBSTITUTE([.O132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10.584" calcext:value-type="float">
            <text:p>11</text:p>
          </table:table-cell>
          <table:table-cell table:style-name="ce5" table:formula="of:=flux/power" office:value-type="float" office:value="137.18820861678" calcext:value-type="float">
            <text:p>137</text:p>
          </table:table-cell>
          <table:table-cell table:style-name="ce5" table:formula="of:=flux/unit_price" office:value-type="float" office:value="254.736842105263" calcext:value-type="float">
            <text:p>255</text:p>
          </table:table-cell>
          <table:table-cell table:style-name="ce6" table:formula="of:=luminance/flux" office:value-type="float" office:value="3.4435261707989" calcext:value-type="float">
            <text:p>3.44</text:p>
          </table:table-cell>
          <table:table-cell table:style-name="ce6" table:formula="of:=luminance_units*unit_price" office:value-type="float" office:value="19.6280991735537" calcext:value-type="float">
            <text:p>19.63</text:p>
          </table:table-cell>
          <table:table-cell table:style-name="ce7" table:formula="of:=luminance_units*voltage/driver_voltage_max*driver_cost" office:value-type="currency" office:currency="USD" office:value="40.8361691784152" calcext:value-type="currency">
            <text:p>$40.84</text:p>
          </table:table-cell>
          <table:table-cell table:style-name="ce7" table:formula="of:=luminance_units*unit_price+illuminance_driver_cost" office:value-type="currency" office:currency="USD" office:value="60.4642683519689" calcext:value-type="currency">
            <text:p>$60.46</text:p>
          </table:table-cell>
          <table:table-cell table:style-name="ce7" table:formula="of:=power*luminance_units*on_time_hours*365/1000*energy_cost" office:value-type="currency" office:currency="USD" office:value="21.2846280991736" calcext:value-type="currency">
            <text:p>$21.28</text:p>
          </table:table-cell>
          <table:table-cell table:style-name="ce7" table:formula="of:=[.X132]*5" office:value-type="currency" office:currency="USD" office:value="106.423140495868" calcext:value-type="currency">
            <text:p>$106.42</text:p>
          </table:table-cell>
          <table:table-cell table:style-name="ce7" table:formula="of:=[.Y132]+[.W132]" office:value-type="currency" office:currency="USD" office:value="166.887408847837" calcext:value-type="currency">
            <text:p>$166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21-ND</text:p>
          </table:table-cell>
          <table:table-cell office:value-type="string" calcext:value-type="string">
            <text:p>SI-B8V113560WW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LT-M562A_G2</text:p>
          </table:table-cell>
          <table:table-cell office:value-type="string" calcext:value-type="string">
            <text:p>3000K 4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580lm (Typ)</text:p>
          </table:table-cell>
          <table:table-cell table:formula="of:=NUMBERVALUE(SUBSTITUTE([.K133];&quot;lm (Typ)&quot;;&quot;&quot;))" office:value-type="float" office:value="1580" calcext:value-type="float">
            <text:p>1580</text:p>
          </table:table-cell>
          <table:table-cell office:value-type="string" calcext:value-type="string">
            <text:p>450mA</text:p>
          </table:table-cell>
          <table:table-cell table:formula="of:=IF(NUMBERVALUE(SUBSTITUTE(SUBSTITUTE([.M133];&quot;A&quot;;&quot;&quot;);&quot;m&quot;;&quot;&quot;);&quot;.&quot;)&gt;100;NUMBERVALUE(SUBSTITUTE(SUBSTITUTE([.M133];&quot;A&quot;;&quot;&quot;);&quot;m&quot;;&quot;&quot;);&quot;.&quot;);NUMBERVALUE(SUBSTITUTE(SUBSTITUTE([.M133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24.8V</text:p>
          </table:table-cell>
          <table:table-cell table:formula="of:=NUMBERVALUE(SUBSTITUTE([.O133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11.16" calcext:value-type="float">
            <text:p>11</text:p>
          </table:table-cell>
          <table:table-cell table:style-name="ce5" table:formula="of:=flux/power" office:value-type="float" office:value="141.5770609319" calcext:value-type="float">
            <text:p>142</text:p>
          </table:table-cell>
          <table:table-cell table:style-name="ce5" table:formula="of:=flux/unit_price" office:value-type="float" office:value="176.339285714286" calcext:value-type="float">
            <text:p>176</text:p>
          </table:table-cell>
          <table:table-cell table:style-name="ce6" table:formula="of:=luminance/flux" office:value-type="float" office:value="3.16455696202532" calcext:value-type="float">
            <text:p>3.16</text:p>
          </table:table-cell>
          <table:table-cell table:style-name="ce6" table:formula="of:=luminance_units*unit_price" office:value-type="float" office:value="28.3544303797468" calcext:value-type="float">
            <text:p>28.35</text:p>
          </table:table-cell>
          <table:table-cell table:style-name="ce7" table:formula="of:=luminance_units*voltage/driver_voltage_max*driver_cost" office:value-type="currency" office:currency="USD" office:value="36.9322412509308" calcext:value-type="currency">
            <text:p>$36.93</text:p>
          </table:table-cell>
          <table:table-cell table:style-name="ce7" table:formula="of:=luminance_units*unit_price+illuminance_driver_cost" office:value-type="currency" office:currency="USD" office:value="65.2866716306776" calcext:value-type="currency">
            <text:p>$65.29</text:p>
          </table:table-cell>
          <table:table-cell table:style-name="ce7" table:formula="of:=power*luminance_units*on_time_hours*365/1000*energy_cost" office:value-type="currency" office:currency="USD" office:value="20.6248101265823" calcext:value-type="currency">
            <text:p>$20.62</text:p>
          </table:table-cell>
          <table:table-cell table:style-name="ce7" table:formula="of:=[.X133]*5" office:value-type="currency" office:currency="USD" office:value="103.124050632912" calcext:value-type="currency">
            <text:p>$103.12</text:p>
          </table:table-cell>
          <table:table-cell table:style-name="ce7" table:formula="of:=[.Y133]+[.W133]" office:value-type="currency" office:currency="USD" office:value="168.410722263589" calcext:value-type="currency">
            <text:p>$168.4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85-ND</text:p>
          </table:table-cell>
          <table:table-cell office:value-type="string" calcext:value-type="string">
            <text:p>SI-B8U05128HUS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LT-H282D</text:p>
          </table:table-cell>
          <table:table-cell office:value-type="string" calcext:value-type="string">
            <text:p>3500K</text:p>
          </table:table-cell>
          <table:table-cell table:formula="of:=NUMBERVALUE(SUBSTITUTE([.F134];&quot;K&quot;;&quot;&quot;))" office:value-type="float" office:value="3500" calcext:value-type="float">
            <text:p>3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980lm (Typ)</text:p>
          </table:table-cell>
          <table:table-cell table:formula="of:=NUMBERVALUE(SUBSTITUTE([.K134];&quot;lm (Typ)&quot;;&quot;&quot;))" office:value-type="float" office:value="980" calcext:value-type="float">
            <text:p>980</text:p>
          </table:table-cell>
          <table:table-cell office:value-type="string" calcext:value-type="string">
            <text:p>240mA</text:p>
          </table:table-cell>
          <table:table-cell table:formula="of:=IF(NUMBERVALUE(SUBSTITUTE(SUBSTITUTE([.M134];&quot;A&quot;;&quot;&quot;);&quot;m&quot;;&quot;&quot;);&quot;.&quot;)&gt;100;NUMBERVALUE(SUBSTITUTE(SUBSTITUTE([.M134];&quot;A&quot;;&quot;&quot;);&quot;m&quot;;&quot;&quot;);&quot;.&quot;);NUMBERVALUE(SUBSTITUTE(SUBSTITUTE([.M134];&quot;A&quot;;&quot;&quot;);&quot;m&quot;;&quot;&quot;);&quot;.&quot;)*1000)" office:value-type="float" office:value="240" calcext:value-type="float">
            <text:p>240</text:p>
          </table:table-cell>
          <table:table-cell office:value-type="string" calcext:value-type="string">
            <text:p>22.5V</text:p>
          </table:table-cell>
          <table:table-cell table:formula="of:=NUMBERVALUE(SUBSTITUTE([.O134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5.4" calcext:value-type="float">
            <text:p>5</text:p>
          </table:table-cell>
          <table:table-cell table:style-name="ce5" table:formula="of:=flux/power" office:value-type="float" office:value="181.481481481481" calcext:value-type="float">
            <text:p>181</text:p>
          </table:table-cell>
          <table:table-cell table:style-name="ce5" table:formula="of:=flux/unit_price" office:value-type="float" office:value="134.06292749658" calcext:value-type="float">
            <text:p>134</text:p>
          </table:table-cell>
          <table:table-cell table:style-name="ce6" table:formula="of:=luminance/flux" office:value-type="float" office:value="5.10204081632653" calcext:value-type="float">
            <text:p>5.10</text:p>
          </table:table-cell>
          <table:table-cell table:style-name="ce6" table:formula="of:=luminance_units*unit_price" office:value-type="float" office:value="37.2959183673469" calcext:value-type="float">
            <text:p>37.30</text:p>
          </table:table-cell>
          <table:table-cell table:style-name="ce7" table:formula="of:=luminance_units*voltage/driver_voltage_max*driver_cost" office:value-type="currency" office:currency="USD" office:value="54.0216086434574" calcext:value-type="currency">
            <text:p>$54.02</text:p>
          </table:table-cell>
          <table:table-cell table:style-name="ce7" table:formula="of:=luminance_units*unit_price+illuminance_driver_cost" office:value-type="currency" office:currency="USD" office:value="91.3175270108043" calcext:value-type="currency">
            <text:p>$91.32</text:p>
          </table:table-cell>
          <table:table-cell table:style-name="ce7" table:formula="of:=power*luminance_units*on_time_hours*365/1000*energy_cost" office:value-type="currency" office:currency="USD" office:value="16.0897959183673" calcext:value-type="currency">
            <text:p>$16.09</text:p>
          </table:table-cell>
          <table:table-cell table:style-name="ce7" table:formula="of:=[.X134]*5" office:value-type="currency" office:currency="USD" office:value="80.4489795918367" calcext:value-type="currency">
            <text:p>$80.45</text:p>
          </table:table-cell>
          <table:table-cell table:style-name="ce7" table:formula="of:=[.Y134]+[.W134]" office:value-type="currency" office:currency="USD" office:value="171.766506602641" calcext:value-type="currency">
            <text:p>$171.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7/11/Data_Sheet_M282_Gen2_Rev.2.0.pdf</text:p>
          </table:table-cell>
          <table:table-cell office:value-type="string" calcext:value-type="string">
            <text:p>1510-1327-ND</text:p>
          </table:table-cell>
          <table:table-cell office:value-type="string" calcext:value-type="string">
            <text:p>SI-B8R052280WW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LT-M282A_G2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825lm (Typ)</text:p>
          </table:table-cell>
          <table:table-cell table:formula="of:=NUMBERVALUE(SUBSTITUTE([.K135];&quot;lm (Typ)&quot;;&quot;&quot;))" office:value-type="float" office:value="825" calcext:value-type="float">
            <text:p>825</text:p>
          </table:table-cell>
          <table:table-cell office:value-type="string" calcext:value-type="string">
            <text:p>450mA</text:p>
          </table:table-cell>
          <table:table-cell table:formula="of:=IF(NUMBERVALUE(SUBSTITUTE(SUBSTITUTE([.M135];&quot;A&quot;;&quot;&quot;);&quot;m&quot;;&quot;&quot;);&quot;.&quot;)&gt;100;NUMBERVALUE(SUBSTITUTE(SUBSTITUTE([.M135];&quot;A&quot;;&quot;&quot;);&quot;m&quot;;&quot;&quot;);&quot;.&quot;);NUMBERVALUE(SUBSTITUTE(SUBSTITUTE([.M135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12.4V</text:p>
          </table:table-cell>
          <table:table-cell table:formula="of:=NUMBERVALUE(SUBSTITUTE([.O135];&quot;V&quot;;&quot;&quot;);&quot;.&quot;)" office:value-type="float" office:value="12.4" calcext:value-type="float">
            <text:p>12.4</text:p>
          </table:table-cell>
          <table:table-cell table:style-name="ce4" table:formula="of:=voltage*current/1000" office:value-type="float" office:value="5.58" calcext:value-type="float">
            <text:p>6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136.363636363636" calcext:value-type="float">
            <text:p>136</text:p>
          </table:table-cell>
          <table:table-cell table:style-name="ce6" table:formula="of:=luminance/flux" office:value-type="float" office:value="6.06060606060606" calcext:value-type="float">
            <text:p>6.06</text:p>
          </table:table-cell>
          <table:table-cell table:style-name="ce6" table:formula="of:=luminance_units*unit_price" office:value-type="float" office:value="36.6666666666667" calcext:value-type="float">
            <text:p>36.67</text:p>
          </table:table-cell>
          <table:table-cell table:style-name="ce7" table:formula="of:=luminance_units*voltage/driver_voltage_max*driver_cost" office:value-type="currency" office:currency="USD" office:value="35.3654188948307" calcext:value-type="currency">
            <text:p>$35.37</text:p>
          </table:table-cell>
          <table:table-cell table:style-name="ce7" table:formula="of:=luminance_units*unit_price+illuminance_driver_cost" office:value-type="currency" office:currency="USD" office:value="72.0320855614973" calcext:value-type="currency">
            <text:p>$72.03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35]*5" office:value-type="currency" office:currency="USD" office:value="98.7490909090909" calcext:value-type="currency">
            <text:p>$98.75</text:p>
          </table:table-cell>
          <table:table-cell table:style-name="ce7" table:formula="of:=[.Y135]+[.W135]" office:value-type="currency" office:currency="USD" office:value="170.781176470588" calcext:value-type="currency">
            <text:p>$170.7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5-ND</text:p>
          </table:table-cell>
          <table:table-cell office:value-type="string" calcext:value-type="string">
            <text:p>SI-B8U06128CWW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LT-V282A</text:p>
          </table:table-cell>
          <table:table-cell office:value-type="string" calcext:value-type="string">
            <text:p>3500K 3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46lm (Typ)</text:p>
          </table:table-cell>
          <table:table-cell table:formula="of:=NUMBERVALUE(SUBSTITUTE([.K136];&quot;lm (Typ)&quot;;&quot;&quot;))" office:value-type="float" office:value="746" calcext:value-type="float">
            <text:p>746</text:p>
          </table:table-cell>
          <table:table-cell office:value-type="string" calcext:value-type="string">
            <text:p>450mA</text:p>
          </table:table-cell>
          <table:table-cell table:formula="of:=IF(NUMBERVALUE(SUBSTITUTE(SUBSTITUTE([.M136];&quot;A&quot;;&quot;&quot;);&quot;m&quot;;&quot;&quot;);&quot;.&quot;)&gt;100;NUMBERVALUE(SUBSTITUTE(SUBSTITUTE([.M136];&quot;A&quot;;&quot;&quot;);&quot;m&quot;;&quot;&quot;);&quot;.&quot;);NUMBERVALUE(SUBSTITUTE(SUBSTITUTE([.M136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12.6V</text:p>
          </table:table-cell>
          <table:table-cell table:formula="of:=NUMBERVALUE(SUBSTITUTE([.O136];&quot;V&quot;;&quot;&quot;);&quot;.&quot;)" office:value-type="float" office:value="12.6" calcext:value-type="float">
            <text:p>12.6</text:p>
          </table:table-cell>
          <table:table-cell table:style-name="ce4" table:formula="of:=voltage*current/1000" office:value-type="float" office:value="5.67" calcext:value-type="float">
            <text:p>6</text:p>
          </table:table-cell>
          <table:table-cell table:style-name="ce5" table:formula="of:=flux/power" office:value-type="float" office:value="131.569664902998" calcext:value-type="float">
            <text:p>132</text:p>
          </table:table-cell>
          <table:table-cell table:style-name="ce5" table:formula="of:=flux/unit_price" office:value-type="float" office:value="241.423948220065" calcext:value-type="float">
            <text:p>241</text:p>
          </table:table-cell>
          <table:table-cell table:style-name="ce6" table:formula="of:=luminance/flux" office:value-type="float" office:value="6.70241286863271" calcext:value-type="float">
            <text:p>6.70</text:p>
          </table:table-cell>
          <table:table-cell table:style-name="ce6" table:formula="of:=luminance_units*unit_price" office:value-type="float" office:value="20.7104557640751" calcext:value-type="float">
            <text:p>20.71</text:p>
          </table:table-cell>
          <table:table-cell table:style-name="ce7" table:formula="of:=luminance_units*voltage/driver_voltage_max*driver_cost" office:value-type="currency" office:currency="USD" office:value="39.7413657151869" calcext:value-type="currency">
            <text:p>$39.74</text:p>
          </table:table-cell>
          <table:table-cell table:style-name="ce7" table:formula="of:=luminance_units*unit_price+illuminance_driver_cost" office:value-type="currency" office:currency="USD" office:value="60.4518214792619" calcext:value-type="currency">
            <text:p>$60.45</text:p>
          </table:table-cell>
          <table:table-cell table:style-name="ce7" table:formula="of:=power*luminance_units*on_time_hours*365/1000*energy_cost" office:value-type="currency" office:currency="USD" office:value="22.1935656836461" calcext:value-type="currency">
            <text:p>$22.19</text:p>
          </table:table-cell>
          <table:table-cell table:style-name="ce7" table:formula="of:=[.X136]*5" office:value-type="currency" office:currency="USD" office:value="110.967828418231" calcext:value-type="currency">
            <text:p>$110.97</text:p>
          </table:table-cell>
          <table:table-cell table:style-name="ce7" table:formula="of:=[.Y136]+[.W136]" office:value-type="currency" office:currency="USD" office:value="171.419649897493" calcext:value-type="currency">
            <text:p>$171.4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84-ND</text:p>
          </table:table-cell>
          <table:table-cell office:value-type="string" calcext:value-type="string">
            <text:p>SI-B8V05128HUS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LT-H282D</text:p>
          </table:table-cell>
          <table:table-cell office:value-type="string" calcext:value-type="string">
            <text:p>3000K</text:p>
          </table:table-cell>
          <table:table-cell table:formula="of:=NUMBERVALUE(SUBSTITUTE([.F137];&quot;K&quot;;&quot;&quot;))" office:value-type="float" office:value="3000" calcext:value-type="float">
            <text:p>3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80mm</text:p>
          </table:table-cell>
          <table:table-cell office:value-type="string" calcext:value-type="string">
            <text:p>970lm (Typ)</text:p>
          </table:table-cell>
          <table:table-cell table:formula="of:=NUMBERVALUE(SUBSTITUTE([.K137];&quot;lm (Typ)&quot;;&quot;&quot;))" office:value-type="float" office:value="970" calcext:value-type="float">
            <text:p>970</text:p>
          </table:table-cell>
          <table:table-cell office:value-type="string" calcext:value-type="string">
            <text:p>240mA</text:p>
          </table:table-cell>
          <table:table-cell table:formula="of:=IF(NUMBERVALUE(SUBSTITUTE(SUBSTITUTE([.M137];&quot;A&quot;;&quot;&quot;);&quot;m&quot;;&quot;&quot;);&quot;.&quot;)&gt;100;NUMBERVALUE(SUBSTITUTE(SUBSTITUTE([.M137];&quot;A&quot;;&quot;&quot;);&quot;m&quot;;&quot;&quot;);&quot;.&quot;);NUMBERVALUE(SUBSTITUTE(SUBSTITUTE([.M137];&quot;A&quot;;&quot;&quot;);&quot;m&quot;;&quot;&quot;);&quot;.&quot;)*1000)" office:value-type="float" office:value="240" calcext:value-type="float">
            <text:p>240</text:p>
          </table:table-cell>
          <table:table-cell office:value-type="string" calcext:value-type="string">
            <text:p>22.5V</text:p>
          </table:table-cell>
          <table:table-cell table:formula="of:=NUMBERVALUE(SUBSTITUTE([.O137];&quot;V&quot;;&quot;&quot;);&quot;.&quot;)" office:value-type="float" office:value="22.5" calcext:value-type="float">
            <text:p>22.5</text:p>
          </table:table-cell>
          <table:table-cell table:style-name="ce4" table:formula="of:=voltage*current/1000" office:value-type="float" office:value="5.4" calcext:value-type="float">
            <text:p>5</text:p>
          </table:table-cell>
          <table:table-cell table:style-name="ce5" table:formula="of:=flux/power" office:value-type="float" office:value="179.62962962963" calcext:value-type="float">
            <text:p>180</text:p>
          </table:table-cell>
          <table:table-cell table:style-name="ce5" table:formula="of:=flux/unit_price" office:value-type="float" office:value="132.694938440492" calcext:value-type="float">
            <text:p>133</text:p>
          </table:table-cell>
          <table:table-cell table:style-name="ce6" table:formula="of:=luminance/flux" office:value-type="float" office:value="5.15463917525773" calcext:value-type="float">
            <text:p>5.15</text:p>
          </table:table-cell>
          <table:table-cell table:style-name="ce6" table:formula="of:=luminance_units*unit_price" office:value-type="float" office:value="37.680412371134" calcext:value-type="float">
            <text:p>37.68</text:p>
          </table:table-cell>
          <table:table-cell table:style-name="ce7" table:formula="of:=luminance_units*voltage/driver_voltage_max*driver_cost" office:value-type="currency" office:currency="USD" office:value="54.5785324439054" calcext:value-type="currency">
            <text:p>$54.58</text:p>
          </table:table-cell>
          <table:table-cell table:style-name="ce7" table:formula="of:=luminance_units*unit_price+illuminance_driver_cost" office:value-type="currency" office:currency="USD" office:value="92.2589448150394" calcext:value-type="currency">
            <text:p>$92.26</text:p>
          </table:table-cell>
          <table:table-cell table:style-name="ce7" table:formula="of:=power*luminance_units*on_time_hours*365/1000*energy_cost" office:value-type="currency" office:currency="USD" office:value="16.2556701030928" calcext:value-type="currency">
            <text:p>$16.26</text:p>
          </table:table-cell>
          <table:table-cell table:style-name="ce7" table:formula="of:=[.X137]*5" office:value-type="currency" office:currency="USD" office:value="81.2783505154639" calcext:value-type="currency">
            <text:p>$81.28</text:p>
          </table:table-cell>
          <table:table-cell table:style-name="ce7" table:formula="of:=[.Y137]+[.W137]" office:value-type="currency" office:currency="USD" office:value="173.537295330503" calcext:value-type="currency">
            <text:p>$173.5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27-ND</text:p>
          </table:table-cell>
          <table:table-cell office:value-type="string" calcext:value-type="string">
            <text:p>SI-B8U11156CWW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LT-V562A</text:p>
          </table:table-cell>
          <table:table-cell office:value-type="string" calcext:value-type="string">
            <text:p>3500K 3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400lm (Typ)</text:p>
          </table:table-cell>
          <table:table-cell table:formula="of:=NUMBERVALUE(SUBSTITUTE([.K138];&quot;lm (Typ)&quot;;&quot;&quot;))" office:value-type="float" office:value="1400" calcext:value-type="float">
            <text:p>1400</text:p>
          </table:table-cell>
          <table:table-cell office:value-type="string" calcext:value-type="string">
            <text:p>420mA</text:p>
          </table:table-cell>
          <table:table-cell table:formula="of:=IF(NUMBERVALUE(SUBSTITUTE(SUBSTITUTE([.M138];&quot;A&quot;;&quot;&quot;);&quot;m&quot;;&quot;&quot;);&quot;.&quot;)&gt;100;NUMBERVALUE(SUBSTITUTE(SUBSTITUTE([.M138];&quot;A&quot;;&quot;&quot;);&quot;m&quot;;&quot;&quot;);&quot;.&quot;);NUMBERVALUE(SUBSTITUTE(SUBSTITUTE([.M138];&quot;A&quot;;&quot;&quot;);&quot;m&quot;;&quot;&quot;);&quot;.&quot;)*1000)" office:value-type="float" office:value="420" calcext:value-type="float">
            <text:p>420</text:p>
          </table:table-cell>
          <table:table-cell office:value-type="string" calcext:value-type="string">
            <text:p>25.2V</text:p>
          </table:table-cell>
          <table:table-cell table:formula="of:=NUMBERVALUE(SUBSTITUTE([.O138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10.584" calcext:value-type="float">
            <text:p>11</text:p>
          </table:table-cell>
          <table:table-cell table:style-name="ce5" table:formula="of:=flux/power" office:value-type="float" office:value="132.275132275132" calcext:value-type="float">
            <text:p>132</text:p>
          </table:table-cell>
          <table:table-cell table:style-name="ce5" table:formula="of:=flux/unit_price" office:value-type="float" office:value="245.614035087719" calcext:value-type="float">
            <text:p>246</text:p>
          </table:table-cell>
          <table:table-cell table:style-name="ce6" table:formula="of:=luminance/flux" office:value-type="float" office:value="3.57142857142857" calcext:value-type="float">
            <text:p>3.57</text:p>
          </table:table-cell>
          <table:table-cell table:style-name="ce6" table:formula="of:=luminance_units*unit_price" office:value-type="float" office:value="20.3571428571429" calcext:value-type="float">
            <text:p>20.36</text:p>
          </table:table-cell>
          <table:table-cell table:style-name="ce7" table:formula="of:=luminance_units*voltage/driver_voltage_max*driver_cost" office:value-type="currency" office:currency="USD" office:value="42.3529411764706" calcext:value-type="currency">
            <text:p>$42.35</text:p>
          </table:table-cell>
          <table:table-cell table:style-name="ce7" table:formula="of:=luminance_units*unit_price+illuminance_driver_cost" office:value-type="currency" office:currency="USD" office:value="62.7100840336134" calcext:value-type="currency">
            <text:p>$62.71</text:p>
          </table:table-cell>
          <table:table-cell table:style-name="ce7" table:formula="of:=power*luminance_units*on_time_hours*365/1000*energy_cost" office:value-type="currency" office:currency="USD" office:value="22.0752" calcext:value-type="currency">
            <text:p>$22.08</text:p>
          </table:table-cell>
          <table:table-cell table:style-name="ce7" table:formula="of:=[.X138]*5" office:value-type="currency" office:currency="USD" office:value="110.376" calcext:value-type="currency">
            <text:p>$110.38</text:p>
          </table:table-cell>
          <table:table-cell table:style-name="ce7" table:formula="of:=[.Y138]+[.W138]" office:value-type="currency" office:currency="USD" office:value="173.086084033613" calcext:value-type="currency">
            <text:p>$17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6-ND</text:p>
          </table:table-cell>
          <table:table-cell office:value-type="string" calcext:value-type="string">
            <text:p>SI-B8V06128CWW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LT-V282A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724lm (Typ)</text:p>
          </table:table-cell>
          <table:table-cell table:formula="of:=NUMBERVALUE(SUBSTITUTE([.K139];&quot;lm (Typ)&quot;;&quot;&quot;))" office:value-type="float" office:value="724" calcext:value-type="float">
            <text:p>724</text:p>
          </table:table-cell>
          <table:table-cell office:value-type="string" calcext:value-type="string">
            <text:p>450mA</text:p>
          </table:table-cell>
          <table:table-cell table:formula="of:=IF(NUMBERVALUE(SUBSTITUTE(SUBSTITUTE([.M139];&quot;A&quot;;&quot;&quot;);&quot;m&quot;;&quot;&quot;);&quot;.&quot;)&gt;100;NUMBERVALUE(SUBSTITUTE(SUBSTITUTE([.M139];&quot;A&quot;;&quot;&quot;);&quot;m&quot;;&quot;&quot;);&quot;.&quot;);NUMBERVALUE(SUBSTITUTE(SUBSTITUTE([.M139];&quot;A&quot;;&quot;&quot;);&quot;m&quot;;&quot;&quot;);&quot;.&quot;)*1000)" office:value-type="float" office:value="450" calcext:value-type="float">
            <text:p>450</text:p>
          </table:table-cell>
          <table:table-cell office:value-type="string" calcext:value-type="string">
            <text:p>12.6V</text:p>
          </table:table-cell>
          <table:table-cell table:formula="of:=NUMBERVALUE(SUBSTITUTE([.O139];&quot;V&quot;;&quot;&quot;);&quot;.&quot;)" office:value-type="float" office:value="12.6" calcext:value-type="float">
            <text:p>12.6</text:p>
          </table:table-cell>
          <table:table-cell table:style-name="ce4" table:formula="of:=voltage*current/1000" office:value-type="float" office:value="5.67" calcext:value-type="float">
            <text:p>6</text:p>
          </table:table-cell>
          <table:table-cell table:style-name="ce5" table:formula="of:=flux/power" office:value-type="float" office:value="127.689594356261" calcext:value-type="float">
            <text:p>128</text:p>
          </table:table-cell>
          <table:table-cell table:style-name="ce5" table:formula="of:=flux/unit_price" office:value-type="float" office:value="236.601307189542" calcext:value-type="float">
            <text:p>237</text:p>
          </table:table-cell>
          <table:table-cell table:style-name="ce6" table:formula="of:=luminance/flux" office:value-type="float" office:value="6.9060773480663" calcext:value-type="float">
            <text:p>6.91</text:p>
          </table:table-cell>
          <table:table-cell table:style-name="ce6" table:formula="of:=luminance_units*unit_price" office:value-type="float" office:value="21.1325966850829" calcext:value-type="float">
            <text:p>21.13</text:p>
          </table:table-cell>
          <table:table-cell table:style-name="ce7" table:formula="of:=luminance_units*voltage/driver_voltage_max*driver_cost" office:value-type="currency" office:currency="USD" office:value="40.9489762755931" calcext:value-type="currency">
            <text:p>$40.95</text:p>
          </table:table-cell>
          <table:table-cell table:style-name="ce7" table:formula="of:=luminance_units*unit_price+illuminance_driver_cost" office:value-type="currency" office:currency="USD" office:value="62.081572960676" calcext:value-type="currency">
            <text:p>$62.08</text:p>
          </table:table-cell>
          <table:table-cell table:style-name="ce7" table:formula="of:=power*luminance_units*on_time_hours*365/1000*energy_cost" office:value-type="currency" office:currency="USD" office:value="22.867955801105" calcext:value-type="currency">
            <text:p>$22.87</text:p>
          </table:table-cell>
          <table:table-cell table:style-name="ce7" table:formula="of:=[.X139]*5" office:value-type="currency" office:currency="USD" office:value="114.339779005525" calcext:value-type="currency">
            <text:p>$114.34</text:p>
          </table:table-cell>
          <table:table-cell table:style-name="ce7" table:formula="of:=[.Y139]+[.W139]" office:value-type="currency" office:currency="USD" office:value="176.421351966201" calcext:value-type="currency">
            <text:p>$176.4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28-ND</text:p>
          </table:table-cell>
          <table:table-cell office:value-type="string" calcext:value-type="string">
            <text:p>SI-B8V11156CWW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LT-V562A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540mA</text:p>
          </table:table-cell>
          <table:table-cell office:value-type="string" calcext:value-type="string">
            <text:p>560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348lm (Typ)</text:p>
          </table:table-cell>
          <table:table-cell table:formula="of:=NUMBERVALUE(SUBSTITUTE([.K140];&quot;lm (Typ)&quot;;&quot;&quot;))" office:value-type="float" office:value="1348" calcext:value-type="float">
            <text:p>1348</text:p>
          </table:table-cell>
          <table:table-cell office:value-type="string" calcext:value-type="string">
            <text:p>420mA</text:p>
          </table:table-cell>
          <table:table-cell table:formula="of:=IF(NUMBERVALUE(SUBSTITUTE(SUBSTITUTE([.M140];&quot;A&quot;;&quot;&quot;);&quot;m&quot;;&quot;&quot;);&quot;.&quot;)&gt;100;NUMBERVALUE(SUBSTITUTE(SUBSTITUTE([.M140];&quot;A&quot;;&quot;&quot;);&quot;m&quot;;&quot;&quot;);&quot;.&quot;);NUMBERVALUE(SUBSTITUTE(SUBSTITUTE([.M140];&quot;A&quot;;&quot;&quot;);&quot;m&quot;;&quot;&quot;);&quot;.&quot;)*1000)" office:value-type="float" office:value="420" calcext:value-type="float">
            <text:p>420</text:p>
          </table:table-cell>
          <table:table-cell office:value-type="string" calcext:value-type="string">
            <text:p>25.2V</text:p>
          </table:table-cell>
          <table:table-cell table:formula="of:=NUMBERVALUE(SUBSTITUTE([.O140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10.584" calcext:value-type="float">
            <text:p>11</text:p>
          </table:table-cell>
          <table:table-cell table:style-name="ce5" table:formula="of:=flux/power" office:value-type="float" office:value="127.362055933485" calcext:value-type="float">
            <text:p>127</text:p>
          </table:table-cell>
          <table:table-cell table:style-name="ce5" table:formula="of:=flux/unit_price" office:value-type="float" office:value="236.491228070175" calcext:value-type="float">
            <text:p>236</text:p>
          </table:table-cell>
          <table:table-cell table:style-name="ce6" table:formula="of:=luminance/flux" office:value-type="float" office:value="3.70919881305638" calcext:value-type="float">
            <text:p>3.71</text:p>
          </table:table-cell>
          <table:table-cell table:style-name="ce6" table:formula="of:=luminance_units*unit_price" office:value-type="float" office:value="21.1424332344214" calcext:value-type="float">
            <text:p>21.14</text:p>
          </table:table-cell>
          <table:table-cell table:style-name="ce7" table:formula="of:=luminance_units*voltage/driver_voltage_max*driver_cost" office:value-type="currency" office:currency="USD" office:value="43.9867341595392" calcext:value-type="currency">
            <text:p>$43.99</text:p>
          </table:table-cell>
          <table:table-cell table:style-name="ce7" table:formula="of:=luminance_units*unit_price+illuminance_driver_cost" office:value-type="currency" office:currency="USD" office:value="65.1291673939605" calcext:value-type="currency">
            <text:p>$65.13</text:p>
          </table:table-cell>
          <table:table-cell table:style-name="ce7" table:formula="of:=power*luminance_units*on_time_hours*365/1000*energy_cost" office:value-type="currency" office:currency="USD" office:value="22.926765578635" calcext:value-type="currency">
            <text:p>$22.93</text:p>
          </table:table-cell>
          <table:table-cell table:style-name="ce7" table:formula="of:=[.X140]*5" office:value-type="currency" office:currency="USD" office:value="114.633827893175" calcext:value-type="currency">
            <text:p>$114.63</text:p>
          </table:table-cell>
          <table:table-cell table:style-name="ce7" table:formula="of:=[.Y140]+[.W140]" office:value-type="currency" office:currency="USD" office:value="179.762995287136" calcext:value-type="currency">
            <text:p>$179.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8-ND</text:p>
          </table:table-cell>
          <table:table-cell office:value-type="string" calcext:value-type="string">
            <text:p>SI-B8T08128CWW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LT-V282B</text:p>
          </table:table-cell>
          <table:table-cell office:value-type="string" calcext:value-type="string">
            <text:p>4000K 3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026lm (Typ)</text:p>
          </table:table-cell>
          <table:table-cell table:formula="of:=NUMBERVALUE(SUBSTITUTE([.K141];&quot;lm (Typ)&quot;;&quot;&quot;))" office:value-type="float" office:value="1026" calcext:value-type="float">
            <text:p>1026</text:p>
          </table:table-cell>
          <table:table-cell office:value-type="string" calcext:value-type="string">
            <text:p>300mA</text:p>
          </table:table-cell>
          <table:table-cell table:formula="of:=IF(NUMBERVALUE(SUBSTITUTE(SUBSTITUTE([.M141];&quot;A&quot;;&quot;&quot;);&quot;m&quot;;&quot;&quot;);&quot;.&quot;)&gt;100;NUMBERVALUE(SUBSTITUTE(SUBSTITUTE([.M141];&quot;A&quot;;&quot;&quot;);&quot;m&quot;;&quot;&quot;);&quot;.&quot;);NUMBERVALUE(SUBSTITUTE(SUBSTITUTE([.M141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5.2V</text:p>
          </table:table-cell>
          <table:table-cell table:formula="of:=NUMBERVALUE(SUBSTITUTE([.O141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7.56" calcext:value-type="float">
            <text:p>8</text:p>
          </table:table-cell>
          <table:table-cell table:style-name="ce5" table:formula="of:=flux/power" office:value-type="float" office:value="135.714285714286" calcext:value-type="float">
            <text:p>136</text:p>
          </table:table-cell>
          <table:table-cell table:style-name="ce5" table:formula="of:=flux/unit_price" office:value-type="float" office:value="307.185628742515" calcext:value-type="float">
            <text:p>307</text:p>
          </table:table-cell>
          <table:table-cell table:style-name="ce6" table:formula="of:=luminance/flux" office:value-type="float" office:value="4.87329434697856" calcext:value-type="float">
            <text:p>4.87</text:p>
          </table:table-cell>
          <table:table-cell table:style-name="ce6" table:formula="of:=luminance_units*unit_price" office:value-type="float" office:value="16.2768031189084" calcext:value-type="float">
            <text:p>16.28</text:p>
          </table:table-cell>
          <table:table-cell table:style-name="ce7" table:formula="of:=luminance_units*voltage/driver_voltage_max*driver_cost" office:value-type="currency" office:currency="USD" office:value="57.7915376676987" calcext:value-type="currency">
            <text:p>$57.79</text:p>
          </table:table-cell>
          <table:table-cell table:style-name="ce7" table:formula="of:=luminance_units*unit_price+illuminance_driver_cost" office:value-type="currency" office:currency="USD" office:value="74.068340786607" calcext:value-type="currency">
            <text:p>$74.07</text:p>
          </table:table-cell>
          <table:table-cell table:style-name="ce7" table:formula="of:=power*luminance_units*on_time_hours*365/1000*energy_cost" office:value-type="currency" office:currency="USD" office:value="21.5157894736842" calcext:value-type="currency">
            <text:p>$21.52</text:p>
          </table:table-cell>
          <table:table-cell table:style-name="ce7" table:formula="of:=[.X141]*5" office:value-type="currency" office:currency="USD" office:value="107.578947368421" calcext:value-type="currency">
            <text:p>$107.58</text:p>
          </table:table-cell>
          <table:table-cell table:style-name="ce7" table:formula="of:=[.Y141]+[.W141]" office:value-type="currency" office:currency="USD" office:value="181.647288155028" calcext:value-type="currency">
            <text:p>$181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7-ND</text:p>
          </table:table-cell>
          <table:table-cell office:value-type="string" calcext:value-type="string">
            <text:p>SI-B8R08128CWW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LT-V282B</text:p>
          </table:table-cell>
          <table:table-cell office:value-type="string" calcext:value-type="string">
            <text:p>5000K 3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1026lm (Typ)</text:p>
          </table:table-cell>
          <table:table-cell table:formula="of:=NUMBERVALUE(SUBSTITUTE([.K142];&quot;lm (Typ)&quot;;&quot;&quot;))" office:value-type="float" office:value="1026" calcext:value-type="float">
            <text:p>1026</text:p>
          </table:table-cell>
          <table:table-cell office:value-type="string" calcext:value-type="string">
            <text:p>300mA</text:p>
          </table:table-cell>
          <table:table-cell table:formula="of:=IF(NUMBERVALUE(SUBSTITUTE(SUBSTITUTE([.M142];&quot;A&quot;;&quot;&quot;);&quot;m&quot;;&quot;&quot;);&quot;.&quot;)&gt;100;NUMBERVALUE(SUBSTITUTE(SUBSTITUTE([.M142];&quot;A&quot;;&quot;&quot;);&quot;m&quot;;&quot;&quot;);&quot;.&quot;);NUMBERVALUE(SUBSTITUTE(SUBSTITUTE([.M142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5.2V</text:p>
          </table:table-cell>
          <table:table-cell table:formula="of:=NUMBERVALUE(SUBSTITUTE([.O142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7.56" calcext:value-type="float">
            <text:p>8</text:p>
          </table:table-cell>
          <table:table-cell table:style-name="ce5" table:formula="of:=flux/power" office:value-type="float" office:value="135.714285714286" calcext:value-type="float">
            <text:p>136</text:p>
          </table:table-cell>
          <table:table-cell table:style-name="ce5" table:formula="of:=flux/unit_price" office:value-type="float" office:value="304.451038575668" calcext:value-type="float">
            <text:p>304</text:p>
          </table:table-cell>
          <table:table-cell table:style-name="ce6" table:formula="of:=luminance/flux" office:value-type="float" office:value="4.87329434697856" calcext:value-type="float">
            <text:p>4.87</text:p>
          </table:table-cell>
          <table:table-cell table:style-name="ce6" table:formula="of:=luminance_units*unit_price" office:value-type="float" office:value="16.4230019493177" calcext:value-type="float">
            <text:p>16.42</text:p>
          </table:table-cell>
          <table:table-cell table:style-name="ce7" table:formula="of:=luminance_units*voltage/driver_voltage_max*driver_cost" office:value-type="currency" office:currency="USD" office:value="57.7915376676987" calcext:value-type="currency">
            <text:p>$57.79</text:p>
          </table:table-cell>
          <table:table-cell table:style-name="ce7" table:formula="of:=luminance_units*unit_price+illuminance_driver_cost" office:value-type="currency" office:currency="USD" office:value="74.2145396170164" calcext:value-type="currency">
            <text:p>$74.21</text:p>
          </table:table-cell>
          <table:table-cell table:style-name="ce7" table:formula="of:=power*luminance_units*on_time_hours*365/1000*energy_cost" office:value-type="currency" office:currency="USD" office:value="21.5157894736842" calcext:value-type="currency">
            <text:p>$21.52</text:p>
          </table:table-cell>
          <table:table-cell table:style-name="ce7" table:formula="of:=[.X142]*5" office:value-type="currency" office:currency="USD" office:value="107.578947368421" calcext:value-type="currency">
            <text:p>$107.58</text:p>
          </table:table-cell>
          <table:table-cell table:style-name="ce7" table:formula="of:=[.Y142]+[.W142]" office:value-type="currency" office:currency="USD" office:value="181.793486985438" calcext:value-type="currency">
            <text:p>$181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28-ND</text:p>
          </table:table-cell>
          <table:table-cell office:value-type="string" calcext:value-type="string">
            <text:p>SI-B8R072280WW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LT-M282B_G2</text:p>
          </table:table-cell>
          <table:table-cell office:value-type="string" calcext:value-type="string">
            <text:p>5000K 4-Step MacAdam Ellip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100lm (Typ)</text:p>
          </table:table-cell>
          <table:table-cell table:formula="of:=NUMBERVALUE(SUBSTITUTE([.K143];&quot;lm (Typ)&quot;;&quot;&quot;))" office:value-type="float" office:value="1100" calcext:value-type="float">
            <text:p>1100</text:p>
          </table:table-cell>
          <table:table-cell office:value-type="string" calcext:value-type="string">
            <text:p>300mA</text:p>
          </table:table-cell>
          <table:table-cell table:formula="of:=IF(NUMBERVALUE(SUBSTITUTE(SUBSTITUTE([.M143];&quot;A&quot;;&quot;&quot;);&quot;m&quot;;&quot;&quot;);&quot;.&quot;)&gt;100;NUMBERVALUE(SUBSTITUTE(SUBSTITUTE([.M143];&quot;A&quot;;&quot;&quot;);&quot;m&quot;;&quot;&quot;);&quot;.&quot;);NUMBERVALUE(SUBSTITUTE(SUBSTITUTE([.M143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4.8V</text:p>
          </table:table-cell>
          <table:table-cell table:formula="of:=NUMBERVALUE(SUBSTITUTE([.O143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7.44" calcext:value-type="float">
            <text:p>7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155.807365439094" calcext:value-type="float">
            <text:p>156</text:p>
          </table:table-cell>
          <table:table-cell table:style-name="ce6" table:formula="of:=luminance/flux" office:value-type="float" office:value="4.54545454545455" calcext:value-type="float">
            <text:p>4.55</text:p>
          </table:table-cell>
          <table:table-cell table:style-name="ce6" table:formula="of:=luminance_units*unit_price" office:value-type="float" office:value="32.0909090909091" calcext:value-type="float">
            <text:p>32.09</text:p>
          </table:table-cell>
          <table:table-cell table:style-name="ce7" table:formula="of:=luminance_units*voltage/driver_voltage_max*driver_cost" office:value-type="currency" office:currency="USD" office:value="53.048128342246" calcext:value-type="currency">
            <text:p>$53.05</text:p>
          </table:table-cell>
          <table:table-cell table:style-name="ce7" table:formula="of:=luminance_units*unit_price+illuminance_driver_cost" office:value-type="currency" office:currency="USD" office:value="85.1390374331551" calcext:value-type="currency">
            <text:p>$85.14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43]*5" office:value-type="currency" office:currency="USD" office:value="98.749090909091" calcext:value-type="currency">
            <text:p>$98.75</text:p>
          </table:table-cell>
          <table:table-cell table:style-name="ce7" table:formula="of:=[.Y143]+[.W143]" office:value-type="currency" office:currency="USD" office:value="183.888128342246" calcext:value-type="currency">
            <text:p>$183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3-ND</text:p>
          </table:table-cell>
          <table:table-cell office:value-type="string" calcext:value-type="string">
            <text:p>SI-B8T072280WW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LT-M282B_G2</text:p>
          </table:table-cell>
          <table:table-cell office:value-type="string" calcext:value-type="string">
            <text:p>4000K 4-Step MacAdam Ellips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100lm (Typ)</text:p>
          </table:table-cell>
          <table:table-cell table:formula="of:=NUMBERVALUE(SUBSTITUTE([.K144];&quot;lm (Typ)&quot;;&quot;&quot;))" office:value-type="float" office:value="1100" calcext:value-type="float">
            <text:p>1100</text:p>
          </table:table-cell>
          <table:table-cell office:value-type="string" calcext:value-type="string">
            <text:p>300mA</text:p>
          </table:table-cell>
          <table:table-cell table:formula="of:=IF(NUMBERVALUE(SUBSTITUTE(SUBSTITUTE([.M144];&quot;A&quot;;&quot;&quot;);&quot;m&quot;;&quot;&quot;);&quot;.&quot;)&gt;100;NUMBERVALUE(SUBSTITUTE(SUBSTITUTE([.M144];&quot;A&quot;;&quot;&quot;);&quot;m&quot;;&quot;&quot;);&quot;.&quot;);NUMBERVALUE(SUBSTITUTE(SUBSTITUTE([.M144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4.8V</text:p>
          </table:table-cell>
          <table:table-cell table:formula="of:=NUMBERVALUE(SUBSTITUTE([.O144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7.44" calcext:value-type="float">
            <text:p>7</text:p>
          </table:table-cell>
          <table:table-cell table:style-name="ce5" table:formula="of:=flux/power" office:value-type="float" office:value="147.849462365591" calcext:value-type="float">
            <text:p>148</text:p>
          </table:table-cell>
          <table:table-cell table:style-name="ce5" table:formula="of:=flux/unit_price" office:value-type="float" office:value="155.807365439094" calcext:value-type="float">
            <text:p>156</text:p>
          </table:table-cell>
          <table:table-cell table:style-name="ce6" table:formula="of:=luminance/flux" office:value-type="float" office:value="4.54545454545455" calcext:value-type="float">
            <text:p>4.55</text:p>
          </table:table-cell>
          <table:table-cell table:style-name="ce6" table:formula="of:=luminance_units*unit_price" office:value-type="float" office:value="32.0909090909091" calcext:value-type="float">
            <text:p>32.09</text:p>
          </table:table-cell>
          <table:table-cell table:style-name="ce7" table:formula="of:=luminance_units*voltage/driver_voltage_max*driver_cost" office:value-type="currency" office:currency="USD" office:value="53.048128342246" calcext:value-type="currency">
            <text:p>$53.05</text:p>
          </table:table-cell>
          <table:table-cell table:style-name="ce7" table:formula="of:=luminance_units*unit_price+illuminance_driver_cost" office:value-type="currency" office:currency="USD" office:value="85.1390374331551" calcext:value-type="currency">
            <text:p>$85.14</text:p>
          </table:table-cell>
          <table:table-cell table:style-name="ce7" table:formula="of:=power*luminance_units*on_time_hours*365/1000*energy_cost" office:value-type="currency" office:currency="USD" office:value="19.7498181818182" calcext:value-type="currency">
            <text:p>$19.75</text:p>
          </table:table-cell>
          <table:table-cell table:style-name="ce7" table:formula="of:=[.X144]*5" office:value-type="currency" office:currency="USD" office:value="98.749090909091" calcext:value-type="currency">
            <text:p>$98.75</text:p>
          </table:table-cell>
          <table:table-cell table:style-name="ce7" table:formula="of:=[.Y144]+[.W144]" office:value-type="currency" office:currency="USD" office:value="183.888128342246" calcext:value-type="currency">
            <text:p>$183.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39-ND</text:p>
          </table:table-cell>
          <table:table-cell office:value-type="string" calcext:value-type="string">
            <text:p>SI-B8U08128CWW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LT-V282B</text:p>
          </table:table-cell>
          <table:table-cell office:value-type="string" calcext:value-type="string">
            <text:p>3500K 3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995lm (Typ)</text:p>
          </table:table-cell>
          <table:table-cell table:formula="of:=NUMBERVALUE(SUBSTITUTE([.K145];&quot;lm (Typ)&quot;;&quot;&quot;))" office:value-type="float" office:value="995" calcext:value-type="float">
            <text:p>995</text:p>
          </table:table-cell>
          <table:table-cell office:value-type="string" calcext:value-type="string">
            <text:p>300mA</text:p>
          </table:table-cell>
          <table:table-cell table:formula="of:=IF(NUMBERVALUE(SUBSTITUTE(SUBSTITUTE([.M145];&quot;A&quot;;&quot;&quot;);&quot;m&quot;;&quot;&quot;);&quot;.&quot;)&gt;100;NUMBERVALUE(SUBSTITUTE(SUBSTITUTE([.M145];&quot;A&quot;;&quot;&quot;);&quot;m&quot;;&quot;&quot;);&quot;.&quot;);NUMBERVALUE(SUBSTITUTE(SUBSTITUTE([.M145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5.2V</text:p>
          </table:table-cell>
          <table:table-cell table:formula="of:=NUMBERVALUE(SUBSTITUTE([.O145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7.56" calcext:value-type="float">
            <text:p>8</text:p>
          </table:table-cell>
          <table:table-cell table:style-name="ce5" table:formula="of:=flux/power" office:value-type="float" office:value="131.613756613757" calcext:value-type="float">
            <text:p>132</text:p>
          </table:table-cell>
          <table:table-cell table:style-name="ce5" table:formula="of:=flux/unit_price" office:value-type="float" office:value="295.252225519288" calcext:value-type="float">
            <text:p>295</text:p>
          </table:table-cell>
          <table:table-cell table:style-name="ce6" table:formula="of:=luminance/flux" office:value-type="float" office:value="5.0251256281407" calcext:value-type="float">
            <text:p>5.03</text:p>
          </table:table-cell>
          <table:table-cell table:style-name="ce6" table:formula="of:=luminance_units*unit_price" office:value-type="float" office:value="16.9346733668342" calcext:value-type="float">
            <text:p>16.93</text:p>
          </table:table-cell>
          <table:table-cell table:style-name="ce7" table:formula="of:=luminance_units*voltage/driver_voltage_max*driver_cost" office:value-type="currency" office:currency="USD" office:value="59.5920780372451" calcext:value-type="currency">
            <text:p>$59.59</text:p>
          </table:table-cell>
          <table:table-cell table:style-name="ce7" table:formula="of:=luminance_units*unit_price+illuminance_driver_cost" office:value-type="currency" office:currency="USD" office:value="76.5267514040792" calcext:value-type="currency">
            <text:p>$76.53</text:p>
          </table:table-cell>
          <table:table-cell table:style-name="ce7" table:formula="of:=power*luminance_units*on_time_hours*365/1000*energy_cost" office:value-type="currency" office:currency="USD" office:value="22.1861306532663" calcext:value-type="currency">
            <text:p>$22.19</text:p>
          </table:table-cell>
          <table:table-cell table:style-name="ce7" table:formula="of:=[.X145]*5" office:value-type="currency" office:currency="USD" office:value="110.930653266332" calcext:value-type="currency">
            <text:p>$110.93</text:p>
          </table:table-cell>
          <table:table-cell table:style-name="ce7" table:formula="of:=[.Y145]+[.W145]" office:value-type="currency" office:currency="USD" office:value="187.457404670411" calcext:value-type="currency">
            <text:p>$187.4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558-ND</text:p>
          </table:table-cell>
          <table:table-cell office:value-type="string" calcext:value-type="string">
            <text:p>SI-B8U072280WW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LT-M282B_G2</text:p>
          </table:table-cell>
          <table:table-cell office:value-type="string" calcext:value-type="string">
            <text:p>3500K 4-Step MacAdam Ellips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070lm (Typ)</text:p>
          </table:table-cell>
          <table:table-cell table:formula="of:=NUMBERVALUE(SUBSTITUTE([.K146];&quot;lm (Typ)&quot;;&quot;&quot;))" office:value-type="float" office:value="1070" calcext:value-type="float">
            <text:p>1070</text:p>
          </table:table-cell>
          <table:table-cell office:value-type="string" calcext:value-type="string">
            <text:p>300mA</text:p>
          </table:table-cell>
          <table:table-cell table:formula="of:=IF(NUMBERVALUE(SUBSTITUTE(SUBSTITUTE([.M146];&quot;A&quot;;&quot;&quot;);&quot;m&quot;;&quot;&quot;);&quot;.&quot;)&gt;100;NUMBERVALUE(SUBSTITUTE(SUBSTITUTE([.M146];&quot;A&quot;;&quot;&quot;);&quot;m&quot;;&quot;&quot;);&quot;.&quot;);NUMBERVALUE(SUBSTITUTE(SUBSTITUTE([.M146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4.8V</text:p>
          </table:table-cell>
          <table:table-cell table:formula="of:=NUMBERVALUE(SUBSTITUTE([.O146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7.44" calcext:value-type="float">
            <text:p>7</text:p>
          </table:table-cell>
          <table:table-cell table:style-name="ce5" table:formula="of:=flux/power" office:value-type="float" office:value="143.817204301075" calcext:value-type="float">
            <text:p>144</text:p>
          </table:table-cell>
          <table:table-cell table:style-name="ce5" table:formula="of:=flux/unit_price" office:value-type="float" office:value="160.179640718563" calcext:value-type="float">
            <text:p>160</text:p>
          </table:table-cell>
          <table:table-cell table:style-name="ce6" table:formula="of:=luminance/flux" office:value-type="float" office:value="4.67289719626168" calcext:value-type="float">
            <text:p>4.67</text:p>
          </table:table-cell>
          <table:table-cell table:style-name="ce6" table:formula="of:=luminance_units*unit_price" office:value-type="float" office:value="31.214953271028" calcext:value-type="float">
            <text:p>31.21</text:p>
          </table:table-cell>
          <table:table-cell table:style-name="ce7" table:formula="of:=luminance_units*voltage/driver_voltage_max*driver_cost" office:value-type="currency" office:currency="USD" office:value="54.5354590434305" calcext:value-type="currency">
            <text:p>$54.54</text:p>
          </table:table-cell>
          <table:table-cell table:style-name="ce7" table:formula="of:=luminance_units*unit_price+illuminance_driver_cost" office:value-type="currency" office:currency="USD" office:value="85.7504123144585" calcext:value-type="currency">
            <text:p>$85.75</text:p>
          </table:table-cell>
          <table:table-cell table:style-name="ce7" table:formula="of:=power*luminance_units*on_time_hours*365/1000*energy_cost" office:value-type="currency" office:currency="USD" office:value="20.3035514018691" calcext:value-type="currency">
            <text:p>$20.30</text:p>
          </table:table-cell>
          <table:table-cell table:style-name="ce7" table:formula="of:=[.X146]*5" office:value-type="currency" office:currency="USD" office:value="101.517757009346" calcext:value-type="currency">
            <text:p>$101.52</text:p>
          </table:table-cell>
          <table:table-cell table:style-name="ce7" table:formula="of:=[.Y146]+[.W146]" office:value-type="currency" office:currency="USD" office:value="187.268169323804" calcext:value-type="currency">
            <text:p>$187.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2140-ND</text:p>
          </table:table-cell>
          <table:table-cell office:value-type="string" calcext:value-type="string">
            <text:p>SI-B8V08128CWW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LT-V282B</text:p>
          </table:table-cell>
          <table:table-cell office:value-type="string" calcext:value-type="string">
            <text:p>3000K 3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5.50mm</text:p>
          </table:table-cell>
          <table:table-cell office:value-type="string" calcext:value-type="string">
            <text:p>965lm (Typ)</text:p>
          </table:table-cell>
          <table:table-cell table:formula="of:=NUMBERVALUE(SUBSTITUTE([.K147];&quot;lm (Typ)&quot;;&quot;&quot;))" office:value-type="float" office:value="965" calcext:value-type="float">
            <text:p>965</text:p>
          </table:table-cell>
          <table:table-cell office:value-type="string" calcext:value-type="string">
            <text:p>300mA</text:p>
          </table:table-cell>
          <table:table-cell table:formula="of:=IF(NUMBERVALUE(SUBSTITUTE(SUBSTITUTE([.M147];&quot;A&quot;;&quot;&quot;);&quot;m&quot;;&quot;&quot;);&quot;.&quot;)&gt;100;NUMBERVALUE(SUBSTITUTE(SUBSTITUTE([.M147];&quot;A&quot;;&quot;&quot;);&quot;m&quot;;&quot;&quot;);&quot;.&quot;);NUMBERVALUE(SUBSTITUTE(SUBSTITUTE([.M147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5.2V</text:p>
          </table:table-cell>
          <table:table-cell table:formula="of:=NUMBERVALUE(SUBSTITUTE([.O147];&quot;V&quot;;&quot;&quot;);&quot;.&quot;)" office:value-type="float" office:value="25.2" calcext:value-type="float">
            <text:p>25.2</text:p>
          </table:table-cell>
          <table:table-cell table:style-name="ce4" table:formula="of:=voltage*current/1000" office:value-type="float" office:value="7.56" calcext:value-type="float">
            <text:p>8</text:p>
          </table:table-cell>
          <table:table-cell table:style-name="ce5" table:formula="of:=flux/power" office:value-type="float" office:value="127.645502645503" calcext:value-type="float">
            <text:p>128</text:p>
          </table:table-cell>
          <table:table-cell table:style-name="ce5" table:formula="of:=flux/unit_price" office:value-type="float" office:value="289.78978978979" calcext:value-type="float">
            <text:p>290</text:p>
          </table:table-cell>
          <table:table-cell table:style-name="ce6" table:formula="of:=luminance/flux" office:value-type="float" office:value="5.18134715025907" calcext:value-type="float">
            <text:p>5.18</text:p>
          </table:table-cell>
          <table:table-cell table:style-name="ce6" table:formula="of:=luminance_units*unit_price" office:value-type="float" office:value="17.2538860103627" calcext:value-type="float">
            <text:p>17.25</text:p>
          </table:table-cell>
          <table:table-cell table:style-name="ce7" table:formula="of:=luminance_units*voltage/driver_voltage_max*driver_cost" office:value-type="currency" office:currency="USD" office:value="61.4446814995428" calcext:value-type="currency">
            <text:p>$61.44</text:p>
          </table:table-cell>
          <table:table-cell table:style-name="ce7" table:formula="of:=luminance_units*unit_price+illuminance_driver_cost" office:value-type="currency" office:currency="USD" office:value="78.6985675099055" calcext:value-type="currency">
            <text:p>$78.70</text:p>
          </table:table-cell>
          <table:table-cell table:style-name="ce7" table:formula="of:=power*luminance_units*on_time_hours*365/1000*energy_cost" office:value-type="currency" office:currency="USD" office:value="22.8758549222798" calcext:value-type="currency">
            <text:p>$22.88</text:p>
          </table:table-cell>
          <table:table-cell table:style-name="ce7" table:formula="of:=[.X147]*5" office:value-type="currency" office:currency="USD" office:value="114.379274611399" calcext:value-type="currency">
            <text:p>$114.38</text:p>
          </table:table-cell>
          <table:table-cell table:style-name="ce7" table:formula="of:=[.Y147]+[.W147]" office:value-type="currency" office:currency="USD" office:value="193.077842121305" calcext:value-type="currency">
            <text:p>$193.0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tps://cdn.samsung.com/led/file/resource/2019/02/2019_Q1_LinearUS_Leaflet_190131.pdf</text:p>
          </table:table-cell>
          <table:table-cell office:value-type="string" calcext:value-type="string">
            <text:p>1510-1338-ND</text:p>
          </table:table-cell>
          <table:table-cell office:value-type="string" calcext:value-type="string">
            <text:p>SI-B8V072280WW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LT-M282B_G2</text:p>
          </table:table-cell>
          <table:table-cell office:value-type="string" calcext:value-type="string">
            <text:p>3000K 4-Step MacAdam Ellip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60mA</text:p>
          </table:table-cell>
          <table:table-cell office:value-type="string" calcext:value-type="string">
            <text:p>275.00mm L x 18.00mm W</text:p>
          </table:table-cell>
          <table:table-cell office:value-type="string" calcext:value-type="string">
            <text:p>4.40mm</text:p>
          </table:table-cell>
          <table:table-cell office:value-type="string" calcext:value-type="string">
            <text:p>1050lm (Typ)</text:p>
          </table:table-cell>
          <table:table-cell table:formula="of:=NUMBERVALUE(SUBSTITUTE([.K148];&quot;lm (Typ)&quot;;&quot;&quot;))" office:value-type="float" office:value="1050" calcext:value-type="float">
            <text:p>1050</text:p>
          </table:table-cell>
          <table:table-cell office:value-type="string" calcext:value-type="string">
            <text:p>300mA</text:p>
          </table:table-cell>
          <table:table-cell table:formula="of:=IF(NUMBERVALUE(SUBSTITUTE(SUBSTITUTE([.M148];&quot;A&quot;;&quot;&quot;);&quot;m&quot;;&quot;&quot;);&quot;.&quot;)&gt;100;NUMBERVALUE(SUBSTITUTE(SUBSTITUTE([.M148];&quot;A&quot;;&quot;&quot;);&quot;m&quot;;&quot;&quot;);&quot;.&quot;);NUMBERVALUE(SUBSTITUTE(SUBSTITUTE([.M148];&quot;A&quot;;&quot;&quot;);&quot;m&quot;;&quot;&quot;);&quot;.&quot;)*1000)" office:value-type="float" office:value="300" calcext:value-type="float">
            <text:p>300</text:p>
          </table:table-cell>
          <table:table-cell office:value-type="string" calcext:value-type="string">
            <text:p>24.8V</text:p>
          </table:table-cell>
          <table:table-cell table:formula="of:=NUMBERVALUE(SUBSTITUTE([.O148];&quot;V&quot;;&quot;&quot;);&quot;.&quot;)" office:value-type="float" office:value="24.8" calcext:value-type="float">
            <text:p>24.8</text:p>
          </table:table-cell>
          <table:table-cell table:style-name="ce4" table:formula="of:=voltage*current/1000" office:value-type="float" office:value="7.44" calcext:value-type="float">
            <text:p>7</text:p>
          </table:table-cell>
          <table:table-cell table:style-name="ce5" table:formula="of:=flux/power" office:value-type="float" office:value="141.129032258065" calcext:value-type="float">
            <text:p>141</text:p>
          </table:table-cell>
          <table:table-cell table:style-name="ce5" table:formula="of:=flux/unit_price" office:value-type="float" office:value="148.725212464589" calcext:value-type="float">
            <text:p>149</text:p>
          </table:table-cell>
          <table:table-cell table:style-name="ce6" table:formula="of:=luminance/flux" office:value-type="float" office:value="4.76190476190476" calcext:value-type="float">
            <text:p>4.76</text:p>
          </table:table-cell>
          <table:table-cell table:style-name="ce6" table:formula="of:=luminance_units*unit_price" office:value-type="float" office:value="33.6190476190476" calcext:value-type="float">
            <text:p>33.62</text:p>
          </table:table-cell>
          <table:table-cell table:style-name="ce7" table:formula="of:=luminance_units*voltage/driver_voltage_max*driver_cost" office:value-type="currency" office:currency="USD" office:value="55.5742296918768" calcext:value-type="currency">
            <text:p>$55.57</text:p>
          </table:table-cell>
          <table:table-cell table:style-name="ce7" table:formula="of:=luminance_units*unit_price+illuminance_driver_cost" office:value-type="currency" office:currency="USD" office:value="89.1932773109244" calcext:value-type="currency">
            <text:p>$89.19</text:p>
          </table:table-cell>
          <table:table-cell table:style-name="ce7" table:formula="of:=power*luminance_units*on_time_hours*365/1000*energy_cost" office:value-type="currency" office:currency="USD" office:value="20.6902857142857" calcext:value-type="currency">
            <text:p>$20.69</text:p>
          </table:table-cell>
          <table:table-cell table:style-name="ce7" table:formula="of:=[.X148]*5" office:value-type="currency" office:currency="USD" office:value="103.451428571429" calcext:value-type="currency">
            <text:p>$103.45</text:p>
          </table:table-cell>
          <table:table-cell table:style-name="ce7" table:formula="of:=[.Y148]+[.W148]" office:value-type="currency" office:currency="USD" office:value="192.644705882353" calcext:value-type="currency">
            <text:p>$192.64</text:p>
          </table:table-cell>
          <table:table-cell table:number-columns-repeated="99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umptions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3" table:default-cell-style-name="ce1"/>
        <table:table-column table:style-name="co21" table:default-cell-style-name="ce1"/>
        <table:table-row table:style-name="ro1">
          <table:table-cell office:value-type="string" calcext:value-type="string">
            <text:p>Target luminance</text:p>
          </table:table-cell>
          <table:table-cell office:value-type="string" calcext:value-type="string">
            <text:p>Electricity Cost</text:p>
          </table:table-cell>
          <table:table-cell office:value-type="string" calcext:value-type="string">
            <text:p>On-time-hours</text:p>
          </table:table-cell>
          <table:table-cell office:value-type="string" calcext:value-type="string">
            <text:p>Driver max_voltage</text:p>
          </table:table-cell>
          <table:table-cell office:value-type="string" calcext:value-type="string">
            <text:p>Driver Cost</text:p>
          </table:table-cell>
        </table:table-row>
        <table:table-row table:style-name="ro1"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40" calcext:value-type="float">
            <text:p>40</text:p>
          </table:table-cell>
        </table:table-row>
      </table:table>
      <table:named-expressions>
        <table:named-range table:name="current" table:base-cell-address="$download.$L$1" table:cell-range-address="$download.$N$2:.$N$1048576"/>
        <table:named-range table:name="driver_cost" table:base-cell-address="$Assumptions.$E$2" table:cell-range-address="$Assumptions.$E$2"/>
        <table:named-range table:name="driver_voltage_max" table:base-cell-address="$Assumptions.$D$2" table:cell-range-address="$Assumptions.$D$2"/>
        <table:named-range table:name="energy_cost" table:base-cell-address="$Assumptions.$B$2" table:cell-range-address="$Assumptions.$B$2"/>
        <table:named-range table:name="flux" table:base-cell-address="$download.$J$2" table:cell-range-address="$download.$L$2:.$L$148"/>
        <table:named-range table:name="illuminance" table:base-cell-address="$Assumptions.$A$2" table:cell-range-address="$Assumptions.$A$2"/>
        <table:named-range table:name="illuminance_driver_cost" table:base-cell-address="$download.$T$1" table:cell-range-address="$download.$V$2:.$V$1048576"/>
        <table:named-range table:name="luminance" table:base-cell-address="$Assumptions.$A$2" table:cell-range-address="$Assumptions.$A$2"/>
        <table:named-range table:name="luminance_units" table:base-cell-address="$download.$Q$1" table:cell-range-address="$download.$T$2:.$T$1048576"/>
        <table:named-range table:name="on_time_hours" table:base-cell-address="$Assumptions.$C$2" table:cell-range-address="$Assumptions.$C$2"/>
        <table:named-range table:name="power" table:base-cell-address="$download.$O$1" table:cell-range-address="$download.$Q$2:.$Q$1048576"/>
        <table:named-range table:name="unit_price" table:base-cell-address="$download.$D$1" table:cell-range-address="$download.$D$2:.$D$1048576"/>
        <table:named-range table:name="voltage" table:base-cell-address="$download.$N$1" table:cell-range-address="$download.$P$2:.$P$1048576"/>
      </table:named-expressions>
      <table:database-ranges>
        <table:database-range table:name="__Anonymous_Sheet_DB__0" table:target-range-address="download.A1:download.Z148">
          <table:sort>
            <table:sort-by table:field-number="23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2:14:16.035472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3T22:27:27.761737916</dc:date>
    <meta:editing-duration>PT29M56S</meta:editing-duration>
    <meta:editing-cycles>6</meta:editing-cycles>
    <meta:document-statistic meta:table-count="2" meta:cell-count="3857" meta:object-count="0"/>
  </office:meta>
</office:document-meta>
</file>